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wav</text:p>
          </table:table-cell>
          <table:table-cell office:value-type="string" calcext:value-type="string">
            <text:p>textgrid</text:p>
          </table:table-cell>
          <table:table-cell table:style-name="Default" office:value-type="string" calcext:value-type="string">
            <text:p>is equal</text:p>
          </table:table-cell>
        </table:table-row>
        <table:table-row table:style-name="ro1">
          <table:table-cell table:number-columns-repeated="2" office:value-type="string" calcext:value-type="string">
            <text:p>angelina_00_delgado_f000001</text:p>
          </table:table-cell>
          <table:table-cell table:formula="of:=EXACT([.A2];[.B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02</text:p>
          </table:table-cell>
          <table:table-cell table:formula="of:=EXACT([.A3];[.B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03</text:p>
          </table:table-cell>
          <table:table-cell table:formula="of:=EXACT([.A4];[.B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04</text:p>
          </table:table-cell>
          <table:table-cell table:formula="of:=EXACT([.A5];[.B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05</text:p>
          </table:table-cell>
          <table:table-cell table:formula="of:=EXACT([.A6];[.B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06</text:p>
          </table:table-cell>
          <table:table-cell table:formula="of:=EXACT([.A7];[.B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07</text:p>
          </table:table-cell>
          <table:table-cell table:formula="of:=EXACT([.A8];[.B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08</text:p>
          </table:table-cell>
          <table:table-cell table:formula="of:=EXACT([.A9];[.B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09</text:p>
          </table:table-cell>
          <table:table-cell table:formula="of:=EXACT([.A10];[.B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10</text:p>
          </table:table-cell>
          <table:table-cell table:formula="of:=EXACT([.A11];[.B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11</text:p>
          </table:table-cell>
          <table:table-cell table:formula="of:=EXACT([.A12];[.B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12</text:p>
          </table:table-cell>
          <table:table-cell table:formula="of:=EXACT([.A13];[.B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13</text:p>
          </table:table-cell>
          <table:table-cell table:formula="of:=EXACT([.A14];[.B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14</text:p>
          </table:table-cell>
          <table:table-cell table:formula="of:=EXACT([.A15];[.B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15</text:p>
          </table:table-cell>
          <table:table-cell table:formula="of:=EXACT([.A16];[.B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16</text:p>
          </table:table-cell>
          <table:table-cell table:formula="of:=EXACT([.A17];[.B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17</text:p>
          </table:table-cell>
          <table:table-cell table:formula="of:=EXACT([.A18];[.B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18</text:p>
          </table:table-cell>
          <table:table-cell table:formula="of:=EXACT([.A19];[.B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19</text:p>
          </table:table-cell>
          <table:table-cell table:formula="of:=EXACT([.A20];[.B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20</text:p>
          </table:table-cell>
          <table:table-cell table:formula="of:=EXACT([.A21];[.B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21</text:p>
          </table:table-cell>
          <table:table-cell table:formula="of:=EXACT([.A22];[.B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22</text:p>
          </table:table-cell>
          <table:table-cell table:formula="of:=EXACT([.A23];[.B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23</text:p>
          </table:table-cell>
          <table:table-cell table:formula="of:=EXACT([.A24];[.B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24</text:p>
          </table:table-cell>
          <table:table-cell table:formula="of:=EXACT([.A25];[.B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25</text:p>
          </table:table-cell>
          <table:table-cell table:formula="of:=EXACT([.A26];[.B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26</text:p>
          </table:table-cell>
          <table:table-cell table:formula="of:=EXACT([.A27];[.B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27</text:p>
          </table:table-cell>
          <table:table-cell table:formula="of:=EXACT([.A28];[.B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28</text:p>
          </table:table-cell>
          <table:table-cell table:formula="of:=EXACT([.A29];[.B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29</text:p>
          </table:table-cell>
          <table:table-cell table:formula="of:=EXACT([.A30];[.B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30</text:p>
          </table:table-cell>
          <table:table-cell table:formula="of:=EXACT([.A31];[.B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31</text:p>
          </table:table-cell>
          <table:table-cell table:formula="of:=EXACT([.A32];[.B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32</text:p>
          </table:table-cell>
          <table:table-cell table:formula="of:=EXACT([.A33];[.B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33</text:p>
          </table:table-cell>
          <table:table-cell table:formula="of:=EXACT([.A34];[.B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34</text:p>
          </table:table-cell>
          <table:table-cell table:formula="of:=EXACT([.A35];[.B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35</text:p>
          </table:table-cell>
          <table:table-cell table:formula="of:=EXACT([.A36];[.B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36</text:p>
          </table:table-cell>
          <table:table-cell table:formula="of:=EXACT([.A37];[.B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37</text:p>
          </table:table-cell>
          <table:table-cell table:formula="of:=EXACT([.A38];[.B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38</text:p>
          </table:table-cell>
          <table:table-cell table:formula="of:=EXACT([.A39];[.B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39</text:p>
          </table:table-cell>
          <table:table-cell table:formula="of:=EXACT([.A40];[.B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40</text:p>
          </table:table-cell>
          <table:table-cell table:formula="of:=EXACT([.A41];[.B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41</text:p>
          </table:table-cell>
          <table:table-cell table:formula="of:=EXACT([.A42];[.B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42</text:p>
          </table:table-cell>
          <table:table-cell table:formula="of:=EXACT([.A43];[.B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43</text:p>
          </table:table-cell>
          <table:table-cell table:formula="of:=EXACT([.A44];[.B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44</text:p>
          </table:table-cell>
          <table:table-cell table:formula="of:=EXACT([.A45];[.B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45</text:p>
          </table:table-cell>
          <table:table-cell table:formula="of:=EXACT([.A46];[.B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46</text:p>
          </table:table-cell>
          <table:table-cell table:formula="of:=EXACT([.A47];[.B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47</text:p>
          </table:table-cell>
          <table:table-cell table:formula="of:=EXACT([.A48];[.B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48</text:p>
          </table:table-cell>
          <table:table-cell table:formula="of:=EXACT([.A49];[.B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49</text:p>
          </table:table-cell>
          <table:table-cell table:formula="of:=EXACT([.A50];[.B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50</text:p>
          </table:table-cell>
          <table:table-cell table:formula="of:=EXACT([.A51];[.B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51</text:p>
          </table:table-cell>
          <table:table-cell table:formula="of:=EXACT([.A52];[.B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52</text:p>
          </table:table-cell>
          <table:table-cell table:formula="of:=EXACT([.A53];[.B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53</text:p>
          </table:table-cell>
          <table:table-cell table:formula="of:=EXACT([.A54];[.B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54</text:p>
          </table:table-cell>
          <table:table-cell table:formula="of:=EXACT([.A55];[.B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55</text:p>
          </table:table-cell>
          <table:table-cell table:formula="of:=EXACT([.A56];[.B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56</text:p>
          </table:table-cell>
          <table:table-cell table:formula="of:=EXACT([.A57];[.B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57</text:p>
          </table:table-cell>
          <table:table-cell table:formula="of:=EXACT([.A58];[.B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58</text:p>
          </table:table-cell>
          <table:table-cell table:formula="of:=EXACT([.A59];[.B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59</text:p>
          </table:table-cell>
          <table:table-cell table:formula="of:=EXACT([.A60];[.B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60</text:p>
          </table:table-cell>
          <table:table-cell table:formula="of:=EXACT([.A61];[.B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61</text:p>
          </table:table-cell>
          <table:table-cell table:formula="of:=EXACT([.A62];[.B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62</text:p>
          </table:table-cell>
          <table:table-cell table:formula="of:=EXACT([.A63];[.B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63</text:p>
          </table:table-cell>
          <table:table-cell table:formula="of:=EXACT([.A64];[.B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64</text:p>
          </table:table-cell>
          <table:table-cell table:formula="of:=EXACT([.A65];[.B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65</text:p>
          </table:table-cell>
          <table:table-cell table:formula="of:=EXACT([.A66];[.B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66</text:p>
          </table:table-cell>
          <table:table-cell table:formula="of:=EXACT([.A67];[.B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67</text:p>
          </table:table-cell>
          <table:table-cell table:formula="of:=EXACT([.A68];[.B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68</text:p>
          </table:table-cell>
          <table:table-cell table:formula="of:=EXACT([.A69];[.B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69</text:p>
          </table:table-cell>
          <table:table-cell table:formula="of:=EXACT([.A70];[.B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70</text:p>
          </table:table-cell>
          <table:table-cell table:formula="of:=EXACT([.A71];[.B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71</text:p>
          </table:table-cell>
          <table:table-cell table:formula="of:=EXACT([.A72];[.B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72</text:p>
          </table:table-cell>
          <table:table-cell table:formula="of:=EXACT([.A73];[.B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73</text:p>
          </table:table-cell>
          <table:table-cell table:formula="of:=EXACT([.A74];[.B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74</text:p>
          </table:table-cell>
          <table:table-cell table:formula="of:=EXACT([.A75];[.B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75</text:p>
          </table:table-cell>
          <table:table-cell table:formula="of:=EXACT([.A76];[.B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76</text:p>
          </table:table-cell>
          <table:table-cell table:formula="of:=EXACT([.A77];[.B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77</text:p>
          </table:table-cell>
          <table:table-cell table:formula="of:=EXACT([.A78];[.B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78</text:p>
          </table:table-cell>
          <table:table-cell table:formula="of:=EXACT([.A79];[.B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79</text:p>
          </table:table-cell>
          <table:table-cell table:formula="of:=EXACT([.A80];[.B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80</text:p>
          </table:table-cell>
          <table:table-cell table:formula="of:=EXACT([.A81];[.B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81</text:p>
          </table:table-cell>
          <table:table-cell table:formula="of:=EXACT([.A82];[.B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82</text:p>
          </table:table-cell>
          <table:table-cell table:formula="of:=EXACT([.A83];[.B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83</text:p>
          </table:table-cell>
          <table:table-cell table:formula="of:=EXACT([.A84];[.B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84</text:p>
          </table:table-cell>
          <table:table-cell table:formula="of:=EXACT([.A85];[.B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85</text:p>
          </table:table-cell>
          <table:table-cell table:formula="of:=EXACT([.A86];[.B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86</text:p>
          </table:table-cell>
          <table:table-cell table:formula="of:=EXACT([.A87];[.B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87</text:p>
          </table:table-cell>
          <table:table-cell table:formula="of:=EXACT([.A88];[.B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88</text:p>
          </table:table-cell>
          <table:table-cell table:formula="of:=EXACT([.A89];[.B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89</text:p>
          </table:table-cell>
          <table:table-cell table:formula="of:=EXACT([.A90];[.B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90</text:p>
          </table:table-cell>
          <table:table-cell table:formula="of:=EXACT([.A91];[.B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91</text:p>
          </table:table-cell>
          <table:table-cell table:formula="of:=EXACT([.A92];[.B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92</text:p>
          </table:table-cell>
          <table:table-cell table:formula="of:=EXACT([.A93];[.B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93</text:p>
          </table:table-cell>
          <table:table-cell table:formula="of:=EXACT([.A94];[.B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94</text:p>
          </table:table-cell>
          <table:table-cell table:formula="of:=EXACT([.A95];[.B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95</text:p>
          </table:table-cell>
          <table:table-cell table:formula="of:=EXACT([.A96];[.B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96</text:p>
          </table:table-cell>
          <table:table-cell table:formula="of:=EXACT([.A97];[.B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0_delgado_f000097</text:p>
          </table:table-cell>
          <table:table-cell table:formula="of:=EXACT([.A98];[.B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01</text:p>
          </table:table-cell>
          <table:table-cell table:formula="of:=EXACT([.A99];[.B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02</text:p>
          </table:table-cell>
          <table:table-cell table:formula="of:=EXACT([.A100];[.B1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03</text:p>
          </table:table-cell>
          <table:table-cell table:formula="of:=EXACT([.A101];[.B1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04</text:p>
          </table:table-cell>
          <table:table-cell table:formula="of:=EXACT([.A102];[.B1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05</text:p>
          </table:table-cell>
          <table:table-cell table:formula="of:=EXACT([.A103];[.B1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06</text:p>
          </table:table-cell>
          <table:table-cell table:formula="of:=EXACT([.A104];[.B1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07</text:p>
          </table:table-cell>
          <table:table-cell table:formula="of:=EXACT([.A105];[.B1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08</text:p>
          </table:table-cell>
          <table:table-cell table:formula="of:=EXACT([.A106];[.B1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09</text:p>
          </table:table-cell>
          <table:table-cell table:formula="of:=EXACT([.A107];[.B1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10</text:p>
          </table:table-cell>
          <table:table-cell table:formula="of:=EXACT([.A108];[.B1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11</text:p>
          </table:table-cell>
          <table:table-cell table:formula="of:=EXACT([.A109];[.B1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12</text:p>
          </table:table-cell>
          <table:table-cell table:formula="of:=EXACT([.A110];[.B1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13</text:p>
          </table:table-cell>
          <table:table-cell table:formula="of:=EXACT([.A111];[.B1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14</text:p>
          </table:table-cell>
          <table:table-cell table:formula="of:=EXACT([.A112];[.B1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15</text:p>
          </table:table-cell>
          <table:table-cell table:formula="of:=EXACT([.A113];[.B1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16</text:p>
          </table:table-cell>
          <table:table-cell table:formula="of:=EXACT([.A114];[.B1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17</text:p>
          </table:table-cell>
          <table:table-cell table:formula="of:=EXACT([.A115];[.B1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18</text:p>
          </table:table-cell>
          <table:table-cell table:formula="of:=EXACT([.A116];[.B1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19</text:p>
          </table:table-cell>
          <table:table-cell table:formula="of:=EXACT([.A117];[.B1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20</text:p>
          </table:table-cell>
          <table:table-cell table:formula="of:=EXACT([.A118];[.B1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21</text:p>
          </table:table-cell>
          <table:table-cell table:formula="of:=EXACT([.A119];[.B1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22</text:p>
          </table:table-cell>
          <table:table-cell table:formula="of:=EXACT([.A120];[.B1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23</text:p>
          </table:table-cell>
          <table:table-cell table:formula="of:=EXACT([.A121];[.B1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24</text:p>
          </table:table-cell>
          <table:table-cell table:formula="of:=EXACT([.A122];[.B1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25</text:p>
          </table:table-cell>
          <table:table-cell table:formula="of:=EXACT([.A123];[.B1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26</text:p>
          </table:table-cell>
          <table:table-cell table:formula="of:=EXACT([.A124];[.B1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27</text:p>
          </table:table-cell>
          <table:table-cell table:formula="of:=EXACT([.A125];[.B1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28</text:p>
          </table:table-cell>
          <table:table-cell table:formula="of:=EXACT([.A126];[.B1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29</text:p>
          </table:table-cell>
          <table:table-cell table:formula="of:=EXACT([.A127];[.B1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30</text:p>
          </table:table-cell>
          <table:table-cell table:formula="of:=EXACT([.A128];[.B1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31</text:p>
          </table:table-cell>
          <table:table-cell table:formula="of:=EXACT([.A129];[.B1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32</text:p>
          </table:table-cell>
          <table:table-cell table:formula="of:=EXACT([.A130];[.B1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33</text:p>
          </table:table-cell>
          <table:table-cell table:formula="of:=EXACT([.A131];[.B1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34</text:p>
          </table:table-cell>
          <table:table-cell table:formula="of:=EXACT([.A132];[.B1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35</text:p>
          </table:table-cell>
          <table:table-cell table:formula="of:=EXACT([.A133];[.B1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36</text:p>
          </table:table-cell>
          <table:table-cell table:formula="of:=EXACT([.A134];[.B1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37</text:p>
          </table:table-cell>
          <table:table-cell table:formula="of:=EXACT([.A135];[.B1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38</text:p>
          </table:table-cell>
          <table:table-cell table:formula="of:=EXACT([.A136];[.B1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39</text:p>
          </table:table-cell>
          <table:table-cell table:formula="of:=EXACT([.A137];[.B1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40</text:p>
          </table:table-cell>
          <table:table-cell table:formula="of:=EXACT([.A138];[.B1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41</text:p>
          </table:table-cell>
          <table:table-cell table:formula="of:=EXACT([.A139];[.B1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42</text:p>
          </table:table-cell>
          <table:table-cell table:formula="of:=EXACT([.A140];[.B1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43</text:p>
          </table:table-cell>
          <table:table-cell table:formula="of:=EXACT([.A141];[.B1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44</text:p>
          </table:table-cell>
          <table:table-cell table:formula="of:=EXACT([.A142];[.B1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45</text:p>
          </table:table-cell>
          <table:table-cell table:formula="of:=EXACT([.A143];[.B1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46</text:p>
          </table:table-cell>
          <table:table-cell table:formula="of:=EXACT([.A144];[.B1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47</text:p>
          </table:table-cell>
          <table:table-cell table:formula="of:=EXACT([.A145];[.B1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48</text:p>
          </table:table-cell>
          <table:table-cell table:formula="of:=EXACT([.A146];[.B1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49</text:p>
          </table:table-cell>
          <table:table-cell table:formula="of:=EXACT([.A147];[.B1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50</text:p>
          </table:table-cell>
          <table:table-cell table:formula="of:=EXACT([.A148];[.B1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51</text:p>
          </table:table-cell>
          <table:table-cell table:formula="of:=EXACT([.A149];[.B1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52</text:p>
          </table:table-cell>
          <table:table-cell table:formula="of:=EXACT([.A150];[.B1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53</text:p>
          </table:table-cell>
          <table:table-cell table:formula="of:=EXACT([.A151];[.B1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54</text:p>
          </table:table-cell>
          <table:table-cell table:formula="of:=EXACT([.A152];[.B1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55</text:p>
          </table:table-cell>
          <table:table-cell table:formula="of:=EXACT([.A153];[.B1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56</text:p>
          </table:table-cell>
          <table:table-cell table:formula="of:=EXACT([.A154];[.B1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57</text:p>
          </table:table-cell>
          <table:table-cell table:formula="of:=EXACT([.A155];[.B1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58</text:p>
          </table:table-cell>
          <table:table-cell table:formula="of:=EXACT([.A156];[.B1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59</text:p>
          </table:table-cell>
          <table:table-cell table:formula="of:=EXACT([.A157];[.B1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60</text:p>
          </table:table-cell>
          <table:table-cell table:formula="of:=EXACT([.A158];[.B1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61</text:p>
          </table:table-cell>
          <table:table-cell table:formula="of:=EXACT([.A159];[.B1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62</text:p>
          </table:table-cell>
          <table:table-cell table:formula="of:=EXACT([.A160];[.B1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63</text:p>
          </table:table-cell>
          <table:table-cell table:formula="of:=EXACT([.A161];[.B1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64</text:p>
          </table:table-cell>
          <table:table-cell table:formula="of:=EXACT([.A162];[.B1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65</text:p>
          </table:table-cell>
          <table:table-cell table:formula="of:=EXACT([.A163];[.B1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66</text:p>
          </table:table-cell>
          <table:table-cell table:formula="of:=EXACT([.A164];[.B1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67</text:p>
          </table:table-cell>
          <table:table-cell table:formula="of:=EXACT([.A165];[.B1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68</text:p>
          </table:table-cell>
          <table:table-cell table:formula="of:=EXACT([.A166];[.B1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69</text:p>
          </table:table-cell>
          <table:table-cell table:formula="of:=EXACT([.A167];[.B1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70</text:p>
          </table:table-cell>
          <table:table-cell table:formula="of:=EXACT([.A168];[.B1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71</text:p>
          </table:table-cell>
          <table:table-cell table:formula="of:=EXACT([.A169];[.B1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72</text:p>
          </table:table-cell>
          <table:table-cell table:formula="of:=EXACT([.A170];[.B1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73</text:p>
          </table:table-cell>
          <table:table-cell table:formula="of:=EXACT([.A171];[.B1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74</text:p>
          </table:table-cell>
          <table:table-cell table:formula="of:=EXACT([.A172];[.B1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75</text:p>
          </table:table-cell>
          <table:table-cell table:formula="of:=EXACT([.A173];[.B1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76</text:p>
          </table:table-cell>
          <table:table-cell table:formula="of:=EXACT([.A174];[.B1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77</text:p>
          </table:table-cell>
          <table:table-cell table:formula="of:=EXACT([.A175];[.B1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78</text:p>
          </table:table-cell>
          <table:table-cell table:formula="of:=EXACT([.A176];[.B1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79</text:p>
          </table:table-cell>
          <table:table-cell table:formula="of:=EXACT([.A177];[.B1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80</text:p>
          </table:table-cell>
          <table:table-cell table:formula="of:=EXACT([.A178];[.B1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81</text:p>
          </table:table-cell>
          <table:table-cell table:formula="of:=EXACT([.A179];[.B1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82</text:p>
          </table:table-cell>
          <table:table-cell table:formula="of:=EXACT([.A180];[.B1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83</text:p>
          </table:table-cell>
          <table:table-cell table:formula="of:=EXACT([.A181];[.B1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84</text:p>
          </table:table-cell>
          <table:table-cell table:formula="of:=EXACT([.A182];[.B1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85</text:p>
          </table:table-cell>
          <table:table-cell table:formula="of:=EXACT([.A183];[.B1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86</text:p>
          </table:table-cell>
          <table:table-cell table:formula="of:=EXACT([.A184];[.B1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87</text:p>
          </table:table-cell>
          <table:table-cell table:formula="of:=EXACT([.A185];[.B1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88</text:p>
          </table:table-cell>
          <table:table-cell table:formula="of:=EXACT([.A186];[.B1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89</text:p>
          </table:table-cell>
          <table:table-cell table:formula="of:=EXACT([.A187];[.B1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90</text:p>
          </table:table-cell>
          <table:table-cell table:formula="of:=EXACT([.A188];[.B1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91</text:p>
          </table:table-cell>
          <table:table-cell table:formula="of:=EXACT([.A189];[.B1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92</text:p>
          </table:table-cell>
          <table:table-cell table:formula="of:=EXACT([.A190];[.B1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93</text:p>
          </table:table-cell>
          <table:table-cell table:formula="of:=EXACT([.A191];[.B1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94</text:p>
          </table:table-cell>
          <table:table-cell table:formula="of:=EXACT([.A192];[.B1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95</text:p>
          </table:table-cell>
          <table:table-cell table:formula="of:=EXACT([.A193];[.B1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96</text:p>
          </table:table-cell>
          <table:table-cell table:formula="of:=EXACT([.A194];[.B1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97</text:p>
          </table:table-cell>
          <table:table-cell table:formula="of:=EXACT([.A195];[.B1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98</text:p>
          </table:table-cell>
          <table:table-cell table:formula="of:=EXACT([.A196];[.B1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099</text:p>
          </table:table-cell>
          <table:table-cell table:formula="of:=EXACT([.A197];[.B1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00</text:p>
          </table:table-cell>
          <table:table-cell table:formula="of:=EXACT([.A198];[.B1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01</text:p>
          </table:table-cell>
          <table:table-cell table:formula="of:=EXACT([.A199];[.B1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02</text:p>
          </table:table-cell>
          <table:table-cell table:formula="of:=EXACT([.A200];[.B2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03</text:p>
          </table:table-cell>
          <table:table-cell table:formula="of:=EXACT([.A201];[.B2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04</text:p>
          </table:table-cell>
          <table:table-cell table:formula="of:=EXACT([.A202];[.B2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05</text:p>
          </table:table-cell>
          <table:table-cell table:formula="of:=EXACT([.A203];[.B2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06</text:p>
          </table:table-cell>
          <table:table-cell table:formula="of:=EXACT([.A204];[.B2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07</text:p>
          </table:table-cell>
          <table:table-cell table:formula="of:=EXACT([.A205];[.B2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08</text:p>
          </table:table-cell>
          <table:table-cell table:formula="of:=EXACT([.A206];[.B2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09</text:p>
          </table:table-cell>
          <table:table-cell table:formula="of:=EXACT([.A207];[.B2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10</text:p>
          </table:table-cell>
          <table:table-cell table:formula="of:=EXACT([.A208];[.B2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11</text:p>
          </table:table-cell>
          <table:table-cell table:formula="of:=EXACT([.A209];[.B2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12</text:p>
          </table:table-cell>
          <table:table-cell table:formula="of:=EXACT([.A210];[.B2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13</text:p>
          </table:table-cell>
          <table:table-cell table:formula="of:=EXACT([.A211];[.B2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14</text:p>
          </table:table-cell>
          <table:table-cell table:formula="of:=EXACT([.A212];[.B2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15</text:p>
          </table:table-cell>
          <table:table-cell table:formula="of:=EXACT([.A213];[.B2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16</text:p>
          </table:table-cell>
          <table:table-cell table:formula="of:=EXACT([.A214];[.B2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17</text:p>
          </table:table-cell>
          <table:table-cell table:formula="of:=EXACT([.A215];[.B2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18</text:p>
          </table:table-cell>
          <table:table-cell table:formula="of:=EXACT([.A216];[.B2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19</text:p>
          </table:table-cell>
          <table:table-cell table:formula="of:=EXACT([.A217];[.B2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20</text:p>
          </table:table-cell>
          <table:table-cell table:formula="of:=EXACT([.A218];[.B2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21</text:p>
          </table:table-cell>
          <table:table-cell table:formula="of:=EXACT([.A219];[.B2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22</text:p>
          </table:table-cell>
          <table:table-cell table:formula="of:=EXACT([.A220];[.B2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23</text:p>
          </table:table-cell>
          <table:table-cell table:formula="of:=EXACT([.A221];[.B2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24</text:p>
          </table:table-cell>
          <table:table-cell table:formula="of:=EXACT([.A222];[.B2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25</text:p>
          </table:table-cell>
          <table:table-cell table:formula="of:=EXACT([.A223];[.B2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26</text:p>
          </table:table-cell>
          <table:table-cell table:formula="of:=EXACT([.A224];[.B2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27</text:p>
          </table:table-cell>
          <table:table-cell table:formula="of:=EXACT([.A225];[.B2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28</text:p>
          </table:table-cell>
          <table:table-cell table:formula="of:=EXACT([.A226];[.B2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29</text:p>
          </table:table-cell>
          <table:table-cell table:formula="of:=EXACT([.A227];[.B2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30</text:p>
          </table:table-cell>
          <table:table-cell table:formula="of:=EXACT([.A228];[.B2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31</text:p>
          </table:table-cell>
          <table:table-cell table:formula="of:=EXACT([.A229];[.B2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32</text:p>
          </table:table-cell>
          <table:table-cell table:formula="of:=EXACT([.A230];[.B2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33</text:p>
          </table:table-cell>
          <table:table-cell table:formula="of:=EXACT([.A231];[.B2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34</text:p>
          </table:table-cell>
          <table:table-cell table:formula="of:=EXACT([.A232];[.B2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35</text:p>
          </table:table-cell>
          <table:table-cell table:formula="of:=EXACT([.A233];[.B2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36</text:p>
          </table:table-cell>
          <table:table-cell table:formula="of:=EXACT([.A234];[.B2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37</text:p>
          </table:table-cell>
          <table:table-cell table:formula="of:=EXACT([.A235];[.B2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38</text:p>
          </table:table-cell>
          <table:table-cell table:formula="of:=EXACT([.A236];[.B2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39</text:p>
          </table:table-cell>
          <table:table-cell table:formula="of:=EXACT([.A237];[.B2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40</text:p>
          </table:table-cell>
          <table:table-cell table:formula="of:=EXACT([.A238];[.B2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41</text:p>
          </table:table-cell>
          <table:table-cell table:formula="of:=EXACT([.A239];[.B2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42</text:p>
          </table:table-cell>
          <table:table-cell table:formula="of:=EXACT([.A240];[.B2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43</text:p>
          </table:table-cell>
          <table:table-cell table:formula="of:=EXACT([.A241];[.B2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44</text:p>
          </table:table-cell>
          <table:table-cell table:formula="of:=EXACT([.A242];[.B2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45</text:p>
          </table:table-cell>
          <table:table-cell table:formula="of:=EXACT([.A243];[.B2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46</text:p>
          </table:table-cell>
          <table:table-cell table:formula="of:=EXACT([.A244];[.B2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47</text:p>
          </table:table-cell>
          <table:table-cell table:formula="of:=EXACT([.A245];[.B2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48</text:p>
          </table:table-cell>
          <table:table-cell table:formula="of:=EXACT([.A246];[.B2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49</text:p>
          </table:table-cell>
          <table:table-cell table:formula="of:=EXACT([.A247];[.B2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50</text:p>
          </table:table-cell>
          <table:table-cell table:formula="of:=EXACT([.A248];[.B2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51</text:p>
          </table:table-cell>
          <table:table-cell table:formula="of:=EXACT([.A249];[.B2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52</text:p>
          </table:table-cell>
          <table:table-cell table:formula="of:=EXACT([.A250];[.B2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53</text:p>
          </table:table-cell>
          <table:table-cell table:formula="of:=EXACT([.A251];[.B2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54</text:p>
          </table:table-cell>
          <table:table-cell table:formula="of:=EXACT([.A252];[.B2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55</text:p>
          </table:table-cell>
          <table:table-cell table:formula="of:=EXACT([.A253];[.B2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56</text:p>
          </table:table-cell>
          <table:table-cell table:formula="of:=EXACT([.A254];[.B2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57</text:p>
          </table:table-cell>
          <table:table-cell table:formula="of:=EXACT([.A255];[.B2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58</text:p>
          </table:table-cell>
          <table:table-cell table:formula="of:=EXACT([.A256];[.B2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59</text:p>
          </table:table-cell>
          <table:table-cell table:formula="of:=EXACT([.A257];[.B2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1_delgado_f000160</text:p>
          </table:table-cell>
          <table:table-cell table:formula="of:=EXACT([.A258];[.B2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01</text:p>
          </table:table-cell>
          <table:table-cell table:formula="of:=EXACT([.A259];[.B2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02</text:p>
          </table:table-cell>
          <table:table-cell table:formula="of:=EXACT([.A260];[.B2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03</text:p>
          </table:table-cell>
          <table:table-cell table:formula="of:=EXACT([.A261];[.B2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04</text:p>
          </table:table-cell>
          <table:table-cell table:formula="of:=EXACT([.A262];[.B2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05</text:p>
          </table:table-cell>
          <table:table-cell table:formula="of:=EXACT([.A263];[.B2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06</text:p>
          </table:table-cell>
          <table:table-cell table:formula="of:=EXACT([.A264];[.B2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07</text:p>
          </table:table-cell>
          <table:table-cell table:formula="of:=EXACT([.A265];[.B2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08</text:p>
          </table:table-cell>
          <table:table-cell table:formula="of:=EXACT([.A266];[.B2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09</text:p>
          </table:table-cell>
          <table:table-cell table:formula="of:=EXACT([.A267];[.B2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10</text:p>
          </table:table-cell>
          <table:table-cell table:formula="of:=EXACT([.A268];[.B2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11</text:p>
          </table:table-cell>
          <table:table-cell table:formula="of:=EXACT([.A269];[.B2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12</text:p>
          </table:table-cell>
          <table:table-cell table:formula="of:=EXACT([.A270];[.B2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13</text:p>
          </table:table-cell>
          <table:table-cell table:formula="of:=EXACT([.A271];[.B2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14</text:p>
          </table:table-cell>
          <table:table-cell table:formula="of:=EXACT([.A272];[.B2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15</text:p>
          </table:table-cell>
          <table:table-cell table:formula="of:=EXACT([.A273];[.B2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16</text:p>
          </table:table-cell>
          <table:table-cell table:formula="of:=EXACT([.A274];[.B2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17</text:p>
          </table:table-cell>
          <table:table-cell table:formula="of:=EXACT([.A275];[.B2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18</text:p>
          </table:table-cell>
          <table:table-cell table:formula="of:=EXACT([.A276];[.B2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19</text:p>
          </table:table-cell>
          <table:table-cell table:formula="of:=EXACT([.A277];[.B2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20</text:p>
          </table:table-cell>
          <table:table-cell table:formula="of:=EXACT([.A278];[.B2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21</text:p>
          </table:table-cell>
          <table:table-cell table:formula="of:=EXACT([.A279];[.B2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22</text:p>
          </table:table-cell>
          <table:table-cell table:formula="of:=EXACT([.A280];[.B2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23</text:p>
          </table:table-cell>
          <table:table-cell table:formula="of:=EXACT([.A281];[.B2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24</text:p>
          </table:table-cell>
          <table:table-cell table:formula="of:=EXACT([.A282];[.B2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25</text:p>
          </table:table-cell>
          <table:table-cell table:formula="of:=EXACT([.A283];[.B2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26</text:p>
          </table:table-cell>
          <table:table-cell table:formula="of:=EXACT([.A284];[.B2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27</text:p>
          </table:table-cell>
          <table:table-cell table:formula="of:=EXACT([.A285];[.B2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28</text:p>
          </table:table-cell>
          <table:table-cell table:formula="of:=EXACT([.A286];[.B2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29</text:p>
          </table:table-cell>
          <table:table-cell table:formula="of:=EXACT([.A287];[.B2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30</text:p>
          </table:table-cell>
          <table:table-cell table:formula="of:=EXACT([.A288];[.B2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31</text:p>
          </table:table-cell>
          <table:table-cell table:formula="of:=EXACT([.A289];[.B2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32</text:p>
          </table:table-cell>
          <table:table-cell table:formula="of:=EXACT([.A290];[.B2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33</text:p>
          </table:table-cell>
          <table:table-cell table:formula="of:=EXACT([.A291];[.B2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34</text:p>
          </table:table-cell>
          <table:table-cell table:formula="of:=EXACT([.A292];[.B2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35</text:p>
          </table:table-cell>
          <table:table-cell table:formula="of:=EXACT([.A293];[.B2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36</text:p>
          </table:table-cell>
          <table:table-cell table:formula="of:=EXACT([.A294];[.B2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37</text:p>
          </table:table-cell>
          <table:table-cell table:formula="of:=EXACT([.A295];[.B2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38</text:p>
          </table:table-cell>
          <table:table-cell table:formula="of:=EXACT([.A296];[.B2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39</text:p>
          </table:table-cell>
          <table:table-cell table:formula="of:=EXACT([.A297];[.B2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40</text:p>
          </table:table-cell>
          <table:table-cell table:formula="of:=EXACT([.A298];[.B2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41</text:p>
          </table:table-cell>
          <table:table-cell table:formula="of:=EXACT([.A299];[.B2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42</text:p>
          </table:table-cell>
          <table:table-cell table:formula="of:=EXACT([.A300];[.B3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43</text:p>
          </table:table-cell>
          <table:table-cell table:formula="of:=EXACT([.A301];[.B3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44</text:p>
          </table:table-cell>
          <table:table-cell table:formula="of:=EXACT([.A302];[.B3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45</text:p>
          </table:table-cell>
          <table:table-cell table:formula="of:=EXACT([.A303];[.B3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46</text:p>
          </table:table-cell>
          <table:table-cell table:formula="of:=EXACT([.A304];[.B3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47</text:p>
          </table:table-cell>
          <table:table-cell table:formula="of:=EXACT([.A305];[.B3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48</text:p>
          </table:table-cell>
          <table:table-cell table:formula="of:=EXACT([.A306];[.B3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49</text:p>
          </table:table-cell>
          <table:table-cell table:formula="of:=EXACT([.A307];[.B3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50</text:p>
          </table:table-cell>
          <table:table-cell table:formula="of:=EXACT([.A308];[.B3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51</text:p>
          </table:table-cell>
          <table:table-cell table:formula="of:=EXACT([.A309];[.B3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52</text:p>
          </table:table-cell>
          <table:table-cell table:formula="of:=EXACT([.A310];[.B3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53</text:p>
          </table:table-cell>
          <table:table-cell table:formula="of:=EXACT([.A311];[.B3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54</text:p>
          </table:table-cell>
          <table:table-cell table:formula="of:=EXACT([.A312];[.B3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55</text:p>
          </table:table-cell>
          <table:table-cell table:formula="of:=EXACT([.A313];[.B3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56</text:p>
          </table:table-cell>
          <table:table-cell table:formula="of:=EXACT([.A314];[.B3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57</text:p>
          </table:table-cell>
          <table:table-cell table:formula="of:=EXACT([.A315];[.B3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58</text:p>
          </table:table-cell>
          <table:table-cell table:formula="of:=EXACT([.A316];[.B3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59</text:p>
          </table:table-cell>
          <table:table-cell table:formula="of:=EXACT([.A317];[.B3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60</text:p>
          </table:table-cell>
          <table:table-cell table:formula="of:=EXACT([.A318];[.B3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61</text:p>
          </table:table-cell>
          <table:table-cell table:formula="of:=EXACT([.A319];[.B3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62</text:p>
          </table:table-cell>
          <table:table-cell table:formula="of:=EXACT([.A320];[.B3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63</text:p>
          </table:table-cell>
          <table:table-cell table:formula="of:=EXACT([.A321];[.B3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64</text:p>
          </table:table-cell>
          <table:table-cell table:formula="of:=EXACT([.A322];[.B3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65</text:p>
          </table:table-cell>
          <table:table-cell table:formula="of:=EXACT([.A323];[.B3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66</text:p>
          </table:table-cell>
          <table:table-cell table:formula="of:=EXACT([.A324];[.B3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67</text:p>
          </table:table-cell>
          <table:table-cell table:formula="of:=EXACT([.A325];[.B3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68</text:p>
          </table:table-cell>
          <table:table-cell table:formula="of:=EXACT([.A326];[.B3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69</text:p>
          </table:table-cell>
          <table:table-cell table:formula="of:=EXACT([.A327];[.B3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70</text:p>
          </table:table-cell>
          <table:table-cell table:formula="of:=EXACT([.A328];[.B3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71</text:p>
          </table:table-cell>
          <table:table-cell table:formula="of:=EXACT([.A329];[.B3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72</text:p>
          </table:table-cell>
          <table:table-cell table:formula="of:=EXACT([.A330];[.B3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73</text:p>
          </table:table-cell>
          <table:table-cell table:formula="of:=EXACT([.A331];[.B3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74</text:p>
          </table:table-cell>
          <table:table-cell table:formula="of:=EXACT([.A332];[.B3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75</text:p>
          </table:table-cell>
          <table:table-cell table:formula="of:=EXACT([.A333];[.B3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76</text:p>
          </table:table-cell>
          <table:table-cell table:formula="of:=EXACT([.A334];[.B3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77</text:p>
          </table:table-cell>
          <table:table-cell table:formula="of:=EXACT([.A335];[.B3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78</text:p>
          </table:table-cell>
          <table:table-cell table:formula="of:=EXACT([.A336];[.B3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79</text:p>
          </table:table-cell>
          <table:table-cell table:formula="of:=EXACT([.A337];[.B3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80</text:p>
          </table:table-cell>
          <table:table-cell table:formula="of:=EXACT([.A338];[.B3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81</text:p>
          </table:table-cell>
          <table:table-cell table:formula="of:=EXACT([.A339];[.B3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82</text:p>
          </table:table-cell>
          <table:table-cell table:formula="of:=EXACT([.A340];[.B3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83</text:p>
          </table:table-cell>
          <table:table-cell table:formula="of:=EXACT([.A341];[.B3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84</text:p>
          </table:table-cell>
          <table:table-cell table:formula="of:=EXACT([.A342];[.B3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85</text:p>
          </table:table-cell>
          <table:table-cell table:formula="of:=EXACT([.A343];[.B3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86</text:p>
          </table:table-cell>
          <table:table-cell table:formula="of:=EXACT([.A344];[.B3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87</text:p>
          </table:table-cell>
          <table:table-cell table:formula="of:=EXACT([.A345];[.B3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88</text:p>
          </table:table-cell>
          <table:table-cell table:formula="of:=EXACT([.A346];[.B3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89</text:p>
          </table:table-cell>
          <table:table-cell table:formula="of:=EXACT([.A347];[.B3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90</text:p>
          </table:table-cell>
          <table:table-cell table:formula="of:=EXACT([.A348];[.B3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91</text:p>
          </table:table-cell>
          <table:table-cell table:formula="of:=EXACT([.A349];[.B3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92</text:p>
          </table:table-cell>
          <table:table-cell table:formula="of:=EXACT([.A350];[.B3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93</text:p>
          </table:table-cell>
          <table:table-cell table:formula="of:=EXACT([.A351];[.B3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94</text:p>
          </table:table-cell>
          <table:table-cell table:formula="of:=EXACT([.A352];[.B3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95</text:p>
          </table:table-cell>
          <table:table-cell table:formula="of:=EXACT([.A353];[.B3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96</text:p>
          </table:table-cell>
          <table:table-cell table:formula="of:=EXACT([.A354];[.B3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97</text:p>
          </table:table-cell>
          <table:table-cell table:formula="of:=EXACT([.A355];[.B3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98</text:p>
          </table:table-cell>
          <table:table-cell table:formula="of:=EXACT([.A356];[.B3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099</text:p>
          </table:table-cell>
          <table:table-cell table:formula="of:=EXACT([.A357];[.B3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00</text:p>
          </table:table-cell>
          <table:table-cell table:formula="of:=EXACT([.A358];[.B3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01</text:p>
          </table:table-cell>
          <table:table-cell table:formula="of:=EXACT([.A359];[.B3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02</text:p>
          </table:table-cell>
          <table:table-cell table:formula="of:=EXACT([.A360];[.B3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03</text:p>
          </table:table-cell>
          <table:table-cell table:formula="of:=EXACT([.A361];[.B3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04</text:p>
          </table:table-cell>
          <table:table-cell table:formula="of:=EXACT([.A362];[.B3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05</text:p>
          </table:table-cell>
          <table:table-cell table:formula="of:=EXACT([.A363];[.B3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06</text:p>
          </table:table-cell>
          <table:table-cell table:formula="of:=EXACT([.A364];[.B3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07</text:p>
          </table:table-cell>
          <table:table-cell table:formula="of:=EXACT([.A365];[.B3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08</text:p>
          </table:table-cell>
          <table:table-cell table:formula="of:=EXACT([.A366];[.B3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09</text:p>
          </table:table-cell>
          <table:table-cell table:formula="of:=EXACT([.A367];[.B3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10</text:p>
          </table:table-cell>
          <table:table-cell table:formula="of:=EXACT([.A368];[.B3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11</text:p>
          </table:table-cell>
          <table:table-cell table:formula="of:=EXACT([.A369];[.B3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12</text:p>
          </table:table-cell>
          <table:table-cell table:formula="of:=EXACT([.A370];[.B3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13</text:p>
          </table:table-cell>
          <table:table-cell table:formula="of:=EXACT([.A371];[.B3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14</text:p>
          </table:table-cell>
          <table:table-cell table:formula="of:=EXACT([.A372];[.B3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15</text:p>
          </table:table-cell>
          <table:table-cell table:formula="of:=EXACT([.A373];[.B3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16</text:p>
          </table:table-cell>
          <table:table-cell table:formula="of:=EXACT([.A374];[.B3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17</text:p>
          </table:table-cell>
          <table:table-cell table:formula="of:=EXACT([.A375];[.B3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18</text:p>
          </table:table-cell>
          <table:table-cell table:formula="of:=EXACT([.A376];[.B3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19</text:p>
          </table:table-cell>
          <table:table-cell table:formula="of:=EXACT([.A377];[.B3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20</text:p>
          </table:table-cell>
          <table:table-cell table:formula="of:=EXACT([.A378];[.B3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21</text:p>
          </table:table-cell>
          <table:table-cell table:formula="of:=EXACT([.A379];[.B3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22</text:p>
          </table:table-cell>
          <table:table-cell table:formula="of:=EXACT([.A380];[.B3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23</text:p>
          </table:table-cell>
          <table:table-cell table:formula="of:=EXACT([.A381];[.B3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24</text:p>
          </table:table-cell>
          <table:table-cell table:formula="of:=EXACT([.A382];[.B3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25</text:p>
          </table:table-cell>
          <table:table-cell table:formula="of:=EXACT([.A383];[.B3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26</text:p>
          </table:table-cell>
          <table:table-cell table:formula="of:=EXACT([.A384];[.B3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27</text:p>
          </table:table-cell>
          <table:table-cell table:formula="of:=EXACT([.A385];[.B3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28</text:p>
          </table:table-cell>
          <table:table-cell table:formula="of:=EXACT([.A386];[.B3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29</text:p>
          </table:table-cell>
          <table:table-cell table:formula="of:=EXACT([.A387];[.B3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30</text:p>
          </table:table-cell>
          <table:table-cell table:formula="of:=EXACT([.A388];[.B3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31</text:p>
          </table:table-cell>
          <table:table-cell table:formula="of:=EXACT([.A389];[.B3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32</text:p>
          </table:table-cell>
          <table:table-cell table:formula="of:=EXACT([.A390];[.B3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33</text:p>
          </table:table-cell>
          <table:table-cell table:formula="of:=EXACT([.A391];[.B3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34</text:p>
          </table:table-cell>
          <table:table-cell table:formula="of:=EXACT([.A392];[.B3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35</text:p>
          </table:table-cell>
          <table:table-cell table:formula="of:=EXACT([.A393];[.B3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2_delgado_f000136</text:p>
          </table:table-cell>
          <table:table-cell table:formula="of:=EXACT([.A394];[.B3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01</text:p>
          </table:table-cell>
          <table:table-cell table:formula="of:=EXACT([.A395];[.B3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02</text:p>
          </table:table-cell>
          <table:table-cell table:formula="of:=EXACT([.A396];[.B3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03</text:p>
          </table:table-cell>
          <table:table-cell table:formula="of:=EXACT([.A397];[.B3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04</text:p>
          </table:table-cell>
          <table:table-cell table:formula="of:=EXACT([.A398];[.B3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05</text:p>
          </table:table-cell>
          <table:table-cell table:formula="of:=EXACT([.A399];[.B3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06</text:p>
          </table:table-cell>
          <table:table-cell table:formula="of:=EXACT([.A400];[.B4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07</text:p>
          </table:table-cell>
          <table:table-cell table:formula="of:=EXACT([.A401];[.B4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08</text:p>
          </table:table-cell>
          <table:table-cell table:formula="of:=EXACT([.A402];[.B4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09</text:p>
          </table:table-cell>
          <table:table-cell table:formula="of:=EXACT([.A403];[.B4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10</text:p>
          </table:table-cell>
          <table:table-cell table:formula="of:=EXACT([.A404];[.B4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11</text:p>
          </table:table-cell>
          <table:table-cell table:formula="of:=EXACT([.A405];[.B4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12</text:p>
          </table:table-cell>
          <table:table-cell table:formula="of:=EXACT([.A406];[.B4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13</text:p>
          </table:table-cell>
          <table:table-cell table:formula="of:=EXACT([.A407];[.B4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14</text:p>
          </table:table-cell>
          <table:table-cell table:formula="of:=EXACT([.A408];[.B4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15</text:p>
          </table:table-cell>
          <table:table-cell table:formula="of:=EXACT([.A409];[.B4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16</text:p>
          </table:table-cell>
          <table:table-cell table:formula="of:=EXACT([.A410];[.B4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17</text:p>
          </table:table-cell>
          <table:table-cell table:formula="of:=EXACT([.A411];[.B4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18</text:p>
          </table:table-cell>
          <table:table-cell table:formula="of:=EXACT([.A412];[.B4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19</text:p>
          </table:table-cell>
          <table:table-cell table:formula="of:=EXACT([.A413];[.B4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20</text:p>
          </table:table-cell>
          <table:table-cell table:formula="of:=EXACT([.A414];[.B4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21</text:p>
          </table:table-cell>
          <table:table-cell table:formula="of:=EXACT([.A415];[.B4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22</text:p>
          </table:table-cell>
          <table:table-cell table:formula="of:=EXACT([.A416];[.B4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23</text:p>
          </table:table-cell>
          <table:table-cell table:formula="of:=EXACT([.A417];[.B4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24</text:p>
          </table:table-cell>
          <table:table-cell table:formula="of:=EXACT([.A418];[.B4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25</text:p>
          </table:table-cell>
          <table:table-cell table:formula="of:=EXACT([.A419];[.B4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26</text:p>
          </table:table-cell>
          <table:table-cell table:formula="of:=EXACT([.A420];[.B4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27</text:p>
          </table:table-cell>
          <table:table-cell table:formula="of:=EXACT([.A421];[.B4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28</text:p>
          </table:table-cell>
          <table:table-cell table:formula="of:=EXACT([.A422];[.B4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29</text:p>
          </table:table-cell>
          <table:table-cell table:formula="of:=EXACT([.A423];[.B4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30</text:p>
          </table:table-cell>
          <table:table-cell table:formula="of:=EXACT([.A424];[.B4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31</text:p>
          </table:table-cell>
          <table:table-cell table:formula="of:=EXACT([.A425];[.B4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32</text:p>
          </table:table-cell>
          <table:table-cell table:formula="of:=EXACT([.A426];[.B4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33</text:p>
          </table:table-cell>
          <table:table-cell table:formula="of:=EXACT([.A427];[.B4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34</text:p>
          </table:table-cell>
          <table:table-cell table:formula="of:=EXACT([.A428];[.B4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35</text:p>
          </table:table-cell>
          <table:table-cell table:formula="of:=EXACT([.A429];[.B4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36</text:p>
          </table:table-cell>
          <table:table-cell table:formula="of:=EXACT([.A430];[.B4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37</text:p>
          </table:table-cell>
          <table:table-cell table:formula="of:=EXACT([.A431];[.B4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38</text:p>
          </table:table-cell>
          <table:table-cell table:formula="of:=EXACT([.A432];[.B4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39</text:p>
          </table:table-cell>
          <table:table-cell table:formula="of:=EXACT([.A433];[.B4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40</text:p>
          </table:table-cell>
          <table:table-cell table:formula="of:=EXACT([.A434];[.B4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41</text:p>
          </table:table-cell>
          <table:table-cell table:formula="of:=EXACT([.A435];[.B4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42</text:p>
          </table:table-cell>
          <table:table-cell table:formula="of:=EXACT([.A436];[.B4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43</text:p>
          </table:table-cell>
          <table:table-cell table:formula="of:=EXACT([.A437];[.B4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44</text:p>
          </table:table-cell>
          <table:table-cell table:formula="of:=EXACT([.A438];[.B4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45</text:p>
          </table:table-cell>
          <table:table-cell table:formula="of:=EXACT([.A439];[.B4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46</text:p>
          </table:table-cell>
          <table:table-cell table:formula="of:=EXACT([.A440];[.B4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47</text:p>
          </table:table-cell>
          <table:table-cell table:formula="of:=EXACT([.A441];[.B4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48</text:p>
          </table:table-cell>
          <table:table-cell table:formula="of:=EXACT([.A442];[.B4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49</text:p>
          </table:table-cell>
          <table:table-cell table:formula="of:=EXACT([.A443];[.B4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50</text:p>
          </table:table-cell>
          <table:table-cell table:formula="of:=EXACT([.A444];[.B4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51</text:p>
          </table:table-cell>
          <table:table-cell table:formula="of:=EXACT([.A445];[.B4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52</text:p>
          </table:table-cell>
          <table:table-cell table:formula="of:=EXACT([.A446];[.B4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53</text:p>
          </table:table-cell>
          <table:table-cell table:formula="of:=EXACT([.A447];[.B4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54</text:p>
          </table:table-cell>
          <table:table-cell table:formula="of:=EXACT([.A448];[.B4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55</text:p>
          </table:table-cell>
          <table:table-cell table:formula="of:=EXACT([.A449];[.B4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56</text:p>
          </table:table-cell>
          <table:table-cell table:formula="of:=EXACT([.A450];[.B4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57</text:p>
          </table:table-cell>
          <table:table-cell table:formula="of:=EXACT([.A451];[.B4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58</text:p>
          </table:table-cell>
          <table:table-cell table:formula="of:=EXACT([.A452];[.B4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59</text:p>
          </table:table-cell>
          <table:table-cell table:formula="of:=EXACT([.A453];[.B4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60</text:p>
          </table:table-cell>
          <table:table-cell table:formula="of:=EXACT([.A454];[.B4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61</text:p>
          </table:table-cell>
          <table:table-cell table:formula="of:=EXACT([.A455];[.B4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62</text:p>
          </table:table-cell>
          <table:table-cell table:formula="of:=EXACT([.A456];[.B4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63</text:p>
          </table:table-cell>
          <table:table-cell table:formula="of:=EXACT([.A457];[.B4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64</text:p>
          </table:table-cell>
          <table:table-cell table:formula="of:=EXACT([.A458];[.B4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65</text:p>
          </table:table-cell>
          <table:table-cell table:formula="of:=EXACT([.A459];[.B4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66</text:p>
          </table:table-cell>
          <table:table-cell table:formula="of:=EXACT([.A460];[.B4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67</text:p>
          </table:table-cell>
          <table:table-cell table:formula="of:=EXACT([.A461];[.B4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68</text:p>
          </table:table-cell>
          <table:table-cell table:formula="of:=EXACT([.A462];[.B4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69</text:p>
          </table:table-cell>
          <table:table-cell table:formula="of:=EXACT([.A463];[.B4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70</text:p>
          </table:table-cell>
          <table:table-cell table:formula="of:=EXACT([.A464];[.B4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71</text:p>
          </table:table-cell>
          <table:table-cell table:formula="of:=EXACT([.A465];[.B4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72</text:p>
          </table:table-cell>
          <table:table-cell table:formula="of:=EXACT([.A466];[.B4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73</text:p>
          </table:table-cell>
          <table:table-cell table:formula="of:=EXACT([.A467];[.B4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74</text:p>
          </table:table-cell>
          <table:table-cell table:formula="of:=EXACT([.A468];[.B4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75</text:p>
          </table:table-cell>
          <table:table-cell table:formula="of:=EXACT([.A469];[.B4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76</text:p>
          </table:table-cell>
          <table:table-cell table:formula="of:=EXACT([.A470];[.B4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77</text:p>
          </table:table-cell>
          <table:table-cell table:formula="of:=EXACT([.A471];[.B4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78</text:p>
          </table:table-cell>
          <table:table-cell table:formula="of:=EXACT([.A472];[.B4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79</text:p>
          </table:table-cell>
          <table:table-cell table:formula="of:=EXACT([.A473];[.B4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80</text:p>
          </table:table-cell>
          <table:table-cell table:formula="of:=EXACT([.A474];[.B4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81</text:p>
          </table:table-cell>
          <table:table-cell table:formula="of:=EXACT([.A475];[.B4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82</text:p>
          </table:table-cell>
          <table:table-cell table:formula="of:=EXACT([.A476];[.B4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83</text:p>
          </table:table-cell>
          <table:table-cell table:formula="of:=EXACT([.A477];[.B4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3_delgado_f000084</text:p>
          </table:table-cell>
          <table:table-cell table:formula="of:=EXACT([.A478];[.B4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01</text:p>
          </table:table-cell>
          <table:table-cell table:formula="of:=EXACT([.A479];[.B4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02</text:p>
          </table:table-cell>
          <table:table-cell table:formula="of:=EXACT([.A480];[.B4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03</text:p>
          </table:table-cell>
          <table:table-cell table:formula="of:=EXACT([.A481];[.B4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04</text:p>
          </table:table-cell>
          <table:table-cell table:formula="of:=EXACT([.A482];[.B4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05</text:p>
          </table:table-cell>
          <table:table-cell table:formula="of:=EXACT([.A483];[.B4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06</text:p>
          </table:table-cell>
          <table:table-cell table:formula="of:=EXACT([.A484];[.B4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07</text:p>
          </table:table-cell>
          <table:table-cell table:formula="of:=EXACT([.A485];[.B4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08</text:p>
          </table:table-cell>
          <table:table-cell table:formula="of:=EXACT([.A486];[.B4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09</text:p>
          </table:table-cell>
          <table:table-cell table:formula="of:=EXACT([.A487];[.B4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10</text:p>
          </table:table-cell>
          <table:table-cell table:formula="of:=EXACT([.A488];[.B4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11</text:p>
          </table:table-cell>
          <table:table-cell table:formula="of:=EXACT([.A489];[.B4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12</text:p>
          </table:table-cell>
          <table:table-cell table:formula="of:=EXACT([.A490];[.B4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13</text:p>
          </table:table-cell>
          <table:table-cell table:formula="of:=EXACT([.A491];[.B4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14</text:p>
          </table:table-cell>
          <table:table-cell table:formula="of:=EXACT([.A492];[.B4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15</text:p>
          </table:table-cell>
          <table:table-cell table:formula="of:=EXACT([.A493];[.B4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16</text:p>
          </table:table-cell>
          <table:table-cell table:formula="of:=EXACT([.A494];[.B4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17</text:p>
          </table:table-cell>
          <table:table-cell table:formula="of:=EXACT([.A495];[.B4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18</text:p>
          </table:table-cell>
          <table:table-cell table:formula="of:=EXACT([.A496];[.B4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19</text:p>
          </table:table-cell>
          <table:table-cell table:formula="of:=EXACT([.A497];[.B4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20</text:p>
          </table:table-cell>
          <table:table-cell table:formula="of:=EXACT([.A498];[.B4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21</text:p>
          </table:table-cell>
          <table:table-cell table:formula="of:=EXACT([.A499];[.B4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22</text:p>
          </table:table-cell>
          <table:table-cell table:formula="of:=EXACT([.A500];[.B5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23</text:p>
          </table:table-cell>
          <table:table-cell table:formula="of:=EXACT([.A501];[.B5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24</text:p>
          </table:table-cell>
          <table:table-cell table:formula="of:=EXACT([.A502];[.B5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25</text:p>
          </table:table-cell>
          <table:table-cell table:formula="of:=EXACT([.A503];[.B5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26</text:p>
          </table:table-cell>
          <table:table-cell table:formula="of:=EXACT([.A504];[.B5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27</text:p>
          </table:table-cell>
          <table:table-cell table:formula="of:=EXACT([.A505];[.B5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28</text:p>
          </table:table-cell>
          <table:table-cell table:formula="of:=EXACT([.A506];[.B5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29</text:p>
          </table:table-cell>
          <table:table-cell table:formula="of:=EXACT([.A507];[.B5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30</text:p>
          </table:table-cell>
          <table:table-cell table:formula="of:=EXACT([.A508];[.B5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31</text:p>
          </table:table-cell>
          <table:table-cell table:formula="of:=EXACT([.A509];[.B5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32</text:p>
          </table:table-cell>
          <table:table-cell table:formula="of:=EXACT([.A510];[.B5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33</text:p>
          </table:table-cell>
          <table:table-cell table:formula="of:=EXACT([.A511];[.B5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34</text:p>
          </table:table-cell>
          <table:table-cell table:formula="of:=EXACT([.A512];[.B5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35</text:p>
          </table:table-cell>
          <table:table-cell table:formula="of:=EXACT([.A513];[.B5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36</text:p>
          </table:table-cell>
          <table:table-cell table:formula="of:=EXACT([.A514];[.B5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37</text:p>
          </table:table-cell>
          <table:table-cell table:formula="of:=EXACT([.A515];[.B5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38</text:p>
          </table:table-cell>
          <table:table-cell table:formula="of:=EXACT([.A516];[.B5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39</text:p>
          </table:table-cell>
          <table:table-cell table:formula="of:=EXACT([.A517];[.B5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40</text:p>
          </table:table-cell>
          <table:table-cell table:formula="of:=EXACT([.A518];[.B5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41</text:p>
          </table:table-cell>
          <table:table-cell table:formula="of:=EXACT([.A519];[.B5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42</text:p>
          </table:table-cell>
          <table:table-cell table:formula="of:=EXACT([.A520];[.B5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43</text:p>
          </table:table-cell>
          <table:table-cell table:formula="of:=EXACT([.A521];[.B5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44</text:p>
          </table:table-cell>
          <table:table-cell table:formula="of:=EXACT([.A522];[.B5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45</text:p>
          </table:table-cell>
          <table:table-cell table:formula="of:=EXACT([.A523];[.B5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46</text:p>
          </table:table-cell>
          <table:table-cell table:formula="of:=EXACT([.A524];[.B5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47</text:p>
          </table:table-cell>
          <table:table-cell table:formula="of:=EXACT([.A525];[.B5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48</text:p>
          </table:table-cell>
          <table:table-cell table:formula="of:=EXACT([.A526];[.B5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49</text:p>
          </table:table-cell>
          <table:table-cell table:formula="of:=EXACT([.A527];[.B5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50</text:p>
          </table:table-cell>
          <table:table-cell table:formula="of:=EXACT([.A528];[.B5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51</text:p>
          </table:table-cell>
          <table:table-cell table:formula="of:=EXACT([.A529];[.B5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52</text:p>
          </table:table-cell>
          <table:table-cell table:formula="of:=EXACT([.A530];[.B5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53</text:p>
          </table:table-cell>
          <table:table-cell table:formula="of:=EXACT([.A531];[.B5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54</text:p>
          </table:table-cell>
          <table:table-cell table:formula="of:=EXACT([.A532];[.B5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55</text:p>
          </table:table-cell>
          <table:table-cell table:formula="of:=EXACT([.A533];[.B5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56</text:p>
          </table:table-cell>
          <table:table-cell table:formula="of:=EXACT([.A534];[.B5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57</text:p>
          </table:table-cell>
          <table:table-cell table:formula="of:=EXACT([.A535];[.B5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58</text:p>
          </table:table-cell>
          <table:table-cell table:formula="of:=EXACT([.A536];[.B5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59</text:p>
          </table:table-cell>
          <table:table-cell table:formula="of:=EXACT([.A537];[.B5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60</text:p>
          </table:table-cell>
          <table:table-cell table:formula="of:=EXACT([.A538];[.B5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61</text:p>
          </table:table-cell>
          <table:table-cell table:formula="of:=EXACT([.A539];[.B5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62</text:p>
          </table:table-cell>
          <table:table-cell table:formula="of:=EXACT([.A540];[.B5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63</text:p>
          </table:table-cell>
          <table:table-cell table:formula="of:=EXACT([.A541];[.B5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64</text:p>
          </table:table-cell>
          <table:table-cell table:formula="of:=EXACT([.A542];[.B5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65</text:p>
          </table:table-cell>
          <table:table-cell table:formula="of:=EXACT([.A543];[.B5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66</text:p>
          </table:table-cell>
          <table:table-cell table:formula="of:=EXACT([.A544];[.B5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67</text:p>
          </table:table-cell>
          <table:table-cell table:formula="of:=EXACT([.A545];[.B5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68</text:p>
          </table:table-cell>
          <table:table-cell table:formula="of:=EXACT([.A546];[.B5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69</text:p>
          </table:table-cell>
          <table:table-cell table:formula="of:=EXACT([.A547];[.B5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70</text:p>
          </table:table-cell>
          <table:table-cell table:formula="of:=EXACT([.A548];[.B5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71</text:p>
          </table:table-cell>
          <table:table-cell table:formula="of:=EXACT([.A549];[.B5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72</text:p>
          </table:table-cell>
          <table:table-cell table:formula="of:=EXACT([.A550];[.B5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73</text:p>
          </table:table-cell>
          <table:table-cell table:formula="of:=EXACT([.A551];[.B5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74</text:p>
          </table:table-cell>
          <table:table-cell table:formula="of:=EXACT([.A552];[.B5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75</text:p>
          </table:table-cell>
          <table:table-cell table:formula="of:=EXACT([.A553];[.B5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76</text:p>
          </table:table-cell>
          <table:table-cell table:formula="of:=EXACT([.A554];[.B5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77</text:p>
          </table:table-cell>
          <table:table-cell table:formula="of:=EXACT([.A555];[.B5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78</text:p>
          </table:table-cell>
          <table:table-cell table:formula="of:=EXACT([.A556];[.B5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79</text:p>
          </table:table-cell>
          <table:table-cell table:formula="of:=EXACT([.A557];[.B5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80</text:p>
          </table:table-cell>
          <table:table-cell table:formula="of:=EXACT([.A558];[.B5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81</text:p>
          </table:table-cell>
          <table:table-cell table:formula="of:=EXACT([.A559];[.B5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82</text:p>
          </table:table-cell>
          <table:table-cell table:formula="of:=EXACT([.A560];[.B5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83</text:p>
          </table:table-cell>
          <table:table-cell table:formula="of:=EXACT([.A561];[.B5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84</text:p>
          </table:table-cell>
          <table:table-cell table:formula="of:=EXACT([.A562];[.B5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85</text:p>
          </table:table-cell>
          <table:table-cell table:formula="of:=EXACT([.A563];[.B5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86</text:p>
          </table:table-cell>
          <table:table-cell table:formula="of:=EXACT([.A564];[.B5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87</text:p>
          </table:table-cell>
          <table:table-cell table:formula="of:=EXACT([.A565];[.B5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88</text:p>
          </table:table-cell>
          <table:table-cell table:formula="of:=EXACT([.A566];[.B5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89</text:p>
          </table:table-cell>
          <table:table-cell table:formula="of:=EXACT([.A567];[.B5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90</text:p>
          </table:table-cell>
          <table:table-cell table:formula="of:=EXACT([.A568];[.B5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91</text:p>
          </table:table-cell>
          <table:table-cell table:formula="of:=EXACT([.A569];[.B5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92</text:p>
          </table:table-cell>
          <table:table-cell table:formula="of:=EXACT([.A570];[.B5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93</text:p>
          </table:table-cell>
          <table:table-cell table:formula="of:=EXACT([.A571];[.B5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94</text:p>
          </table:table-cell>
          <table:table-cell table:formula="of:=EXACT([.A572];[.B5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95</text:p>
          </table:table-cell>
          <table:table-cell table:formula="of:=EXACT([.A573];[.B5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96</text:p>
          </table:table-cell>
          <table:table-cell table:formula="of:=EXACT([.A574];[.B5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97</text:p>
          </table:table-cell>
          <table:table-cell table:formula="of:=EXACT([.A575];[.B5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98</text:p>
          </table:table-cell>
          <table:table-cell table:formula="of:=EXACT([.A576];[.B5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099</text:p>
          </table:table-cell>
          <table:table-cell table:formula="of:=EXACT([.A577];[.B5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00</text:p>
          </table:table-cell>
          <table:table-cell table:formula="of:=EXACT([.A578];[.B5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01</text:p>
          </table:table-cell>
          <table:table-cell table:formula="of:=EXACT([.A579];[.B5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02</text:p>
          </table:table-cell>
          <table:table-cell table:formula="of:=EXACT([.A580];[.B5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03</text:p>
          </table:table-cell>
          <table:table-cell table:formula="of:=EXACT([.A581];[.B5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04</text:p>
          </table:table-cell>
          <table:table-cell table:formula="of:=EXACT([.A582];[.B5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05</text:p>
          </table:table-cell>
          <table:table-cell table:formula="of:=EXACT([.A583];[.B5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06</text:p>
          </table:table-cell>
          <table:table-cell table:formula="of:=EXACT([.A584];[.B5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07</text:p>
          </table:table-cell>
          <table:table-cell table:formula="of:=EXACT([.A585];[.B5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08</text:p>
          </table:table-cell>
          <table:table-cell table:formula="of:=EXACT([.A586];[.B5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09</text:p>
          </table:table-cell>
          <table:table-cell table:formula="of:=EXACT([.A587];[.B5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10</text:p>
          </table:table-cell>
          <table:table-cell table:formula="of:=EXACT([.A588];[.B5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11</text:p>
          </table:table-cell>
          <table:table-cell table:formula="of:=EXACT([.A589];[.B5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12</text:p>
          </table:table-cell>
          <table:table-cell table:formula="of:=EXACT([.A590];[.B5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13</text:p>
          </table:table-cell>
          <table:table-cell table:formula="of:=EXACT([.A591];[.B5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14</text:p>
          </table:table-cell>
          <table:table-cell table:formula="of:=EXACT([.A592];[.B5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15</text:p>
          </table:table-cell>
          <table:table-cell table:formula="of:=EXACT([.A593];[.B5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16</text:p>
          </table:table-cell>
          <table:table-cell table:formula="of:=EXACT([.A594];[.B5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17</text:p>
          </table:table-cell>
          <table:table-cell table:formula="of:=EXACT([.A595];[.B5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18</text:p>
          </table:table-cell>
          <table:table-cell table:formula="of:=EXACT([.A596];[.B5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19</text:p>
          </table:table-cell>
          <table:table-cell table:formula="of:=EXACT([.A597];[.B5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20</text:p>
          </table:table-cell>
          <table:table-cell table:formula="of:=EXACT([.A598];[.B5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21</text:p>
          </table:table-cell>
          <table:table-cell table:formula="of:=EXACT([.A599];[.B5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22</text:p>
          </table:table-cell>
          <table:table-cell table:formula="of:=EXACT([.A600];[.B6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23</text:p>
          </table:table-cell>
          <table:table-cell table:formula="of:=EXACT([.A601];[.B6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24</text:p>
          </table:table-cell>
          <table:table-cell table:formula="of:=EXACT([.A602];[.B6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25</text:p>
          </table:table-cell>
          <table:table-cell table:formula="of:=EXACT([.A603];[.B6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26</text:p>
          </table:table-cell>
          <table:table-cell table:formula="of:=EXACT([.A604];[.B6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27</text:p>
          </table:table-cell>
          <table:table-cell table:formula="of:=EXACT([.A605];[.B6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28</text:p>
          </table:table-cell>
          <table:table-cell table:formula="of:=EXACT([.A606];[.B6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29</text:p>
          </table:table-cell>
          <table:table-cell table:formula="of:=EXACT([.A607];[.B6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30</text:p>
          </table:table-cell>
          <table:table-cell table:formula="of:=EXACT([.A608];[.B6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31</text:p>
          </table:table-cell>
          <table:table-cell table:formula="of:=EXACT([.A609];[.B6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32</text:p>
          </table:table-cell>
          <table:table-cell table:formula="of:=EXACT([.A610];[.B6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33</text:p>
          </table:table-cell>
          <table:table-cell table:formula="of:=EXACT([.A611];[.B6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34</text:p>
          </table:table-cell>
          <table:table-cell table:formula="of:=EXACT([.A612];[.B6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35</text:p>
          </table:table-cell>
          <table:table-cell table:formula="of:=EXACT([.A613];[.B6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36</text:p>
          </table:table-cell>
          <table:table-cell table:formula="of:=EXACT([.A614];[.B6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4_delgado_f000137</text:p>
          </table:table-cell>
          <table:table-cell table:formula="of:=EXACT([.A615];[.B6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01</text:p>
          </table:table-cell>
          <table:table-cell table:formula="of:=EXACT([.A616];[.B6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02</text:p>
          </table:table-cell>
          <table:table-cell table:formula="of:=EXACT([.A617];[.B6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03</text:p>
          </table:table-cell>
          <table:table-cell table:formula="of:=EXACT([.A618];[.B6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04</text:p>
          </table:table-cell>
          <table:table-cell table:formula="of:=EXACT([.A619];[.B6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05</text:p>
          </table:table-cell>
          <table:table-cell table:formula="of:=EXACT([.A620];[.B6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06</text:p>
          </table:table-cell>
          <table:table-cell table:formula="of:=EXACT([.A621];[.B6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07</text:p>
          </table:table-cell>
          <table:table-cell table:formula="of:=EXACT([.A622];[.B6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08</text:p>
          </table:table-cell>
          <table:table-cell table:formula="of:=EXACT([.A623];[.B6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09</text:p>
          </table:table-cell>
          <table:table-cell table:formula="of:=EXACT([.A624];[.B6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10</text:p>
          </table:table-cell>
          <table:table-cell table:formula="of:=EXACT([.A625];[.B6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11</text:p>
          </table:table-cell>
          <table:table-cell table:formula="of:=EXACT([.A626];[.B6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12</text:p>
          </table:table-cell>
          <table:table-cell table:formula="of:=EXACT([.A627];[.B6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13</text:p>
          </table:table-cell>
          <table:table-cell table:formula="of:=EXACT([.A628];[.B6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14</text:p>
          </table:table-cell>
          <table:table-cell table:formula="of:=EXACT([.A629];[.B6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15</text:p>
          </table:table-cell>
          <table:table-cell table:formula="of:=EXACT([.A630];[.B6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16</text:p>
          </table:table-cell>
          <table:table-cell table:formula="of:=EXACT([.A631];[.B6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17</text:p>
          </table:table-cell>
          <table:table-cell table:formula="of:=EXACT([.A632];[.B6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18</text:p>
          </table:table-cell>
          <table:table-cell table:formula="of:=EXACT([.A633];[.B6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19</text:p>
          </table:table-cell>
          <table:table-cell table:formula="of:=EXACT([.A634];[.B6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20</text:p>
          </table:table-cell>
          <table:table-cell table:formula="of:=EXACT([.A635];[.B6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21</text:p>
          </table:table-cell>
          <table:table-cell table:formula="of:=EXACT([.A636];[.B6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22</text:p>
          </table:table-cell>
          <table:table-cell table:formula="of:=EXACT([.A637];[.B6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23</text:p>
          </table:table-cell>
          <table:table-cell table:formula="of:=EXACT([.A638];[.B6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24</text:p>
          </table:table-cell>
          <table:table-cell table:formula="of:=EXACT([.A639];[.B6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25</text:p>
          </table:table-cell>
          <table:table-cell table:formula="of:=EXACT([.A640];[.B6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26</text:p>
          </table:table-cell>
          <table:table-cell table:formula="of:=EXACT([.A641];[.B6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27</text:p>
          </table:table-cell>
          <table:table-cell table:formula="of:=EXACT([.A642];[.B6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28</text:p>
          </table:table-cell>
          <table:table-cell table:formula="of:=EXACT([.A643];[.B6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29</text:p>
          </table:table-cell>
          <table:table-cell table:formula="of:=EXACT([.A644];[.B6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30</text:p>
          </table:table-cell>
          <table:table-cell table:formula="of:=EXACT([.A645];[.B6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31</text:p>
          </table:table-cell>
          <table:table-cell table:formula="of:=EXACT([.A646];[.B6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32</text:p>
          </table:table-cell>
          <table:table-cell table:formula="of:=EXACT([.A647];[.B6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33</text:p>
          </table:table-cell>
          <table:table-cell table:formula="of:=EXACT([.A648];[.B6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34</text:p>
          </table:table-cell>
          <table:table-cell table:formula="of:=EXACT([.A649];[.B6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35</text:p>
          </table:table-cell>
          <table:table-cell table:formula="of:=EXACT([.A650];[.B6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36</text:p>
          </table:table-cell>
          <table:table-cell table:formula="of:=EXACT([.A651];[.B6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37</text:p>
          </table:table-cell>
          <table:table-cell table:formula="of:=EXACT([.A652];[.B6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38</text:p>
          </table:table-cell>
          <table:table-cell table:formula="of:=EXACT([.A653];[.B6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39</text:p>
          </table:table-cell>
          <table:table-cell table:formula="of:=EXACT([.A654];[.B6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40</text:p>
          </table:table-cell>
          <table:table-cell table:formula="of:=EXACT([.A655];[.B6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41</text:p>
          </table:table-cell>
          <table:table-cell table:formula="of:=EXACT([.A656];[.B6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42</text:p>
          </table:table-cell>
          <table:table-cell table:formula="of:=EXACT([.A657];[.B6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43</text:p>
          </table:table-cell>
          <table:table-cell table:formula="of:=EXACT([.A658];[.B6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44</text:p>
          </table:table-cell>
          <table:table-cell table:formula="of:=EXACT([.A659];[.B6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45</text:p>
          </table:table-cell>
          <table:table-cell table:formula="of:=EXACT([.A660];[.B6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46</text:p>
          </table:table-cell>
          <table:table-cell table:formula="of:=EXACT([.A661];[.B6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47</text:p>
          </table:table-cell>
          <table:table-cell table:formula="of:=EXACT([.A662];[.B6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48</text:p>
          </table:table-cell>
          <table:table-cell table:formula="of:=EXACT([.A663];[.B6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49</text:p>
          </table:table-cell>
          <table:table-cell table:formula="of:=EXACT([.A664];[.B6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50</text:p>
          </table:table-cell>
          <table:table-cell table:formula="of:=EXACT([.A665];[.B6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51</text:p>
          </table:table-cell>
          <table:table-cell table:formula="of:=EXACT([.A666];[.B6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52</text:p>
          </table:table-cell>
          <table:table-cell table:formula="of:=EXACT([.A667];[.B6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53</text:p>
          </table:table-cell>
          <table:table-cell table:formula="of:=EXACT([.A668];[.B6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54</text:p>
          </table:table-cell>
          <table:table-cell table:formula="of:=EXACT([.A669];[.B6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55</text:p>
          </table:table-cell>
          <table:table-cell table:formula="of:=EXACT([.A670];[.B6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56</text:p>
          </table:table-cell>
          <table:table-cell table:formula="of:=EXACT([.A671];[.B6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57</text:p>
          </table:table-cell>
          <table:table-cell table:formula="of:=EXACT([.A672];[.B6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58</text:p>
          </table:table-cell>
          <table:table-cell table:formula="of:=EXACT([.A673];[.B6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59</text:p>
          </table:table-cell>
          <table:table-cell table:formula="of:=EXACT([.A674];[.B6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60</text:p>
          </table:table-cell>
          <table:table-cell table:formula="of:=EXACT([.A675];[.B6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61</text:p>
          </table:table-cell>
          <table:table-cell table:formula="of:=EXACT([.A676];[.B6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62</text:p>
          </table:table-cell>
          <table:table-cell table:formula="of:=EXACT([.A677];[.B6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63</text:p>
          </table:table-cell>
          <table:table-cell table:formula="of:=EXACT([.A678];[.B6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64</text:p>
          </table:table-cell>
          <table:table-cell table:formula="of:=EXACT([.A679];[.B6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65</text:p>
          </table:table-cell>
          <table:table-cell table:formula="of:=EXACT([.A680];[.B6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66</text:p>
          </table:table-cell>
          <table:table-cell table:formula="of:=EXACT([.A681];[.B6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67</text:p>
          </table:table-cell>
          <table:table-cell table:formula="of:=EXACT([.A682];[.B6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68</text:p>
          </table:table-cell>
          <table:table-cell table:formula="of:=EXACT([.A683];[.B6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69</text:p>
          </table:table-cell>
          <table:table-cell table:formula="of:=EXACT([.A684];[.B6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70</text:p>
          </table:table-cell>
          <table:table-cell table:formula="of:=EXACT([.A685];[.B6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71</text:p>
          </table:table-cell>
          <table:table-cell table:formula="of:=EXACT([.A686];[.B6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72</text:p>
          </table:table-cell>
          <table:table-cell table:formula="of:=EXACT([.A687];[.B6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73</text:p>
          </table:table-cell>
          <table:table-cell table:formula="of:=EXACT([.A688];[.B6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74</text:p>
          </table:table-cell>
          <table:table-cell table:formula="of:=EXACT([.A689];[.B6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75</text:p>
          </table:table-cell>
          <table:table-cell table:formula="of:=EXACT([.A690];[.B6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76</text:p>
          </table:table-cell>
          <table:table-cell table:formula="of:=EXACT([.A691];[.B6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77</text:p>
          </table:table-cell>
          <table:table-cell table:formula="of:=EXACT([.A692];[.B6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78</text:p>
          </table:table-cell>
          <table:table-cell table:formula="of:=EXACT([.A693];[.B6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79</text:p>
          </table:table-cell>
          <table:table-cell table:formula="of:=EXACT([.A694];[.B6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80</text:p>
          </table:table-cell>
          <table:table-cell table:formula="of:=EXACT([.A695];[.B6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81</text:p>
          </table:table-cell>
          <table:table-cell table:formula="of:=EXACT([.A696];[.B6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82</text:p>
          </table:table-cell>
          <table:table-cell table:formula="of:=EXACT([.A697];[.B6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83</text:p>
          </table:table-cell>
          <table:table-cell table:formula="of:=EXACT([.A698];[.B6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84</text:p>
          </table:table-cell>
          <table:table-cell table:formula="of:=EXACT([.A699];[.B6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85</text:p>
          </table:table-cell>
          <table:table-cell table:formula="of:=EXACT([.A700];[.B7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86</text:p>
          </table:table-cell>
          <table:table-cell table:formula="of:=EXACT([.A701];[.B7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87</text:p>
          </table:table-cell>
          <table:table-cell table:formula="of:=EXACT([.A702];[.B7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88</text:p>
          </table:table-cell>
          <table:table-cell table:formula="of:=EXACT([.A703];[.B7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89</text:p>
          </table:table-cell>
          <table:table-cell table:formula="of:=EXACT([.A704];[.B7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90</text:p>
          </table:table-cell>
          <table:table-cell table:formula="of:=EXACT([.A705];[.B7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91</text:p>
          </table:table-cell>
          <table:table-cell table:formula="of:=EXACT([.A706];[.B7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92</text:p>
          </table:table-cell>
          <table:table-cell table:formula="of:=EXACT([.A707];[.B7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93</text:p>
          </table:table-cell>
          <table:table-cell table:formula="of:=EXACT([.A708];[.B7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94</text:p>
          </table:table-cell>
          <table:table-cell table:formula="of:=EXACT([.A709];[.B7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95</text:p>
          </table:table-cell>
          <table:table-cell table:formula="of:=EXACT([.A710];[.B7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96</text:p>
          </table:table-cell>
          <table:table-cell table:formula="of:=EXACT([.A711];[.B7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97</text:p>
          </table:table-cell>
          <table:table-cell table:formula="of:=EXACT([.A712];[.B7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98</text:p>
          </table:table-cell>
          <table:table-cell table:formula="of:=EXACT([.A713];[.B7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099</text:p>
          </table:table-cell>
          <table:table-cell table:formula="of:=EXACT([.A714];[.B7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100</text:p>
          </table:table-cell>
          <table:table-cell table:formula="of:=EXACT([.A715];[.B7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101</text:p>
          </table:table-cell>
          <table:table-cell table:formula="of:=EXACT([.A716];[.B7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102</text:p>
          </table:table-cell>
          <table:table-cell table:formula="of:=EXACT([.A717];[.B7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103</text:p>
          </table:table-cell>
          <table:table-cell table:formula="of:=EXACT([.A718];[.B7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104</text:p>
          </table:table-cell>
          <table:table-cell table:formula="of:=EXACT([.A719];[.B7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105</text:p>
          </table:table-cell>
          <table:table-cell table:formula="of:=EXACT([.A720];[.B7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5_delgado_f000106</text:p>
          </table:table-cell>
          <table:table-cell table:formula="of:=EXACT([.A721];[.B7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01</text:p>
          </table:table-cell>
          <table:table-cell table:formula="of:=EXACT([.A722];[.B7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02</text:p>
          </table:table-cell>
          <table:table-cell table:formula="of:=EXACT([.A723];[.B7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03</text:p>
          </table:table-cell>
          <table:table-cell table:formula="of:=EXACT([.A724];[.B7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04</text:p>
          </table:table-cell>
          <table:table-cell table:formula="of:=EXACT([.A725];[.B7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05</text:p>
          </table:table-cell>
          <table:table-cell table:formula="of:=EXACT([.A726];[.B7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06</text:p>
          </table:table-cell>
          <table:table-cell table:formula="of:=EXACT([.A727];[.B7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07</text:p>
          </table:table-cell>
          <table:table-cell table:formula="of:=EXACT([.A728];[.B7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08</text:p>
          </table:table-cell>
          <table:table-cell table:formula="of:=EXACT([.A729];[.B7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09</text:p>
          </table:table-cell>
          <table:table-cell table:formula="of:=EXACT([.A730];[.B7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10</text:p>
          </table:table-cell>
          <table:table-cell table:formula="of:=EXACT([.A731];[.B7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11</text:p>
          </table:table-cell>
          <table:table-cell table:formula="of:=EXACT([.A732];[.B7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12</text:p>
          </table:table-cell>
          <table:table-cell table:formula="of:=EXACT([.A733];[.B7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13</text:p>
          </table:table-cell>
          <table:table-cell table:formula="of:=EXACT([.A734];[.B7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14</text:p>
          </table:table-cell>
          <table:table-cell table:formula="of:=EXACT([.A735];[.B7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15</text:p>
          </table:table-cell>
          <table:table-cell table:formula="of:=EXACT([.A736];[.B7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16</text:p>
          </table:table-cell>
          <table:table-cell table:formula="of:=EXACT([.A737];[.B7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17</text:p>
          </table:table-cell>
          <table:table-cell table:formula="of:=EXACT([.A738];[.B7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18</text:p>
          </table:table-cell>
          <table:table-cell table:formula="of:=EXACT([.A739];[.B7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19</text:p>
          </table:table-cell>
          <table:table-cell table:formula="of:=EXACT([.A740];[.B7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20</text:p>
          </table:table-cell>
          <table:table-cell table:formula="of:=EXACT([.A741];[.B7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21</text:p>
          </table:table-cell>
          <table:table-cell table:formula="of:=EXACT([.A742];[.B7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22</text:p>
          </table:table-cell>
          <table:table-cell table:formula="of:=EXACT([.A743];[.B7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23</text:p>
          </table:table-cell>
          <table:table-cell table:formula="of:=EXACT([.A744];[.B7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24</text:p>
          </table:table-cell>
          <table:table-cell table:formula="of:=EXACT([.A745];[.B7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25</text:p>
          </table:table-cell>
          <table:table-cell table:formula="of:=EXACT([.A746];[.B7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26</text:p>
          </table:table-cell>
          <table:table-cell table:formula="of:=EXACT([.A747];[.B7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27</text:p>
          </table:table-cell>
          <table:table-cell table:formula="of:=EXACT([.A748];[.B7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28</text:p>
          </table:table-cell>
          <table:table-cell table:formula="of:=EXACT([.A749];[.B7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29</text:p>
          </table:table-cell>
          <table:table-cell table:formula="of:=EXACT([.A750];[.B7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30</text:p>
          </table:table-cell>
          <table:table-cell table:formula="of:=EXACT([.A751];[.B7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31</text:p>
          </table:table-cell>
          <table:table-cell table:formula="of:=EXACT([.A752];[.B7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32</text:p>
          </table:table-cell>
          <table:table-cell table:formula="of:=EXACT([.A753];[.B7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33</text:p>
          </table:table-cell>
          <table:table-cell table:formula="of:=EXACT([.A754];[.B7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34</text:p>
          </table:table-cell>
          <table:table-cell table:formula="of:=EXACT([.A755];[.B7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35</text:p>
          </table:table-cell>
          <table:table-cell table:formula="of:=EXACT([.A756];[.B7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36</text:p>
          </table:table-cell>
          <table:table-cell table:formula="of:=EXACT([.A757];[.B7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37</text:p>
          </table:table-cell>
          <table:table-cell table:formula="of:=EXACT([.A758];[.B7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38</text:p>
          </table:table-cell>
          <table:table-cell table:formula="of:=EXACT([.A759];[.B7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39</text:p>
          </table:table-cell>
          <table:table-cell table:formula="of:=EXACT([.A760];[.B7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40</text:p>
          </table:table-cell>
          <table:table-cell table:formula="of:=EXACT([.A761];[.B7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41</text:p>
          </table:table-cell>
          <table:table-cell table:formula="of:=EXACT([.A762];[.B7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42</text:p>
          </table:table-cell>
          <table:table-cell table:formula="of:=EXACT([.A763];[.B7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43</text:p>
          </table:table-cell>
          <table:table-cell table:formula="of:=EXACT([.A764];[.B7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44</text:p>
          </table:table-cell>
          <table:table-cell table:formula="of:=EXACT([.A765];[.B7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45</text:p>
          </table:table-cell>
          <table:table-cell table:formula="of:=EXACT([.A766];[.B7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46</text:p>
          </table:table-cell>
          <table:table-cell table:formula="of:=EXACT([.A767];[.B7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47</text:p>
          </table:table-cell>
          <table:table-cell table:formula="of:=EXACT([.A768];[.B7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48</text:p>
          </table:table-cell>
          <table:table-cell table:formula="of:=EXACT([.A769];[.B7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49</text:p>
          </table:table-cell>
          <table:table-cell table:formula="of:=EXACT([.A770];[.B7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50</text:p>
          </table:table-cell>
          <table:table-cell table:formula="of:=EXACT([.A771];[.B7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51</text:p>
          </table:table-cell>
          <table:table-cell table:formula="of:=EXACT([.A772];[.B7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52</text:p>
          </table:table-cell>
          <table:table-cell table:formula="of:=EXACT([.A773];[.B7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53</text:p>
          </table:table-cell>
          <table:table-cell table:formula="of:=EXACT([.A774];[.B7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54</text:p>
          </table:table-cell>
          <table:table-cell table:formula="of:=EXACT([.A775];[.B7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55</text:p>
          </table:table-cell>
          <table:table-cell table:formula="of:=EXACT([.A776];[.B7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56</text:p>
          </table:table-cell>
          <table:table-cell table:formula="of:=EXACT([.A777];[.B7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57</text:p>
          </table:table-cell>
          <table:table-cell table:formula="of:=EXACT([.A778];[.B7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58</text:p>
          </table:table-cell>
          <table:table-cell table:formula="of:=EXACT([.A779];[.B7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59</text:p>
          </table:table-cell>
          <table:table-cell table:formula="of:=EXACT([.A780];[.B7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60</text:p>
          </table:table-cell>
          <table:table-cell table:formula="of:=EXACT([.A781];[.B7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61</text:p>
          </table:table-cell>
          <table:table-cell table:formula="of:=EXACT([.A782];[.B7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62</text:p>
          </table:table-cell>
          <table:table-cell table:formula="of:=EXACT([.A783];[.B7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63</text:p>
          </table:table-cell>
          <table:table-cell table:formula="of:=EXACT([.A784];[.B7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64</text:p>
          </table:table-cell>
          <table:table-cell table:formula="of:=EXACT([.A785];[.B7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65</text:p>
          </table:table-cell>
          <table:table-cell table:formula="of:=EXACT([.A786];[.B7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66</text:p>
          </table:table-cell>
          <table:table-cell table:formula="of:=EXACT([.A787];[.B7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67</text:p>
          </table:table-cell>
          <table:table-cell table:formula="of:=EXACT([.A788];[.B7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68</text:p>
          </table:table-cell>
          <table:table-cell table:formula="of:=EXACT([.A789];[.B7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69</text:p>
          </table:table-cell>
          <table:table-cell table:formula="of:=EXACT([.A790];[.B7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70</text:p>
          </table:table-cell>
          <table:table-cell table:formula="of:=EXACT([.A791];[.B7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71</text:p>
          </table:table-cell>
          <table:table-cell table:formula="of:=EXACT([.A792];[.B7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72</text:p>
          </table:table-cell>
          <table:table-cell table:formula="of:=EXACT([.A793];[.B7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73</text:p>
          </table:table-cell>
          <table:table-cell table:formula="of:=EXACT([.A794];[.B7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74</text:p>
          </table:table-cell>
          <table:table-cell table:formula="of:=EXACT([.A795];[.B7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75</text:p>
          </table:table-cell>
          <table:table-cell table:formula="of:=EXACT([.A796];[.B7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76</text:p>
          </table:table-cell>
          <table:table-cell table:formula="of:=EXACT([.A797];[.B7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77</text:p>
          </table:table-cell>
          <table:table-cell table:formula="of:=EXACT([.A798];[.B7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78</text:p>
          </table:table-cell>
          <table:table-cell table:formula="of:=EXACT([.A799];[.B7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79</text:p>
          </table:table-cell>
          <table:table-cell table:formula="of:=EXACT([.A800];[.B8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80</text:p>
          </table:table-cell>
          <table:table-cell table:formula="of:=EXACT([.A801];[.B8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81</text:p>
          </table:table-cell>
          <table:table-cell table:formula="of:=EXACT([.A802];[.B8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82</text:p>
          </table:table-cell>
          <table:table-cell table:formula="of:=EXACT([.A803];[.B8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83</text:p>
          </table:table-cell>
          <table:table-cell table:formula="of:=EXACT([.A804];[.B8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84</text:p>
          </table:table-cell>
          <table:table-cell table:formula="of:=EXACT([.A805];[.B8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85</text:p>
          </table:table-cell>
          <table:table-cell table:formula="of:=EXACT([.A806];[.B8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86</text:p>
          </table:table-cell>
          <table:table-cell table:formula="of:=EXACT([.A807];[.B8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87</text:p>
          </table:table-cell>
          <table:table-cell table:formula="of:=EXACT([.A808];[.B8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88</text:p>
          </table:table-cell>
          <table:table-cell table:formula="of:=EXACT([.A809];[.B8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89</text:p>
          </table:table-cell>
          <table:table-cell table:formula="of:=EXACT([.A810];[.B8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90</text:p>
          </table:table-cell>
          <table:table-cell table:formula="of:=EXACT([.A811];[.B8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91</text:p>
          </table:table-cell>
          <table:table-cell table:formula="of:=EXACT([.A812];[.B8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92</text:p>
          </table:table-cell>
          <table:table-cell table:formula="of:=EXACT([.A813];[.B8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93</text:p>
          </table:table-cell>
          <table:table-cell table:formula="of:=EXACT([.A814];[.B8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94</text:p>
          </table:table-cell>
          <table:table-cell table:formula="of:=EXACT([.A815];[.B8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95</text:p>
          </table:table-cell>
          <table:table-cell table:formula="of:=EXACT([.A816];[.B8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96</text:p>
          </table:table-cell>
          <table:table-cell table:formula="of:=EXACT([.A817];[.B8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97</text:p>
          </table:table-cell>
          <table:table-cell table:formula="of:=EXACT([.A818];[.B8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98</text:p>
          </table:table-cell>
          <table:table-cell table:formula="of:=EXACT([.A819];[.B8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099</text:p>
          </table:table-cell>
          <table:table-cell table:formula="of:=EXACT([.A820];[.B8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00</text:p>
          </table:table-cell>
          <table:table-cell table:formula="of:=EXACT([.A821];[.B8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01</text:p>
          </table:table-cell>
          <table:table-cell table:formula="of:=EXACT([.A822];[.B8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02</text:p>
          </table:table-cell>
          <table:table-cell table:formula="of:=EXACT([.A823];[.B8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03</text:p>
          </table:table-cell>
          <table:table-cell table:formula="of:=EXACT([.A824];[.B8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04</text:p>
          </table:table-cell>
          <table:table-cell table:formula="of:=EXACT([.A825];[.B8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05</text:p>
          </table:table-cell>
          <table:table-cell table:formula="of:=EXACT([.A826];[.B8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06</text:p>
          </table:table-cell>
          <table:table-cell table:formula="of:=EXACT([.A827];[.B8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07</text:p>
          </table:table-cell>
          <table:table-cell table:formula="of:=EXACT([.A828];[.B8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08</text:p>
          </table:table-cell>
          <table:table-cell table:formula="of:=EXACT([.A829];[.B8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09</text:p>
          </table:table-cell>
          <table:table-cell table:formula="of:=EXACT([.A830];[.B8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10</text:p>
          </table:table-cell>
          <table:table-cell table:formula="of:=EXACT([.A831];[.B8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11</text:p>
          </table:table-cell>
          <table:table-cell table:formula="of:=EXACT([.A832];[.B8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12</text:p>
          </table:table-cell>
          <table:table-cell table:formula="of:=EXACT([.A833];[.B8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13</text:p>
          </table:table-cell>
          <table:table-cell table:formula="of:=EXACT([.A834];[.B8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14</text:p>
          </table:table-cell>
          <table:table-cell table:formula="of:=EXACT([.A835];[.B8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15</text:p>
          </table:table-cell>
          <table:table-cell table:formula="of:=EXACT([.A836];[.B8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16</text:p>
          </table:table-cell>
          <table:table-cell table:formula="of:=EXACT([.A837];[.B8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17</text:p>
          </table:table-cell>
          <table:table-cell table:formula="of:=EXACT([.A838];[.B8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18</text:p>
          </table:table-cell>
          <table:table-cell table:formula="of:=EXACT([.A839];[.B8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19</text:p>
          </table:table-cell>
          <table:table-cell table:formula="of:=EXACT([.A840];[.B8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20</text:p>
          </table:table-cell>
          <table:table-cell table:formula="of:=EXACT([.A841];[.B8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21</text:p>
          </table:table-cell>
          <table:table-cell table:formula="of:=EXACT([.A842];[.B8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22</text:p>
          </table:table-cell>
          <table:table-cell table:formula="of:=EXACT([.A843];[.B8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23</text:p>
          </table:table-cell>
          <table:table-cell table:formula="of:=EXACT([.A844];[.B8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24</text:p>
          </table:table-cell>
          <table:table-cell table:formula="of:=EXACT([.A845];[.B8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25</text:p>
          </table:table-cell>
          <table:table-cell table:formula="of:=EXACT([.A846];[.B8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26</text:p>
          </table:table-cell>
          <table:table-cell table:formula="of:=EXACT([.A847];[.B8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27</text:p>
          </table:table-cell>
          <table:table-cell table:formula="of:=EXACT([.A848];[.B8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28</text:p>
          </table:table-cell>
          <table:table-cell table:formula="of:=EXACT([.A849];[.B8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29</text:p>
          </table:table-cell>
          <table:table-cell table:formula="of:=EXACT([.A850];[.B8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30</text:p>
          </table:table-cell>
          <table:table-cell table:formula="of:=EXACT([.A851];[.B8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31</text:p>
          </table:table-cell>
          <table:table-cell table:formula="of:=EXACT([.A852];[.B8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32</text:p>
          </table:table-cell>
          <table:table-cell table:formula="of:=EXACT([.A853];[.B8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33</text:p>
          </table:table-cell>
          <table:table-cell table:formula="of:=EXACT([.A854];[.B8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34</text:p>
          </table:table-cell>
          <table:table-cell table:formula="of:=EXACT([.A855];[.B8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35</text:p>
          </table:table-cell>
          <table:table-cell table:formula="of:=EXACT([.A856];[.B8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36</text:p>
          </table:table-cell>
          <table:table-cell table:formula="of:=EXACT([.A857];[.B8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37</text:p>
          </table:table-cell>
          <table:table-cell table:formula="of:=EXACT([.A858];[.B8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38</text:p>
          </table:table-cell>
          <table:table-cell table:formula="of:=EXACT([.A859];[.B8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39</text:p>
          </table:table-cell>
          <table:table-cell table:formula="of:=EXACT([.A860];[.B8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40</text:p>
          </table:table-cell>
          <table:table-cell table:formula="of:=EXACT([.A861];[.B8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41</text:p>
          </table:table-cell>
          <table:table-cell table:formula="of:=EXACT([.A862];[.B8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42</text:p>
          </table:table-cell>
          <table:table-cell table:formula="of:=EXACT([.A863];[.B8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43</text:p>
          </table:table-cell>
          <table:table-cell table:formula="of:=EXACT([.A864];[.B8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44</text:p>
          </table:table-cell>
          <table:table-cell table:formula="of:=EXACT([.A865];[.B8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45</text:p>
          </table:table-cell>
          <table:table-cell table:formula="of:=EXACT([.A866];[.B8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46</text:p>
          </table:table-cell>
          <table:table-cell table:formula="of:=EXACT([.A867];[.B8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47</text:p>
          </table:table-cell>
          <table:table-cell table:formula="of:=EXACT([.A868];[.B8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48</text:p>
          </table:table-cell>
          <table:table-cell table:formula="of:=EXACT([.A869];[.B8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49</text:p>
          </table:table-cell>
          <table:table-cell table:formula="of:=EXACT([.A870];[.B8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50</text:p>
          </table:table-cell>
          <table:table-cell table:formula="of:=EXACT([.A871];[.B8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51</text:p>
          </table:table-cell>
          <table:table-cell table:formula="of:=EXACT([.A872];[.B8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52</text:p>
          </table:table-cell>
          <table:table-cell table:formula="of:=EXACT([.A873];[.B8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53</text:p>
          </table:table-cell>
          <table:table-cell table:formula="of:=EXACT([.A874];[.B8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54</text:p>
          </table:table-cell>
          <table:table-cell table:formula="of:=EXACT([.A875];[.B8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55</text:p>
          </table:table-cell>
          <table:table-cell table:formula="of:=EXACT([.A876];[.B8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56</text:p>
          </table:table-cell>
          <table:table-cell table:formula="of:=EXACT([.A877];[.B8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57</text:p>
          </table:table-cell>
          <table:table-cell table:formula="of:=EXACT([.A878];[.B8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58</text:p>
          </table:table-cell>
          <table:table-cell table:formula="of:=EXACT([.A879];[.B8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59</text:p>
          </table:table-cell>
          <table:table-cell table:formula="of:=EXACT([.A880];[.B8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60</text:p>
          </table:table-cell>
          <table:table-cell table:formula="of:=EXACT([.A881];[.B8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61</text:p>
          </table:table-cell>
          <table:table-cell table:formula="of:=EXACT([.A882];[.B8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62</text:p>
          </table:table-cell>
          <table:table-cell table:formula="of:=EXACT([.A883];[.B8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63</text:p>
          </table:table-cell>
          <table:table-cell table:formula="of:=EXACT([.A884];[.B8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64</text:p>
          </table:table-cell>
          <table:table-cell table:formula="of:=EXACT([.A885];[.B8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65</text:p>
          </table:table-cell>
          <table:table-cell table:formula="of:=EXACT([.A886];[.B8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66</text:p>
          </table:table-cell>
          <table:table-cell table:formula="of:=EXACT([.A887];[.B8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67</text:p>
          </table:table-cell>
          <table:table-cell table:formula="of:=EXACT([.A888];[.B8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68</text:p>
          </table:table-cell>
          <table:table-cell table:formula="of:=EXACT([.A889];[.B8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69</text:p>
          </table:table-cell>
          <table:table-cell table:formula="of:=EXACT([.A890];[.B8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70</text:p>
          </table:table-cell>
          <table:table-cell table:formula="of:=EXACT([.A891];[.B8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71</text:p>
          </table:table-cell>
          <table:table-cell table:formula="of:=EXACT([.A892];[.B8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72</text:p>
          </table:table-cell>
          <table:table-cell table:formula="of:=EXACT([.A893];[.B8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73</text:p>
          </table:table-cell>
          <table:table-cell table:formula="of:=EXACT([.A894];[.B8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74</text:p>
          </table:table-cell>
          <table:table-cell table:formula="of:=EXACT([.A895];[.B8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75</text:p>
          </table:table-cell>
          <table:table-cell table:formula="of:=EXACT([.A896];[.B8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76</text:p>
          </table:table-cell>
          <table:table-cell table:formula="of:=EXACT([.A897];[.B8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77</text:p>
          </table:table-cell>
          <table:table-cell table:formula="of:=EXACT([.A898];[.B8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78</text:p>
          </table:table-cell>
          <table:table-cell table:formula="of:=EXACT([.A899];[.B8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79</text:p>
          </table:table-cell>
          <table:table-cell table:formula="of:=EXACT([.A900];[.B9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80</text:p>
          </table:table-cell>
          <table:table-cell table:formula="of:=EXACT([.A901];[.B9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81</text:p>
          </table:table-cell>
          <table:table-cell table:formula="of:=EXACT([.A902];[.B9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82</text:p>
          </table:table-cell>
          <table:table-cell table:formula="of:=EXACT([.A903];[.B9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83</text:p>
          </table:table-cell>
          <table:table-cell table:formula="of:=EXACT([.A904];[.B9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84</text:p>
          </table:table-cell>
          <table:table-cell table:formula="of:=EXACT([.A905];[.B9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85</text:p>
          </table:table-cell>
          <table:table-cell table:formula="of:=EXACT([.A906];[.B9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86</text:p>
          </table:table-cell>
          <table:table-cell table:formula="of:=EXACT([.A907];[.B9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87</text:p>
          </table:table-cell>
          <table:table-cell table:formula="of:=EXACT([.A908];[.B9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88</text:p>
          </table:table-cell>
          <table:table-cell table:formula="of:=EXACT([.A909];[.B9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89</text:p>
          </table:table-cell>
          <table:table-cell table:formula="of:=EXACT([.A910];[.B9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90</text:p>
          </table:table-cell>
          <table:table-cell table:formula="of:=EXACT([.A911];[.B9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6_delgado_f000191</text:p>
          </table:table-cell>
          <table:table-cell table:formula="of:=EXACT([.A912];[.B9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01</text:p>
          </table:table-cell>
          <table:table-cell table:formula="of:=EXACT([.A913];[.B9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02</text:p>
          </table:table-cell>
          <table:table-cell table:formula="of:=EXACT([.A914];[.B9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03</text:p>
          </table:table-cell>
          <table:table-cell table:formula="of:=EXACT([.A915];[.B9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04</text:p>
          </table:table-cell>
          <table:table-cell table:formula="of:=EXACT([.A916];[.B9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05</text:p>
          </table:table-cell>
          <table:table-cell table:formula="of:=EXACT([.A917];[.B9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06</text:p>
          </table:table-cell>
          <table:table-cell table:formula="of:=EXACT([.A918];[.B9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07</text:p>
          </table:table-cell>
          <table:table-cell table:formula="of:=EXACT([.A919];[.B9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08</text:p>
          </table:table-cell>
          <table:table-cell table:formula="of:=EXACT([.A920];[.B9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09</text:p>
          </table:table-cell>
          <table:table-cell table:formula="of:=EXACT([.A921];[.B9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10</text:p>
          </table:table-cell>
          <table:table-cell table:formula="of:=EXACT([.A922];[.B9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11</text:p>
          </table:table-cell>
          <table:table-cell table:formula="of:=EXACT([.A923];[.B9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12</text:p>
          </table:table-cell>
          <table:table-cell table:formula="of:=EXACT([.A924];[.B9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13</text:p>
          </table:table-cell>
          <table:table-cell table:formula="of:=EXACT([.A925];[.B9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14</text:p>
          </table:table-cell>
          <table:table-cell table:formula="of:=EXACT([.A926];[.B9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15</text:p>
          </table:table-cell>
          <table:table-cell table:formula="of:=EXACT([.A927];[.B9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16</text:p>
          </table:table-cell>
          <table:table-cell table:formula="of:=EXACT([.A928];[.B9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17</text:p>
          </table:table-cell>
          <table:table-cell table:formula="of:=EXACT([.A929];[.B9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18</text:p>
          </table:table-cell>
          <table:table-cell table:formula="of:=EXACT([.A930];[.B9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19</text:p>
          </table:table-cell>
          <table:table-cell table:formula="of:=EXACT([.A931];[.B9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20</text:p>
          </table:table-cell>
          <table:table-cell table:formula="of:=EXACT([.A932];[.B9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21</text:p>
          </table:table-cell>
          <table:table-cell table:formula="of:=EXACT([.A933];[.B9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22</text:p>
          </table:table-cell>
          <table:table-cell table:formula="of:=EXACT([.A934];[.B9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23</text:p>
          </table:table-cell>
          <table:table-cell table:formula="of:=EXACT([.A935];[.B9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24</text:p>
          </table:table-cell>
          <table:table-cell table:formula="of:=EXACT([.A936];[.B9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25</text:p>
          </table:table-cell>
          <table:table-cell table:formula="of:=EXACT([.A937];[.B9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26</text:p>
          </table:table-cell>
          <table:table-cell table:formula="of:=EXACT([.A938];[.B9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27</text:p>
          </table:table-cell>
          <table:table-cell table:formula="of:=EXACT([.A939];[.B9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28</text:p>
          </table:table-cell>
          <table:table-cell table:formula="of:=EXACT([.A940];[.B9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29</text:p>
          </table:table-cell>
          <table:table-cell table:formula="of:=EXACT([.A941];[.B9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30</text:p>
          </table:table-cell>
          <table:table-cell table:formula="of:=EXACT([.A942];[.B9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31</text:p>
          </table:table-cell>
          <table:table-cell table:formula="of:=EXACT([.A943];[.B9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32</text:p>
          </table:table-cell>
          <table:table-cell table:formula="of:=EXACT([.A944];[.B9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33</text:p>
          </table:table-cell>
          <table:table-cell table:formula="of:=EXACT([.A945];[.B9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34</text:p>
          </table:table-cell>
          <table:table-cell table:formula="of:=EXACT([.A946];[.B9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35</text:p>
          </table:table-cell>
          <table:table-cell table:formula="of:=EXACT([.A947];[.B9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36</text:p>
          </table:table-cell>
          <table:table-cell table:formula="of:=EXACT([.A948];[.B9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37</text:p>
          </table:table-cell>
          <table:table-cell table:formula="of:=EXACT([.A949];[.B9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38</text:p>
          </table:table-cell>
          <table:table-cell table:formula="of:=EXACT([.A950];[.B9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39</text:p>
          </table:table-cell>
          <table:table-cell table:formula="of:=EXACT([.A951];[.B9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40</text:p>
          </table:table-cell>
          <table:table-cell table:formula="of:=EXACT([.A952];[.B9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41</text:p>
          </table:table-cell>
          <table:table-cell table:formula="of:=EXACT([.A953];[.B9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42</text:p>
          </table:table-cell>
          <table:table-cell table:formula="of:=EXACT([.A954];[.B9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43</text:p>
          </table:table-cell>
          <table:table-cell table:formula="of:=EXACT([.A955];[.B9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44</text:p>
          </table:table-cell>
          <table:table-cell table:formula="of:=EXACT([.A956];[.B9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45</text:p>
          </table:table-cell>
          <table:table-cell table:formula="of:=EXACT([.A957];[.B9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46</text:p>
          </table:table-cell>
          <table:table-cell table:formula="of:=EXACT([.A958];[.B9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47</text:p>
          </table:table-cell>
          <table:table-cell table:formula="of:=EXACT([.A959];[.B9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48</text:p>
          </table:table-cell>
          <table:table-cell table:formula="of:=EXACT([.A960];[.B9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49</text:p>
          </table:table-cell>
          <table:table-cell table:formula="of:=EXACT([.A961];[.B9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50</text:p>
          </table:table-cell>
          <table:table-cell table:formula="of:=EXACT([.A962];[.B9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51</text:p>
          </table:table-cell>
          <table:table-cell table:formula="of:=EXACT([.A963];[.B9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52</text:p>
          </table:table-cell>
          <table:table-cell table:formula="of:=EXACT([.A964];[.B9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53</text:p>
          </table:table-cell>
          <table:table-cell table:formula="of:=EXACT([.A965];[.B9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54</text:p>
          </table:table-cell>
          <table:table-cell table:formula="of:=EXACT([.A966];[.B9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55</text:p>
          </table:table-cell>
          <table:table-cell table:formula="of:=EXACT([.A967];[.B9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56</text:p>
          </table:table-cell>
          <table:table-cell table:formula="of:=EXACT([.A968];[.B9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57</text:p>
          </table:table-cell>
          <table:table-cell table:formula="of:=EXACT([.A969];[.B9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58</text:p>
          </table:table-cell>
          <table:table-cell table:formula="of:=EXACT([.A970];[.B9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59</text:p>
          </table:table-cell>
          <table:table-cell table:formula="of:=EXACT([.A971];[.B9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60</text:p>
          </table:table-cell>
          <table:table-cell table:formula="of:=EXACT([.A972];[.B9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61</text:p>
          </table:table-cell>
          <table:table-cell table:formula="of:=EXACT([.A973];[.B9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62</text:p>
          </table:table-cell>
          <table:table-cell table:formula="of:=EXACT([.A974];[.B9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63</text:p>
          </table:table-cell>
          <table:table-cell table:formula="of:=EXACT([.A975];[.B9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64</text:p>
          </table:table-cell>
          <table:table-cell table:formula="of:=EXACT([.A976];[.B9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65</text:p>
          </table:table-cell>
          <table:table-cell table:formula="of:=EXACT([.A977];[.B9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66</text:p>
          </table:table-cell>
          <table:table-cell table:formula="of:=EXACT([.A978];[.B9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67</text:p>
          </table:table-cell>
          <table:table-cell table:formula="of:=EXACT([.A979];[.B9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68</text:p>
          </table:table-cell>
          <table:table-cell table:formula="of:=EXACT([.A980];[.B9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69</text:p>
          </table:table-cell>
          <table:table-cell table:formula="of:=EXACT([.A981];[.B9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70</text:p>
          </table:table-cell>
          <table:table-cell table:formula="of:=EXACT([.A982];[.B9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71</text:p>
          </table:table-cell>
          <table:table-cell table:formula="of:=EXACT([.A983];[.B9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72</text:p>
          </table:table-cell>
          <table:table-cell table:formula="of:=EXACT([.A984];[.B9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7_delgado_f000073</text:p>
          </table:table-cell>
          <table:table-cell table:formula="of:=EXACT([.A985];[.B9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01</text:p>
          </table:table-cell>
          <table:table-cell table:formula="of:=EXACT([.A986];[.B9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02</text:p>
          </table:table-cell>
          <table:table-cell table:formula="of:=EXACT([.A987];[.B9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03</text:p>
          </table:table-cell>
          <table:table-cell table:formula="of:=EXACT([.A988];[.B9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04</text:p>
          </table:table-cell>
          <table:table-cell table:formula="of:=EXACT([.A989];[.B9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05</text:p>
          </table:table-cell>
          <table:table-cell table:formula="of:=EXACT([.A990];[.B9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06</text:p>
          </table:table-cell>
          <table:table-cell table:formula="of:=EXACT([.A991];[.B9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07</text:p>
          </table:table-cell>
          <table:table-cell table:formula="of:=EXACT([.A992];[.B9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08</text:p>
          </table:table-cell>
          <table:table-cell table:formula="of:=EXACT([.A993];[.B9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09</text:p>
          </table:table-cell>
          <table:table-cell table:formula="of:=EXACT([.A994];[.B9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10</text:p>
          </table:table-cell>
          <table:table-cell table:formula="of:=EXACT([.A995];[.B9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11</text:p>
          </table:table-cell>
          <table:table-cell table:formula="of:=EXACT([.A996];[.B9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12</text:p>
          </table:table-cell>
          <table:table-cell table:formula="of:=EXACT([.A997];[.B9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13</text:p>
          </table:table-cell>
          <table:table-cell table:formula="of:=EXACT([.A998];[.B9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14</text:p>
          </table:table-cell>
          <table:table-cell table:formula="of:=EXACT([.A999];[.B9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15</text:p>
          </table:table-cell>
          <table:table-cell table:formula="of:=EXACT([.A1000];[.B10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16</text:p>
          </table:table-cell>
          <table:table-cell table:formula="of:=EXACT([.A1001];[.B10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17</text:p>
          </table:table-cell>
          <table:table-cell table:formula="of:=EXACT([.A1002];[.B10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18</text:p>
          </table:table-cell>
          <table:table-cell table:formula="of:=EXACT([.A1003];[.B10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19</text:p>
          </table:table-cell>
          <table:table-cell table:formula="of:=EXACT([.A1004];[.B10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20</text:p>
          </table:table-cell>
          <table:table-cell table:formula="of:=EXACT([.A1005];[.B10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21</text:p>
          </table:table-cell>
          <table:table-cell table:formula="of:=EXACT([.A1006];[.B10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22</text:p>
          </table:table-cell>
          <table:table-cell table:formula="of:=EXACT([.A1007];[.B10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23</text:p>
          </table:table-cell>
          <table:table-cell table:formula="of:=EXACT([.A1008];[.B10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24</text:p>
          </table:table-cell>
          <table:table-cell table:formula="of:=EXACT([.A1009];[.B10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25</text:p>
          </table:table-cell>
          <table:table-cell table:formula="of:=EXACT([.A1010];[.B10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26</text:p>
          </table:table-cell>
          <table:table-cell table:formula="of:=EXACT([.A1011];[.B10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27</text:p>
          </table:table-cell>
          <table:table-cell table:formula="of:=EXACT([.A1012];[.B10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28</text:p>
          </table:table-cell>
          <table:table-cell table:formula="of:=EXACT([.A1013];[.B10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29</text:p>
          </table:table-cell>
          <table:table-cell table:formula="of:=EXACT([.A1014];[.B10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30</text:p>
          </table:table-cell>
          <table:table-cell table:formula="of:=EXACT([.A1015];[.B10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31</text:p>
          </table:table-cell>
          <table:table-cell table:formula="of:=EXACT([.A1016];[.B10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32</text:p>
          </table:table-cell>
          <table:table-cell table:formula="of:=EXACT([.A1017];[.B10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33</text:p>
          </table:table-cell>
          <table:table-cell table:formula="of:=EXACT([.A1018];[.B10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34</text:p>
          </table:table-cell>
          <table:table-cell table:formula="of:=EXACT([.A1019];[.B10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35</text:p>
          </table:table-cell>
          <table:table-cell table:formula="of:=EXACT([.A1020];[.B10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36</text:p>
          </table:table-cell>
          <table:table-cell table:formula="of:=EXACT([.A1021];[.B10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37</text:p>
          </table:table-cell>
          <table:table-cell table:formula="of:=EXACT([.A1022];[.B10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38</text:p>
          </table:table-cell>
          <table:table-cell table:formula="of:=EXACT([.A1023];[.B10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39</text:p>
          </table:table-cell>
          <table:table-cell table:formula="of:=EXACT([.A1024];[.B10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40</text:p>
          </table:table-cell>
          <table:table-cell table:formula="of:=EXACT([.A1025];[.B10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41</text:p>
          </table:table-cell>
          <table:table-cell table:formula="of:=EXACT([.A1026];[.B10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42</text:p>
          </table:table-cell>
          <table:table-cell table:formula="of:=EXACT([.A1027];[.B10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43</text:p>
          </table:table-cell>
          <table:table-cell table:formula="of:=EXACT([.A1028];[.B10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44</text:p>
          </table:table-cell>
          <table:table-cell table:formula="of:=EXACT([.A1029];[.B10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45</text:p>
          </table:table-cell>
          <table:table-cell table:formula="of:=EXACT([.A1030];[.B10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46</text:p>
          </table:table-cell>
          <table:table-cell table:formula="of:=EXACT([.A1031];[.B10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47</text:p>
          </table:table-cell>
          <table:table-cell table:formula="of:=EXACT([.A1032];[.B10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48</text:p>
          </table:table-cell>
          <table:table-cell table:formula="of:=EXACT([.A1033];[.B10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49</text:p>
          </table:table-cell>
          <table:table-cell table:formula="of:=EXACT([.A1034];[.B10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50</text:p>
          </table:table-cell>
          <table:table-cell table:formula="of:=EXACT([.A1035];[.B10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51</text:p>
          </table:table-cell>
          <table:table-cell table:formula="of:=EXACT([.A1036];[.B10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52</text:p>
          </table:table-cell>
          <table:table-cell table:formula="of:=EXACT([.A1037];[.B10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53</text:p>
          </table:table-cell>
          <table:table-cell table:formula="of:=EXACT([.A1038];[.B10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54</text:p>
          </table:table-cell>
          <table:table-cell table:formula="of:=EXACT([.A1039];[.B10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55</text:p>
          </table:table-cell>
          <table:table-cell table:formula="of:=EXACT([.A1040];[.B10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56</text:p>
          </table:table-cell>
          <table:table-cell table:formula="of:=EXACT([.A1041];[.B10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57</text:p>
          </table:table-cell>
          <table:table-cell table:formula="of:=EXACT([.A1042];[.B10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58</text:p>
          </table:table-cell>
          <table:table-cell table:formula="of:=EXACT([.A1043];[.B10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59</text:p>
          </table:table-cell>
          <table:table-cell table:formula="of:=EXACT([.A1044];[.B10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60</text:p>
          </table:table-cell>
          <table:table-cell table:formula="of:=EXACT([.A1045];[.B10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61</text:p>
          </table:table-cell>
          <table:table-cell table:formula="of:=EXACT([.A1046];[.B10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62</text:p>
          </table:table-cell>
          <table:table-cell table:formula="of:=EXACT([.A1047];[.B10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63</text:p>
          </table:table-cell>
          <table:table-cell table:formula="of:=EXACT([.A1048];[.B10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64</text:p>
          </table:table-cell>
          <table:table-cell table:formula="of:=EXACT([.A1049];[.B10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65</text:p>
          </table:table-cell>
          <table:table-cell table:formula="of:=EXACT([.A1050];[.B10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66</text:p>
          </table:table-cell>
          <table:table-cell table:formula="of:=EXACT([.A1051];[.B10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67</text:p>
          </table:table-cell>
          <table:table-cell table:formula="of:=EXACT([.A1052];[.B10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68</text:p>
          </table:table-cell>
          <table:table-cell table:formula="of:=EXACT([.A1053];[.B10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69</text:p>
          </table:table-cell>
          <table:table-cell table:formula="of:=EXACT([.A1054];[.B10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70</text:p>
          </table:table-cell>
          <table:table-cell table:formula="of:=EXACT([.A1055];[.B10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71</text:p>
          </table:table-cell>
          <table:table-cell table:formula="of:=EXACT([.A1056];[.B10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72</text:p>
          </table:table-cell>
          <table:table-cell table:formula="of:=EXACT([.A1057];[.B10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73</text:p>
          </table:table-cell>
          <table:table-cell table:formula="of:=EXACT([.A1058];[.B10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74</text:p>
          </table:table-cell>
          <table:table-cell table:formula="of:=EXACT([.A1059];[.B10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75</text:p>
          </table:table-cell>
          <table:table-cell table:formula="of:=EXACT([.A1060];[.B10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76</text:p>
          </table:table-cell>
          <table:table-cell table:formula="of:=EXACT([.A1061];[.B10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77</text:p>
          </table:table-cell>
          <table:table-cell table:formula="of:=EXACT([.A1062];[.B10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78</text:p>
          </table:table-cell>
          <table:table-cell table:formula="of:=EXACT([.A1063];[.B10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79</text:p>
          </table:table-cell>
          <table:table-cell table:formula="of:=EXACT([.A1064];[.B10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80</text:p>
          </table:table-cell>
          <table:table-cell table:formula="of:=EXACT([.A1065];[.B10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81</text:p>
          </table:table-cell>
          <table:table-cell table:formula="of:=EXACT([.A1066];[.B10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82</text:p>
          </table:table-cell>
          <table:table-cell table:formula="of:=EXACT([.A1067];[.B10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83</text:p>
          </table:table-cell>
          <table:table-cell table:formula="of:=EXACT([.A1068];[.B10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84</text:p>
          </table:table-cell>
          <table:table-cell table:formula="of:=EXACT([.A1069];[.B10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85</text:p>
          </table:table-cell>
          <table:table-cell table:formula="of:=EXACT([.A1070];[.B10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86</text:p>
          </table:table-cell>
          <table:table-cell table:formula="of:=EXACT([.A1071];[.B10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87</text:p>
          </table:table-cell>
          <table:table-cell table:formula="of:=EXACT([.A1072];[.B10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88</text:p>
          </table:table-cell>
          <table:table-cell table:formula="of:=EXACT([.A1073];[.B10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89</text:p>
          </table:table-cell>
          <table:table-cell table:formula="of:=EXACT([.A1074];[.B10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90</text:p>
          </table:table-cell>
          <table:table-cell table:formula="of:=EXACT([.A1075];[.B10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91</text:p>
          </table:table-cell>
          <table:table-cell table:formula="of:=EXACT([.A1076];[.B10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92</text:p>
          </table:table-cell>
          <table:table-cell table:formula="of:=EXACT([.A1077];[.B10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93</text:p>
          </table:table-cell>
          <table:table-cell table:formula="of:=EXACT([.A1078];[.B10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94</text:p>
          </table:table-cell>
          <table:table-cell table:formula="of:=EXACT([.A1079];[.B10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95</text:p>
          </table:table-cell>
          <table:table-cell table:formula="of:=EXACT([.A1080];[.B10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96</text:p>
          </table:table-cell>
          <table:table-cell table:formula="of:=EXACT([.A1081];[.B10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97</text:p>
          </table:table-cell>
          <table:table-cell table:formula="of:=EXACT([.A1082];[.B10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98</text:p>
          </table:table-cell>
          <table:table-cell table:formula="of:=EXACT([.A1083];[.B10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099</text:p>
          </table:table-cell>
          <table:table-cell table:formula="of:=EXACT([.A1084];[.B10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00</text:p>
          </table:table-cell>
          <table:table-cell table:formula="of:=EXACT([.A1085];[.B10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01</text:p>
          </table:table-cell>
          <table:table-cell table:formula="of:=EXACT([.A1086];[.B10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02</text:p>
          </table:table-cell>
          <table:table-cell table:formula="of:=EXACT([.A1087];[.B10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03</text:p>
          </table:table-cell>
          <table:table-cell table:formula="of:=EXACT([.A1088];[.B10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04</text:p>
          </table:table-cell>
          <table:table-cell table:formula="of:=EXACT([.A1089];[.B10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05</text:p>
          </table:table-cell>
          <table:table-cell table:formula="of:=EXACT([.A1090];[.B10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06</text:p>
          </table:table-cell>
          <table:table-cell table:formula="of:=EXACT([.A1091];[.B10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07</text:p>
          </table:table-cell>
          <table:table-cell table:formula="of:=EXACT([.A1092];[.B10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08</text:p>
          </table:table-cell>
          <table:table-cell table:formula="of:=EXACT([.A1093];[.B10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09</text:p>
          </table:table-cell>
          <table:table-cell table:formula="of:=EXACT([.A1094];[.B10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10</text:p>
          </table:table-cell>
          <table:table-cell table:formula="of:=EXACT([.A1095];[.B10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11</text:p>
          </table:table-cell>
          <table:table-cell table:formula="of:=EXACT([.A1096];[.B10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12</text:p>
          </table:table-cell>
          <table:table-cell table:formula="of:=EXACT([.A1097];[.B10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13</text:p>
          </table:table-cell>
          <table:table-cell table:formula="of:=EXACT([.A1098];[.B10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14</text:p>
          </table:table-cell>
          <table:table-cell table:formula="of:=EXACT([.A1099];[.B10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15</text:p>
          </table:table-cell>
          <table:table-cell table:formula="of:=EXACT([.A1100];[.B11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16</text:p>
          </table:table-cell>
          <table:table-cell table:formula="of:=EXACT([.A1101];[.B11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17</text:p>
          </table:table-cell>
          <table:table-cell table:formula="of:=EXACT([.A1102];[.B11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18</text:p>
          </table:table-cell>
          <table:table-cell table:formula="of:=EXACT([.A1103];[.B11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19</text:p>
          </table:table-cell>
          <table:table-cell table:formula="of:=EXACT([.A1104];[.B11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20</text:p>
          </table:table-cell>
          <table:table-cell table:formula="of:=EXACT([.A1105];[.B11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21</text:p>
          </table:table-cell>
          <table:table-cell table:formula="of:=EXACT([.A1106];[.B11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22</text:p>
          </table:table-cell>
          <table:table-cell table:formula="of:=EXACT([.A1107];[.B11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23</text:p>
          </table:table-cell>
          <table:table-cell table:formula="of:=EXACT([.A1108];[.B11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24</text:p>
          </table:table-cell>
          <table:table-cell table:formula="of:=EXACT([.A1109];[.B11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25</text:p>
          </table:table-cell>
          <table:table-cell table:formula="of:=EXACT([.A1110];[.B11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26</text:p>
          </table:table-cell>
          <table:table-cell table:formula="of:=EXACT([.A1111];[.B11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27</text:p>
          </table:table-cell>
          <table:table-cell table:formula="of:=EXACT([.A1112];[.B11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28</text:p>
          </table:table-cell>
          <table:table-cell table:formula="of:=EXACT([.A1113];[.B11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29</text:p>
          </table:table-cell>
          <table:table-cell table:formula="of:=EXACT([.A1114];[.B11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30</text:p>
          </table:table-cell>
          <table:table-cell table:formula="of:=EXACT([.A1115];[.B11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31</text:p>
          </table:table-cell>
          <table:table-cell table:formula="of:=EXACT([.A1116];[.B11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32</text:p>
          </table:table-cell>
          <table:table-cell table:formula="of:=EXACT([.A1117];[.B11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33</text:p>
          </table:table-cell>
          <table:table-cell table:formula="of:=EXACT([.A1118];[.B11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34</text:p>
          </table:table-cell>
          <table:table-cell table:formula="of:=EXACT([.A1119];[.B11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35</text:p>
          </table:table-cell>
          <table:table-cell table:formula="of:=EXACT([.A1120];[.B11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36</text:p>
          </table:table-cell>
          <table:table-cell table:formula="of:=EXACT([.A1121];[.B11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37</text:p>
          </table:table-cell>
          <table:table-cell table:formula="of:=EXACT([.A1122];[.B11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38</text:p>
          </table:table-cell>
          <table:table-cell table:formula="of:=EXACT([.A1123];[.B11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39</text:p>
          </table:table-cell>
          <table:table-cell table:formula="of:=EXACT([.A1124];[.B11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40</text:p>
          </table:table-cell>
          <table:table-cell table:formula="of:=EXACT([.A1125];[.B11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41</text:p>
          </table:table-cell>
          <table:table-cell table:formula="of:=EXACT([.A1126];[.B11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42</text:p>
          </table:table-cell>
          <table:table-cell table:formula="of:=EXACT([.A1127];[.B11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43</text:p>
          </table:table-cell>
          <table:table-cell table:formula="of:=EXACT([.A1128];[.B11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44</text:p>
          </table:table-cell>
          <table:table-cell table:formula="of:=EXACT([.A1129];[.B11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45</text:p>
          </table:table-cell>
          <table:table-cell table:formula="of:=EXACT([.A1130];[.B11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46</text:p>
          </table:table-cell>
          <table:table-cell table:formula="of:=EXACT([.A1131];[.B11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47</text:p>
          </table:table-cell>
          <table:table-cell table:formula="of:=EXACT([.A1132];[.B11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48</text:p>
          </table:table-cell>
          <table:table-cell table:formula="of:=EXACT([.A1133];[.B11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49</text:p>
          </table:table-cell>
          <table:table-cell table:formula="of:=EXACT([.A1134];[.B11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50</text:p>
          </table:table-cell>
          <table:table-cell table:formula="of:=EXACT([.A1135];[.B11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51</text:p>
          </table:table-cell>
          <table:table-cell table:formula="of:=EXACT([.A1136];[.B11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52</text:p>
          </table:table-cell>
          <table:table-cell table:formula="of:=EXACT([.A1137];[.B11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53</text:p>
          </table:table-cell>
          <table:table-cell table:formula="of:=EXACT([.A1138];[.B11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54</text:p>
          </table:table-cell>
          <table:table-cell table:formula="of:=EXACT([.A1139];[.B11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55</text:p>
          </table:table-cell>
          <table:table-cell table:formula="of:=EXACT([.A1140];[.B11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56</text:p>
          </table:table-cell>
          <table:table-cell table:formula="of:=EXACT([.A1141];[.B11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57</text:p>
          </table:table-cell>
          <table:table-cell table:formula="of:=EXACT([.A1142];[.B11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58</text:p>
          </table:table-cell>
          <table:table-cell table:formula="of:=EXACT([.A1143];[.B11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59</text:p>
          </table:table-cell>
          <table:table-cell table:formula="of:=EXACT([.A1144];[.B11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60</text:p>
          </table:table-cell>
          <table:table-cell table:formula="of:=EXACT([.A1145];[.B11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61</text:p>
          </table:table-cell>
          <table:table-cell table:formula="of:=EXACT([.A1146];[.B11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62</text:p>
          </table:table-cell>
          <table:table-cell table:formula="of:=EXACT([.A1147];[.B11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63</text:p>
          </table:table-cell>
          <table:table-cell table:formula="of:=EXACT([.A1148];[.B11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64</text:p>
          </table:table-cell>
          <table:table-cell table:formula="of:=EXACT([.A1149];[.B11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65</text:p>
          </table:table-cell>
          <table:table-cell table:formula="of:=EXACT([.A1150];[.B11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66</text:p>
          </table:table-cell>
          <table:table-cell table:formula="of:=EXACT([.A1151];[.B11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67</text:p>
          </table:table-cell>
          <table:table-cell table:formula="of:=EXACT([.A1152];[.B11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68</text:p>
          </table:table-cell>
          <table:table-cell table:formula="of:=EXACT([.A1153];[.B11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69</text:p>
          </table:table-cell>
          <table:table-cell table:formula="of:=EXACT([.A1154];[.B11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70</text:p>
          </table:table-cell>
          <table:table-cell table:formula="of:=EXACT([.A1155];[.B11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71</text:p>
          </table:table-cell>
          <table:table-cell table:formula="of:=EXACT([.A1156];[.B11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72</text:p>
          </table:table-cell>
          <table:table-cell table:formula="of:=EXACT([.A1157];[.B11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73</text:p>
          </table:table-cell>
          <table:table-cell table:formula="of:=EXACT([.A1158];[.B11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74</text:p>
          </table:table-cell>
          <table:table-cell table:formula="of:=EXACT([.A1159];[.B11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75</text:p>
          </table:table-cell>
          <table:table-cell table:formula="of:=EXACT([.A1160];[.B11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76</text:p>
          </table:table-cell>
          <table:table-cell table:formula="of:=EXACT([.A1161];[.B11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77</text:p>
          </table:table-cell>
          <table:table-cell table:formula="of:=EXACT([.A1162];[.B11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78</text:p>
          </table:table-cell>
          <table:table-cell table:formula="of:=EXACT([.A1163];[.B11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79</text:p>
          </table:table-cell>
          <table:table-cell table:formula="of:=EXACT([.A1164];[.B11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80</text:p>
          </table:table-cell>
          <table:table-cell table:formula="of:=EXACT([.A1165];[.B11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81</text:p>
          </table:table-cell>
          <table:table-cell table:formula="of:=EXACT([.A1166];[.B11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82</text:p>
          </table:table-cell>
          <table:table-cell table:formula="of:=EXACT([.A1167];[.B11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83</text:p>
          </table:table-cell>
          <table:table-cell table:formula="of:=EXACT([.A1168];[.B11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84</text:p>
          </table:table-cell>
          <table:table-cell table:formula="of:=EXACT([.A1169];[.B11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8_delgado_f000185</text:p>
          </table:table-cell>
          <table:table-cell table:formula="of:=EXACT([.A1170];[.B11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01</text:p>
          </table:table-cell>
          <table:table-cell table:formula="of:=EXACT([.A1171];[.B11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02</text:p>
          </table:table-cell>
          <table:table-cell table:formula="of:=EXACT([.A1172];[.B11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03</text:p>
          </table:table-cell>
          <table:table-cell table:formula="of:=EXACT([.A1173];[.B11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04</text:p>
          </table:table-cell>
          <table:table-cell table:formula="of:=EXACT([.A1174];[.B11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05</text:p>
          </table:table-cell>
          <table:table-cell table:formula="of:=EXACT([.A1175];[.B11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06</text:p>
          </table:table-cell>
          <table:table-cell table:formula="of:=EXACT([.A1176];[.B11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07</text:p>
          </table:table-cell>
          <table:table-cell table:formula="of:=EXACT([.A1177];[.B11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08</text:p>
          </table:table-cell>
          <table:table-cell table:formula="of:=EXACT([.A1178];[.B11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09</text:p>
          </table:table-cell>
          <table:table-cell table:formula="of:=EXACT([.A1179];[.B11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10</text:p>
          </table:table-cell>
          <table:table-cell table:formula="of:=EXACT([.A1180];[.B11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11</text:p>
          </table:table-cell>
          <table:table-cell table:formula="of:=EXACT([.A1181];[.B11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12</text:p>
          </table:table-cell>
          <table:table-cell table:formula="of:=EXACT([.A1182];[.B11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13</text:p>
          </table:table-cell>
          <table:table-cell table:formula="of:=EXACT([.A1183];[.B11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14</text:p>
          </table:table-cell>
          <table:table-cell table:formula="of:=EXACT([.A1184];[.B11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15</text:p>
          </table:table-cell>
          <table:table-cell table:formula="of:=EXACT([.A1185];[.B11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16</text:p>
          </table:table-cell>
          <table:table-cell table:formula="of:=EXACT([.A1186];[.B11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17</text:p>
          </table:table-cell>
          <table:table-cell table:formula="of:=EXACT([.A1187];[.B11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18</text:p>
          </table:table-cell>
          <table:table-cell table:formula="of:=EXACT([.A1188];[.B11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19</text:p>
          </table:table-cell>
          <table:table-cell table:formula="of:=EXACT([.A1189];[.B11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20</text:p>
          </table:table-cell>
          <table:table-cell table:formula="of:=EXACT([.A1190];[.B11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21</text:p>
          </table:table-cell>
          <table:table-cell table:formula="of:=EXACT([.A1191];[.B11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22</text:p>
          </table:table-cell>
          <table:table-cell table:formula="of:=EXACT([.A1192];[.B11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23</text:p>
          </table:table-cell>
          <table:table-cell table:formula="of:=EXACT([.A1193];[.B11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24</text:p>
          </table:table-cell>
          <table:table-cell table:formula="of:=EXACT([.A1194];[.B11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25</text:p>
          </table:table-cell>
          <table:table-cell table:formula="of:=EXACT([.A1195];[.B11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26</text:p>
          </table:table-cell>
          <table:table-cell table:formula="of:=EXACT([.A1196];[.B11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27</text:p>
          </table:table-cell>
          <table:table-cell table:formula="of:=EXACT([.A1197];[.B11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28</text:p>
          </table:table-cell>
          <table:table-cell table:formula="of:=EXACT([.A1198];[.B11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29</text:p>
          </table:table-cell>
          <table:table-cell table:formula="of:=EXACT([.A1199];[.B11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30</text:p>
          </table:table-cell>
          <table:table-cell table:formula="of:=EXACT([.A1200];[.B12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31</text:p>
          </table:table-cell>
          <table:table-cell table:formula="of:=EXACT([.A1201];[.B12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32</text:p>
          </table:table-cell>
          <table:table-cell table:formula="of:=EXACT([.A1202];[.B12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33</text:p>
          </table:table-cell>
          <table:table-cell table:formula="of:=EXACT([.A1203];[.B12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34</text:p>
          </table:table-cell>
          <table:table-cell table:formula="of:=EXACT([.A1204];[.B12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35</text:p>
          </table:table-cell>
          <table:table-cell table:formula="of:=EXACT([.A1205];[.B12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36</text:p>
          </table:table-cell>
          <table:table-cell table:formula="of:=EXACT([.A1206];[.B12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37</text:p>
          </table:table-cell>
          <table:table-cell table:formula="of:=EXACT([.A1207];[.B12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38</text:p>
          </table:table-cell>
          <table:table-cell table:formula="of:=EXACT([.A1208];[.B12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39</text:p>
          </table:table-cell>
          <table:table-cell table:formula="of:=EXACT([.A1209];[.B12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40</text:p>
          </table:table-cell>
          <table:table-cell table:formula="of:=EXACT([.A1210];[.B12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41</text:p>
          </table:table-cell>
          <table:table-cell table:formula="of:=EXACT([.A1211];[.B12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42</text:p>
          </table:table-cell>
          <table:table-cell table:formula="of:=EXACT([.A1212];[.B12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43</text:p>
          </table:table-cell>
          <table:table-cell table:formula="of:=EXACT([.A1213];[.B12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44</text:p>
          </table:table-cell>
          <table:table-cell table:formula="of:=EXACT([.A1214];[.B12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45</text:p>
          </table:table-cell>
          <table:table-cell table:formula="of:=EXACT([.A1215];[.B12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46</text:p>
          </table:table-cell>
          <table:table-cell table:formula="of:=EXACT([.A1216];[.B12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47</text:p>
          </table:table-cell>
          <table:table-cell table:formula="of:=EXACT([.A1217];[.B12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48</text:p>
          </table:table-cell>
          <table:table-cell table:formula="of:=EXACT([.A1218];[.B12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49</text:p>
          </table:table-cell>
          <table:table-cell table:formula="of:=EXACT([.A1219];[.B12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50</text:p>
          </table:table-cell>
          <table:table-cell table:formula="of:=EXACT([.A1220];[.B12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51</text:p>
          </table:table-cell>
          <table:table-cell table:formula="of:=EXACT([.A1221];[.B12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52</text:p>
          </table:table-cell>
          <table:table-cell table:formula="of:=EXACT([.A1222];[.B12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53</text:p>
          </table:table-cell>
          <table:table-cell table:formula="of:=EXACT([.A1223];[.B12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54</text:p>
          </table:table-cell>
          <table:table-cell table:formula="of:=EXACT([.A1224];[.B12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55</text:p>
          </table:table-cell>
          <table:table-cell table:formula="of:=EXACT([.A1225];[.B12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56</text:p>
          </table:table-cell>
          <table:table-cell table:formula="of:=EXACT([.A1226];[.B12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57</text:p>
          </table:table-cell>
          <table:table-cell table:formula="of:=EXACT([.A1227];[.B12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58</text:p>
          </table:table-cell>
          <table:table-cell table:formula="of:=EXACT([.A1228];[.B12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59</text:p>
          </table:table-cell>
          <table:table-cell table:formula="of:=EXACT([.A1229];[.B12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60</text:p>
          </table:table-cell>
          <table:table-cell table:formula="of:=EXACT([.A1230];[.B12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61</text:p>
          </table:table-cell>
          <table:table-cell table:formula="of:=EXACT([.A1231];[.B12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62</text:p>
          </table:table-cell>
          <table:table-cell table:formula="of:=EXACT([.A1232];[.B12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63</text:p>
          </table:table-cell>
          <table:table-cell table:formula="of:=EXACT([.A1233];[.B12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64</text:p>
          </table:table-cell>
          <table:table-cell table:formula="of:=EXACT([.A1234];[.B12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65</text:p>
          </table:table-cell>
          <table:table-cell table:formula="of:=EXACT([.A1235];[.B12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66</text:p>
          </table:table-cell>
          <table:table-cell table:formula="of:=EXACT([.A1236];[.B12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67</text:p>
          </table:table-cell>
          <table:table-cell table:formula="of:=EXACT([.A1237];[.B12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68</text:p>
          </table:table-cell>
          <table:table-cell table:formula="of:=EXACT([.A1238];[.B12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69</text:p>
          </table:table-cell>
          <table:table-cell table:formula="of:=EXACT([.A1239];[.B12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70</text:p>
          </table:table-cell>
          <table:table-cell table:formula="of:=EXACT([.A1240];[.B12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71</text:p>
          </table:table-cell>
          <table:table-cell table:formula="of:=EXACT([.A1241];[.B12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72</text:p>
          </table:table-cell>
          <table:table-cell table:formula="of:=EXACT([.A1242];[.B12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73</text:p>
          </table:table-cell>
          <table:table-cell table:formula="of:=EXACT([.A1243];[.B12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74</text:p>
          </table:table-cell>
          <table:table-cell table:formula="of:=EXACT([.A1244];[.B12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75</text:p>
          </table:table-cell>
          <table:table-cell table:formula="of:=EXACT([.A1245];[.B12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76</text:p>
          </table:table-cell>
          <table:table-cell table:formula="of:=EXACT([.A1246];[.B12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77</text:p>
          </table:table-cell>
          <table:table-cell table:formula="of:=EXACT([.A1247];[.B12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78</text:p>
          </table:table-cell>
          <table:table-cell table:formula="of:=EXACT([.A1248];[.B12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79</text:p>
          </table:table-cell>
          <table:table-cell table:formula="of:=EXACT([.A1249];[.B12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80</text:p>
          </table:table-cell>
          <table:table-cell table:formula="of:=EXACT([.A1250];[.B12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81</text:p>
          </table:table-cell>
          <table:table-cell table:formula="of:=EXACT([.A1251];[.B12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09_delgado_f000082</text:p>
          </table:table-cell>
          <table:table-cell table:formula="of:=EXACT([.A1252];[.B12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01</text:p>
          </table:table-cell>
          <table:table-cell table:formula="of:=EXACT([.A1253];[.B12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02</text:p>
          </table:table-cell>
          <table:table-cell table:formula="of:=EXACT([.A1254];[.B12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03</text:p>
          </table:table-cell>
          <table:table-cell table:formula="of:=EXACT([.A1255];[.B12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04</text:p>
          </table:table-cell>
          <table:table-cell table:formula="of:=EXACT([.A1256];[.B12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05</text:p>
          </table:table-cell>
          <table:table-cell table:formula="of:=EXACT([.A1257];[.B12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06</text:p>
          </table:table-cell>
          <table:table-cell table:formula="of:=EXACT([.A1258];[.B12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07</text:p>
          </table:table-cell>
          <table:table-cell table:formula="of:=EXACT([.A1259];[.B12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08</text:p>
          </table:table-cell>
          <table:table-cell table:formula="of:=EXACT([.A1260];[.B12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09</text:p>
          </table:table-cell>
          <table:table-cell table:formula="of:=EXACT([.A1261];[.B12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10</text:p>
          </table:table-cell>
          <table:table-cell table:formula="of:=EXACT([.A1262];[.B12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11</text:p>
          </table:table-cell>
          <table:table-cell table:formula="of:=EXACT([.A1263];[.B12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12</text:p>
          </table:table-cell>
          <table:table-cell table:formula="of:=EXACT([.A1264];[.B12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13</text:p>
          </table:table-cell>
          <table:table-cell table:formula="of:=EXACT([.A1265];[.B12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14</text:p>
          </table:table-cell>
          <table:table-cell table:formula="of:=EXACT([.A1266];[.B12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15</text:p>
          </table:table-cell>
          <table:table-cell table:formula="of:=EXACT([.A1267];[.B12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16</text:p>
          </table:table-cell>
          <table:table-cell table:formula="of:=EXACT([.A1268];[.B12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17</text:p>
          </table:table-cell>
          <table:table-cell table:formula="of:=EXACT([.A1269];[.B12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18</text:p>
          </table:table-cell>
          <table:table-cell table:formula="of:=EXACT([.A1270];[.B12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19</text:p>
          </table:table-cell>
          <table:table-cell table:formula="of:=EXACT([.A1271];[.B12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20</text:p>
          </table:table-cell>
          <table:table-cell table:formula="of:=EXACT([.A1272];[.B12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21</text:p>
          </table:table-cell>
          <table:table-cell table:formula="of:=EXACT([.A1273];[.B12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22</text:p>
          </table:table-cell>
          <table:table-cell table:formula="of:=EXACT([.A1274];[.B12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23</text:p>
          </table:table-cell>
          <table:table-cell table:formula="of:=EXACT([.A1275];[.B12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24</text:p>
          </table:table-cell>
          <table:table-cell table:formula="of:=EXACT([.A1276];[.B12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25</text:p>
          </table:table-cell>
          <table:table-cell table:formula="of:=EXACT([.A1277];[.B12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26</text:p>
          </table:table-cell>
          <table:table-cell table:formula="of:=EXACT([.A1278];[.B12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27</text:p>
          </table:table-cell>
          <table:table-cell table:formula="of:=EXACT([.A1279];[.B12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28</text:p>
          </table:table-cell>
          <table:table-cell table:formula="of:=EXACT([.A1280];[.B12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29</text:p>
          </table:table-cell>
          <table:table-cell table:formula="of:=EXACT([.A1281];[.B12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30</text:p>
          </table:table-cell>
          <table:table-cell table:formula="of:=EXACT([.A1282];[.B12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31</text:p>
          </table:table-cell>
          <table:table-cell table:formula="of:=EXACT([.A1283];[.B12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32</text:p>
          </table:table-cell>
          <table:table-cell table:formula="of:=EXACT([.A1284];[.B12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33</text:p>
          </table:table-cell>
          <table:table-cell table:formula="of:=EXACT([.A1285];[.B12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34</text:p>
          </table:table-cell>
          <table:table-cell table:formula="of:=EXACT([.A1286];[.B12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35</text:p>
          </table:table-cell>
          <table:table-cell table:formula="of:=EXACT([.A1287];[.B12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36</text:p>
          </table:table-cell>
          <table:table-cell table:formula="of:=EXACT([.A1288];[.B12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37</text:p>
          </table:table-cell>
          <table:table-cell table:formula="of:=EXACT([.A1289];[.B12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38</text:p>
          </table:table-cell>
          <table:table-cell table:formula="of:=EXACT([.A1290];[.B12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39</text:p>
          </table:table-cell>
          <table:table-cell table:formula="of:=EXACT([.A1291];[.B12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40</text:p>
          </table:table-cell>
          <table:table-cell table:formula="of:=EXACT([.A1292];[.B12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41</text:p>
          </table:table-cell>
          <table:table-cell table:formula="of:=EXACT([.A1293];[.B12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42</text:p>
          </table:table-cell>
          <table:table-cell table:formula="of:=EXACT([.A1294];[.B12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43</text:p>
          </table:table-cell>
          <table:table-cell table:formula="of:=EXACT([.A1295];[.B12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44</text:p>
          </table:table-cell>
          <table:table-cell table:formula="of:=EXACT([.A1296];[.B12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45</text:p>
          </table:table-cell>
          <table:table-cell table:formula="of:=EXACT([.A1297];[.B12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46</text:p>
          </table:table-cell>
          <table:table-cell table:formula="of:=EXACT([.A1298];[.B12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47</text:p>
          </table:table-cell>
          <table:table-cell table:formula="of:=EXACT([.A1299];[.B12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48</text:p>
          </table:table-cell>
          <table:table-cell table:formula="of:=EXACT([.A1300];[.B13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49</text:p>
          </table:table-cell>
          <table:table-cell table:formula="of:=EXACT([.A1301];[.B13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50</text:p>
          </table:table-cell>
          <table:table-cell table:formula="of:=EXACT([.A1302];[.B13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51</text:p>
          </table:table-cell>
          <table:table-cell table:formula="of:=EXACT([.A1303];[.B13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52</text:p>
          </table:table-cell>
          <table:table-cell table:formula="of:=EXACT([.A1304];[.B13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53</text:p>
          </table:table-cell>
          <table:table-cell table:formula="of:=EXACT([.A1305];[.B13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54</text:p>
          </table:table-cell>
          <table:table-cell table:formula="of:=EXACT([.A1306];[.B13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55</text:p>
          </table:table-cell>
          <table:table-cell table:formula="of:=EXACT([.A1307];[.B13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56</text:p>
          </table:table-cell>
          <table:table-cell table:formula="of:=EXACT([.A1308];[.B13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57</text:p>
          </table:table-cell>
          <table:table-cell table:formula="of:=EXACT([.A1309];[.B13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58</text:p>
          </table:table-cell>
          <table:table-cell table:formula="of:=EXACT([.A1310];[.B13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59</text:p>
          </table:table-cell>
          <table:table-cell table:formula="of:=EXACT([.A1311];[.B13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60</text:p>
          </table:table-cell>
          <table:table-cell table:formula="of:=EXACT([.A1312];[.B13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61</text:p>
          </table:table-cell>
          <table:table-cell table:formula="of:=EXACT([.A1313];[.B13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62</text:p>
          </table:table-cell>
          <table:table-cell table:formula="of:=EXACT([.A1314];[.B13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63</text:p>
          </table:table-cell>
          <table:table-cell table:formula="of:=EXACT([.A1315];[.B13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64</text:p>
          </table:table-cell>
          <table:table-cell table:formula="of:=EXACT([.A1316];[.B13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65</text:p>
          </table:table-cell>
          <table:table-cell table:formula="of:=EXACT([.A1317];[.B13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66</text:p>
          </table:table-cell>
          <table:table-cell table:formula="of:=EXACT([.A1318];[.B13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67</text:p>
          </table:table-cell>
          <table:table-cell table:formula="of:=EXACT([.A1319];[.B13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68</text:p>
          </table:table-cell>
          <table:table-cell table:formula="of:=EXACT([.A1320];[.B13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69</text:p>
          </table:table-cell>
          <table:table-cell table:formula="of:=EXACT([.A1321];[.B13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70</text:p>
          </table:table-cell>
          <table:table-cell table:formula="of:=EXACT([.A1322];[.B13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71</text:p>
          </table:table-cell>
          <table:table-cell table:formula="of:=EXACT([.A1323];[.B13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72</text:p>
          </table:table-cell>
          <table:table-cell table:formula="of:=EXACT([.A1324];[.B13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73</text:p>
          </table:table-cell>
          <table:table-cell table:formula="of:=EXACT([.A1325];[.B13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74</text:p>
          </table:table-cell>
          <table:table-cell table:formula="of:=EXACT([.A1326];[.B13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75</text:p>
          </table:table-cell>
          <table:table-cell table:formula="of:=EXACT([.A1327];[.B13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76</text:p>
          </table:table-cell>
          <table:table-cell table:formula="of:=EXACT([.A1328];[.B13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77</text:p>
          </table:table-cell>
          <table:table-cell table:formula="of:=EXACT([.A1329];[.B13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78</text:p>
          </table:table-cell>
          <table:table-cell table:formula="of:=EXACT([.A1330];[.B13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79</text:p>
          </table:table-cell>
          <table:table-cell table:formula="of:=EXACT([.A1331];[.B13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80</text:p>
          </table:table-cell>
          <table:table-cell table:formula="of:=EXACT([.A1332];[.B13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81</text:p>
          </table:table-cell>
          <table:table-cell table:formula="of:=EXACT([.A1333];[.B13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82</text:p>
          </table:table-cell>
          <table:table-cell table:formula="of:=EXACT([.A1334];[.B13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83</text:p>
          </table:table-cell>
          <table:table-cell table:formula="of:=EXACT([.A1335];[.B13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84</text:p>
          </table:table-cell>
          <table:table-cell table:formula="of:=EXACT([.A1336];[.B13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85</text:p>
          </table:table-cell>
          <table:table-cell table:formula="of:=EXACT([.A1337];[.B13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86</text:p>
          </table:table-cell>
          <table:table-cell table:formula="of:=EXACT([.A1338];[.B13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87</text:p>
          </table:table-cell>
          <table:table-cell table:formula="of:=EXACT([.A1339];[.B13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88</text:p>
          </table:table-cell>
          <table:table-cell table:formula="of:=EXACT([.A1340];[.B13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89</text:p>
          </table:table-cell>
          <table:table-cell table:formula="of:=EXACT([.A1341];[.B13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90</text:p>
          </table:table-cell>
          <table:table-cell table:formula="of:=EXACT([.A1342];[.B13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91</text:p>
          </table:table-cell>
          <table:table-cell table:formula="of:=EXACT([.A1343];[.B13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92</text:p>
          </table:table-cell>
          <table:table-cell table:formula="of:=EXACT([.A1344];[.B13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93</text:p>
          </table:table-cell>
          <table:table-cell table:formula="of:=EXACT([.A1345];[.B13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94</text:p>
          </table:table-cell>
          <table:table-cell table:formula="of:=EXACT([.A1346];[.B13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0_delgado_f000095</text:p>
          </table:table-cell>
          <table:table-cell table:formula="of:=EXACT([.A1347];[.B13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01</text:p>
          </table:table-cell>
          <table:table-cell table:formula="of:=EXACT([.A1348];[.B13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02</text:p>
          </table:table-cell>
          <table:table-cell table:formula="of:=EXACT([.A1349];[.B13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03</text:p>
          </table:table-cell>
          <table:table-cell table:formula="of:=EXACT([.A1350];[.B13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04</text:p>
          </table:table-cell>
          <table:table-cell table:formula="of:=EXACT([.A1351];[.B13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05</text:p>
          </table:table-cell>
          <table:table-cell table:formula="of:=EXACT([.A1352];[.B13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06</text:p>
          </table:table-cell>
          <table:table-cell table:formula="of:=EXACT([.A1353];[.B13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07</text:p>
          </table:table-cell>
          <table:table-cell table:formula="of:=EXACT([.A1354];[.B13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08</text:p>
          </table:table-cell>
          <table:table-cell table:formula="of:=EXACT([.A1355];[.B13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09</text:p>
          </table:table-cell>
          <table:table-cell table:formula="of:=EXACT([.A1356];[.B13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10</text:p>
          </table:table-cell>
          <table:table-cell table:formula="of:=EXACT([.A1357];[.B13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11</text:p>
          </table:table-cell>
          <table:table-cell table:formula="of:=EXACT([.A1358];[.B13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12</text:p>
          </table:table-cell>
          <table:table-cell table:formula="of:=EXACT([.A1359];[.B13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13</text:p>
          </table:table-cell>
          <table:table-cell table:formula="of:=EXACT([.A1360];[.B13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14</text:p>
          </table:table-cell>
          <table:table-cell table:formula="of:=EXACT([.A1361];[.B13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15</text:p>
          </table:table-cell>
          <table:table-cell table:formula="of:=EXACT([.A1362];[.B13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16</text:p>
          </table:table-cell>
          <table:table-cell table:formula="of:=EXACT([.A1363];[.B13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17</text:p>
          </table:table-cell>
          <table:table-cell table:formula="of:=EXACT([.A1364];[.B13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18</text:p>
          </table:table-cell>
          <table:table-cell table:formula="of:=EXACT([.A1365];[.B13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19</text:p>
          </table:table-cell>
          <table:table-cell table:formula="of:=EXACT([.A1366];[.B13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20</text:p>
          </table:table-cell>
          <table:table-cell table:formula="of:=EXACT([.A1367];[.B13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21</text:p>
          </table:table-cell>
          <table:table-cell table:formula="of:=EXACT([.A1368];[.B13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22</text:p>
          </table:table-cell>
          <table:table-cell table:formula="of:=EXACT([.A1369];[.B13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23</text:p>
          </table:table-cell>
          <table:table-cell table:formula="of:=EXACT([.A1370];[.B13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24</text:p>
          </table:table-cell>
          <table:table-cell table:formula="of:=EXACT([.A1371];[.B13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25</text:p>
          </table:table-cell>
          <table:table-cell table:formula="of:=EXACT([.A1372];[.B13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26</text:p>
          </table:table-cell>
          <table:table-cell table:formula="of:=EXACT([.A1373];[.B13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27</text:p>
          </table:table-cell>
          <table:table-cell table:formula="of:=EXACT([.A1374];[.B13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28</text:p>
          </table:table-cell>
          <table:table-cell table:formula="of:=EXACT([.A1375];[.B13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29</text:p>
          </table:table-cell>
          <table:table-cell table:formula="of:=EXACT([.A1376];[.B13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30</text:p>
          </table:table-cell>
          <table:table-cell table:formula="of:=EXACT([.A1377];[.B13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31</text:p>
          </table:table-cell>
          <table:table-cell table:formula="of:=EXACT([.A1378];[.B13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32</text:p>
          </table:table-cell>
          <table:table-cell table:formula="of:=EXACT([.A1379];[.B13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33</text:p>
          </table:table-cell>
          <table:table-cell table:formula="of:=EXACT([.A1380];[.B13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34</text:p>
          </table:table-cell>
          <table:table-cell table:formula="of:=EXACT([.A1381];[.B13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35</text:p>
          </table:table-cell>
          <table:table-cell table:formula="of:=EXACT([.A1382];[.B13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36</text:p>
          </table:table-cell>
          <table:table-cell table:formula="of:=EXACT([.A1383];[.B13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37</text:p>
          </table:table-cell>
          <table:table-cell table:formula="of:=EXACT([.A1384];[.B13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38</text:p>
          </table:table-cell>
          <table:table-cell table:formula="of:=EXACT([.A1385];[.B13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39</text:p>
          </table:table-cell>
          <table:table-cell table:formula="of:=EXACT([.A1386];[.B13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40</text:p>
          </table:table-cell>
          <table:table-cell table:formula="of:=EXACT([.A1387];[.B13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41</text:p>
          </table:table-cell>
          <table:table-cell table:formula="of:=EXACT([.A1388];[.B13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42</text:p>
          </table:table-cell>
          <table:table-cell table:formula="of:=EXACT([.A1389];[.B13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43</text:p>
          </table:table-cell>
          <table:table-cell table:formula="of:=EXACT([.A1390];[.B13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44</text:p>
          </table:table-cell>
          <table:table-cell table:formula="of:=EXACT([.A1391];[.B13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45</text:p>
          </table:table-cell>
          <table:table-cell table:formula="of:=EXACT([.A1392];[.B13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46</text:p>
          </table:table-cell>
          <table:table-cell table:formula="of:=EXACT([.A1393];[.B13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47</text:p>
          </table:table-cell>
          <table:table-cell table:formula="of:=EXACT([.A1394];[.B13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48</text:p>
          </table:table-cell>
          <table:table-cell table:formula="of:=EXACT([.A1395];[.B13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49</text:p>
          </table:table-cell>
          <table:table-cell table:formula="of:=EXACT([.A1396];[.B13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50</text:p>
          </table:table-cell>
          <table:table-cell table:formula="of:=EXACT([.A1397];[.B13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51</text:p>
          </table:table-cell>
          <table:table-cell table:formula="of:=EXACT([.A1398];[.B13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52</text:p>
          </table:table-cell>
          <table:table-cell table:formula="of:=EXACT([.A1399];[.B13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53</text:p>
          </table:table-cell>
          <table:table-cell table:formula="of:=EXACT([.A1400];[.B14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54</text:p>
          </table:table-cell>
          <table:table-cell table:formula="of:=EXACT([.A1401];[.B14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55</text:p>
          </table:table-cell>
          <table:table-cell table:formula="of:=EXACT([.A1402];[.B14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56</text:p>
          </table:table-cell>
          <table:table-cell table:formula="of:=EXACT([.A1403];[.B14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57</text:p>
          </table:table-cell>
          <table:table-cell table:formula="of:=EXACT([.A1404];[.B14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58</text:p>
          </table:table-cell>
          <table:table-cell table:formula="of:=EXACT([.A1405];[.B14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59</text:p>
          </table:table-cell>
          <table:table-cell table:formula="of:=EXACT([.A1406];[.B14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60</text:p>
          </table:table-cell>
          <table:table-cell table:formula="of:=EXACT([.A1407];[.B14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61</text:p>
          </table:table-cell>
          <table:table-cell table:formula="of:=EXACT([.A1408];[.B14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62</text:p>
          </table:table-cell>
          <table:table-cell table:formula="of:=EXACT([.A1409];[.B14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63</text:p>
          </table:table-cell>
          <table:table-cell table:formula="of:=EXACT([.A1410];[.B14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64</text:p>
          </table:table-cell>
          <table:table-cell table:formula="of:=EXACT([.A1411];[.B14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65</text:p>
          </table:table-cell>
          <table:table-cell table:formula="of:=EXACT([.A1412];[.B14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66</text:p>
          </table:table-cell>
          <table:table-cell table:formula="of:=EXACT([.A1413];[.B14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67</text:p>
          </table:table-cell>
          <table:table-cell table:formula="of:=EXACT([.A1414];[.B14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68</text:p>
          </table:table-cell>
          <table:table-cell table:formula="of:=EXACT([.A1415];[.B14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69</text:p>
          </table:table-cell>
          <table:table-cell table:formula="of:=EXACT([.A1416];[.B14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70</text:p>
          </table:table-cell>
          <table:table-cell table:formula="of:=EXACT([.A1417];[.B14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71</text:p>
          </table:table-cell>
          <table:table-cell table:formula="of:=EXACT([.A1418];[.B14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72</text:p>
          </table:table-cell>
          <table:table-cell table:formula="of:=EXACT([.A1419];[.B14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73</text:p>
          </table:table-cell>
          <table:table-cell table:formula="of:=EXACT([.A1420];[.B14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74</text:p>
          </table:table-cell>
          <table:table-cell table:formula="of:=EXACT([.A1421];[.B14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75</text:p>
          </table:table-cell>
          <table:table-cell table:formula="of:=EXACT([.A1422];[.B14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76</text:p>
          </table:table-cell>
          <table:table-cell table:formula="of:=EXACT([.A1423];[.B14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77</text:p>
          </table:table-cell>
          <table:table-cell table:formula="of:=EXACT([.A1424];[.B14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78</text:p>
          </table:table-cell>
          <table:table-cell table:formula="of:=EXACT([.A1425];[.B14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79</text:p>
          </table:table-cell>
          <table:table-cell table:formula="of:=EXACT([.A1426];[.B14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80</text:p>
          </table:table-cell>
          <table:table-cell table:formula="of:=EXACT([.A1427];[.B14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81</text:p>
          </table:table-cell>
          <table:table-cell table:formula="of:=EXACT([.A1428];[.B14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82</text:p>
          </table:table-cell>
          <table:table-cell table:formula="of:=EXACT([.A1429];[.B14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83</text:p>
          </table:table-cell>
          <table:table-cell table:formula="of:=EXACT([.A1430];[.B14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84</text:p>
          </table:table-cell>
          <table:table-cell table:formula="of:=EXACT([.A1431];[.B14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85</text:p>
          </table:table-cell>
          <table:table-cell table:formula="of:=EXACT([.A1432];[.B14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86</text:p>
          </table:table-cell>
          <table:table-cell table:formula="of:=EXACT([.A1433];[.B14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87</text:p>
          </table:table-cell>
          <table:table-cell table:formula="of:=EXACT([.A1434];[.B14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88</text:p>
          </table:table-cell>
          <table:table-cell table:formula="of:=EXACT([.A1435];[.B14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89</text:p>
          </table:table-cell>
          <table:table-cell table:formula="of:=EXACT([.A1436];[.B14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90</text:p>
          </table:table-cell>
          <table:table-cell table:formula="of:=EXACT([.A1437];[.B14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91</text:p>
          </table:table-cell>
          <table:table-cell table:formula="of:=EXACT([.A1438];[.B14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92</text:p>
          </table:table-cell>
          <table:table-cell table:formula="of:=EXACT([.A1439];[.B14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93</text:p>
          </table:table-cell>
          <table:table-cell table:formula="of:=EXACT([.A1440];[.B14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94</text:p>
          </table:table-cell>
          <table:table-cell table:formula="of:=EXACT([.A1441];[.B14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95</text:p>
          </table:table-cell>
          <table:table-cell table:formula="of:=EXACT([.A1442];[.B14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96</text:p>
          </table:table-cell>
          <table:table-cell table:formula="of:=EXACT([.A1443];[.B14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97</text:p>
          </table:table-cell>
          <table:table-cell table:formula="of:=EXACT([.A1444];[.B14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98</text:p>
          </table:table-cell>
          <table:table-cell table:formula="of:=EXACT([.A1445];[.B14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099</text:p>
          </table:table-cell>
          <table:table-cell table:formula="of:=EXACT([.A1446];[.B14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100</text:p>
          </table:table-cell>
          <table:table-cell table:formula="of:=EXACT([.A1447];[.B14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101</text:p>
          </table:table-cell>
          <table:table-cell table:formula="of:=EXACT([.A1448];[.B14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102</text:p>
          </table:table-cell>
          <table:table-cell table:formula="of:=EXACT([.A1449];[.B14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103</text:p>
          </table:table-cell>
          <table:table-cell table:formula="of:=EXACT([.A1450];[.B14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104</text:p>
          </table:table-cell>
          <table:table-cell table:formula="of:=EXACT([.A1451];[.B14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105</text:p>
          </table:table-cell>
          <table:table-cell table:formula="of:=EXACT([.A1452];[.B14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106</text:p>
          </table:table-cell>
          <table:table-cell table:formula="of:=EXACT([.A1453];[.B14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107</text:p>
          </table:table-cell>
          <table:table-cell table:formula="of:=EXACT([.A1454];[.B14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108</text:p>
          </table:table-cell>
          <table:table-cell table:formula="of:=EXACT([.A1455];[.B14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109</text:p>
          </table:table-cell>
          <table:table-cell table:formula="of:=EXACT([.A1456];[.B14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110</text:p>
          </table:table-cell>
          <table:table-cell table:formula="of:=EXACT([.A1457];[.B14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111</text:p>
          </table:table-cell>
          <table:table-cell table:formula="of:=EXACT([.A1458];[.B14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112</text:p>
          </table:table-cell>
          <table:table-cell table:formula="of:=EXACT([.A1459];[.B14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113</text:p>
          </table:table-cell>
          <table:table-cell table:formula="of:=EXACT([.A1460];[.B14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114</text:p>
          </table:table-cell>
          <table:table-cell table:formula="of:=EXACT([.A1461];[.B14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1_delgado_f000115</text:p>
          </table:table-cell>
          <table:table-cell table:formula="of:=EXACT([.A1462];[.B14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01</text:p>
          </table:table-cell>
          <table:table-cell table:formula="of:=EXACT([.A1463];[.B14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02</text:p>
          </table:table-cell>
          <table:table-cell table:formula="of:=EXACT([.A1464];[.B14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03</text:p>
          </table:table-cell>
          <table:table-cell table:formula="of:=EXACT([.A1465];[.B14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04</text:p>
          </table:table-cell>
          <table:table-cell table:formula="of:=EXACT([.A1466];[.B14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05</text:p>
          </table:table-cell>
          <table:table-cell table:formula="of:=EXACT([.A1467];[.B14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06</text:p>
          </table:table-cell>
          <table:table-cell table:formula="of:=EXACT([.A1468];[.B14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07</text:p>
          </table:table-cell>
          <table:table-cell table:formula="of:=EXACT([.A1469];[.B14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08</text:p>
          </table:table-cell>
          <table:table-cell table:formula="of:=EXACT([.A1470];[.B14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09</text:p>
          </table:table-cell>
          <table:table-cell table:formula="of:=EXACT([.A1471];[.B14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10</text:p>
          </table:table-cell>
          <table:table-cell table:formula="of:=EXACT([.A1472];[.B14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11</text:p>
          </table:table-cell>
          <table:table-cell table:formula="of:=EXACT([.A1473];[.B14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12</text:p>
          </table:table-cell>
          <table:table-cell table:formula="of:=EXACT([.A1474];[.B14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13</text:p>
          </table:table-cell>
          <table:table-cell table:formula="of:=EXACT([.A1475];[.B14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14</text:p>
          </table:table-cell>
          <table:table-cell table:formula="of:=EXACT([.A1476];[.B14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15</text:p>
          </table:table-cell>
          <table:table-cell table:formula="of:=EXACT([.A1477];[.B14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16</text:p>
          </table:table-cell>
          <table:table-cell table:formula="of:=EXACT([.A1478];[.B14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17</text:p>
          </table:table-cell>
          <table:table-cell table:formula="of:=EXACT([.A1479];[.B14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18</text:p>
          </table:table-cell>
          <table:table-cell table:formula="of:=EXACT([.A1480];[.B14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19</text:p>
          </table:table-cell>
          <table:table-cell table:formula="of:=EXACT([.A1481];[.B14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20</text:p>
          </table:table-cell>
          <table:table-cell table:formula="of:=EXACT([.A1482];[.B14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21</text:p>
          </table:table-cell>
          <table:table-cell table:formula="of:=EXACT([.A1483];[.B14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22</text:p>
          </table:table-cell>
          <table:table-cell table:formula="of:=EXACT([.A1484];[.B14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23</text:p>
          </table:table-cell>
          <table:table-cell table:formula="of:=EXACT([.A1485];[.B14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24</text:p>
          </table:table-cell>
          <table:table-cell table:formula="of:=EXACT([.A1486];[.B14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25</text:p>
          </table:table-cell>
          <table:table-cell table:formula="of:=EXACT([.A1487];[.B14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26</text:p>
          </table:table-cell>
          <table:table-cell table:formula="of:=EXACT([.A1488];[.B14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27</text:p>
          </table:table-cell>
          <table:table-cell table:formula="of:=EXACT([.A1489];[.B14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28</text:p>
          </table:table-cell>
          <table:table-cell table:formula="of:=EXACT([.A1490];[.B14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29</text:p>
          </table:table-cell>
          <table:table-cell table:formula="of:=EXACT([.A1491];[.B14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30</text:p>
          </table:table-cell>
          <table:table-cell table:formula="of:=EXACT([.A1492];[.B14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31</text:p>
          </table:table-cell>
          <table:table-cell table:formula="of:=EXACT([.A1493];[.B14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32</text:p>
          </table:table-cell>
          <table:table-cell table:formula="of:=EXACT([.A1494];[.B14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33</text:p>
          </table:table-cell>
          <table:table-cell table:formula="of:=EXACT([.A1495];[.B14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34</text:p>
          </table:table-cell>
          <table:table-cell table:formula="of:=EXACT([.A1496];[.B14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35</text:p>
          </table:table-cell>
          <table:table-cell table:formula="of:=EXACT([.A1497];[.B14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36</text:p>
          </table:table-cell>
          <table:table-cell table:formula="of:=EXACT([.A1498];[.B14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37</text:p>
          </table:table-cell>
          <table:table-cell table:formula="of:=EXACT([.A1499];[.B14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38</text:p>
          </table:table-cell>
          <table:table-cell table:formula="of:=EXACT([.A1500];[.B15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39</text:p>
          </table:table-cell>
          <table:table-cell table:formula="of:=EXACT([.A1501];[.B15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40</text:p>
          </table:table-cell>
          <table:table-cell table:formula="of:=EXACT([.A1502];[.B15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41</text:p>
          </table:table-cell>
          <table:table-cell table:formula="of:=EXACT([.A1503];[.B15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42</text:p>
          </table:table-cell>
          <table:table-cell table:formula="of:=EXACT([.A1504];[.B15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43</text:p>
          </table:table-cell>
          <table:table-cell table:formula="of:=EXACT([.A1505];[.B15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44</text:p>
          </table:table-cell>
          <table:table-cell table:formula="of:=EXACT([.A1506];[.B15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45</text:p>
          </table:table-cell>
          <table:table-cell table:formula="of:=EXACT([.A1507];[.B15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46</text:p>
          </table:table-cell>
          <table:table-cell table:formula="of:=EXACT([.A1508];[.B15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47</text:p>
          </table:table-cell>
          <table:table-cell table:formula="of:=EXACT([.A1509];[.B15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48</text:p>
          </table:table-cell>
          <table:table-cell table:formula="of:=EXACT([.A1510];[.B15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49</text:p>
          </table:table-cell>
          <table:table-cell table:formula="of:=EXACT([.A1511];[.B15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50</text:p>
          </table:table-cell>
          <table:table-cell table:formula="of:=EXACT([.A1512];[.B15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51</text:p>
          </table:table-cell>
          <table:table-cell table:formula="of:=EXACT([.A1513];[.B15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52</text:p>
          </table:table-cell>
          <table:table-cell table:formula="of:=EXACT([.A1514];[.B15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53</text:p>
          </table:table-cell>
          <table:table-cell table:formula="of:=EXACT([.A1515];[.B15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54</text:p>
          </table:table-cell>
          <table:table-cell table:formula="of:=EXACT([.A1516];[.B15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55</text:p>
          </table:table-cell>
          <table:table-cell table:formula="of:=EXACT([.A1517];[.B15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56</text:p>
          </table:table-cell>
          <table:table-cell table:formula="of:=EXACT([.A1518];[.B15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57</text:p>
          </table:table-cell>
          <table:table-cell table:formula="of:=EXACT([.A1519];[.B15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58</text:p>
          </table:table-cell>
          <table:table-cell table:formula="of:=EXACT([.A1520];[.B15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59</text:p>
          </table:table-cell>
          <table:table-cell table:formula="of:=EXACT([.A1521];[.B15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60</text:p>
          </table:table-cell>
          <table:table-cell table:formula="of:=EXACT([.A1522];[.B15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61</text:p>
          </table:table-cell>
          <table:table-cell table:formula="of:=EXACT([.A1523];[.B15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62</text:p>
          </table:table-cell>
          <table:table-cell table:formula="of:=EXACT([.A1524];[.B15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63</text:p>
          </table:table-cell>
          <table:table-cell table:formula="of:=EXACT([.A1525];[.B15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64</text:p>
          </table:table-cell>
          <table:table-cell table:formula="of:=EXACT([.A1526];[.B15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65</text:p>
          </table:table-cell>
          <table:table-cell table:formula="of:=EXACT([.A1527];[.B15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66</text:p>
          </table:table-cell>
          <table:table-cell table:formula="of:=EXACT([.A1528];[.B15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67</text:p>
          </table:table-cell>
          <table:table-cell table:formula="of:=EXACT([.A1529];[.B15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68</text:p>
          </table:table-cell>
          <table:table-cell table:formula="of:=EXACT([.A1530];[.B15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69</text:p>
          </table:table-cell>
          <table:table-cell table:formula="of:=EXACT([.A1531];[.B15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70</text:p>
          </table:table-cell>
          <table:table-cell table:formula="of:=EXACT([.A1532];[.B15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71</text:p>
          </table:table-cell>
          <table:table-cell table:formula="of:=EXACT([.A1533];[.B15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72</text:p>
          </table:table-cell>
          <table:table-cell table:formula="of:=EXACT([.A1534];[.B15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73</text:p>
          </table:table-cell>
          <table:table-cell table:formula="of:=EXACT([.A1535];[.B15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74</text:p>
          </table:table-cell>
          <table:table-cell table:formula="of:=EXACT([.A1536];[.B15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75</text:p>
          </table:table-cell>
          <table:table-cell table:formula="of:=EXACT([.A1537];[.B15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76</text:p>
          </table:table-cell>
          <table:table-cell table:formula="of:=EXACT([.A1538];[.B15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77</text:p>
          </table:table-cell>
          <table:table-cell table:formula="of:=EXACT([.A1539];[.B15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78</text:p>
          </table:table-cell>
          <table:table-cell table:formula="of:=EXACT([.A1540];[.B15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79</text:p>
          </table:table-cell>
          <table:table-cell table:formula="of:=EXACT([.A1541];[.B15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80</text:p>
          </table:table-cell>
          <table:table-cell table:formula="of:=EXACT([.A1542];[.B15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81</text:p>
          </table:table-cell>
          <table:table-cell table:formula="of:=EXACT([.A1543];[.B15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82</text:p>
          </table:table-cell>
          <table:table-cell table:formula="of:=EXACT([.A1544];[.B15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83</text:p>
          </table:table-cell>
          <table:table-cell table:formula="of:=EXACT([.A1545];[.B15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84</text:p>
          </table:table-cell>
          <table:table-cell table:formula="of:=EXACT([.A1546];[.B15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85</text:p>
          </table:table-cell>
          <table:table-cell table:formula="of:=EXACT([.A1547];[.B15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86</text:p>
          </table:table-cell>
          <table:table-cell table:formula="of:=EXACT([.A1548];[.B15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87</text:p>
          </table:table-cell>
          <table:table-cell table:formula="of:=EXACT([.A1549];[.B15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88</text:p>
          </table:table-cell>
          <table:table-cell table:formula="of:=EXACT([.A1550];[.B15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89</text:p>
          </table:table-cell>
          <table:table-cell table:formula="of:=EXACT([.A1551];[.B15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90</text:p>
          </table:table-cell>
          <table:table-cell table:formula="of:=EXACT([.A1552];[.B15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91</text:p>
          </table:table-cell>
          <table:table-cell table:formula="of:=EXACT([.A1553];[.B15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2_delgado_f000092</text:p>
          </table:table-cell>
          <table:table-cell table:formula="of:=EXACT([.A1554];[.B15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01</text:p>
          </table:table-cell>
          <table:table-cell table:formula="of:=EXACT([.A1555];[.B15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02</text:p>
          </table:table-cell>
          <table:table-cell table:formula="of:=EXACT([.A1556];[.B15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03</text:p>
          </table:table-cell>
          <table:table-cell table:formula="of:=EXACT([.A1557];[.B15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04</text:p>
          </table:table-cell>
          <table:table-cell table:formula="of:=EXACT([.A1558];[.B15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05</text:p>
          </table:table-cell>
          <table:table-cell table:formula="of:=EXACT([.A1559];[.B15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06</text:p>
          </table:table-cell>
          <table:table-cell table:formula="of:=EXACT([.A1560];[.B15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07</text:p>
          </table:table-cell>
          <table:table-cell table:formula="of:=EXACT([.A1561];[.B15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08</text:p>
          </table:table-cell>
          <table:table-cell table:formula="of:=EXACT([.A1562];[.B15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09</text:p>
          </table:table-cell>
          <table:table-cell table:formula="of:=EXACT([.A1563];[.B15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10</text:p>
          </table:table-cell>
          <table:table-cell table:formula="of:=EXACT([.A1564];[.B15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11</text:p>
          </table:table-cell>
          <table:table-cell table:formula="of:=EXACT([.A1565];[.B15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12</text:p>
          </table:table-cell>
          <table:table-cell table:formula="of:=EXACT([.A1566];[.B15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13</text:p>
          </table:table-cell>
          <table:table-cell table:formula="of:=EXACT([.A1567];[.B15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14</text:p>
          </table:table-cell>
          <table:table-cell table:formula="of:=EXACT([.A1568];[.B15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15</text:p>
          </table:table-cell>
          <table:table-cell table:formula="of:=EXACT([.A1569];[.B15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16</text:p>
          </table:table-cell>
          <table:table-cell table:formula="of:=EXACT([.A1570];[.B15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17</text:p>
          </table:table-cell>
          <table:table-cell table:formula="of:=EXACT([.A1571];[.B15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18</text:p>
          </table:table-cell>
          <table:table-cell table:formula="of:=EXACT([.A1572];[.B15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19</text:p>
          </table:table-cell>
          <table:table-cell table:formula="of:=EXACT([.A1573];[.B15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20</text:p>
          </table:table-cell>
          <table:table-cell table:formula="of:=EXACT([.A1574];[.B15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21</text:p>
          </table:table-cell>
          <table:table-cell table:formula="of:=EXACT([.A1575];[.B15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22</text:p>
          </table:table-cell>
          <table:table-cell table:formula="of:=EXACT([.A1576];[.B15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23</text:p>
          </table:table-cell>
          <table:table-cell table:formula="of:=EXACT([.A1577];[.B15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24</text:p>
          </table:table-cell>
          <table:table-cell table:formula="of:=EXACT([.A1578];[.B15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25</text:p>
          </table:table-cell>
          <table:table-cell table:formula="of:=EXACT([.A1579];[.B15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26</text:p>
          </table:table-cell>
          <table:table-cell table:formula="of:=EXACT([.A1580];[.B15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27</text:p>
          </table:table-cell>
          <table:table-cell table:formula="of:=EXACT([.A1581];[.B15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28</text:p>
          </table:table-cell>
          <table:table-cell table:formula="of:=EXACT([.A1582];[.B15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29</text:p>
          </table:table-cell>
          <table:table-cell table:formula="of:=EXACT([.A1583];[.B15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30</text:p>
          </table:table-cell>
          <table:table-cell table:formula="of:=EXACT([.A1584];[.B15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31</text:p>
          </table:table-cell>
          <table:table-cell table:formula="of:=EXACT([.A1585];[.B15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32</text:p>
          </table:table-cell>
          <table:table-cell table:formula="of:=EXACT([.A1586];[.B15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33</text:p>
          </table:table-cell>
          <table:table-cell table:formula="of:=EXACT([.A1587];[.B15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34</text:p>
          </table:table-cell>
          <table:table-cell table:formula="of:=EXACT([.A1588];[.B15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35</text:p>
          </table:table-cell>
          <table:table-cell table:formula="of:=EXACT([.A1589];[.B15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36</text:p>
          </table:table-cell>
          <table:table-cell table:formula="of:=EXACT([.A1590];[.B15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37</text:p>
          </table:table-cell>
          <table:table-cell table:formula="of:=EXACT([.A1591];[.B15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38</text:p>
          </table:table-cell>
          <table:table-cell table:formula="of:=EXACT([.A1592];[.B15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39</text:p>
          </table:table-cell>
          <table:table-cell table:formula="of:=EXACT([.A1593];[.B15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40</text:p>
          </table:table-cell>
          <table:table-cell table:formula="of:=EXACT([.A1594];[.B15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41</text:p>
          </table:table-cell>
          <table:table-cell table:formula="of:=EXACT([.A1595];[.B15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42</text:p>
          </table:table-cell>
          <table:table-cell table:formula="of:=EXACT([.A1596];[.B15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43</text:p>
          </table:table-cell>
          <table:table-cell table:formula="of:=EXACT([.A1597];[.B15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44</text:p>
          </table:table-cell>
          <table:table-cell table:formula="of:=EXACT([.A1598];[.B15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45</text:p>
          </table:table-cell>
          <table:table-cell table:formula="of:=EXACT([.A1599];[.B15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46</text:p>
          </table:table-cell>
          <table:table-cell table:formula="of:=EXACT([.A1600];[.B16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47</text:p>
          </table:table-cell>
          <table:table-cell table:formula="of:=EXACT([.A1601];[.B16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48</text:p>
          </table:table-cell>
          <table:table-cell table:formula="of:=EXACT([.A1602];[.B16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49</text:p>
          </table:table-cell>
          <table:table-cell table:formula="of:=EXACT([.A1603];[.B16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50</text:p>
          </table:table-cell>
          <table:table-cell table:formula="of:=EXACT([.A1604];[.B16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51</text:p>
          </table:table-cell>
          <table:table-cell table:formula="of:=EXACT([.A1605];[.B16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52</text:p>
          </table:table-cell>
          <table:table-cell table:formula="of:=EXACT([.A1606];[.B16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53</text:p>
          </table:table-cell>
          <table:table-cell table:formula="of:=EXACT([.A1607];[.B16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54</text:p>
          </table:table-cell>
          <table:table-cell table:formula="of:=EXACT([.A1608];[.B16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55</text:p>
          </table:table-cell>
          <table:table-cell table:formula="of:=EXACT([.A1609];[.B16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56</text:p>
          </table:table-cell>
          <table:table-cell table:formula="of:=EXACT([.A1610];[.B16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57</text:p>
          </table:table-cell>
          <table:table-cell table:formula="of:=EXACT([.A1611];[.B16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58</text:p>
          </table:table-cell>
          <table:table-cell table:formula="of:=EXACT([.A1612];[.B16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59</text:p>
          </table:table-cell>
          <table:table-cell table:formula="of:=EXACT([.A1613];[.B16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60</text:p>
          </table:table-cell>
          <table:table-cell table:formula="of:=EXACT([.A1614];[.B16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61</text:p>
          </table:table-cell>
          <table:table-cell table:formula="of:=EXACT([.A1615];[.B16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62</text:p>
          </table:table-cell>
          <table:table-cell table:formula="of:=EXACT([.A1616];[.B16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63</text:p>
          </table:table-cell>
          <table:table-cell table:formula="of:=EXACT([.A1617];[.B16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64</text:p>
          </table:table-cell>
          <table:table-cell table:formula="of:=EXACT([.A1618];[.B16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65</text:p>
          </table:table-cell>
          <table:table-cell table:formula="of:=EXACT([.A1619];[.B16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66</text:p>
          </table:table-cell>
          <table:table-cell table:formula="of:=EXACT([.A1620];[.B16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67</text:p>
          </table:table-cell>
          <table:table-cell table:formula="of:=EXACT([.A1621];[.B16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68</text:p>
          </table:table-cell>
          <table:table-cell table:formula="of:=EXACT([.A1622];[.B16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69</text:p>
          </table:table-cell>
          <table:table-cell table:formula="of:=EXACT([.A1623];[.B16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70</text:p>
          </table:table-cell>
          <table:table-cell table:formula="of:=EXACT([.A1624];[.B16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71</text:p>
          </table:table-cell>
          <table:table-cell table:formula="of:=EXACT([.A1625];[.B16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72</text:p>
          </table:table-cell>
          <table:table-cell table:formula="of:=EXACT([.A1626];[.B16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73</text:p>
          </table:table-cell>
          <table:table-cell table:formula="of:=EXACT([.A1627];[.B16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74</text:p>
          </table:table-cell>
          <table:table-cell table:formula="of:=EXACT([.A1628];[.B16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75</text:p>
          </table:table-cell>
          <table:table-cell table:formula="of:=EXACT([.A1629];[.B16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76</text:p>
          </table:table-cell>
          <table:table-cell table:formula="of:=EXACT([.A1630];[.B16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77</text:p>
          </table:table-cell>
          <table:table-cell table:formula="of:=EXACT([.A1631];[.B16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78</text:p>
          </table:table-cell>
          <table:table-cell table:formula="of:=EXACT([.A1632];[.B16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79</text:p>
          </table:table-cell>
          <table:table-cell table:formula="of:=EXACT([.A1633];[.B16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80</text:p>
          </table:table-cell>
          <table:table-cell table:formula="of:=EXACT([.A1634];[.B16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81</text:p>
          </table:table-cell>
          <table:table-cell table:formula="of:=EXACT([.A1635];[.B16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82</text:p>
          </table:table-cell>
          <table:table-cell table:formula="of:=EXACT([.A1636];[.B16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83</text:p>
          </table:table-cell>
          <table:table-cell table:formula="of:=EXACT([.A1637];[.B16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84</text:p>
          </table:table-cell>
          <table:table-cell table:formula="of:=EXACT([.A1638];[.B16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85</text:p>
          </table:table-cell>
          <table:table-cell table:formula="of:=EXACT([.A1639];[.B16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86</text:p>
          </table:table-cell>
          <table:table-cell table:formula="of:=EXACT([.A1640];[.B16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87</text:p>
          </table:table-cell>
          <table:table-cell table:formula="of:=EXACT([.A1641];[.B16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88</text:p>
          </table:table-cell>
          <table:table-cell table:formula="of:=EXACT([.A1642];[.B16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89</text:p>
          </table:table-cell>
          <table:table-cell table:formula="of:=EXACT([.A1643];[.B16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90</text:p>
          </table:table-cell>
          <table:table-cell table:formula="of:=EXACT([.A1644];[.B16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91</text:p>
          </table:table-cell>
          <table:table-cell table:formula="of:=EXACT([.A1645];[.B16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92</text:p>
          </table:table-cell>
          <table:table-cell table:formula="of:=EXACT([.A1646];[.B16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93</text:p>
          </table:table-cell>
          <table:table-cell table:formula="of:=EXACT([.A1647];[.B16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94</text:p>
          </table:table-cell>
          <table:table-cell table:formula="of:=EXACT([.A1648];[.B16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95</text:p>
          </table:table-cell>
          <table:table-cell table:formula="of:=EXACT([.A1649];[.B16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96</text:p>
          </table:table-cell>
          <table:table-cell table:formula="of:=EXACT([.A1650];[.B16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97</text:p>
          </table:table-cell>
          <table:table-cell table:formula="of:=EXACT([.A1651];[.B16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98</text:p>
          </table:table-cell>
          <table:table-cell table:formula="of:=EXACT([.A1652];[.B16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099</text:p>
          </table:table-cell>
          <table:table-cell table:formula="of:=EXACT([.A1653];[.B16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00</text:p>
          </table:table-cell>
          <table:table-cell table:formula="of:=EXACT([.A1654];[.B16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01</text:p>
          </table:table-cell>
          <table:table-cell table:formula="of:=EXACT([.A1655];[.B16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02</text:p>
          </table:table-cell>
          <table:table-cell table:formula="of:=EXACT([.A1656];[.B16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03</text:p>
          </table:table-cell>
          <table:table-cell table:formula="of:=EXACT([.A1657];[.B16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04</text:p>
          </table:table-cell>
          <table:table-cell table:formula="of:=EXACT([.A1658];[.B16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05</text:p>
          </table:table-cell>
          <table:table-cell table:formula="of:=EXACT([.A1659];[.B16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06</text:p>
          </table:table-cell>
          <table:table-cell table:formula="of:=EXACT([.A1660];[.B16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07</text:p>
          </table:table-cell>
          <table:table-cell table:formula="of:=EXACT([.A1661];[.B16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08</text:p>
          </table:table-cell>
          <table:table-cell table:formula="of:=EXACT([.A1662];[.B16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09</text:p>
          </table:table-cell>
          <table:table-cell table:formula="of:=EXACT([.A1663];[.B16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10</text:p>
          </table:table-cell>
          <table:table-cell table:formula="of:=EXACT([.A1664];[.B16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11</text:p>
          </table:table-cell>
          <table:table-cell table:formula="of:=EXACT([.A1665];[.B16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12</text:p>
          </table:table-cell>
          <table:table-cell table:formula="of:=EXACT([.A1666];[.B16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13</text:p>
          </table:table-cell>
          <table:table-cell table:formula="of:=EXACT([.A1667];[.B16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14</text:p>
          </table:table-cell>
          <table:table-cell table:formula="of:=EXACT([.A1668];[.B16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15</text:p>
          </table:table-cell>
          <table:table-cell table:formula="of:=EXACT([.A1669];[.B16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16</text:p>
          </table:table-cell>
          <table:table-cell table:formula="of:=EXACT([.A1670];[.B16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17</text:p>
          </table:table-cell>
          <table:table-cell table:formula="of:=EXACT([.A1671];[.B16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18</text:p>
          </table:table-cell>
          <table:table-cell table:formula="of:=EXACT([.A1672];[.B16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19</text:p>
          </table:table-cell>
          <table:table-cell table:formula="of:=EXACT([.A1673];[.B16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20</text:p>
          </table:table-cell>
          <table:table-cell table:formula="of:=EXACT([.A1674];[.B16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21</text:p>
          </table:table-cell>
          <table:table-cell table:formula="of:=EXACT([.A1675];[.B16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22</text:p>
          </table:table-cell>
          <table:table-cell table:formula="of:=EXACT([.A1676];[.B16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23</text:p>
          </table:table-cell>
          <table:table-cell table:formula="of:=EXACT([.A1677];[.B16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24</text:p>
          </table:table-cell>
          <table:table-cell table:formula="of:=EXACT([.A1678];[.B16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25</text:p>
          </table:table-cell>
          <table:table-cell table:formula="of:=EXACT([.A1679];[.B16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26</text:p>
          </table:table-cell>
          <table:table-cell table:formula="of:=EXACT([.A1680];[.B16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27</text:p>
          </table:table-cell>
          <table:table-cell table:formula="of:=EXACT([.A1681];[.B16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28</text:p>
          </table:table-cell>
          <table:table-cell table:formula="of:=EXACT([.A1682];[.B16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29</text:p>
          </table:table-cell>
          <table:table-cell table:formula="of:=EXACT([.A1683];[.B16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30</text:p>
          </table:table-cell>
          <table:table-cell table:formula="of:=EXACT([.A1684];[.B16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31</text:p>
          </table:table-cell>
          <table:table-cell table:formula="of:=EXACT([.A1685];[.B16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32</text:p>
          </table:table-cell>
          <table:table-cell table:formula="of:=EXACT([.A1686];[.B16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33</text:p>
          </table:table-cell>
          <table:table-cell table:formula="of:=EXACT([.A1687];[.B16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3_delgado_f000134</text:p>
          </table:table-cell>
          <table:table-cell table:formula="of:=EXACT([.A1688];[.B16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01</text:p>
          </table:table-cell>
          <table:table-cell table:formula="of:=EXACT([.A1689];[.B16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02</text:p>
          </table:table-cell>
          <table:table-cell table:formula="of:=EXACT([.A1690];[.B16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03</text:p>
          </table:table-cell>
          <table:table-cell table:formula="of:=EXACT([.A1691];[.B16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04</text:p>
          </table:table-cell>
          <table:table-cell table:formula="of:=EXACT([.A1692];[.B16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05</text:p>
          </table:table-cell>
          <table:table-cell table:formula="of:=EXACT([.A1693];[.B16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06</text:p>
          </table:table-cell>
          <table:table-cell table:formula="of:=EXACT([.A1694];[.B16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07</text:p>
          </table:table-cell>
          <table:table-cell table:formula="of:=EXACT([.A1695];[.B16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08</text:p>
          </table:table-cell>
          <table:table-cell table:formula="of:=EXACT([.A1696];[.B16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09</text:p>
          </table:table-cell>
          <table:table-cell table:formula="of:=EXACT([.A1697];[.B16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10</text:p>
          </table:table-cell>
          <table:table-cell table:formula="of:=EXACT([.A1698];[.B16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11</text:p>
          </table:table-cell>
          <table:table-cell table:formula="of:=EXACT([.A1699];[.B16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12</text:p>
          </table:table-cell>
          <table:table-cell table:formula="of:=EXACT([.A1700];[.B17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13</text:p>
          </table:table-cell>
          <table:table-cell table:formula="of:=EXACT([.A1701];[.B17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14</text:p>
          </table:table-cell>
          <table:table-cell table:formula="of:=EXACT([.A1702];[.B17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15</text:p>
          </table:table-cell>
          <table:table-cell table:formula="of:=EXACT([.A1703];[.B17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16</text:p>
          </table:table-cell>
          <table:table-cell table:formula="of:=EXACT([.A1704];[.B17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17</text:p>
          </table:table-cell>
          <table:table-cell table:formula="of:=EXACT([.A1705];[.B17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18</text:p>
          </table:table-cell>
          <table:table-cell table:formula="of:=EXACT([.A1706];[.B17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19</text:p>
          </table:table-cell>
          <table:table-cell table:formula="of:=EXACT([.A1707];[.B17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20</text:p>
          </table:table-cell>
          <table:table-cell table:formula="of:=EXACT([.A1708];[.B17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21</text:p>
          </table:table-cell>
          <table:table-cell table:formula="of:=EXACT([.A1709];[.B17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22</text:p>
          </table:table-cell>
          <table:table-cell table:formula="of:=EXACT([.A1710];[.B17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23</text:p>
          </table:table-cell>
          <table:table-cell table:formula="of:=EXACT([.A1711];[.B17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24</text:p>
          </table:table-cell>
          <table:table-cell table:formula="of:=EXACT([.A1712];[.B17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25</text:p>
          </table:table-cell>
          <table:table-cell table:formula="of:=EXACT([.A1713];[.B17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26</text:p>
          </table:table-cell>
          <table:table-cell table:formula="of:=EXACT([.A1714];[.B17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27</text:p>
          </table:table-cell>
          <table:table-cell table:formula="of:=EXACT([.A1715];[.B17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28</text:p>
          </table:table-cell>
          <table:table-cell table:formula="of:=EXACT([.A1716];[.B17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29</text:p>
          </table:table-cell>
          <table:table-cell table:formula="of:=EXACT([.A1717];[.B17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30</text:p>
          </table:table-cell>
          <table:table-cell table:formula="of:=EXACT([.A1718];[.B17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31</text:p>
          </table:table-cell>
          <table:table-cell table:formula="of:=EXACT([.A1719];[.B17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32</text:p>
          </table:table-cell>
          <table:table-cell table:formula="of:=EXACT([.A1720];[.B17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33</text:p>
          </table:table-cell>
          <table:table-cell table:formula="of:=EXACT([.A1721];[.B17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34</text:p>
          </table:table-cell>
          <table:table-cell table:formula="of:=EXACT([.A1722];[.B17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35</text:p>
          </table:table-cell>
          <table:table-cell table:formula="of:=EXACT([.A1723];[.B17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36</text:p>
          </table:table-cell>
          <table:table-cell table:formula="of:=EXACT([.A1724];[.B17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37</text:p>
          </table:table-cell>
          <table:table-cell table:formula="of:=EXACT([.A1725];[.B17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38</text:p>
          </table:table-cell>
          <table:table-cell table:formula="of:=EXACT([.A1726];[.B17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39</text:p>
          </table:table-cell>
          <table:table-cell table:formula="of:=EXACT([.A1727];[.B17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40</text:p>
          </table:table-cell>
          <table:table-cell table:formula="of:=EXACT([.A1728];[.B17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41</text:p>
          </table:table-cell>
          <table:table-cell table:formula="of:=EXACT([.A1729];[.B17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42</text:p>
          </table:table-cell>
          <table:table-cell table:formula="of:=EXACT([.A1730];[.B17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44</text:p>
          </table:table-cell>
          <table:table-cell table:formula="of:=EXACT([.A1731];[.B17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45</text:p>
          </table:table-cell>
          <table:table-cell table:formula="of:=EXACT([.A1732];[.B17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46</text:p>
          </table:table-cell>
          <table:table-cell table:formula="of:=EXACT([.A1733];[.B17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47</text:p>
          </table:table-cell>
          <table:table-cell table:formula="of:=EXACT([.A1734];[.B17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48</text:p>
          </table:table-cell>
          <table:table-cell table:formula="of:=EXACT([.A1735];[.B17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49</text:p>
          </table:table-cell>
          <table:table-cell table:formula="of:=EXACT([.A1736];[.B17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50</text:p>
          </table:table-cell>
          <table:table-cell table:formula="of:=EXACT([.A1737];[.B17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51</text:p>
          </table:table-cell>
          <table:table-cell table:formula="of:=EXACT([.A1738];[.B17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52</text:p>
          </table:table-cell>
          <table:table-cell table:formula="of:=EXACT([.A1739];[.B17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53</text:p>
          </table:table-cell>
          <table:table-cell table:formula="of:=EXACT([.A1740];[.B17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54</text:p>
          </table:table-cell>
          <table:table-cell table:formula="of:=EXACT([.A1741];[.B17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55</text:p>
          </table:table-cell>
          <table:table-cell table:formula="of:=EXACT([.A1742];[.B17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56</text:p>
          </table:table-cell>
          <table:table-cell table:formula="of:=EXACT([.A1743];[.B17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57</text:p>
          </table:table-cell>
          <table:table-cell table:formula="of:=EXACT([.A1744];[.B17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58</text:p>
          </table:table-cell>
          <table:table-cell table:formula="of:=EXACT([.A1745];[.B17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59</text:p>
          </table:table-cell>
          <table:table-cell table:formula="of:=EXACT([.A1746];[.B17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60</text:p>
          </table:table-cell>
          <table:table-cell table:formula="of:=EXACT([.A1747];[.B17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61</text:p>
          </table:table-cell>
          <table:table-cell table:formula="of:=EXACT([.A1748];[.B17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62</text:p>
          </table:table-cell>
          <table:table-cell table:formula="of:=EXACT([.A1749];[.B17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63</text:p>
          </table:table-cell>
          <table:table-cell table:formula="of:=EXACT([.A1750];[.B17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64</text:p>
          </table:table-cell>
          <table:table-cell table:formula="of:=EXACT([.A1751];[.B17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65</text:p>
          </table:table-cell>
          <table:table-cell table:formula="of:=EXACT([.A1752];[.B17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66</text:p>
          </table:table-cell>
          <table:table-cell table:formula="of:=EXACT([.A1753];[.B17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67</text:p>
          </table:table-cell>
          <table:table-cell table:formula="of:=EXACT([.A1754];[.B17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68</text:p>
          </table:table-cell>
          <table:table-cell table:formula="of:=EXACT([.A1755];[.B17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69</text:p>
          </table:table-cell>
          <table:table-cell table:formula="of:=EXACT([.A1756];[.B17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70</text:p>
          </table:table-cell>
          <table:table-cell table:formula="of:=EXACT([.A1757];[.B17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71</text:p>
          </table:table-cell>
          <table:table-cell table:formula="of:=EXACT([.A1758];[.B17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72</text:p>
          </table:table-cell>
          <table:table-cell table:formula="of:=EXACT([.A1759];[.B17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73</text:p>
          </table:table-cell>
          <table:table-cell table:formula="of:=EXACT([.A1760];[.B17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74</text:p>
          </table:table-cell>
          <table:table-cell table:formula="of:=EXACT([.A1761];[.B17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75</text:p>
          </table:table-cell>
          <table:table-cell table:formula="of:=EXACT([.A1762];[.B17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76</text:p>
          </table:table-cell>
          <table:table-cell table:formula="of:=EXACT([.A1763];[.B17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77</text:p>
          </table:table-cell>
          <table:table-cell table:formula="of:=EXACT([.A1764];[.B17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78</text:p>
          </table:table-cell>
          <table:table-cell table:formula="of:=EXACT([.A1765];[.B17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79</text:p>
          </table:table-cell>
          <table:table-cell table:formula="of:=EXACT([.A1766];[.B17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80</text:p>
          </table:table-cell>
          <table:table-cell table:formula="of:=EXACT([.A1767];[.B17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81</text:p>
          </table:table-cell>
          <table:table-cell table:formula="of:=EXACT([.A1768];[.B17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82</text:p>
          </table:table-cell>
          <table:table-cell table:formula="of:=EXACT([.A1769];[.B17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83</text:p>
          </table:table-cell>
          <table:table-cell table:formula="of:=EXACT([.A1770];[.B17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84</text:p>
          </table:table-cell>
          <table:table-cell table:formula="of:=EXACT([.A1771];[.B17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85</text:p>
          </table:table-cell>
          <table:table-cell table:formula="of:=EXACT([.A1772];[.B17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86</text:p>
          </table:table-cell>
          <table:table-cell table:formula="of:=EXACT([.A1773];[.B17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87</text:p>
          </table:table-cell>
          <table:table-cell table:formula="of:=EXACT([.A1774];[.B17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88</text:p>
          </table:table-cell>
          <table:table-cell table:formula="of:=EXACT([.A1775];[.B17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89</text:p>
          </table:table-cell>
          <table:table-cell table:formula="of:=EXACT([.A1776];[.B17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90</text:p>
          </table:table-cell>
          <table:table-cell table:formula="of:=EXACT([.A1777];[.B17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91</text:p>
          </table:table-cell>
          <table:table-cell table:formula="of:=EXACT([.A1778];[.B17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92</text:p>
          </table:table-cell>
          <table:table-cell table:formula="of:=EXACT([.A1779];[.B17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93</text:p>
          </table:table-cell>
          <table:table-cell table:formula="of:=EXACT([.A1780];[.B17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94</text:p>
          </table:table-cell>
          <table:table-cell table:formula="of:=EXACT([.A1781];[.B17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95</text:p>
          </table:table-cell>
          <table:table-cell table:formula="of:=EXACT([.A1782];[.B17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96</text:p>
          </table:table-cell>
          <table:table-cell table:formula="of:=EXACT([.A1783];[.B17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97</text:p>
          </table:table-cell>
          <table:table-cell table:formula="of:=EXACT([.A1784];[.B17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98</text:p>
          </table:table-cell>
          <table:table-cell table:formula="of:=EXACT([.A1785];[.B17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099</text:p>
          </table:table-cell>
          <table:table-cell table:formula="of:=EXACT([.A1786];[.B17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4_delgado_f000100</text:p>
          </table:table-cell>
          <table:table-cell table:formula="of:=EXACT([.A1787];[.B17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01</text:p>
          </table:table-cell>
          <table:table-cell table:formula="of:=EXACT([.A1788];[.B17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02</text:p>
          </table:table-cell>
          <table:table-cell table:formula="of:=EXACT([.A1789];[.B17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03</text:p>
          </table:table-cell>
          <table:table-cell table:formula="of:=EXACT([.A1790];[.B17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04</text:p>
          </table:table-cell>
          <table:table-cell table:formula="of:=EXACT([.A1791];[.B17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05</text:p>
          </table:table-cell>
          <table:table-cell table:formula="of:=EXACT([.A1792];[.B17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06</text:p>
          </table:table-cell>
          <table:table-cell table:formula="of:=EXACT([.A1793];[.B17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07</text:p>
          </table:table-cell>
          <table:table-cell table:formula="of:=EXACT([.A1794];[.B17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08</text:p>
          </table:table-cell>
          <table:table-cell table:formula="of:=EXACT([.A1795];[.B17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09</text:p>
          </table:table-cell>
          <table:table-cell table:formula="of:=EXACT([.A1796];[.B17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10</text:p>
          </table:table-cell>
          <table:table-cell table:formula="of:=EXACT([.A1797];[.B17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11</text:p>
          </table:table-cell>
          <table:table-cell table:formula="of:=EXACT([.A1798];[.B17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12</text:p>
          </table:table-cell>
          <table:table-cell table:formula="of:=EXACT([.A1799];[.B17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13</text:p>
          </table:table-cell>
          <table:table-cell table:formula="of:=EXACT([.A1800];[.B18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14</text:p>
          </table:table-cell>
          <table:table-cell table:formula="of:=EXACT([.A1801];[.B18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15</text:p>
          </table:table-cell>
          <table:table-cell table:formula="of:=EXACT([.A1802];[.B18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16</text:p>
          </table:table-cell>
          <table:table-cell table:formula="of:=EXACT([.A1803];[.B18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17</text:p>
          </table:table-cell>
          <table:table-cell table:formula="of:=EXACT([.A1804];[.B18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18</text:p>
          </table:table-cell>
          <table:table-cell table:formula="of:=EXACT([.A1805];[.B18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19</text:p>
          </table:table-cell>
          <table:table-cell table:formula="of:=EXACT([.A1806];[.B18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20</text:p>
          </table:table-cell>
          <table:table-cell table:formula="of:=EXACT([.A1807];[.B18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21</text:p>
          </table:table-cell>
          <table:table-cell table:formula="of:=EXACT([.A1808];[.B18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22</text:p>
          </table:table-cell>
          <table:table-cell table:formula="of:=EXACT([.A1809];[.B18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23</text:p>
          </table:table-cell>
          <table:table-cell table:formula="of:=EXACT([.A1810];[.B18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24</text:p>
          </table:table-cell>
          <table:table-cell table:formula="of:=EXACT([.A1811];[.B18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25</text:p>
          </table:table-cell>
          <table:table-cell table:formula="of:=EXACT([.A1812];[.B18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26</text:p>
          </table:table-cell>
          <table:table-cell table:formula="of:=EXACT([.A1813];[.B18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27</text:p>
          </table:table-cell>
          <table:table-cell table:formula="of:=EXACT([.A1814];[.B18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28</text:p>
          </table:table-cell>
          <table:table-cell table:formula="of:=EXACT([.A1815];[.B18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29</text:p>
          </table:table-cell>
          <table:table-cell table:formula="of:=EXACT([.A1816];[.B18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30</text:p>
          </table:table-cell>
          <table:table-cell table:formula="of:=EXACT([.A1817];[.B18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31</text:p>
          </table:table-cell>
          <table:table-cell table:formula="of:=EXACT([.A1818];[.B18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32</text:p>
          </table:table-cell>
          <table:table-cell table:formula="of:=EXACT([.A1819];[.B18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33</text:p>
          </table:table-cell>
          <table:table-cell table:formula="of:=EXACT([.A1820];[.B18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34</text:p>
          </table:table-cell>
          <table:table-cell table:formula="of:=EXACT([.A1821];[.B18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35</text:p>
          </table:table-cell>
          <table:table-cell table:formula="of:=EXACT([.A1822];[.B18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36</text:p>
          </table:table-cell>
          <table:table-cell table:formula="of:=EXACT([.A1823];[.B18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37</text:p>
          </table:table-cell>
          <table:table-cell table:formula="of:=EXACT([.A1824];[.B18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38</text:p>
          </table:table-cell>
          <table:table-cell table:formula="of:=EXACT([.A1825];[.B18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39</text:p>
          </table:table-cell>
          <table:table-cell table:formula="of:=EXACT([.A1826];[.B18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40</text:p>
          </table:table-cell>
          <table:table-cell table:formula="of:=EXACT([.A1827];[.B18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41</text:p>
          </table:table-cell>
          <table:table-cell table:formula="of:=EXACT([.A1828];[.B18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42</text:p>
          </table:table-cell>
          <table:table-cell table:formula="of:=EXACT([.A1829];[.B18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43</text:p>
          </table:table-cell>
          <table:table-cell table:formula="of:=EXACT([.A1830];[.B18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44</text:p>
          </table:table-cell>
          <table:table-cell table:formula="of:=EXACT([.A1831];[.B18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45</text:p>
          </table:table-cell>
          <table:table-cell table:formula="of:=EXACT([.A1832];[.B18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46</text:p>
          </table:table-cell>
          <table:table-cell table:formula="of:=EXACT([.A1833];[.B18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47</text:p>
          </table:table-cell>
          <table:table-cell table:formula="of:=EXACT([.A1834];[.B18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48</text:p>
          </table:table-cell>
          <table:table-cell table:formula="of:=EXACT([.A1835];[.B18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49</text:p>
          </table:table-cell>
          <table:table-cell table:formula="of:=EXACT([.A1836];[.B18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50</text:p>
          </table:table-cell>
          <table:table-cell table:formula="of:=EXACT([.A1837];[.B18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51</text:p>
          </table:table-cell>
          <table:table-cell table:formula="of:=EXACT([.A1838];[.B18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52</text:p>
          </table:table-cell>
          <table:table-cell table:formula="of:=EXACT([.A1839];[.B18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53</text:p>
          </table:table-cell>
          <table:table-cell table:formula="of:=EXACT([.A1840];[.B18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54</text:p>
          </table:table-cell>
          <table:table-cell table:formula="of:=EXACT([.A1841];[.B18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55</text:p>
          </table:table-cell>
          <table:table-cell table:formula="of:=EXACT([.A1842];[.B18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56</text:p>
          </table:table-cell>
          <table:table-cell table:formula="of:=EXACT([.A1843];[.B18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57</text:p>
          </table:table-cell>
          <table:table-cell table:formula="of:=EXACT([.A1844];[.B18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58</text:p>
          </table:table-cell>
          <table:table-cell table:formula="of:=EXACT([.A1845];[.B18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59</text:p>
          </table:table-cell>
          <table:table-cell table:formula="of:=EXACT([.A1846];[.B18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60</text:p>
          </table:table-cell>
          <table:table-cell table:formula="of:=EXACT([.A1847];[.B18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61</text:p>
          </table:table-cell>
          <table:table-cell table:formula="of:=EXACT([.A1848];[.B18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62</text:p>
          </table:table-cell>
          <table:table-cell table:formula="of:=EXACT([.A1849];[.B18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63</text:p>
          </table:table-cell>
          <table:table-cell table:formula="of:=EXACT([.A1850];[.B18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64</text:p>
          </table:table-cell>
          <table:table-cell table:formula="of:=EXACT([.A1851];[.B18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65</text:p>
          </table:table-cell>
          <table:table-cell table:formula="of:=EXACT([.A1852];[.B18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66</text:p>
          </table:table-cell>
          <table:table-cell table:formula="of:=EXACT([.A1853];[.B18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67</text:p>
          </table:table-cell>
          <table:table-cell table:formula="of:=EXACT([.A1854];[.B18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68</text:p>
          </table:table-cell>
          <table:table-cell table:formula="of:=EXACT([.A1855];[.B18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69</text:p>
          </table:table-cell>
          <table:table-cell table:formula="of:=EXACT([.A1856];[.B18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70</text:p>
          </table:table-cell>
          <table:table-cell table:formula="of:=EXACT([.A1857];[.B18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71</text:p>
          </table:table-cell>
          <table:table-cell table:formula="of:=EXACT([.A1858];[.B18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72</text:p>
          </table:table-cell>
          <table:table-cell table:formula="of:=EXACT([.A1859];[.B18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73</text:p>
          </table:table-cell>
          <table:table-cell table:formula="of:=EXACT([.A1860];[.B18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74</text:p>
          </table:table-cell>
          <table:table-cell table:formula="of:=EXACT([.A1861];[.B18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75</text:p>
          </table:table-cell>
          <table:table-cell table:formula="of:=EXACT([.A1862];[.B18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76</text:p>
          </table:table-cell>
          <table:table-cell table:formula="of:=EXACT([.A1863];[.B18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77</text:p>
          </table:table-cell>
          <table:table-cell table:formula="of:=EXACT([.A1864];[.B18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78</text:p>
          </table:table-cell>
          <table:table-cell table:formula="of:=EXACT([.A1865];[.B18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79</text:p>
          </table:table-cell>
          <table:table-cell table:formula="of:=EXACT([.A1866];[.B18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80</text:p>
          </table:table-cell>
          <table:table-cell table:formula="of:=EXACT([.A1867];[.B18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81</text:p>
          </table:table-cell>
          <table:table-cell table:formula="of:=EXACT([.A1868];[.B18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82</text:p>
          </table:table-cell>
          <table:table-cell table:formula="of:=EXACT([.A1869];[.B18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83</text:p>
          </table:table-cell>
          <table:table-cell table:formula="of:=EXACT([.A1870];[.B18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84</text:p>
          </table:table-cell>
          <table:table-cell table:formula="of:=EXACT([.A1871];[.B18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85</text:p>
          </table:table-cell>
          <table:table-cell table:formula="of:=EXACT([.A1872];[.B18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86</text:p>
          </table:table-cell>
          <table:table-cell table:formula="of:=EXACT([.A1873];[.B18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87</text:p>
          </table:table-cell>
          <table:table-cell table:formula="of:=EXACT([.A1874];[.B18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88</text:p>
          </table:table-cell>
          <table:table-cell table:formula="of:=EXACT([.A1875];[.B18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89</text:p>
          </table:table-cell>
          <table:table-cell table:formula="of:=EXACT([.A1876];[.B18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90</text:p>
          </table:table-cell>
          <table:table-cell table:formula="of:=EXACT([.A1877];[.B18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91</text:p>
          </table:table-cell>
          <table:table-cell table:formula="of:=EXACT([.A1878];[.B18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92</text:p>
          </table:table-cell>
          <table:table-cell table:formula="of:=EXACT([.A1879];[.B18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93</text:p>
          </table:table-cell>
          <table:table-cell table:formula="of:=EXACT([.A1880];[.B18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94</text:p>
          </table:table-cell>
          <table:table-cell table:formula="of:=EXACT([.A1881];[.B18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95</text:p>
          </table:table-cell>
          <table:table-cell table:formula="of:=EXACT([.A1882];[.B18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96</text:p>
          </table:table-cell>
          <table:table-cell table:formula="of:=EXACT([.A1883];[.B18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97</text:p>
          </table:table-cell>
          <table:table-cell table:formula="of:=EXACT([.A1884];[.B18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98</text:p>
          </table:table-cell>
          <table:table-cell table:formula="of:=EXACT([.A1885];[.B18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099</text:p>
          </table:table-cell>
          <table:table-cell table:formula="of:=EXACT([.A1886];[.B18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00</text:p>
          </table:table-cell>
          <table:table-cell table:formula="of:=EXACT([.A1887];[.B18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01</text:p>
          </table:table-cell>
          <table:table-cell table:formula="of:=EXACT([.A1888];[.B18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02</text:p>
          </table:table-cell>
          <table:table-cell table:formula="of:=EXACT([.A1889];[.B18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03</text:p>
          </table:table-cell>
          <table:table-cell table:formula="of:=EXACT([.A1890];[.B18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04</text:p>
          </table:table-cell>
          <table:table-cell table:formula="of:=EXACT([.A1891];[.B18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05</text:p>
          </table:table-cell>
          <table:table-cell table:formula="of:=EXACT([.A1892];[.B18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06</text:p>
          </table:table-cell>
          <table:table-cell table:formula="of:=EXACT([.A1893];[.B18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07</text:p>
          </table:table-cell>
          <table:table-cell table:formula="of:=EXACT([.A1894];[.B18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08</text:p>
          </table:table-cell>
          <table:table-cell table:formula="of:=EXACT([.A1895];[.B18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09</text:p>
          </table:table-cell>
          <table:table-cell table:formula="of:=EXACT([.A1896];[.B18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10</text:p>
          </table:table-cell>
          <table:table-cell table:formula="of:=EXACT([.A1897];[.B18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11</text:p>
          </table:table-cell>
          <table:table-cell table:formula="of:=EXACT([.A1898];[.B18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12</text:p>
          </table:table-cell>
          <table:table-cell table:formula="of:=EXACT([.A1899];[.B18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13</text:p>
          </table:table-cell>
          <table:table-cell table:formula="of:=EXACT([.A1900];[.B19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14</text:p>
          </table:table-cell>
          <table:table-cell table:formula="of:=EXACT([.A1901];[.B19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15</text:p>
          </table:table-cell>
          <table:table-cell table:formula="of:=EXACT([.A1902];[.B19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16</text:p>
          </table:table-cell>
          <table:table-cell table:formula="of:=EXACT([.A1903];[.B19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17</text:p>
          </table:table-cell>
          <table:table-cell table:formula="of:=EXACT([.A1904];[.B19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18</text:p>
          </table:table-cell>
          <table:table-cell table:formula="of:=EXACT([.A1905];[.B19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19</text:p>
          </table:table-cell>
          <table:table-cell table:formula="of:=EXACT([.A1906];[.B19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20</text:p>
          </table:table-cell>
          <table:table-cell table:formula="of:=EXACT([.A1907];[.B19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21</text:p>
          </table:table-cell>
          <table:table-cell table:formula="of:=EXACT([.A1908];[.B19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22</text:p>
          </table:table-cell>
          <table:table-cell table:formula="of:=EXACT([.A1909];[.B19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23</text:p>
          </table:table-cell>
          <table:table-cell table:formula="of:=EXACT([.A1910];[.B19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24</text:p>
          </table:table-cell>
          <table:table-cell table:formula="of:=EXACT([.A1911];[.B19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25</text:p>
          </table:table-cell>
          <table:table-cell table:formula="of:=EXACT([.A1912];[.B19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26</text:p>
          </table:table-cell>
          <table:table-cell table:formula="of:=EXACT([.A1913];[.B19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27</text:p>
          </table:table-cell>
          <table:table-cell table:formula="of:=EXACT([.A1914];[.B19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28</text:p>
          </table:table-cell>
          <table:table-cell table:formula="of:=EXACT([.A1915];[.B19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29</text:p>
          </table:table-cell>
          <table:table-cell table:formula="of:=EXACT([.A1916];[.B19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30</text:p>
          </table:table-cell>
          <table:table-cell table:formula="of:=EXACT([.A1917];[.B19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31</text:p>
          </table:table-cell>
          <table:table-cell table:formula="of:=EXACT([.A1918];[.B19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32</text:p>
          </table:table-cell>
          <table:table-cell table:formula="of:=EXACT([.A1919];[.B19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33</text:p>
          </table:table-cell>
          <table:table-cell table:formula="of:=EXACT([.A1920];[.B19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34</text:p>
          </table:table-cell>
          <table:table-cell table:formula="of:=EXACT([.A1921];[.B19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35</text:p>
          </table:table-cell>
          <table:table-cell table:formula="of:=EXACT([.A1922];[.B19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36</text:p>
          </table:table-cell>
          <table:table-cell table:formula="of:=EXACT([.A1923];[.B19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37</text:p>
          </table:table-cell>
          <table:table-cell table:formula="of:=EXACT([.A1924];[.B19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5_delgado_f000138</text:p>
          </table:table-cell>
          <table:table-cell table:formula="of:=EXACT([.A1925];[.B19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01</text:p>
          </table:table-cell>
          <table:table-cell table:formula="of:=EXACT([.A1926];[.B19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02</text:p>
          </table:table-cell>
          <table:table-cell table:formula="of:=EXACT([.A1927];[.B19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03</text:p>
          </table:table-cell>
          <table:table-cell table:formula="of:=EXACT([.A1928];[.B19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04</text:p>
          </table:table-cell>
          <table:table-cell table:formula="of:=EXACT([.A1929];[.B19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05</text:p>
          </table:table-cell>
          <table:table-cell table:formula="of:=EXACT([.A1930];[.B19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06</text:p>
          </table:table-cell>
          <table:table-cell table:formula="of:=EXACT([.A1931];[.B19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07</text:p>
          </table:table-cell>
          <table:table-cell table:formula="of:=EXACT([.A1932];[.B19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08</text:p>
          </table:table-cell>
          <table:table-cell table:formula="of:=EXACT([.A1933];[.B19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09</text:p>
          </table:table-cell>
          <table:table-cell table:formula="of:=EXACT([.A1934];[.B19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10</text:p>
          </table:table-cell>
          <table:table-cell table:formula="of:=EXACT([.A1935];[.B19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11</text:p>
          </table:table-cell>
          <table:table-cell table:formula="of:=EXACT([.A1936];[.B19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12</text:p>
          </table:table-cell>
          <table:table-cell table:formula="of:=EXACT([.A1937];[.B19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13</text:p>
          </table:table-cell>
          <table:table-cell table:formula="of:=EXACT([.A1938];[.B19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14</text:p>
          </table:table-cell>
          <table:table-cell table:formula="of:=EXACT([.A1939];[.B19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15</text:p>
          </table:table-cell>
          <table:table-cell table:formula="of:=EXACT([.A1940];[.B19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16</text:p>
          </table:table-cell>
          <table:table-cell table:formula="of:=EXACT([.A1941];[.B19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17</text:p>
          </table:table-cell>
          <table:table-cell table:formula="of:=EXACT([.A1942];[.B19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18</text:p>
          </table:table-cell>
          <table:table-cell table:formula="of:=EXACT([.A1943];[.B19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19</text:p>
          </table:table-cell>
          <table:table-cell table:formula="of:=EXACT([.A1944];[.B19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20</text:p>
          </table:table-cell>
          <table:table-cell table:formula="of:=EXACT([.A1945];[.B19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21</text:p>
          </table:table-cell>
          <table:table-cell table:formula="of:=EXACT([.A1946];[.B19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22</text:p>
          </table:table-cell>
          <table:table-cell table:formula="of:=EXACT([.A1947];[.B19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23</text:p>
          </table:table-cell>
          <table:table-cell table:formula="of:=EXACT([.A1948];[.B19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24</text:p>
          </table:table-cell>
          <table:table-cell table:formula="of:=EXACT([.A1949];[.B19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25</text:p>
          </table:table-cell>
          <table:table-cell table:formula="of:=EXACT([.A1950];[.B19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26</text:p>
          </table:table-cell>
          <table:table-cell table:formula="of:=EXACT([.A1951];[.B19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27</text:p>
          </table:table-cell>
          <table:table-cell table:formula="of:=EXACT([.A1952];[.B19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28</text:p>
          </table:table-cell>
          <table:table-cell table:formula="of:=EXACT([.A1953];[.B19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29</text:p>
          </table:table-cell>
          <table:table-cell table:formula="of:=EXACT([.A1954];[.B19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30</text:p>
          </table:table-cell>
          <table:table-cell table:formula="of:=EXACT([.A1955];[.B19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31</text:p>
          </table:table-cell>
          <table:table-cell table:formula="of:=EXACT([.A1956];[.B19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32</text:p>
          </table:table-cell>
          <table:table-cell table:formula="of:=EXACT([.A1957];[.B19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33</text:p>
          </table:table-cell>
          <table:table-cell table:formula="of:=EXACT([.A1958];[.B19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34</text:p>
          </table:table-cell>
          <table:table-cell table:formula="of:=EXACT([.A1959];[.B19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35</text:p>
          </table:table-cell>
          <table:table-cell table:formula="of:=EXACT([.A1960];[.B19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36</text:p>
          </table:table-cell>
          <table:table-cell table:formula="of:=EXACT([.A1961];[.B19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37</text:p>
          </table:table-cell>
          <table:table-cell table:formula="of:=EXACT([.A1962];[.B19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38</text:p>
          </table:table-cell>
          <table:table-cell table:formula="of:=EXACT([.A1963];[.B19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39</text:p>
          </table:table-cell>
          <table:table-cell table:formula="of:=EXACT([.A1964];[.B19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40</text:p>
          </table:table-cell>
          <table:table-cell table:formula="of:=EXACT([.A1965];[.B19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41</text:p>
          </table:table-cell>
          <table:table-cell table:formula="of:=EXACT([.A1966];[.B19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42</text:p>
          </table:table-cell>
          <table:table-cell table:formula="of:=EXACT([.A1967];[.B19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43</text:p>
          </table:table-cell>
          <table:table-cell table:formula="of:=EXACT([.A1968];[.B19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44</text:p>
          </table:table-cell>
          <table:table-cell table:formula="of:=EXACT([.A1969];[.B19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45</text:p>
          </table:table-cell>
          <table:table-cell table:formula="of:=EXACT([.A1970];[.B19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46</text:p>
          </table:table-cell>
          <table:table-cell table:formula="of:=EXACT([.A1971];[.B19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47</text:p>
          </table:table-cell>
          <table:table-cell table:formula="of:=EXACT([.A1972];[.B19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48</text:p>
          </table:table-cell>
          <table:table-cell table:formula="of:=EXACT([.A1973];[.B19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49</text:p>
          </table:table-cell>
          <table:table-cell table:formula="of:=EXACT([.A1974];[.B19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50</text:p>
          </table:table-cell>
          <table:table-cell table:formula="of:=EXACT([.A1975];[.B19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51</text:p>
          </table:table-cell>
          <table:table-cell table:formula="of:=EXACT([.A1976];[.B19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52</text:p>
          </table:table-cell>
          <table:table-cell table:formula="of:=EXACT([.A1977];[.B19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53</text:p>
          </table:table-cell>
          <table:table-cell table:formula="of:=EXACT([.A1978];[.B19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54</text:p>
          </table:table-cell>
          <table:table-cell table:formula="of:=EXACT([.A1979];[.B19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55</text:p>
          </table:table-cell>
          <table:table-cell table:formula="of:=EXACT([.A1980];[.B19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56</text:p>
          </table:table-cell>
          <table:table-cell table:formula="of:=EXACT([.A1981];[.B19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57</text:p>
          </table:table-cell>
          <table:table-cell table:formula="of:=EXACT([.A1982];[.B19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58</text:p>
          </table:table-cell>
          <table:table-cell table:formula="of:=EXACT([.A1983];[.B19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59</text:p>
          </table:table-cell>
          <table:table-cell table:formula="of:=EXACT([.A1984];[.B19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60</text:p>
          </table:table-cell>
          <table:table-cell table:formula="of:=EXACT([.A1985];[.B19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61</text:p>
          </table:table-cell>
          <table:table-cell table:formula="of:=EXACT([.A1986];[.B19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62</text:p>
          </table:table-cell>
          <table:table-cell table:formula="of:=EXACT([.A1987];[.B19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63</text:p>
          </table:table-cell>
          <table:table-cell table:formula="of:=EXACT([.A1988];[.B19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64</text:p>
          </table:table-cell>
          <table:table-cell table:formula="of:=EXACT([.A1989];[.B19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65</text:p>
          </table:table-cell>
          <table:table-cell table:formula="of:=EXACT([.A1990];[.B19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66</text:p>
          </table:table-cell>
          <table:table-cell table:formula="of:=EXACT([.A1991];[.B19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67</text:p>
          </table:table-cell>
          <table:table-cell table:formula="of:=EXACT([.A1992];[.B19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68</text:p>
          </table:table-cell>
          <table:table-cell table:formula="of:=EXACT([.A1993];[.B19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69</text:p>
          </table:table-cell>
          <table:table-cell table:formula="of:=EXACT([.A1994];[.B19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70</text:p>
          </table:table-cell>
          <table:table-cell table:formula="of:=EXACT([.A1995];[.B19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71</text:p>
          </table:table-cell>
          <table:table-cell table:formula="of:=EXACT([.A1996];[.B19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72</text:p>
          </table:table-cell>
          <table:table-cell table:formula="of:=EXACT([.A1997];[.B19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73</text:p>
          </table:table-cell>
          <table:table-cell table:formula="of:=EXACT([.A1998];[.B19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74</text:p>
          </table:table-cell>
          <table:table-cell table:formula="of:=EXACT([.A1999];[.B19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75</text:p>
          </table:table-cell>
          <table:table-cell table:formula="of:=EXACT([.A2000];[.B20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76</text:p>
          </table:table-cell>
          <table:table-cell table:formula="of:=EXACT([.A2001];[.B20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77</text:p>
          </table:table-cell>
          <table:table-cell table:formula="of:=EXACT([.A2002];[.B20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78</text:p>
          </table:table-cell>
          <table:table-cell table:formula="of:=EXACT([.A2003];[.B20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79</text:p>
          </table:table-cell>
          <table:table-cell table:formula="of:=EXACT([.A2004];[.B20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80</text:p>
          </table:table-cell>
          <table:table-cell table:formula="of:=EXACT([.A2005];[.B20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81</text:p>
          </table:table-cell>
          <table:table-cell table:formula="of:=EXACT([.A2006];[.B20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82</text:p>
          </table:table-cell>
          <table:table-cell table:formula="of:=EXACT([.A2007];[.B20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83</text:p>
          </table:table-cell>
          <table:table-cell table:formula="of:=EXACT([.A2008];[.B20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84</text:p>
          </table:table-cell>
          <table:table-cell table:formula="of:=EXACT([.A2009];[.B20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85</text:p>
          </table:table-cell>
          <table:table-cell table:formula="of:=EXACT([.A2010];[.B20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86</text:p>
          </table:table-cell>
          <table:table-cell table:formula="of:=EXACT([.A2011];[.B20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87</text:p>
          </table:table-cell>
          <table:table-cell table:formula="of:=EXACT([.A2012];[.B20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88</text:p>
          </table:table-cell>
          <table:table-cell table:formula="of:=EXACT([.A2013];[.B20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89</text:p>
          </table:table-cell>
          <table:table-cell table:formula="of:=EXACT([.A2014];[.B20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90</text:p>
          </table:table-cell>
          <table:table-cell table:formula="of:=EXACT([.A2015];[.B20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91</text:p>
          </table:table-cell>
          <table:table-cell table:formula="of:=EXACT([.A2016];[.B20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92</text:p>
          </table:table-cell>
          <table:table-cell table:formula="of:=EXACT([.A2017];[.B20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93</text:p>
          </table:table-cell>
          <table:table-cell table:formula="of:=EXACT([.A2018];[.B20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94</text:p>
          </table:table-cell>
          <table:table-cell table:formula="of:=EXACT([.A2019];[.B20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95</text:p>
          </table:table-cell>
          <table:table-cell table:formula="of:=EXACT([.A2020];[.B20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96</text:p>
          </table:table-cell>
          <table:table-cell table:formula="of:=EXACT([.A2021];[.B20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6_delgado_f000097</text:p>
          </table:table-cell>
          <table:table-cell table:formula="of:=EXACT([.A2022];[.B20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01</text:p>
          </table:table-cell>
          <table:table-cell table:formula="of:=EXACT([.A2023];[.B20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02</text:p>
          </table:table-cell>
          <table:table-cell table:formula="of:=EXACT([.A2024];[.B20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03</text:p>
          </table:table-cell>
          <table:table-cell table:formula="of:=EXACT([.A2025];[.B20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04</text:p>
          </table:table-cell>
          <table:table-cell table:formula="of:=EXACT([.A2026];[.B20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05</text:p>
          </table:table-cell>
          <table:table-cell table:formula="of:=EXACT([.A2027];[.B20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06</text:p>
          </table:table-cell>
          <table:table-cell table:formula="of:=EXACT([.A2028];[.B20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07</text:p>
          </table:table-cell>
          <table:table-cell table:formula="of:=EXACT([.A2029];[.B20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08</text:p>
          </table:table-cell>
          <table:table-cell table:formula="of:=EXACT([.A2030];[.B20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09</text:p>
          </table:table-cell>
          <table:table-cell table:formula="of:=EXACT([.A2031];[.B20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10</text:p>
          </table:table-cell>
          <table:table-cell table:formula="of:=EXACT([.A2032];[.B20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11</text:p>
          </table:table-cell>
          <table:table-cell table:formula="of:=EXACT([.A2033];[.B20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12</text:p>
          </table:table-cell>
          <table:table-cell table:formula="of:=EXACT([.A2034];[.B20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13</text:p>
          </table:table-cell>
          <table:table-cell table:formula="of:=EXACT([.A2035];[.B20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14</text:p>
          </table:table-cell>
          <table:table-cell table:formula="of:=EXACT([.A2036];[.B20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15</text:p>
          </table:table-cell>
          <table:table-cell table:formula="of:=EXACT([.A2037];[.B20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16</text:p>
          </table:table-cell>
          <table:table-cell table:formula="of:=EXACT([.A2038];[.B20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17</text:p>
          </table:table-cell>
          <table:table-cell table:formula="of:=EXACT([.A2039];[.B20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18</text:p>
          </table:table-cell>
          <table:table-cell table:formula="of:=EXACT([.A2040];[.B20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19</text:p>
          </table:table-cell>
          <table:table-cell table:formula="of:=EXACT([.A2041];[.B20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20</text:p>
          </table:table-cell>
          <table:table-cell table:formula="of:=EXACT([.A2042];[.B20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21</text:p>
          </table:table-cell>
          <table:table-cell table:formula="of:=EXACT([.A2043];[.B20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22</text:p>
          </table:table-cell>
          <table:table-cell table:formula="of:=EXACT([.A2044];[.B20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23</text:p>
          </table:table-cell>
          <table:table-cell table:formula="of:=EXACT([.A2045];[.B20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24</text:p>
          </table:table-cell>
          <table:table-cell table:formula="of:=EXACT([.A2046];[.B20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25</text:p>
          </table:table-cell>
          <table:table-cell table:formula="of:=EXACT([.A2047];[.B20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26</text:p>
          </table:table-cell>
          <table:table-cell table:formula="of:=EXACT([.A2048];[.B20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27</text:p>
          </table:table-cell>
          <table:table-cell table:formula="of:=EXACT([.A2049];[.B20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28</text:p>
          </table:table-cell>
          <table:table-cell table:formula="of:=EXACT([.A2050];[.B20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29</text:p>
          </table:table-cell>
          <table:table-cell table:formula="of:=EXACT([.A2051];[.B20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30</text:p>
          </table:table-cell>
          <table:table-cell table:formula="of:=EXACT([.A2052];[.B20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31</text:p>
          </table:table-cell>
          <table:table-cell table:formula="of:=EXACT([.A2053];[.B20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32</text:p>
          </table:table-cell>
          <table:table-cell table:formula="of:=EXACT([.A2054];[.B20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33</text:p>
          </table:table-cell>
          <table:table-cell table:formula="of:=EXACT([.A2055];[.B20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34</text:p>
          </table:table-cell>
          <table:table-cell table:formula="of:=EXACT([.A2056];[.B20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35</text:p>
          </table:table-cell>
          <table:table-cell table:formula="of:=EXACT([.A2057];[.B20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36</text:p>
          </table:table-cell>
          <table:table-cell table:formula="of:=EXACT([.A2058];[.B20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37</text:p>
          </table:table-cell>
          <table:table-cell table:formula="of:=EXACT([.A2059];[.B20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38</text:p>
          </table:table-cell>
          <table:table-cell table:formula="of:=EXACT([.A2060];[.B20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39</text:p>
          </table:table-cell>
          <table:table-cell table:formula="of:=EXACT([.A2061];[.B20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40</text:p>
          </table:table-cell>
          <table:table-cell table:formula="of:=EXACT([.A2062];[.B20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41</text:p>
          </table:table-cell>
          <table:table-cell table:formula="of:=EXACT([.A2063];[.B20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42</text:p>
          </table:table-cell>
          <table:table-cell table:formula="of:=EXACT([.A2064];[.B20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43</text:p>
          </table:table-cell>
          <table:table-cell table:formula="of:=EXACT([.A2065];[.B20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44</text:p>
          </table:table-cell>
          <table:table-cell table:formula="of:=EXACT([.A2066];[.B20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45</text:p>
          </table:table-cell>
          <table:table-cell table:formula="of:=EXACT([.A2067];[.B20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46</text:p>
          </table:table-cell>
          <table:table-cell table:formula="of:=EXACT([.A2068];[.B20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47</text:p>
          </table:table-cell>
          <table:table-cell table:formula="of:=EXACT([.A2069];[.B20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48</text:p>
          </table:table-cell>
          <table:table-cell table:formula="of:=EXACT([.A2070];[.B20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49</text:p>
          </table:table-cell>
          <table:table-cell table:formula="of:=EXACT([.A2071];[.B20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50</text:p>
          </table:table-cell>
          <table:table-cell table:formula="of:=EXACT([.A2072];[.B20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51</text:p>
          </table:table-cell>
          <table:table-cell table:formula="of:=EXACT([.A2073];[.B20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52</text:p>
          </table:table-cell>
          <table:table-cell table:formula="of:=EXACT([.A2074];[.B20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53</text:p>
          </table:table-cell>
          <table:table-cell table:formula="of:=EXACT([.A2075];[.B20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54</text:p>
          </table:table-cell>
          <table:table-cell table:formula="of:=EXACT([.A2076];[.B20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55</text:p>
          </table:table-cell>
          <table:table-cell table:formula="of:=EXACT([.A2077];[.B20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56</text:p>
          </table:table-cell>
          <table:table-cell table:formula="of:=EXACT([.A2078];[.B20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57</text:p>
          </table:table-cell>
          <table:table-cell table:formula="of:=EXACT([.A2079];[.B20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58</text:p>
          </table:table-cell>
          <table:table-cell table:formula="of:=EXACT([.A2080];[.B20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59</text:p>
          </table:table-cell>
          <table:table-cell table:formula="of:=EXACT([.A2081];[.B20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60</text:p>
          </table:table-cell>
          <table:table-cell table:formula="of:=EXACT([.A2082];[.B20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61</text:p>
          </table:table-cell>
          <table:table-cell table:formula="of:=EXACT([.A2083];[.B20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62</text:p>
          </table:table-cell>
          <table:table-cell table:formula="of:=EXACT([.A2084];[.B20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63</text:p>
          </table:table-cell>
          <table:table-cell table:formula="of:=EXACT([.A2085];[.B20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64</text:p>
          </table:table-cell>
          <table:table-cell table:formula="of:=EXACT([.A2086];[.B20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65</text:p>
          </table:table-cell>
          <table:table-cell table:formula="of:=EXACT([.A2087];[.B20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66</text:p>
          </table:table-cell>
          <table:table-cell table:formula="of:=EXACT([.A2088];[.B20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67</text:p>
          </table:table-cell>
          <table:table-cell table:formula="of:=EXACT([.A2089];[.B20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68</text:p>
          </table:table-cell>
          <table:table-cell table:formula="of:=EXACT([.A2090];[.B20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69</text:p>
          </table:table-cell>
          <table:table-cell table:formula="of:=EXACT([.A2091];[.B20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70</text:p>
          </table:table-cell>
          <table:table-cell table:formula="of:=EXACT([.A2092];[.B20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71</text:p>
          </table:table-cell>
          <table:table-cell table:formula="of:=EXACT([.A2093];[.B20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72</text:p>
          </table:table-cell>
          <table:table-cell table:formula="of:=EXACT([.A2094];[.B20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73</text:p>
          </table:table-cell>
          <table:table-cell table:formula="of:=EXACT([.A2095];[.B20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74</text:p>
          </table:table-cell>
          <table:table-cell table:formula="of:=EXACT([.A2096];[.B20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75</text:p>
          </table:table-cell>
          <table:table-cell table:formula="of:=EXACT([.A2097];[.B20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76</text:p>
          </table:table-cell>
          <table:table-cell table:formula="of:=EXACT([.A2098];[.B20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77</text:p>
          </table:table-cell>
          <table:table-cell table:formula="of:=EXACT([.A2099];[.B20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78</text:p>
          </table:table-cell>
          <table:table-cell table:formula="of:=EXACT([.A2100];[.B21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79</text:p>
          </table:table-cell>
          <table:table-cell table:formula="of:=EXACT([.A2101];[.B21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80</text:p>
          </table:table-cell>
          <table:table-cell table:formula="of:=EXACT([.A2102];[.B21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81</text:p>
          </table:table-cell>
          <table:table-cell table:formula="of:=EXACT([.A2103];[.B21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82</text:p>
          </table:table-cell>
          <table:table-cell table:formula="of:=EXACT([.A2104];[.B21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83</text:p>
          </table:table-cell>
          <table:table-cell table:formula="of:=EXACT([.A2105];[.B21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84</text:p>
          </table:table-cell>
          <table:table-cell table:formula="of:=EXACT([.A2106];[.B21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85</text:p>
          </table:table-cell>
          <table:table-cell table:formula="of:=EXACT([.A2107];[.B21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86</text:p>
          </table:table-cell>
          <table:table-cell table:formula="of:=EXACT([.A2108];[.B21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87</text:p>
          </table:table-cell>
          <table:table-cell table:formula="of:=EXACT([.A2109];[.B21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88</text:p>
          </table:table-cell>
          <table:table-cell table:formula="of:=EXACT([.A2110];[.B21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89</text:p>
          </table:table-cell>
          <table:table-cell table:formula="of:=EXACT([.A2111];[.B21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90</text:p>
          </table:table-cell>
          <table:table-cell table:formula="of:=EXACT([.A2112];[.B21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91</text:p>
          </table:table-cell>
          <table:table-cell table:formula="of:=EXACT([.A2113];[.B21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92</text:p>
          </table:table-cell>
          <table:table-cell table:formula="of:=EXACT([.A2114];[.B21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93</text:p>
          </table:table-cell>
          <table:table-cell table:formula="of:=EXACT([.A2115];[.B21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94</text:p>
          </table:table-cell>
          <table:table-cell table:formula="of:=EXACT([.A2116];[.B21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95</text:p>
          </table:table-cell>
          <table:table-cell table:formula="of:=EXACT([.A2117];[.B21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96</text:p>
          </table:table-cell>
          <table:table-cell table:formula="of:=EXACT([.A2118];[.B21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97</text:p>
          </table:table-cell>
          <table:table-cell table:formula="of:=EXACT([.A2119];[.B21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98</text:p>
          </table:table-cell>
          <table:table-cell table:formula="of:=EXACT([.A2120];[.B21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099</text:p>
          </table:table-cell>
          <table:table-cell table:formula="of:=EXACT([.A2121];[.B21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00</text:p>
          </table:table-cell>
          <table:table-cell table:formula="of:=EXACT([.A2122];[.B21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01</text:p>
          </table:table-cell>
          <table:table-cell table:formula="of:=EXACT([.A2123];[.B21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02</text:p>
          </table:table-cell>
          <table:table-cell table:formula="of:=EXACT([.A2124];[.B21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03</text:p>
          </table:table-cell>
          <table:table-cell table:formula="of:=EXACT([.A2125];[.B21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04</text:p>
          </table:table-cell>
          <table:table-cell table:formula="of:=EXACT([.A2126];[.B21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05</text:p>
          </table:table-cell>
          <table:table-cell table:formula="of:=EXACT([.A2127];[.B21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06</text:p>
          </table:table-cell>
          <table:table-cell table:formula="of:=EXACT([.A2128];[.B21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07</text:p>
          </table:table-cell>
          <table:table-cell table:formula="of:=EXACT([.A2129];[.B21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08</text:p>
          </table:table-cell>
          <table:table-cell table:formula="of:=EXACT([.A2130];[.B21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09</text:p>
          </table:table-cell>
          <table:table-cell table:formula="of:=EXACT([.A2131];[.B21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10</text:p>
          </table:table-cell>
          <table:table-cell table:formula="of:=EXACT([.A2132];[.B21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11</text:p>
          </table:table-cell>
          <table:table-cell table:formula="of:=EXACT([.A2133];[.B21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12</text:p>
          </table:table-cell>
          <table:table-cell table:formula="of:=EXACT([.A2134];[.B21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13</text:p>
          </table:table-cell>
          <table:table-cell table:formula="of:=EXACT([.A2135];[.B21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14</text:p>
          </table:table-cell>
          <table:table-cell table:formula="of:=EXACT([.A2136];[.B21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15</text:p>
          </table:table-cell>
          <table:table-cell table:formula="of:=EXACT([.A2137];[.B21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16</text:p>
          </table:table-cell>
          <table:table-cell table:formula="of:=EXACT([.A2138];[.B21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17</text:p>
          </table:table-cell>
          <table:table-cell table:formula="of:=EXACT([.A2139];[.B21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18</text:p>
          </table:table-cell>
          <table:table-cell table:formula="of:=EXACT([.A2140];[.B21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19</text:p>
          </table:table-cell>
          <table:table-cell table:formula="of:=EXACT([.A2141];[.B21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20</text:p>
          </table:table-cell>
          <table:table-cell table:formula="of:=EXACT([.A2142];[.B21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21</text:p>
          </table:table-cell>
          <table:table-cell table:formula="of:=EXACT([.A2143];[.B21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22</text:p>
          </table:table-cell>
          <table:table-cell table:formula="of:=EXACT([.A2144];[.B21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23</text:p>
          </table:table-cell>
          <table:table-cell table:formula="of:=EXACT([.A2145];[.B21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24</text:p>
          </table:table-cell>
          <table:table-cell table:formula="of:=EXACT([.A2146];[.B21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25</text:p>
          </table:table-cell>
          <table:table-cell table:formula="of:=EXACT([.A2147];[.B21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26</text:p>
          </table:table-cell>
          <table:table-cell table:formula="of:=EXACT([.A2148];[.B21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27</text:p>
          </table:table-cell>
          <table:table-cell table:formula="of:=EXACT([.A2149];[.B21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28</text:p>
          </table:table-cell>
          <table:table-cell table:formula="of:=EXACT([.A2150];[.B21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29</text:p>
          </table:table-cell>
          <table:table-cell table:formula="of:=EXACT([.A2151];[.B21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30</text:p>
          </table:table-cell>
          <table:table-cell table:formula="of:=EXACT([.A2152];[.B21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31</text:p>
          </table:table-cell>
          <table:table-cell table:formula="of:=EXACT([.A2153];[.B21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32</text:p>
          </table:table-cell>
          <table:table-cell table:formula="of:=EXACT([.A2154];[.B21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33</text:p>
          </table:table-cell>
          <table:table-cell table:formula="of:=EXACT([.A2155];[.B21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34</text:p>
          </table:table-cell>
          <table:table-cell table:formula="of:=EXACT([.A2156];[.B21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35</text:p>
          </table:table-cell>
          <table:table-cell table:formula="of:=EXACT([.A2157];[.B21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36</text:p>
          </table:table-cell>
          <table:table-cell table:formula="of:=EXACT([.A2158];[.B21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37</text:p>
          </table:table-cell>
          <table:table-cell table:formula="of:=EXACT([.A2159];[.B21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38</text:p>
          </table:table-cell>
          <table:table-cell table:formula="of:=EXACT([.A2160];[.B21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39</text:p>
          </table:table-cell>
          <table:table-cell table:formula="of:=EXACT([.A2161];[.B21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40</text:p>
          </table:table-cell>
          <table:table-cell table:formula="of:=EXACT([.A2162];[.B21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41</text:p>
          </table:table-cell>
          <table:table-cell table:formula="of:=EXACT([.A2163];[.B21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42</text:p>
          </table:table-cell>
          <table:table-cell table:formula="of:=EXACT([.A2164];[.B21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43</text:p>
          </table:table-cell>
          <table:table-cell table:formula="of:=EXACT([.A2165];[.B21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44</text:p>
          </table:table-cell>
          <table:table-cell table:formula="of:=EXACT([.A2166];[.B21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45</text:p>
          </table:table-cell>
          <table:table-cell table:formula="of:=EXACT([.A2167];[.B21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46</text:p>
          </table:table-cell>
          <table:table-cell table:formula="of:=EXACT([.A2168];[.B21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47</text:p>
          </table:table-cell>
          <table:table-cell table:formula="of:=EXACT([.A2169];[.B21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48</text:p>
          </table:table-cell>
          <table:table-cell table:formula="of:=EXACT([.A2170];[.B21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49</text:p>
          </table:table-cell>
          <table:table-cell table:formula="of:=EXACT([.A2171];[.B21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50</text:p>
          </table:table-cell>
          <table:table-cell table:formula="of:=EXACT([.A2172];[.B21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51</text:p>
          </table:table-cell>
          <table:table-cell table:formula="of:=EXACT([.A2173];[.B21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52</text:p>
          </table:table-cell>
          <table:table-cell table:formula="of:=EXACT([.A2174];[.B21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53</text:p>
          </table:table-cell>
          <table:table-cell table:formula="of:=EXACT([.A2175];[.B21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54</text:p>
          </table:table-cell>
          <table:table-cell table:formula="of:=EXACT([.A2176];[.B21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55</text:p>
          </table:table-cell>
          <table:table-cell table:formula="of:=EXACT([.A2177];[.B21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56</text:p>
          </table:table-cell>
          <table:table-cell table:formula="of:=EXACT([.A2178];[.B21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7_delgado_f000157</text:p>
          </table:table-cell>
          <table:table-cell table:formula="of:=EXACT([.A2179];[.B21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01</text:p>
          </table:table-cell>
          <table:table-cell table:formula="of:=EXACT([.A2180];[.B21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02</text:p>
          </table:table-cell>
          <table:table-cell table:formula="of:=EXACT([.A2181];[.B21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03</text:p>
          </table:table-cell>
          <table:table-cell table:formula="of:=EXACT([.A2182];[.B21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04</text:p>
          </table:table-cell>
          <table:table-cell table:formula="of:=EXACT([.A2183];[.B21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05</text:p>
          </table:table-cell>
          <table:table-cell table:formula="of:=EXACT([.A2184];[.B21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06</text:p>
          </table:table-cell>
          <table:table-cell table:formula="of:=EXACT([.A2185];[.B21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07</text:p>
          </table:table-cell>
          <table:table-cell table:formula="of:=EXACT([.A2186];[.B21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08</text:p>
          </table:table-cell>
          <table:table-cell table:formula="of:=EXACT([.A2187];[.B21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09</text:p>
          </table:table-cell>
          <table:table-cell table:formula="of:=EXACT([.A2188];[.B21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10</text:p>
          </table:table-cell>
          <table:table-cell table:formula="of:=EXACT([.A2189];[.B21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11</text:p>
          </table:table-cell>
          <table:table-cell table:formula="of:=EXACT([.A2190];[.B21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12</text:p>
          </table:table-cell>
          <table:table-cell table:formula="of:=EXACT([.A2191];[.B21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13</text:p>
          </table:table-cell>
          <table:table-cell table:formula="of:=EXACT([.A2192];[.B21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14</text:p>
          </table:table-cell>
          <table:table-cell table:formula="of:=EXACT([.A2193];[.B21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15</text:p>
          </table:table-cell>
          <table:table-cell table:formula="of:=EXACT([.A2194];[.B21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16</text:p>
          </table:table-cell>
          <table:table-cell table:formula="of:=EXACT([.A2195];[.B21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17</text:p>
          </table:table-cell>
          <table:table-cell table:formula="of:=EXACT([.A2196];[.B21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18</text:p>
          </table:table-cell>
          <table:table-cell table:formula="of:=EXACT([.A2197];[.B21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19</text:p>
          </table:table-cell>
          <table:table-cell table:formula="of:=EXACT([.A2198];[.B21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20</text:p>
          </table:table-cell>
          <table:table-cell table:formula="of:=EXACT([.A2199];[.B21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21</text:p>
          </table:table-cell>
          <table:table-cell table:formula="of:=EXACT([.A2200];[.B22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22</text:p>
          </table:table-cell>
          <table:table-cell table:formula="of:=EXACT([.A2201];[.B22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23</text:p>
          </table:table-cell>
          <table:table-cell table:formula="of:=EXACT([.A2202];[.B22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24</text:p>
          </table:table-cell>
          <table:table-cell table:formula="of:=EXACT([.A2203];[.B22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25</text:p>
          </table:table-cell>
          <table:table-cell table:formula="of:=EXACT([.A2204];[.B22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26</text:p>
          </table:table-cell>
          <table:table-cell table:formula="of:=EXACT([.A2205];[.B22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27</text:p>
          </table:table-cell>
          <table:table-cell table:formula="of:=EXACT([.A2206];[.B22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28</text:p>
          </table:table-cell>
          <table:table-cell table:formula="of:=EXACT([.A2207];[.B22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29</text:p>
          </table:table-cell>
          <table:table-cell table:formula="of:=EXACT([.A2208];[.B22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30</text:p>
          </table:table-cell>
          <table:table-cell table:formula="of:=EXACT([.A2209];[.B22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31</text:p>
          </table:table-cell>
          <table:table-cell table:formula="of:=EXACT([.A2210];[.B22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32</text:p>
          </table:table-cell>
          <table:table-cell table:formula="of:=EXACT([.A2211];[.B22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33</text:p>
          </table:table-cell>
          <table:table-cell table:formula="of:=EXACT([.A2212];[.B22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34</text:p>
          </table:table-cell>
          <table:table-cell table:formula="of:=EXACT([.A2213];[.B22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35</text:p>
          </table:table-cell>
          <table:table-cell table:formula="of:=EXACT([.A2214];[.B22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36</text:p>
          </table:table-cell>
          <table:table-cell table:formula="of:=EXACT([.A2215];[.B22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37</text:p>
          </table:table-cell>
          <table:table-cell table:formula="of:=EXACT([.A2216];[.B22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38</text:p>
          </table:table-cell>
          <table:table-cell table:formula="of:=EXACT([.A2217];[.B22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39</text:p>
          </table:table-cell>
          <table:table-cell table:formula="of:=EXACT([.A2218];[.B22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40</text:p>
          </table:table-cell>
          <table:table-cell table:formula="of:=EXACT([.A2219];[.B22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41</text:p>
          </table:table-cell>
          <table:table-cell table:formula="of:=EXACT([.A2220];[.B22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42</text:p>
          </table:table-cell>
          <table:table-cell table:formula="of:=EXACT([.A2221];[.B22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43</text:p>
          </table:table-cell>
          <table:table-cell table:formula="of:=EXACT([.A2222];[.B22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44</text:p>
          </table:table-cell>
          <table:table-cell table:formula="of:=EXACT([.A2223];[.B22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45</text:p>
          </table:table-cell>
          <table:table-cell table:formula="of:=EXACT([.A2224];[.B22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46</text:p>
          </table:table-cell>
          <table:table-cell table:formula="of:=EXACT([.A2225];[.B22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47</text:p>
          </table:table-cell>
          <table:table-cell table:formula="of:=EXACT([.A2226];[.B22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48</text:p>
          </table:table-cell>
          <table:table-cell table:formula="of:=EXACT([.A2227];[.B22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49</text:p>
          </table:table-cell>
          <table:table-cell table:formula="of:=EXACT([.A2228];[.B22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50</text:p>
          </table:table-cell>
          <table:table-cell table:formula="of:=EXACT([.A2229];[.B22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51</text:p>
          </table:table-cell>
          <table:table-cell table:formula="of:=EXACT([.A2230];[.B22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52</text:p>
          </table:table-cell>
          <table:table-cell table:formula="of:=EXACT([.A2231];[.B22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53</text:p>
          </table:table-cell>
          <table:table-cell table:formula="of:=EXACT([.A2232];[.B22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54</text:p>
          </table:table-cell>
          <table:table-cell table:formula="of:=EXACT([.A2233];[.B22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55</text:p>
          </table:table-cell>
          <table:table-cell table:formula="of:=EXACT([.A2234];[.B22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56</text:p>
          </table:table-cell>
          <table:table-cell table:formula="of:=EXACT([.A2235];[.B22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57</text:p>
          </table:table-cell>
          <table:table-cell table:formula="of:=EXACT([.A2236];[.B22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58</text:p>
          </table:table-cell>
          <table:table-cell table:formula="of:=EXACT([.A2237];[.B22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59</text:p>
          </table:table-cell>
          <table:table-cell table:formula="of:=EXACT([.A2238];[.B22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60</text:p>
          </table:table-cell>
          <table:table-cell table:formula="of:=EXACT([.A2239];[.B22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61</text:p>
          </table:table-cell>
          <table:table-cell table:formula="of:=EXACT([.A2240];[.B22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62</text:p>
          </table:table-cell>
          <table:table-cell table:formula="of:=EXACT([.A2241];[.B22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63</text:p>
          </table:table-cell>
          <table:table-cell table:formula="of:=EXACT([.A2242];[.B22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64</text:p>
          </table:table-cell>
          <table:table-cell table:formula="of:=EXACT([.A2243];[.B22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65</text:p>
          </table:table-cell>
          <table:table-cell table:formula="of:=EXACT([.A2244];[.B22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66</text:p>
          </table:table-cell>
          <table:table-cell table:formula="of:=EXACT([.A2245];[.B22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67</text:p>
          </table:table-cell>
          <table:table-cell table:formula="of:=EXACT([.A2246];[.B22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68</text:p>
          </table:table-cell>
          <table:table-cell table:formula="of:=EXACT([.A2247];[.B22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69</text:p>
          </table:table-cell>
          <table:table-cell table:formula="of:=EXACT([.A2248];[.B22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70</text:p>
          </table:table-cell>
          <table:table-cell table:formula="of:=EXACT([.A2249];[.B22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71</text:p>
          </table:table-cell>
          <table:table-cell table:formula="of:=EXACT([.A2250];[.B22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72</text:p>
          </table:table-cell>
          <table:table-cell table:formula="of:=EXACT([.A2251];[.B22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73</text:p>
          </table:table-cell>
          <table:table-cell table:formula="of:=EXACT([.A2252];[.B22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74</text:p>
          </table:table-cell>
          <table:table-cell table:formula="of:=EXACT([.A2253];[.B22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75</text:p>
          </table:table-cell>
          <table:table-cell table:formula="of:=EXACT([.A2254];[.B22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76</text:p>
          </table:table-cell>
          <table:table-cell table:formula="of:=EXACT([.A2255];[.B22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77</text:p>
          </table:table-cell>
          <table:table-cell table:formula="of:=EXACT([.A2256];[.B22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78</text:p>
          </table:table-cell>
          <table:table-cell table:formula="of:=EXACT([.A2257];[.B22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79</text:p>
          </table:table-cell>
          <table:table-cell table:formula="of:=EXACT([.A2258];[.B22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80</text:p>
          </table:table-cell>
          <table:table-cell table:formula="of:=EXACT([.A2259];[.B22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81</text:p>
          </table:table-cell>
          <table:table-cell table:formula="of:=EXACT([.A2260];[.B22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82</text:p>
          </table:table-cell>
          <table:table-cell table:formula="of:=EXACT([.A2261];[.B22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83</text:p>
          </table:table-cell>
          <table:table-cell table:formula="of:=EXACT([.A2262];[.B22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84</text:p>
          </table:table-cell>
          <table:table-cell table:formula="of:=EXACT([.A2263];[.B22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85</text:p>
          </table:table-cell>
          <table:table-cell table:formula="of:=EXACT([.A2264];[.B22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86</text:p>
          </table:table-cell>
          <table:table-cell table:formula="of:=EXACT([.A2265];[.B22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87</text:p>
          </table:table-cell>
          <table:table-cell table:formula="of:=EXACT([.A2266];[.B22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88</text:p>
          </table:table-cell>
          <table:table-cell table:formula="of:=EXACT([.A2267];[.B22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89</text:p>
          </table:table-cell>
          <table:table-cell table:formula="of:=EXACT([.A2268];[.B22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90</text:p>
          </table:table-cell>
          <table:table-cell table:formula="of:=EXACT([.A2269];[.B22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91</text:p>
          </table:table-cell>
          <table:table-cell table:formula="of:=EXACT([.A2270];[.B22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92</text:p>
          </table:table-cell>
          <table:table-cell table:formula="of:=EXACT([.A2271];[.B22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93</text:p>
          </table:table-cell>
          <table:table-cell table:formula="of:=EXACT([.A2272];[.B22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94</text:p>
          </table:table-cell>
          <table:table-cell table:formula="of:=EXACT([.A2273];[.B22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95</text:p>
          </table:table-cell>
          <table:table-cell table:formula="of:=EXACT([.A2274];[.B22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96</text:p>
          </table:table-cell>
          <table:table-cell table:formula="of:=EXACT([.A2275];[.B22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97</text:p>
          </table:table-cell>
          <table:table-cell table:formula="of:=EXACT([.A2276];[.B22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98</text:p>
          </table:table-cell>
          <table:table-cell table:formula="of:=EXACT([.A2277];[.B22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099</text:p>
          </table:table-cell>
          <table:table-cell table:formula="of:=EXACT([.A2278];[.B22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00</text:p>
          </table:table-cell>
          <table:table-cell table:formula="of:=EXACT([.A2279];[.B22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01</text:p>
          </table:table-cell>
          <table:table-cell table:formula="of:=EXACT([.A2280];[.B22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02</text:p>
          </table:table-cell>
          <table:table-cell table:formula="of:=EXACT([.A2281];[.B22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03</text:p>
          </table:table-cell>
          <table:table-cell table:formula="of:=EXACT([.A2282];[.B22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04</text:p>
          </table:table-cell>
          <table:table-cell table:formula="of:=EXACT([.A2283];[.B22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05</text:p>
          </table:table-cell>
          <table:table-cell table:formula="of:=EXACT([.A2284];[.B22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06</text:p>
          </table:table-cell>
          <table:table-cell table:formula="of:=EXACT([.A2285];[.B22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07</text:p>
          </table:table-cell>
          <table:table-cell table:formula="of:=EXACT([.A2286];[.B22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08</text:p>
          </table:table-cell>
          <table:table-cell table:formula="of:=EXACT([.A2287];[.B22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09</text:p>
          </table:table-cell>
          <table:table-cell table:formula="of:=EXACT([.A2288];[.B22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10</text:p>
          </table:table-cell>
          <table:table-cell table:formula="of:=EXACT([.A2289];[.B22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11</text:p>
          </table:table-cell>
          <table:table-cell table:formula="of:=EXACT([.A2290];[.B22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12</text:p>
          </table:table-cell>
          <table:table-cell table:formula="of:=EXACT([.A2291];[.B22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13</text:p>
          </table:table-cell>
          <table:table-cell table:formula="of:=EXACT([.A2292];[.B22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14</text:p>
          </table:table-cell>
          <table:table-cell table:formula="of:=EXACT([.A2293];[.B22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15</text:p>
          </table:table-cell>
          <table:table-cell table:formula="of:=EXACT([.A2294];[.B22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16</text:p>
          </table:table-cell>
          <table:table-cell table:formula="of:=EXACT([.A2295];[.B22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17</text:p>
          </table:table-cell>
          <table:table-cell table:formula="of:=EXACT([.A2296];[.B22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18</text:p>
          </table:table-cell>
          <table:table-cell table:formula="of:=EXACT([.A2297];[.B22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19</text:p>
          </table:table-cell>
          <table:table-cell table:formula="of:=EXACT([.A2298];[.B22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20</text:p>
          </table:table-cell>
          <table:table-cell table:formula="of:=EXACT([.A2299];[.B22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21</text:p>
          </table:table-cell>
          <table:table-cell table:formula="of:=EXACT([.A2300];[.B23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22</text:p>
          </table:table-cell>
          <table:table-cell table:formula="of:=EXACT([.A2301];[.B23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23</text:p>
          </table:table-cell>
          <table:table-cell table:formula="of:=EXACT([.A2302];[.B23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24</text:p>
          </table:table-cell>
          <table:table-cell table:formula="of:=EXACT([.A2303];[.B23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25</text:p>
          </table:table-cell>
          <table:table-cell table:formula="of:=EXACT([.A2304];[.B23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26</text:p>
          </table:table-cell>
          <table:table-cell table:formula="of:=EXACT([.A2305];[.B23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27</text:p>
          </table:table-cell>
          <table:table-cell table:formula="of:=EXACT([.A2306];[.B23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28</text:p>
          </table:table-cell>
          <table:table-cell table:formula="of:=EXACT([.A2307];[.B23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29</text:p>
          </table:table-cell>
          <table:table-cell table:formula="of:=EXACT([.A2308];[.B23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30</text:p>
          </table:table-cell>
          <table:table-cell table:formula="of:=EXACT([.A2309];[.B23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31</text:p>
          </table:table-cell>
          <table:table-cell table:formula="of:=EXACT([.A2310];[.B23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32</text:p>
          </table:table-cell>
          <table:table-cell table:formula="of:=EXACT([.A2311];[.B23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33</text:p>
          </table:table-cell>
          <table:table-cell table:formula="of:=EXACT([.A2312];[.B23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34</text:p>
          </table:table-cell>
          <table:table-cell table:formula="of:=EXACT([.A2313];[.B23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35</text:p>
          </table:table-cell>
          <table:table-cell table:formula="of:=EXACT([.A2314];[.B23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36</text:p>
          </table:table-cell>
          <table:table-cell table:formula="of:=EXACT([.A2315];[.B23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37</text:p>
          </table:table-cell>
          <table:table-cell table:formula="of:=EXACT([.A2316];[.B23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38</text:p>
          </table:table-cell>
          <table:table-cell table:formula="of:=EXACT([.A2317];[.B23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39</text:p>
          </table:table-cell>
          <table:table-cell table:formula="of:=EXACT([.A2318];[.B23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40</text:p>
          </table:table-cell>
          <table:table-cell table:formula="of:=EXACT([.A2319];[.B23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41</text:p>
          </table:table-cell>
          <table:table-cell table:formula="of:=EXACT([.A2320];[.B23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42</text:p>
          </table:table-cell>
          <table:table-cell table:formula="of:=EXACT([.A2321];[.B23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43</text:p>
          </table:table-cell>
          <table:table-cell table:formula="of:=EXACT([.A2322];[.B23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44</text:p>
          </table:table-cell>
          <table:table-cell table:formula="of:=EXACT([.A2323];[.B23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45</text:p>
          </table:table-cell>
          <table:table-cell table:formula="of:=EXACT([.A2324];[.B23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46</text:p>
          </table:table-cell>
          <table:table-cell table:formula="of:=EXACT([.A2325];[.B23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47</text:p>
          </table:table-cell>
          <table:table-cell table:formula="of:=EXACT([.A2326];[.B23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48</text:p>
          </table:table-cell>
          <table:table-cell table:formula="of:=EXACT([.A2327];[.B23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49</text:p>
          </table:table-cell>
          <table:table-cell table:formula="of:=EXACT([.A2328];[.B23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50</text:p>
          </table:table-cell>
          <table:table-cell table:formula="of:=EXACT([.A2329];[.B23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51</text:p>
          </table:table-cell>
          <table:table-cell table:formula="of:=EXACT([.A2330];[.B23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52</text:p>
          </table:table-cell>
          <table:table-cell table:formula="of:=EXACT([.A2331];[.B23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53</text:p>
          </table:table-cell>
          <table:table-cell table:formula="of:=EXACT([.A2332];[.B23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54</text:p>
          </table:table-cell>
          <table:table-cell table:formula="of:=EXACT([.A2333];[.B23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55</text:p>
          </table:table-cell>
          <table:table-cell table:formula="of:=EXACT([.A2334];[.B23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56</text:p>
          </table:table-cell>
          <table:table-cell table:formula="of:=EXACT([.A2335];[.B23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57</text:p>
          </table:table-cell>
          <table:table-cell table:formula="of:=EXACT([.A2336];[.B23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58</text:p>
          </table:table-cell>
          <table:table-cell table:formula="of:=EXACT([.A2337];[.B23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59</text:p>
          </table:table-cell>
          <table:table-cell table:formula="of:=EXACT([.A2338];[.B23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60</text:p>
          </table:table-cell>
          <table:table-cell table:formula="of:=EXACT([.A2339];[.B23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61</text:p>
          </table:table-cell>
          <table:table-cell table:formula="of:=EXACT([.A2340];[.B23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62</text:p>
          </table:table-cell>
          <table:table-cell table:formula="of:=EXACT([.A2341];[.B23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63</text:p>
          </table:table-cell>
          <table:table-cell table:formula="of:=EXACT([.A2342];[.B23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64</text:p>
          </table:table-cell>
          <table:table-cell table:formula="of:=EXACT([.A2343];[.B23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65</text:p>
          </table:table-cell>
          <table:table-cell table:formula="of:=EXACT([.A2344];[.B23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66</text:p>
          </table:table-cell>
          <table:table-cell table:formula="of:=EXACT([.A2345];[.B23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67</text:p>
          </table:table-cell>
          <table:table-cell table:formula="of:=EXACT([.A2346];[.B23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8_delgado_f000168</text:p>
          </table:table-cell>
          <table:table-cell table:formula="of:=EXACT([.A2347];[.B23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01</text:p>
          </table:table-cell>
          <table:table-cell table:formula="of:=EXACT([.A2348];[.B23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02</text:p>
          </table:table-cell>
          <table:table-cell table:formula="of:=EXACT([.A2349];[.B23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03</text:p>
          </table:table-cell>
          <table:table-cell table:formula="of:=EXACT([.A2350];[.B23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04</text:p>
          </table:table-cell>
          <table:table-cell table:formula="of:=EXACT([.A2351];[.B23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05</text:p>
          </table:table-cell>
          <table:table-cell table:formula="of:=EXACT([.A2352];[.B23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06</text:p>
          </table:table-cell>
          <table:table-cell table:formula="of:=EXACT([.A2353];[.B23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07</text:p>
          </table:table-cell>
          <table:table-cell table:formula="of:=EXACT([.A2354];[.B23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08</text:p>
          </table:table-cell>
          <table:table-cell table:formula="of:=EXACT([.A2355];[.B23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09</text:p>
          </table:table-cell>
          <table:table-cell table:formula="of:=EXACT([.A2356];[.B23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10</text:p>
          </table:table-cell>
          <table:table-cell table:formula="of:=EXACT([.A2357];[.B23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11</text:p>
          </table:table-cell>
          <table:table-cell table:formula="of:=EXACT([.A2358];[.B23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12</text:p>
          </table:table-cell>
          <table:table-cell table:formula="of:=EXACT([.A2359];[.B23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13</text:p>
          </table:table-cell>
          <table:table-cell table:formula="of:=EXACT([.A2360];[.B23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14</text:p>
          </table:table-cell>
          <table:table-cell table:formula="of:=EXACT([.A2361];[.B23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15</text:p>
          </table:table-cell>
          <table:table-cell table:formula="of:=EXACT([.A2362];[.B23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16</text:p>
          </table:table-cell>
          <table:table-cell table:formula="of:=EXACT([.A2363];[.B23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17</text:p>
          </table:table-cell>
          <table:table-cell table:formula="of:=EXACT([.A2364];[.B23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18</text:p>
          </table:table-cell>
          <table:table-cell table:formula="of:=EXACT([.A2365];[.B23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19</text:p>
          </table:table-cell>
          <table:table-cell table:formula="of:=EXACT([.A2366];[.B23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20</text:p>
          </table:table-cell>
          <table:table-cell table:formula="of:=EXACT([.A2367];[.B23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21</text:p>
          </table:table-cell>
          <table:table-cell table:formula="of:=EXACT([.A2368];[.B23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22</text:p>
          </table:table-cell>
          <table:table-cell table:formula="of:=EXACT([.A2369];[.B23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23</text:p>
          </table:table-cell>
          <table:table-cell table:formula="of:=EXACT([.A2370];[.B23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24</text:p>
          </table:table-cell>
          <table:table-cell table:formula="of:=EXACT([.A2371];[.B23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25</text:p>
          </table:table-cell>
          <table:table-cell table:formula="of:=EXACT([.A2372];[.B23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26</text:p>
          </table:table-cell>
          <table:table-cell table:formula="of:=EXACT([.A2373];[.B23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27</text:p>
          </table:table-cell>
          <table:table-cell table:formula="of:=EXACT([.A2374];[.B23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28</text:p>
          </table:table-cell>
          <table:table-cell table:formula="of:=EXACT([.A2375];[.B23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29</text:p>
          </table:table-cell>
          <table:table-cell table:formula="of:=EXACT([.A2376];[.B23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30</text:p>
          </table:table-cell>
          <table:table-cell table:formula="of:=EXACT([.A2377];[.B23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31</text:p>
          </table:table-cell>
          <table:table-cell table:formula="of:=EXACT([.A2378];[.B23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32</text:p>
          </table:table-cell>
          <table:table-cell table:formula="of:=EXACT([.A2379];[.B23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33</text:p>
          </table:table-cell>
          <table:table-cell table:formula="of:=EXACT([.A2380];[.B23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34</text:p>
          </table:table-cell>
          <table:table-cell table:formula="of:=EXACT([.A2381];[.B23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35</text:p>
          </table:table-cell>
          <table:table-cell table:formula="of:=EXACT([.A2382];[.B23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36</text:p>
          </table:table-cell>
          <table:table-cell table:formula="of:=EXACT([.A2383];[.B23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37</text:p>
          </table:table-cell>
          <table:table-cell table:formula="of:=EXACT([.A2384];[.B23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38</text:p>
          </table:table-cell>
          <table:table-cell table:formula="of:=EXACT([.A2385];[.B23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39</text:p>
          </table:table-cell>
          <table:table-cell table:formula="of:=EXACT([.A2386];[.B23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40</text:p>
          </table:table-cell>
          <table:table-cell table:formula="of:=EXACT([.A2387];[.B23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41</text:p>
          </table:table-cell>
          <table:table-cell table:formula="of:=EXACT([.A2388];[.B23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42</text:p>
          </table:table-cell>
          <table:table-cell table:formula="of:=EXACT([.A2389];[.B23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43</text:p>
          </table:table-cell>
          <table:table-cell table:formula="of:=EXACT([.A2390];[.B23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44</text:p>
          </table:table-cell>
          <table:table-cell table:formula="of:=EXACT([.A2391];[.B23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45</text:p>
          </table:table-cell>
          <table:table-cell table:formula="of:=EXACT([.A2392];[.B23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46</text:p>
          </table:table-cell>
          <table:table-cell table:formula="of:=EXACT([.A2393];[.B23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47</text:p>
          </table:table-cell>
          <table:table-cell table:formula="of:=EXACT([.A2394];[.B23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48</text:p>
          </table:table-cell>
          <table:table-cell table:formula="of:=EXACT([.A2395];[.B23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49</text:p>
          </table:table-cell>
          <table:table-cell table:formula="of:=EXACT([.A2396];[.B23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50</text:p>
          </table:table-cell>
          <table:table-cell table:formula="of:=EXACT([.A2397];[.B23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51</text:p>
          </table:table-cell>
          <table:table-cell table:formula="of:=EXACT([.A2398];[.B23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52</text:p>
          </table:table-cell>
          <table:table-cell table:formula="of:=EXACT([.A2399];[.B23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53</text:p>
          </table:table-cell>
          <table:table-cell table:formula="of:=EXACT([.A2400];[.B24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54</text:p>
          </table:table-cell>
          <table:table-cell table:formula="of:=EXACT([.A2401];[.B24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55</text:p>
          </table:table-cell>
          <table:table-cell table:formula="of:=EXACT([.A2402];[.B24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56</text:p>
          </table:table-cell>
          <table:table-cell table:formula="of:=EXACT([.A2403];[.B24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57</text:p>
          </table:table-cell>
          <table:table-cell table:formula="of:=EXACT([.A2404];[.B24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58</text:p>
          </table:table-cell>
          <table:table-cell table:formula="of:=EXACT([.A2405];[.B24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59</text:p>
          </table:table-cell>
          <table:table-cell table:formula="of:=EXACT([.A2406];[.B24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60</text:p>
          </table:table-cell>
          <table:table-cell table:formula="of:=EXACT([.A2407];[.B24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61</text:p>
          </table:table-cell>
          <table:table-cell table:formula="of:=EXACT([.A2408];[.B24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62</text:p>
          </table:table-cell>
          <table:table-cell table:formula="of:=EXACT([.A2409];[.B24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63</text:p>
          </table:table-cell>
          <table:table-cell table:formula="of:=EXACT([.A2410];[.B24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64</text:p>
          </table:table-cell>
          <table:table-cell table:formula="of:=EXACT([.A2411];[.B24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65</text:p>
          </table:table-cell>
          <table:table-cell table:formula="of:=EXACT([.A2412];[.B24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66</text:p>
          </table:table-cell>
          <table:table-cell table:formula="of:=EXACT([.A2413];[.B24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67</text:p>
          </table:table-cell>
          <table:table-cell table:formula="of:=EXACT([.A2414];[.B24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68</text:p>
          </table:table-cell>
          <table:table-cell table:formula="of:=EXACT([.A2415];[.B24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69</text:p>
          </table:table-cell>
          <table:table-cell table:formula="of:=EXACT([.A2416];[.B24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70</text:p>
          </table:table-cell>
          <table:table-cell table:formula="of:=EXACT([.A2417];[.B24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71</text:p>
          </table:table-cell>
          <table:table-cell table:formula="of:=EXACT([.A2418];[.B24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72</text:p>
          </table:table-cell>
          <table:table-cell table:formula="of:=EXACT([.A2419];[.B24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73</text:p>
          </table:table-cell>
          <table:table-cell table:formula="of:=EXACT([.A2420];[.B24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74</text:p>
          </table:table-cell>
          <table:table-cell table:formula="of:=EXACT([.A2421];[.B24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75</text:p>
          </table:table-cell>
          <table:table-cell table:formula="of:=EXACT([.A2422];[.B24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76</text:p>
          </table:table-cell>
          <table:table-cell table:formula="of:=EXACT([.A2423];[.B24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77</text:p>
          </table:table-cell>
          <table:table-cell table:formula="of:=EXACT([.A2424];[.B24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78</text:p>
          </table:table-cell>
          <table:table-cell table:formula="of:=EXACT([.A2425];[.B24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79</text:p>
          </table:table-cell>
          <table:table-cell table:formula="of:=EXACT([.A2426];[.B24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80</text:p>
          </table:table-cell>
          <table:table-cell table:formula="of:=EXACT([.A2427];[.B24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81</text:p>
          </table:table-cell>
          <table:table-cell table:formula="of:=EXACT([.A2428];[.B24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82</text:p>
          </table:table-cell>
          <table:table-cell table:formula="of:=EXACT([.A2429];[.B24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83</text:p>
          </table:table-cell>
          <table:table-cell table:formula="of:=EXACT([.A2430];[.B24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84</text:p>
          </table:table-cell>
          <table:table-cell table:formula="of:=EXACT([.A2431];[.B24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85</text:p>
          </table:table-cell>
          <table:table-cell table:formula="of:=EXACT([.A2432];[.B24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86</text:p>
          </table:table-cell>
          <table:table-cell table:formula="of:=EXACT([.A2433];[.B24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87</text:p>
          </table:table-cell>
          <table:table-cell table:formula="of:=EXACT([.A2434];[.B24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88</text:p>
          </table:table-cell>
          <table:table-cell table:formula="of:=EXACT([.A2435];[.B24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89</text:p>
          </table:table-cell>
          <table:table-cell table:formula="of:=EXACT([.A2436];[.B24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90</text:p>
          </table:table-cell>
          <table:table-cell table:formula="of:=EXACT([.A2437];[.B24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91</text:p>
          </table:table-cell>
          <table:table-cell table:formula="of:=EXACT([.A2438];[.B24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92</text:p>
          </table:table-cell>
          <table:table-cell table:formula="of:=EXACT([.A2439];[.B24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93</text:p>
          </table:table-cell>
          <table:table-cell table:formula="of:=EXACT([.A2440];[.B24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94</text:p>
          </table:table-cell>
          <table:table-cell table:formula="of:=EXACT([.A2441];[.B24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95</text:p>
          </table:table-cell>
          <table:table-cell table:formula="of:=EXACT([.A2442];[.B24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96</text:p>
          </table:table-cell>
          <table:table-cell table:formula="of:=EXACT([.A2443];[.B24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97</text:p>
          </table:table-cell>
          <table:table-cell table:formula="of:=EXACT([.A2444];[.B24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98</text:p>
          </table:table-cell>
          <table:table-cell table:formula="of:=EXACT([.A2445];[.B24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099</text:p>
          </table:table-cell>
          <table:table-cell table:formula="of:=EXACT([.A2446];[.B24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100</text:p>
          </table:table-cell>
          <table:table-cell table:formula="of:=EXACT([.A2447];[.B24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101</text:p>
          </table:table-cell>
          <table:table-cell table:formula="of:=EXACT([.A2448];[.B24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102</text:p>
          </table:table-cell>
          <table:table-cell table:formula="of:=EXACT([.A2449];[.B24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103</text:p>
          </table:table-cell>
          <table:table-cell table:formula="of:=EXACT([.A2450];[.B24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104</text:p>
          </table:table-cell>
          <table:table-cell table:formula="of:=EXACT([.A2451];[.B24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105</text:p>
          </table:table-cell>
          <table:table-cell table:formula="of:=EXACT([.A2452];[.B24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106</text:p>
          </table:table-cell>
          <table:table-cell table:formula="of:=EXACT([.A2453];[.B24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107</text:p>
          </table:table-cell>
          <table:table-cell table:formula="of:=EXACT([.A2454];[.B24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108</text:p>
          </table:table-cell>
          <table:table-cell table:formula="of:=EXACT([.A2455];[.B24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109</text:p>
          </table:table-cell>
          <table:table-cell table:formula="of:=EXACT([.A2456];[.B24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110</text:p>
          </table:table-cell>
          <table:table-cell table:formula="of:=EXACT([.A2457];[.B24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111</text:p>
          </table:table-cell>
          <table:table-cell table:formula="of:=EXACT([.A2458];[.B24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112</text:p>
          </table:table-cell>
          <table:table-cell table:formula="of:=EXACT([.A2459];[.B24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113</text:p>
          </table:table-cell>
          <table:table-cell table:formula="of:=EXACT([.A2460];[.B24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114</text:p>
          </table:table-cell>
          <table:table-cell table:formula="of:=EXACT([.A2461];[.B24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115</text:p>
          </table:table-cell>
          <table:table-cell table:formula="of:=EXACT([.A2462];[.B24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116</text:p>
          </table:table-cell>
          <table:table-cell table:formula="of:=EXACT([.A2463];[.B24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117</text:p>
          </table:table-cell>
          <table:table-cell table:formula="of:=EXACT([.A2464];[.B24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118</text:p>
          </table:table-cell>
          <table:table-cell table:formula="of:=EXACT([.A2465];[.B24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119</text:p>
          </table:table-cell>
          <table:table-cell table:formula="of:=EXACT([.A2466];[.B24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120</text:p>
          </table:table-cell>
          <table:table-cell table:formula="of:=EXACT([.A2467];[.B24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121</text:p>
          </table:table-cell>
          <table:table-cell table:formula="of:=EXACT([.A2468];[.B24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122</text:p>
          </table:table-cell>
          <table:table-cell table:formula="of:=EXACT([.A2469];[.B24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123</text:p>
          </table:table-cell>
          <table:table-cell table:formula="of:=EXACT([.A2470];[.B24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19_delgado_f000124</text:p>
          </table:table-cell>
          <table:table-cell table:formula="of:=EXACT([.A2471];[.B24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01</text:p>
          </table:table-cell>
          <table:table-cell table:formula="of:=EXACT([.A2472];[.B24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02</text:p>
          </table:table-cell>
          <table:table-cell table:formula="of:=EXACT([.A2473];[.B24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03</text:p>
          </table:table-cell>
          <table:table-cell table:formula="of:=EXACT([.A2474];[.B24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04</text:p>
          </table:table-cell>
          <table:table-cell table:formula="of:=EXACT([.A2475];[.B24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05</text:p>
          </table:table-cell>
          <table:table-cell table:formula="of:=EXACT([.A2476];[.B24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06</text:p>
          </table:table-cell>
          <table:table-cell table:formula="of:=EXACT([.A2477];[.B24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07</text:p>
          </table:table-cell>
          <table:table-cell table:formula="of:=EXACT([.A2478];[.B24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08</text:p>
          </table:table-cell>
          <table:table-cell table:formula="of:=EXACT([.A2479];[.B24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09</text:p>
          </table:table-cell>
          <table:table-cell table:formula="of:=EXACT([.A2480];[.B24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10</text:p>
          </table:table-cell>
          <table:table-cell table:formula="of:=EXACT([.A2481];[.B24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11</text:p>
          </table:table-cell>
          <table:table-cell table:formula="of:=EXACT([.A2482];[.B24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12</text:p>
          </table:table-cell>
          <table:table-cell table:formula="of:=EXACT([.A2483];[.B24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13</text:p>
          </table:table-cell>
          <table:table-cell table:formula="of:=EXACT([.A2484];[.B24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14</text:p>
          </table:table-cell>
          <table:table-cell table:formula="of:=EXACT([.A2485];[.B24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15</text:p>
          </table:table-cell>
          <table:table-cell table:formula="of:=EXACT([.A2486];[.B24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16</text:p>
          </table:table-cell>
          <table:table-cell table:formula="of:=EXACT([.A2487];[.B24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17</text:p>
          </table:table-cell>
          <table:table-cell table:formula="of:=EXACT([.A2488];[.B24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18</text:p>
          </table:table-cell>
          <table:table-cell table:formula="of:=EXACT([.A2489];[.B24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19</text:p>
          </table:table-cell>
          <table:table-cell table:formula="of:=EXACT([.A2490];[.B24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20</text:p>
          </table:table-cell>
          <table:table-cell table:formula="of:=EXACT([.A2491];[.B24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21</text:p>
          </table:table-cell>
          <table:table-cell table:formula="of:=EXACT([.A2492];[.B24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22</text:p>
          </table:table-cell>
          <table:table-cell table:formula="of:=EXACT([.A2493];[.B24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23</text:p>
          </table:table-cell>
          <table:table-cell table:formula="of:=EXACT([.A2494];[.B24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24</text:p>
          </table:table-cell>
          <table:table-cell table:formula="of:=EXACT([.A2495];[.B24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25</text:p>
          </table:table-cell>
          <table:table-cell table:formula="of:=EXACT([.A2496];[.B24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26</text:p>
          </table:table-cell>
          <table:table-cell table:formula="of:=EXACT([.A2497];[.B24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27</text:p>
          </table:table-cell>
          <table:table-cell table:formula="of:=EXACT([.A2498];[.B24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28</text:p>
          </table:table-cell>
          <table:table-cell table:formula="of:=EXACT([.A2499];[.B24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29</text:p>
          </table:table-cell>
          <table:table-cell table:formula="of:=EXACT([.A2500];[.B25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30</text:p>
          </table:table-cell>
          <table:table-cell table:formula="of:=EXACT([.A2501];[.B25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31</text:p>
          </table:table-cell>
          <table:table-cell table:formula="of:=EXACT([.A2502];[.B25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32</text:p>
          </table:table-cell>
          <table:table-cell table:formula="of:=EXACT([.A2503];[.B25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33</text:p>
          </table:table-cell>
          <table:table-cell table:formula="of:=EXACT([.A2504];[.B25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34</text:p>
          </table:table-cell>
          <table:table-cell table:formula="of:=EXACT([.A2505];[.B25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35</text:p>
          </table:table-cell>
          <table:table-cell table:formula="of:=EXACT([.A2506];[.B25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36</text:p>
          </table:table-cell>
          <table:table-cell table:formula="of:=EXACT([.A2507];[.B25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37</text:p>
          </table:table-cell>
          <table:table-cell table:formula="of:=EXACT([.A2508];[.B25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38</text:p>
          </table:table-cell>
          <table:table-cell table:formula="of:=EXACT([.A2509];[.B25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39</text:p>
          </table:table-cell>
          <table:table-cell table:formula="of:=EXACT([.A2510];[.B25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40</text:p>
          </table:table-cell>
          <table:table-cell table:formula="of:=EXACT([.A2511];[.B25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41</text:p>
          </table:table-cell>
          <table:table-cell table:formula="of:=EXACT([.A2512];[.B25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42</text:p>
          </table:table-cell>
          <table:table-cell table:formula="of:=EXACT([.A2513];[.B25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43</text:p>
          </table:table-cell>
          <table:table-cell table:formula="of:=EXACT([.A2514];[.B25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44</text:p>
          </table:table-cell>
          <table:table-cell table:formula="of:=EXACT([.A2515];[.B25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45</text:p>
          </table:table-cell>
          <table:table-cell table:formula="of:=EXACT([.A2516];[.B25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46</text:p>
          </table:table-cell>
          <table:table-cell table:formula="of:=EXACT([.A2517];[.B25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47</text:p>
          </table:table-cell>
          <table:table-cell table:formula="of:=EXACT([.A2518];[.B25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48</text:p>
          </table:table-cell>
          <table:table-cell table:formula="of:=EXACT([.A2519];[.B25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49</text:p>
          </table:table-cell>
          <table:table-cell table:formula="of:=EXACT([.A2520];[.B25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50</text:p>
          </table:table-cell>
          <table:table-cell table:formula="of:=EXACT([.A2521];[.B25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51</text:p>
          </table:table-cell>
          <table:table-cell table:formula="of:=EXACT([.A2522];[.B25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52</text:p>
          </table:table-cell>
          <table:table-cell table:formula="of:=EXACT([.A2523];[.B25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53</text:p>
          </table:table-cell>
          <table:table-cell table:formula="of:=EXACT([.A2524];[.B25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54</text:p>
          </table:table-cell>
          <table:table-cell table:formula="of:=EXACT([.A2525];[.B25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55</text:p>
          </table:table-cell>
          <table:table-cell table:formula="of:=EXACT([.A2526];[.B25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56</text:p>
          </table:table-cell>
          <table:table-cell table:formula="of:=EXACT([.A2527];[.B25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57</text:p>
          </table:table-cell>
          <table:table-cell table:formula="of:=EXACT([.A2528];[.B25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58</text:p>
          </table:table-cell>
          <table:table-cell table:formula="of:=EXACT([.A2529];[.B25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59</text:p>
          </table:table-cell>
          <table:table-cell table:formula="of:=EXACT([.A2530];[.B25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60</text:p>
          </table:table-cell>
          <table:table-cell table:formula="of:=EXACT([.A2531];[.B25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61</text:p>
          </table:table-cell>
          <table:table-cell table:formula="of:=EXACT([.A2532];[.B25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62</text:p>
          </table:table-cell>
          <table:table-cell table:formula="of:=EXACT([.A2533];[.B25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63</text:p>
          </table:table-cell>
          <table:table-cell table:formula="of:=EXACT([.A2534];[.B25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64</text:p>
          </table:table-cell>
          <table:table-cell table:formula="of:=EXACT([.A2535];[.B25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65</text:p>
          </table:table-cell>
          <table:table-cell table:formula="of:=EXACT([.A2536];[.B25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66</text:p>
          </table:table-cell>
          <table:table-cell table:formula="of:=EXACT([.A2537];[.B25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67</text:p>
          </table:table-cell>
          <table:table-cell table:formula="of:=EXACT([.A2538];[.B25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68</text:p>
          </table:table-cell>
          <table:table-cell table:formula="of:=EXACT([.A2539];[.B25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69</text:p>
          </table:table-cell>
          <table:table-cell table:formula="of:=EXACT([.A2540];[.B25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70</text:p>
          </table:table-cell>
          <table:table-cell table:formula="of:=EXACT([.A2541];[.B25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71</text:p>
          </table:table-cell>
          <table:table-cell table:formula="of:=EXACT([.A2542];[.B25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72</text:p>
          </table:table-cell>
          <table:table-cell table:formula="of:=EXACT([.A2543];[.B25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73</text:p>
          </table:table-cell>
          <table:table-cell table:formula="of:=EXACT([.A2544];[.B25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74</text:p>
          </table:table-cell>
          <table:table-cell table:formula="of:=EXACT([.A2545];[.B25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75</text:p>
          </table:table-cell>
          <table:table-cell table:formula="of:=EXACT([.A2546];[.B25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76</text:p>
          </table:table-cell>
          <table:table-cell table:formula="of:=EXACT([.A2547];[.B25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77</text:p>
          </table:table-cell>
          <table:table-cell table:formula="of:=EXACT([.A2548];[.B25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78</text:p>
          </table:table-cell>
          <table:table-cell table:formula="of:=EXACT([.A2549];[.B25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79</text:p>
          </table:table-cell>
          <table:table-cell table:formula="of:=EXACT([.A2550];[.B25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80</text:p>
          </table:table-cell>
          <table:table-cell table:formula="of:=EXACT([.A2551];[.B25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81</text:p>
          </table:table-cell>
          <table:table-cell table:formula="of:=EXACT([.A2552];[.B25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82</text:p>
          </table:table-cell>
          <table:table-cell table:formula="of:=EXACT([.A2553];[.B25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83</text:p>
          </table:table-cell>
          <table:table-cell table:formula="of:=EXACT([.A2554];[.B25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84</text:p>
          </table:table-cell>
          <table:table-cell table:formula="of:=EXACT([.A2555];[.B25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85</text:p>
          </table:table-cell>
          <table:table-cell table:formula="of:=EXACT([.A2556];[.B25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86</text:p>
          </table:table-cell>
          <table:table-cell table:formula="of:=EXACT([.A2557];[.B25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87</text:p>
          </table:table-cell>
          <table:table-cell table:formula="of:=EXACT([.A2558];[.B25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88</text:p>
          </table:table-cell>
          <table:table-cell table:formula="of:=EXACT([.A2559];[.B25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89</text:p>
          </table:table-cell>
          <table:table-cell table:formula="of:=EXACT([.A2560];[.B25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90</text:p>
          </table:table-cell>
          <table:table-cell table:formula="of:=EXACT([.A2561];[.B25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91</text:p>
          </table:table-cell>
          <table:table-cell table:formula="of:=EXACT([.A2562];[.B25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92</text:p>
          </table:table-cell>
          <table:table-cell table:formula="of:=EXACT([.A2563];[.B25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93</text:p>
          </table:table-cell>
          <table:table-cell table:formula="of:=EXACT([.A2564];[.B25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94</text:p>
          </table:table-cell>
          <table:table-cell table:formula="of:=EXACT([.A2565];[.B25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95</text:p>
          </table:table-cell>
          <table:table-cell table:formula="of:=EXACT([.A2566];[.B25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96</text:p>
          </table:table-cell>
          <table:table-cell table:formula="of:=EXACT([.A2567];[.B25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97</text:p>
          </table:table-cell>
          <table:table-cell table:formula="of:=EXACT([.A2568];[.B25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98</text:p>
          </table:table-cell>
          <table:table-cell table:formula="of:=EXACT([.A2569];[.B25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099</text:p>
          </table:table-cell>
          <table:table-cell table:formula="of:=EXACT([.A2570];[.B25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00</text:p>
          </table:table-cell>
          <table:table-cell table:formula="of:=EXACT([.A2571];[.B25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01</text:p>
          </table:table-cell>
          <table:table-cell table:formula="of:=EXACT([.A2572];[.B25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02</text:p>
          </table:table-cell>
          <table:table-cell table:formula="of:=EXACT([.A2573];[.B25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03</text:p>
          </table:table-cell>
          <table:table-cell table:formula="of:=EXACT([.A2574];[.B25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04</text:p>
          </table:table-cell>
          <table:table-cell table:formula="of:=EXACT([.A2575];[.B25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05</text:p>
          </table:table-cell>
          <table:table-cell table:formula="of:=EXACT([.A2576];[.B25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06</text:p>
          </table:table-cell>
          <table:table-cell table:formula="of:=EXACT([.A2577];[.B25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07</text:p>
          </table:table-cell>
          <table:table-cell table:formula="of:=EXACT([.A2578];[.B25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08</text:p>
          </table:table-cell>
          <table:table-cell table:formula="of:=EXACT([.A2579];[.B25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09</text:p>
          </table:table-cell>
          <table:table-cell table:formula="of:=EXACT([.A2580];[.B25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10</text:p>
          </table:table-cell>
          <table:table-cell table:formula="of:=EXACT([.A2581];[.B25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11</text:p>
          </table:table-cell>
          <table:table-cell table:formula="of:=EXACT([.A2582];[.B25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12</text:p>
          </table:table-cell>
          <table:table-cell table:formula="of:=EXACT([.A2583];[.B25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13</text:p>
          </table:table-cell>
          <table:table-cell table:formula="of:=EXACT([.A2584];[.B25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14</text:p>
          </table:table-cell>
          <table:table-cell table:formula="of:=EXACT([.A2585];[.B25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15</text:p>
          </table:table-cell>
          <table:table-cell table:formula="of:=EXACT([.A2586];[.B25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16</text:p>
          </table:table-cell>
          <table:table-cell table:formula="of:=EXACT([.A2587];[.B25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17</text:p>
          </table:table-cell>
          <table:table-cell table:formula="of:=EXACT([.A2588];[.B25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18</text:p>
          </table:table-cell>
          <table:table-cell table:formula="of:=EXACT([.A2589];[.B25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19</text:p>
          </table:table-cell>
          <table:table-cell table:formula="of:=EXACT([.A2590];[.B25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20</text:p>
          </table:table-cell>
          <table:table-cell table:formula="of:=EXACT([.A2591];[.B25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21</text:p>
          </table:table-cell>
          <table:table-cell table:formula="of:=EXACT([.A2592];[.B25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22</text:p>
          </table:table-cell>
          <table:table-cell table:formula="of:=EXACT([.A2593];[.B25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23</text:p>
          </table:table-cell>
          <table:table-cell table:formula="of:=EXACT([.A2594];[.B25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24</text:p>
          </table:table-cell>
          <table:table-cell table:formula="of:=EXACT([.A2595];[.B25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25</text:p>
          </table:table-cell>
          <table:table-cell table:formula="of:=EXACT([.A2596];[.B25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26</text:p>
          </table:table-cell>
          <table:table-cell table:formula="of:=EXACT([.A2597];[.B25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27</text:p>
          </table:table-cell>
          <table:table-cell table:formula="of:=EXACT([.A2598];[.B25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28</text:p>
          </table:table-cell>
          <table:table-cell table:formula="of:=EXACT([.A2599];[.B25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0_delgado_f000129</text:p>
          </table:table-cell>
          <table:table-cell table:formula="of:=EXACT([.A2600];[.B26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01</text:p>
          </table:table-cell>
          <table:table-cell table:formula="of:=EXACT([.A2601];[.B26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02</text:p>
          </table:table-cell>
          <table:table-cell table:formula="of:=EXACT([.A2602];[.B26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03</text:p>
          </table:table-cell>
          <table:table-cell table:formula="of:=EXACT([.A2603];[.B26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04</text:p>
          </table:table-cell>
          <table:table-cell table:formula="of:=EXACT([.A2604];[.B26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05</text:p>
          </table:table-cell>
          <table:table-cell table:formula="of:=EXACT([.A2605];[.B26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06</text:p>
          </table:table-cell>
          <table:table-cell table:formula="of:=EXACT([.A2606];[.B26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07</text:p>
          </table:table-cell>
          <table:table-cell table:formula="of:=EXACT([.A2607];[.B26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08</text:p>
          </table:table-cell>
          <table:table-cell table:formula="of:=EXACT([.A2608];[.B26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09</text:p>
          </table:table-cell>
          <table:table-cell table:formula="of:=EXACT([.A2609];[.B26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10</text:p>
          </table:table-cell>
          <table:table-cell table:formula="of:=EXACT([.A2610];[.B26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11</text:p>
          </table:table-cell>
          <table:table-cell table:formula="of:=EXACT([.A2611];[.B26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12</text:p>
          </table:table-cell>
          <table:table-cell table:formula="of:=EXACT([.A2612];[.B26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13</text:p>
          </table:table-cell>
          <table:table-cell table:formula="of:=EXACT([.A2613];[.B26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14</text:p>
          </table:table-cell>
          <table:table-cell table:formula="of:=EXACT([.A2614];[.B26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15</text:p>
          </table:table-cell>
          <table:table-cell table:formula="of:=EXACT([.A2615];[.B26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16</text:p>
          </table:table-cell>
          <table:table-cell table:formula="of:=EXACT([.A2616];[.B26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17</text:p>
          </table:table-cell>
          <table:table-cell table:formula="of:=EXACT([.A2617];[.B26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18</text:p>
          </table:table-cell>
          <table:table-cell table:formula="of:=EXACT([.A2618];[.B26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19</text:p>
          </table:table-cell>
          <table:table-cell table:formula="of:=EXACT([.A2619];[.B26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20</text:p>
          </table:table-cell>
          <table:table-cell table:formula="of:=EXACT([.A2620];[.B26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21</text:p>
          </table:table-cell>
          <table:table-cell table:formula="of:=EXACT([.A2621];[.B26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22</text:p>
          </table:table-cell>
          <table:table-cell table:formula="of:=EXACT([.A2622];[.B26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23</text:p>
          </table:table-cell>
          <table:table-cell table:formula="of:=EXACT([.A2623];[.B26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24</text:p>
          </table:table-cell>
          <table:table-cell table:formula="of:=EXACT([.A2624];[.B26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25</text:p>
          </table:table-cell>
          <table:table-cell table:formula="of:=EXACT([.A2625];[.B26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26</text:p>
          </table:table-cell>
          <table:table-cell table:formula="of:=EXACT([.A2626];[.B26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27</text:p>
          </table:table-cell>
          <table:table-cell table:formula="of:=EXACT([.A2627];[.B26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28</text:p>
          </table:table-cell>
          <table:table-cell table:formula="of:=EXACT([.A2628];[.B26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29</text:p>
          </table:table-cell>
          <table:table-cell table:formula="of:=EXACT([.A2629];[.B26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30</text:p>
          </table:table-cell>
          <table:table-cell table:formula="of:=EXACT([.A2630];[.B26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31</text:p>
          </table:table-cell>
          <table:table-cell table:formula="of:=EXACT([.A2631];[.B26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32</text:p>
          </table:table-cell>
          <table:table-cell table:formula="of:=EXACT([.A2632];[.B26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33</text:p>
          </table:table-cell>
          <table:table-cell table:formula="of:=EXACT([.A2633];[.B26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34</text:p>
          </table:table-cell>
          <table:table-cell table:formula="of:=EXACT([.A2634];[.B26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35</text:p>
          </table:table-cell>
          <table:table-cell table:formula="of:=EXACT([.A2635];[.B26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36</text:p>
          </table:table-cell>
          <table:table-cell table:formula="of:=EXACT([.A2636];[.B26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37</text:p>
          </table:table-cell>
          <table:table-cell table:formula="of:=EXACT([.A2637];[.B26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38</text:p>
          </table:table-cell>
          <table:table-cell table:formula="of:=EXACT([.A2638];[.B26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39</text:p>
          </table:table-cell>
          <table:table-cell table:formula="of:=EXACT([.A2639];[.B26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40</text:p>
          </table:table-cell>
          <table:table-cell table:formula="of:=EXACT([.A2640];[.B26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41</text:p>
          </table:table-cell>
          <table:table-cell table:formula="of:=EXACT([.A2641];[.B26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42</text:p>
          </table:table-cell>
          <table:table-cell table:formula="of:=EXACT([.A2642];[.B26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43</text:p>
          </table:table-cell>
          <table:table-cell table:formula="of:=EXACT([.A2643];[.B26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44</text:p>
          </table:table-cell>
          <table:table-cell table:formula="of:=EXACT([.A2644];[.B26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45</text:p>
          </table:table-cell>
          <table:table-cell table:formula="of:=EXACT([.A2645];[.B26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46</text:p>
          </table:table-cell>
          <table:table-cell table:formula="of:=EXACT([.A2646];[.B26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47</text:p>
          </table:table-cell>
          <table:table-cell table:formula="of:=EXACT([.A2647];[.B26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48</text:p>
          </table:table-cell>
          <table:table-cell table:formula="of:=EXACT([.A2648];[.B26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49</text:p>
          </table:table-cell>
          <table:table-cell table:formula="of:=EXACT([.A2649];[.B26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50</text:p>
          </table:table-cell>
          <table:table-cell table:formula="of:=EXACT([.A2650];[.B26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51</text:p>
          </table:table-cell>
          <table:table-cell table:formula="of:=EXACT([.A2651];[.B26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52</text:p>
          </table:table-cell>
          <table:table-cell table:formula="of:=EXACT([.A2652];[.B26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53</text:p>
          </table:table-cell>
          <table:table-cell table:formula="of:=EXACT([.A2653];[.B26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54</text:p>
          </table:table-cell>
          <table:table-cell table:formula="of:=EXACT([.A2654];[.B26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55</text:p>
          </table:table-cell>
          <table:table-cell table:formula="of:=EXACT([.A2655];[.B26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56</text:p>
          </table:table-cell>
          <table:table-cell table:formula="of:=EXACT([.A2656];[.B26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57</text:p>
          </table:table-cell>
          <table:table-cell table:formula="of:=EXACT([.A2657];[.B26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58</text:p>
          </table:table-cell>
          <table:table-cell table:formula="of:=EXACT([.A2658];[.B26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59</text:p>
          </table:table-cell>
          <table:table-cell table:formula="of:=EXACT([.A2659];[.B26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60</text:p>
          </table:table-cell>
          <table:table-cell table:formula="of:=EXACT([.A2660];[.B26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61</text:p>
          </table:table-cell>
          <table:table-cell table:formula="of:=EXACT([.A2661];[.B26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62</text:p>
          </table:table-cell>
          <table:table-cell table:formula="of:=EXACT([.A2662];[.B26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63</text:p>
          </table:table-cell>
          <table:table-cell table:formula="of:=EXACT([.A2663];[.B26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64</text:p>
          </table:table-cell>
          <table:table-cell table:formula="of:=EXACT([.A2664];[.B26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65</text:p>
          </table:table-cell>
          <table:table-cell table:formula="of:=EXACT([.A2665];[.B26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66</text:p>
          </table:table-cell>
          <table:table-cell table:formula="of:=EXACT([.A2666];[.B26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67</text:p>
          </table:table-cell>
          <table:table-cell table:formula="of:=EXACT([.A2667];[.B26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68</text:p>
          </table:table-cell>
          <table:table-cell table:formula="of:=EXACT([.A2668];[.B26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69</text:p>
          </table:table-cell>
          <table:table-cell table:formula="of:=EXACT([.A2669];[.B26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70</text:p>
          </table:table-cell>
          <table:table-cell table:formula="of:=EXACT([.A2670];[.B26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71</text:p>
          </table:table-cell>
          <table:table-cell table:formula="of:=EXACT([.A2671];[.B26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72</text:p>
          </table:table-cell>
          <table:table-cell table:formula="of:=EXACT([.A2672];[.B26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73</text:p>
          </table:table-cell>
          <table:table-cell table:formula="of:=EXACT([.A2673];[.B26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74</text:p>
          </table:table-cell>
          <table:table-cell table:formula="of:=EXACT([.A2674];[.B26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75</text:p>
          </table:table-cell>
          <table:table-cell table:formula="of:=EXACT([.A2675];[.B26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76</text:p>
          </table:table-cell>
          <table:table-cell table:formula="of:=EXACT([.A2676];[.B26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77</text:p>
          </table:table-cell>
          <table:table-cell table:formula="of:=EXACT([.A2677];[.B26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78</text:p>
          </table:table-cell>
          <table:table-cell table:formula="of:=EXACT([.A2678];[.B26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79</text:p>
          </table:table-cell>
          <table:table-cell table:formula="of:=EXACT([.A2679];[.B26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80</text:p>
          </table:table-cell>
          <table:table-cell table:formula="of:=EXACT([.A2680];[.B26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81</text:p>
          </table:table-cell>
          <table:table-cell table:formula="of:=EXACT([.A2681];[.B26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82</text:p>
          </table:table-cell>
          <table:table-cell table:formula="of:=EXACT([.A2682];[.B26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83</text:p>
          </table:table-cell>
          <table:table-cell table:formula="of:=EXACT([.A2683];[.B26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84</text:p>
          </table:table-cell>
          <table:table-cell table:formula="of:=EXACT([.A2684];[.B26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85</text:p>
          </table:table-cell>
          <table:table-cell table:formula="of:=EXACT([.A2685];[.B26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86</text:p>
          </table:table-cell>
          <table:table-cell table:formula="of:=EXACT([.A2686];[.B26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87</text:p>
          </table:table-cell>
          <table:table-cell table:formula="of:=EXACT([.A2687];[.B26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88</text:p>
          </table:table-cell>
          <table:table-cell table:formula="of:=EXACT([.A2688];[.B26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89</text:p>
          </table:table-cell>
          <table:table-cell table:formula="of:=EXACT([.A2689];[.B26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1_delgado_f000090</text:p>
          </table:table-cell>
          <table:table-cell table:formula="of:=EXACT([.A2690];[.B26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01</text:p>
          </table:table-cell>
          <table:table-cell table:formula="of:=EXACT([.A2691];[.B26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02</text:p>
          </table:table-cell>
          <table:table-cell table:formula="of:=EXACT([.A2692];[.B26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03</text:p>
          </table:table-cell>
          <table:table-cell table:formula="of:=EXACT([.A2693];[.B26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04</text:p>
          </table:table-cell>
          <table:table-cell table:formula="of:=EXACT([.A2694];[.B26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05</text:p>
          </table:table-cell>
          <table:table-cell table:formula="of:=EXACT([.A2695];[.B26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06</text:p>
          </table:table-cell>
          <table:table-cell table:formula="of:=EXACT([.A2696];[.B26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07</text:p>
          </table:table-cell>
          <table:table-cell table:formula="of:=EXACT([.A2697];[.B26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08</text:p>
          </table:table-cell>
          <table:table-cell table:formula="of:=EXACT([.A2698];[.B26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09</text:p>
          </table:table-cell>
          <table:table-cell table:formula="of:=EXACT([.A2699];[.B26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10</text:p>
          </table:table-cell>
          <table:table-cell table:formula="of:=EXACT([.A2700];[.B27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11</text:p>
          </table:table-cell>
          <table:table-cell table:formula="of:=EXACT([.A2701];[.B27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12</text:p>
          </table:table-cell>
          <table:table-cell table:formula="of:=EXACT([.A2702];[.B27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13</text:p>
          </table:table-cell>
          <table:table-cell table:formula="of:=EXACT([.A2703];[.B27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14</text:p>
          </table:table-cell>
          <table:table-cell table:formula="of:=EXACT([.A2704];[.B27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15</text:p>
          </table:table-cell>
          <table:table-cell table:formula="of:=EXACT([.A2705];[.B27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16</text:p>
          </table:table-cell>
          <table:table-cell table:formula="of:=EXACT([.A2706];[.B27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17</text:p>
          </table:table-cell>
          <table:table-cell table:formula="of:=EXACT([.A2707];[.B27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18</text:p>
          </table:table-cell>
          <table:table-cell table:formula="of:=EXACT([.A2708];[.B27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19</text:p>
          </table:table-cell>
          <table:table-cell table:formula="of:=EXACT([.A2709];[.B27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20</text:p>
          </table:table-cell>
          <table:table-cell table:formula="of:=EXACT([.A2710];[.B27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21</text:p>
          </table:table-cell>
          <table:table-cell table:formula="of:=EXACT([.A2711];[.B27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22</text:p>
          </table:table-cell>
          <table:table-cell table:formula="of:=EXACT([.A2712];[.B27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23</text:p>
          </table:table-cell>
          <table:table-cell table:formula="of:=EXACT([.A2713];[.B27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24</text:p>
          </table:table-cell>
          <table:table-cell table:formula="of:=EXACT([.A2714];[.B27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25</text:p>
          </table:table-cell>
          <table:table-cell table:formula="of:=EXACT([.A2715];[.B27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26</text:p>
          </table:table-cell>
          <table:table-cell table:formula="of:=EXACT([.A2716];[.B27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27</text:p>
          </table:table-cell>
          <table:table-cell table:formula="of:=EXACT([.A2717];[.B27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28</text:p>
          </table:table-cell>
          <table:table-cell table:formula="of:=EXACT([.A2718];[.B27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29</text:p>
          </table:table-cell>
          <table:table-cell table:formula="of:=EXACT([.A2719];[.B27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30</text:p>
          </table:table-cell>
          <table:table-cell table:formula="of:=EXACT([.A2720];[.B27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31</text:p>
          </table:table-cell>
          <table:table-cell table:formula="of:=EXACT([.A2721];[.B27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32</text:p>
          </table:table-cell>
          <table:table-cell table:formula="of:=EXACT([.A2722];[.B27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33</text:p>
          </table:table-cell>
          <table:table-cell table:formula="of:=EXACT([.A2723];[.B27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34</text:p>
          </table:table-cell>
          <table:table-cell table:formula="of:=EXACT([.A2724];[.B27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35</text:p>
          </table:table-cell>
          <table:table-cell table:formula="of:=EXACT([.A2725];[.B27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36</text:p>
          </table:table-cell>
          <table:table-cell table:formula="of:=EXACT([.A2726];[.B27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37</text:p>
          </table:table-cell>
          <table:table-cell table:formula="of:=EXACT([.A2727];[.B27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38</text:p>
          </table:table-cell>
          <table:table-cell table:formula="of:=EXACT([.A2728];[.B27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39</text:p>
          </table:table-cell>
          <table:table-cell table:formula="of:=EXACT([.A2729];[.B27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40</text:p>
          </table:table-cell>
          <table:table-cell table:formula="of:=EXACT([.A2730];[.B27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41</text:p>
          </table:table-cell>
          <table:table-cell table:formula="of:=EXACT([.A2731];[.B27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42</text:p>
          </table:table-cell>
          <table:table-cell table:formula="of:=EXACT([.A2732];[.B27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43</text:p>
          </table:table-cell>
          <table:table-cell table:formula="of:=EXACT([.A2733];[.B27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44</text:p>
          </table:table-cell>
          <table:table-cell table:formula="of:=EXACT([.A2734];[.B27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45</text:p>
          </table:table-cell>
          <table:table-cell table:formula="of:=EXACT([.A2735];[.B27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46</text:p>
          </table:table-cell>
          <table:table-cell table:formula="of:=EXACT([.A2736];[.B27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47</text:p>
          </table:table-cell>
          <table:table-cell table:formula="of:=EXACT([.A2737];[.B27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48</text:p>
          </table:table-cell>
          <table:table-cell table:formula="of:=EXACT([.A2738];[.B27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49</text:p>
          </table:table-cell>
          <table:table-cell table:formula="of:=EXACT([.A2739];[.B27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50</text:p>
          </table:table-cell>
          <table:table-cell table:formula="of:=EXACT([.A2740];[.B27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51</text:p>
          </table:table-cell>
          <table:table-cell table:formula="of:=EXACT([.A2741];[.B27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52</text:p>
          </table:table-cell>
          <table:table-cell table:formula="of:=EXACT([.A2742];[.B27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53</text:p>
          </table:table-cell>
          <table:table-cell table:formula="of:=EXACT([.A2743];[.B27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54</text:p>
          </table:table-cell>
          <table:table-cell table:formula="of:=EXACT([.A2744];[.B27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55</text:p>
          </table:table-cell>
          <table:table-cell table:formula="of:=EXACT([.A2745];[.B27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56</text:p>
          </table:table-cell>
          <table:table-cell table:formula="of:=EXACT([.A2746];[.B27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57</text:p>
          </table:table-cell>
          <table:table-cell table:formula="of:=EXACT([.A2747];[.B27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58</text:p>
          </table:table-cell>
          <table:table-cell table:formula="of:=EXACT([.A2748];[.B27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59</text:p>
          </table:table-cell>
          <table:table-cell table:formula="of:=EXACT([.A2749];[.B27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60</text:p>
          </table:table-cell>
          <table:table-cell table:formula="of:=EXACT([.A2750];[.B27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61</text:p>
          </table:table-cell>
          <table:table-cell table:formula="of:=EXACT([.A2751];[.B27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62</text:p>
          </table:table-cell>
          <table:table-cell table:formula="of:=EXACT([.A2752];[.B27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63</text:p>
          </table:table-cell>
          <table:table-cell table:formula="of:=EXACT([.A2753];[.B27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64</text:p>
          </table:table-cell>
          <table:table-cell table:formula="of:=EXACT([.A2754];[.B27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65</text:p>
          </table:table-cell>
          <table:table-cell table:formula="of:=EXACT([.A2755];[.B27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66</text:p>
          </table:table-cell>
          <table:table-cell table:formula="of:=EXACT([.A2756];[.B27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67</text:p>
          </table:table-cell>
          <table:table-cell table:formula="of:=EXACT([.A2757];[.B27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68</text:p>
          </table:table-cell>
          <table:table-cell table:formula="of:=EXACT([.A2758];[.B27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69</text:p>
          </table:table-cell>
          <table:table-cell table:formula="of:=EXACT([.A2759];[.B27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70</text:p>
          </table:table-cell>
          <table:table-cell table:formula="of:=EXACT([.A2760];[.B27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71</text:p>
          </table:table-cell>
          <table:table-cell table:formula="of:=EXACT([.A2761];[.B27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72</text:p>
          </table:table-cell>
          <table:table-cell table:formula="of:=EXACT([.A2762];[.B27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73</text:p>
          </table:table-cell>
          <table:table-cell table:formula="of:=EXACT([.A2763];[.B27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74</text:p>
          </table:table-cell>
          <table:table-cell table:formula="of:=EXACT([.A2764];[.B27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75</text:p>
          </table:table-cell>
          <table:table-cell table:formula="of:=EXACT([.A2765];[.B27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76</text:p>
          </table:table-cell>
          <table:table-cell table:formula="of:=EXACT([.A2766];[.B27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77</text:p>
          </table:table-cell>
          <table:table-cell table:formula="of:=EXACT([.A2767];[.B27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78</text:p>
          </table:table-cell>
          <table:table-cell table:formula="of:=EXACT([.A2768];[.B27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79</text:p>
          </table:table-cell>
          <table:table-cell table:formula="of:=EXACT([.A2769];[.B27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80</text:p>
          </table:table-cell>
          <table:table-cell table:formula="of:=EXACT([.A2770];[.B27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81</text:p>
          </table:table-cell>
          <table:table-cell table:formula="of:=EXACT([.A2771];[.B27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82</text:p>
          </table:table-cell>
          <table:table-cell table:formula="of:=EXACT([.A2772];[.B27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83</text:p>
          </table:table-cell>
          <table:table-cell table:formula="of:=EXACT([.A2773];[.B27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84</text:p>
          </table:table-cell>
          <table:table-cell table:formula="of:=EXACT([.A2774];[.B27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85</text:p>
          </table:table-cell>
          <table:table-cell table:formula="of:=EXACT([.A2775];[.B27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86</text:p>
          </table:table-cell>
          <table:table-cell table:formula="of:=EXACT([.A2776];[.B27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87</text:p>
          </table:table-cell>
          <table:table-cell table:formula="of:=EXACT([.A2777];[.B27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88</text:p>
          </table:table-cell>
          <table:table-cell table:formula="of:=EXACT([.A2778];[.B27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89</text:p>
          </table:table-cell>
          <table:table-cell table:formula="of:=EXACT([.A2779];[.B27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90</text:p>
          </table:table-cell>
          <table:table-cell table:formula="of:=EXACT([.A2780];[.B27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91</text:p>
          </table:table-cell>
          <table:table-cell table:formula="of:=EXACT([.A2781];[.B27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92</text:p>
          </table:table-cell>
          <table:table-cell table:formula="of:=EXACT([.A2782];[.B27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93</text:p>
          </table:table-cell>
          <table:table-cell table:formula="of:=EXACT([.A2783];[.B27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94</text:p>
          </table:table-cell>
          <table:table-cell table:formula="of:=EXACT([.A2784];[.B27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95</text:p>
          </table:table-cell>
          <table:table-cell table:formula="of:=EXACT([.A2785];[.B27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96</text:p>
          </table:table-cell>
          <table:table-cell table:formula="of:=EXACT([.A2786];[.B27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97</text:p>
          </table:table-cell>
          <table:table-cell table:formula="of:=EXACT([.A2787];[.B27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98</text:p>
          </table:table-cell>
          <table:table-cell table:formula="of:=EXACT([.A2788];[.B27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099</text:p>
          </table:table-cell>
          <table:table-cell table:formula="of:=EXACT([.A2789];[.B27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00</text:p>
          </table:table-cell>
          <table:table-cell table:formula="of:=EXACT([.A2790];[.B27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01</text:p>
          </table:table-cell>
          <table:table-cell table:formula="of:=EXACT([.A2791];[.B27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02</text:p>
          </table:table-cell>
          <table:table-cell table:formula="of:=EXACT([.A2792];[.B27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03</text:p>
          </table:table-cell>
          <table:table-cell table:formula="of:=EXACT([.A2793];[.B27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04</text:p>
          </table:table-cell>
          <table:table-cell table:formula="of:=EXACT([.A2794];[.B27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05</text:p>
          </table:table-cell>
          <table:table-cell table:formula="of:=EXACT([.A2795];[.B27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06</text:p>
          </table:table-cell>
          <table:table-cell table:formula="of:=EXACT([.A2796];[.B27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07</text:p>
          </table:table-cell>
          <table:table-cell table:formula="of:=EXACT([.A2797];[.B27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08</text:p>
          </table:table-cell>
          <table:table-cell table:formula="of:=EXACT([.A2798];[.B27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09</text:p>
          </table:table-cell>
          <table:table-cell table:formula="of:=EXACT([.A2799];[.B27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10</text:p>
          </table:table-cell>
          <table:table-cell table:formula="of:=EXACT([.A2800];[.B28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11</text:p>
          </table:table-cell>
          <table:table-cell table:formula="of:=EXACT([.A2801];[.B28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12</text:p>
          </table:table-cell>
          <table:table-cell table:formula="of:=EXACT([.A2802];[.B28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13</text:p>
          </table:table-cell>
          <table:table-cell table:formula="of:=EXACT([.A2803];[.B28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14</text:p>
          </table:table-cell>
          <table:table-cell table:formula="of:=EXACT([.A2804];[.B28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15</text:p>
          </table:table-cell>
          <table:table-cell table:formula="of:=EXACT([.A2805];[.B28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16</text:p>
          </table:table-cell>
          <table:table-cell table:formula="of:=EXACT([.A2806];[.B28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17</text:p>
          </table:table-cell>
          <table:table-cell table:formula="of:=EXACT([.A2807];[.B28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18</text:p>
          </table:table-cell>
          <table:table-cell table:formula="of:=EXACT([.A2808];[.B28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19</text:p>
          </table:table-cell>
          <table:table-cell table:formula="of:=EXACT([.A2809];[.B28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20</text:p>
          </table:table-cell>
          <table:table-cell table:formula="of:=EXACT([.A2810];[.B28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21</text:p>
          </table:table-cell>
          <table:table-cell table:formula="of:=EXACT([.A2811];[.B28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22</text:p>
          </table:table-cell>
          <table:table-cell table:formula="of:=EXACT([.A2812];[.B28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23</text:p>
          </table:table-cell>
          <table:table-cell table:formula="of:=EXACT([.A2813];[.B28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24</text:p>
          </table:table-cell>
          <table:table-cell table:formula="of:=EXACT([.A2814];[.B28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25</text:p>
          </table:table-cell>
          <table:table-cell table:formula="of:=EXACT([.A2815];[.B28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26</text:p>
          </table:table-cell>
          <table:table-cell table:formula="of:=EXACT([.A2816];[.B28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27</text:p>
          </table:table-cell>
          <table:table-cell table:formula="of:=EXACT([.A2817];[.B28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28</text:p>
          </table:table-cell>
          <table:table-cell table:formula="of:=EXACT([.A2818];[.B28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29</text:p>
          </table:table-cell>
          <table:table-cell table:formula="of:=EXACT([.A2819];[.B28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30</text:p>
          </table:table-cell>
          <table:table-cell table:formula="of:=EXACT([.A2820];[.B28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31</text:p>
          </table:table-cell>
          <table:table-cell table:formula="of:=EXACT([.A2821];[.B28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32</text:p>
          </table:table-cell>
          <table:table-cell table:formula="of:=EXACT([.A2822];[.B28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33</text:p>
          </table:table-cell>
          <table:table-cell table:formula="of:=EXACT([.A2823];[.B28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34</text:p>
          </table:table-cell>
          <table:table-cell table:formula="of:=EXACT([.A2824];[.B28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35</text:p>
          </table:table-cell>
          <table:table-cell table:formula="of:=EXACT([.A2825];[.B28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36</text:p>
          </table:table-cell>
          <table:table-cell table:formula="of:=EXACT([.A2826];[.B28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37</text:p>
          </table:table-cell>
          <table:table-cell table:formula="of:=EXACT([.A2827];[.B28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38</text:p>
          </table:table-cell>
          <table:table-cell table:formula="of:=EXACT([.A2828];[.B28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39</text:p>
          </table:table-cell>
          <table:table-cell table:formula="of:=EXACT([.A2829];[.B28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40</text:p>
          </table:table-cell>
          <table:table-cell table:formula="of:=EXACT([.A2830];[.B28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41</text:p>
          </table:table-cell>
          <table:table-cell table:formula="of:=EXACT([.A2831];[.B28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42</text:p>
          </table:table-cell>
          <table:table-cell table:formula="of:=EXACT([.A2832];[.B28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43</text:p>
          </table:table-cell>
          <table:table-cell table:formula="of:=EXACT([.A2833];[.B28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44</text:p>
          </table:table-cell>
          <table:table-cell table:formula="of:=EXACT([.A2834];[.B28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45</text:p>
          </table:table-cell>
          <table:table-cell table:formula="of:=EXACT([.A2835];[.B28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46</text:p>
          </table:table-cell>
          <table:table-cell table:formula="of:=EXACT([.A2836];[.B28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47</text:p>
          </table:table-cell>
          <table:table-cell table:formula="of:=EXACT([.A2837];[.B28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48</text:p>
          </table:table-cell>
          <table:table-cell table:formula="of:=EXACT([.A2838];[.B28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49</text:p>
          </table:table-cell>
          <table:table-cell table:formula="of:=EXACT([.A2839];[.B28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50</text:p>
          </table:table-cell>
          <table:table-cell table:formula="of:=EXACT([.A2840];[.B28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51</text:p>
          </table:table-cell>
          <table:table-cell table:formula="of:=EXACT([.A2841];[.B28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52</text:p>
          </table:table-cell>
          <table:table-cell table:formula="of:=EXACT([.A2842];[.B28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53</text:p>
          </table:table-cell>
          <table:table-cell table:formula="of:=EXACT([.A2843];[.B28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54</text:p>
          </table:table-cell>
          <table:table-cell table:formula="of:=EXACT([.A2844];[.B28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55</text:p>
          </table:table-cell>
          <table:table-cell table:formula="of:=EXACT([.A2845];[.B28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56</text:p>
          </table:table-cell>
          <table:table-cell table:formula="of:=EXACT([.A2846];[.B28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57</text:p>
          </table:table-cell>
          <table:table-cell table:formula="of:=EXACT([.A2847];[.B28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58</text:p>
          </table:table-cell>
          <table:table-cell table:formula="of:=EXACT([.A2848];[.B28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2_delgado_f000159</text:p>
          </table:table-cell>
          <table:table-cell table:formula="of:=EXACT([.A2849];[.B28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01</text:p>
          </table:table-cell>
          <table:table-cell table:formula="of:=EXACT([.A2850];[.B28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02</text:p>
          </table:table-cell>
          <table:table-cell table:formula="of:=EXACT([.A2851];[.B28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03</text:p>
          </table:table-cell>
          <table:table-cell table:formula="of:=EXACT([.A2852];[.B28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04</text:p>
          </table:table-cell>
          <table:table-cell table:formula="of:=EXACT([.A2853];[.B28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05</text:p>
          </table:table-cell>
          <table:table-cell table:formula="of:=EXACT([.A2854];[.B28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06</text:p>
          </table:table-cell>
          <table:table-cell table:formula="of:=EXACT([.A2855];[.B28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07</text:p>
          </table:table-cell>
          <table:table-cell table:formula="of:=EXACT([.A2856];[.B28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08</text:p>
          </table:table-cell>
          <table:table-cell table:formula="of:=EXACT([.A2857];[.B28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09</text:p>
          </table:table-cell>
          <table:table-cell table:formula="of:=EXACT([.A2858];[.B28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10</text:p>
          </table:table-cell>
          <table:table-cell table:formula="of:=EXACT([.A2859];[.B28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11</text:p>
          </table:table-cell>
          <table:table-cell table:formula="of:=EXACT([.A2860];[.B28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12</text:p>
          </table:table-cell>
          <table:table-cell table:formula="of:=EXACT([.A2861];[.B28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13</text:p>
          </table:table-cell>
          <table:table-cell table:formula="of:=EXACT([.A2862];[.B28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14</text:p>
          </table:table-cell>
          <table:table-cell table:formula="of:=EXACT([.A2863];[.B28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15</text:p>
          </table:table-cell>
          <table:table-cell table:formula="of:=EXACT([.A2864];[.B28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16</text:p>
          </table:table-cell>
          <table:table-cell table:formula="of:=EXACT([.A2865];[.B28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17</text:p>
          </table:table-cell>
          <table:table-cell table:formula="of:=EXACT([.A2866];[.B28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18</text:p>
          </table:table-cell>
          <table:table-cell table:formula="of:=EXACT([.A2867];[.B28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19</text:p>
          </table:table-cell>
          <table:table-cell table:formula="of:=EXACT([.A2868];[.B28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20</text:p>
          </table:table-cell>
          <table:table-cell table:formula="of:=EXACT([.A2869];[.B28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21</text:p>
          </table:table-cell>
          <table:table-cell table:formula="of:=EXACT([.A2870];[.B28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22</text:p>
          </table:table-cell>
          <table:table-cell table:formula="of:=EXACT([.A2871];[.B28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23</text:p>
          </table:table-cell>
          <table:table-cell table:formula="of:=EXACT([.A2872];[.B28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24</text:p>
          </table:table-cell>
          <table:table-cell table:formula="of:=EXACT([.A2873];[.B28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25</text:p>
          </table:table-cell>
          <table:table-cell table:formula="of:=EXACT([.A2874];[.B28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26</text:p>
          </table:table-cell>
          <table:table-cell table:formula="of:=EXACT([.A2875];[.B28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27</text:p>
          </table:table-cell>
          <table:table-cell table:formula="of:=EXACT([.A2876];[.B28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28</text:p>
          </table:table-cell>
          <table:table-cell table:formula="of:=EXACT([.A2877];[.B28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29</text:p>
          </table:table-cell>
          <table:table-cell table:formula="of:=EXACT([.A2878];[.B28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30</text:p>
          </table:table-cell>
          <table:table-cell table:formula="of:=EXACT([.A2879];[.B28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31</text:p>
          </table:table-cell>
          <table:table-cell table:formula="of:=EXACT([.A2880];[.B28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32</text:p>
          </table:table-cell>
          <table:table-cell table:formula="of:=EXACT([.A2881];[.B28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33</text:p>
          </table:table-cell>
          <table:table-cell table:formula="of:=EXACT([.A2882];[.B28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34</text:p>
          </table:table-cell>
          <table:table-cell table:formula="of:=EXACT([.A2883];[.B28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35</text:p>
          </table:table-cell>
          <table:table-cell table:formula="of:=EXACT([.A2884];[.B28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36</text:p>
          </table:table-cell>
          <table:table-cell table:formula="of:=EXACT([.A2885];[.B28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37</text:p>
          </table:table-cell>
          <table:table-cell table:formula="of:=EXACT([.A2886];[.B28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38</text:p>
          </table:table-cell>
          <table:table-cell table:formula="of:=EXACT([.A2887];[.B28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39</text:p>
          </table:table-cell>
          <table:table-cell table:formula="of:=EXACT([.A2888];[.B28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40</text:p>
          </table:table-cell>
          <table:table-cell table:formula="of:=EXACT([.A2889];[.B28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41</text:p>
          </table:table-cell>
          <table:table-cell table:formula="of:=EXACT([.A2890];[.B28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42</text:p>
          </table:table-cell>
          <table:table-cell table:formula="of:=EXACT([.A2891];[.B28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43</text:p>
          </table:table-cell>
          <table:table-cell table:formula="of:=EXACT([.A2892];[.B28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44</text:p>
          </table:table-cell>
          <table:table-cell table:formula="of:=EXACT([.A2893];[.B28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45</text:p>
          </table:table-cell>
          <table:table-cell table:formula="of:=EXACT([.A2894];[.B28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46</text:p>
          </table:table-cell>
          <table:table-cell table:formula="of:=EXACT([.A2895];[.B28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47</text:p>
          </table:table-cell>
          <table:table-cell table:formula="of:=EXACT([.A2896];[.B28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48</text:p>
          </table:table-cell>
          <table:table-cell table:formula="of:=EXACT([.A2897];[.B28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49</text:p>
          </table:table-cell>
          <table:table-cell table:formula="of:=EXACT([.A2898];[.B28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50</text:p>
          </table:table-cell>
          <table:table-cell table:formula="of:=EXACT([.A2899];[.B28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51</text:p>
          </table:table-cell>
          <table:table-cell table:formula="of:=EXACT([.A2900];[.B29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52</text:p>
          </table:table-cell>
          <table:table-cell table:formula="of:=EXACT([.A2901];[.B29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53</text:p>
          </table:table-cell>
          <table:table-cell table:formula="of:=EXACT([.A2902];[.B29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54</text:p>
          </table:table-cell>
          <table:table-cell table:formula="of:=EXACT([.A2903];[.B29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55</text:p>
          </table:table-cell>
          <table:table-cell table:formula="of:=EXACT([.A2904];[.B29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56</text:p>
          </table:table-cell>
          <table:table-cell table:formula="of:=EXACT([.A2905];[.B29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57</text:p>
          </table:table-cell>
          <table:table-cell table:formula="of:=EXACT([.A2906];[.B29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58</text:p>
          </table:table-cell>
          <table:table-cell table:formula="of:=EXACT([.A2907];[.B29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59</text:p>
          </table:table-cell>
          <table:table-cell table:formula="of:=EXACT([.A2908];[.B29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60</text:p>
          </table:table-cell>
          <table:table-cell table:formula="of:=EXACT([.A2909];[.B29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61</text:p>
          </table:table-cell>
          <table:table-cell table:formula="of:=EXACT([.A2910];[.B29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62</text:p>
          </table:table-cell>
          <table:table-cell table:formula="of:=EXACT([.A2911];[.B29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63</text:p>
          </table:table-cell>
          <table:table-cell table:formula="of:=EXACT([.A2912];[.B29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64</text:p>
          </table:table-cell>
          <table:table-cell table:formula="of:=EXACT([.A2913];[.B29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65</text:p>
          </table:table-cell>
          <table:table-cell table:formula="of:=EXACT([.A2914];[.B29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66</text:p>
          </table:table-cell>
          <table:table-cell table:formula="of:=EXACT([.A2915];[.B29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67</text:p>
          </table:table-cell>
          <table:table-cell table:formula="of:=EXACT([.A2916];[.B29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68</text:p>
          </table:table-cell>
          <table:table-cell table:formula="of:=EXACT([.A2917];[.B29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69</text:p>
          </table:table-cell>
          <table:table-cell table:formula="of:=EXACT([.A2918];[.B29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70</text:p>
          </table:table-cell>
          <table:table-cell table:formula="of:=EXACT([.A2919];[.B29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71</text:p>
          </table:table-cell>
          <table:table-cell table:formula="of:=EXACT([.A2920];[.B29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72</text:p>
          </table:table-cell>
          <table:table-cell table:formula="of:=EXACT([.A2921];[.B29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73</text:p>
          </table:table-cell>
          <table:table-cell table:formula="of:=EXACT([.A2922];[.B29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74</text:p>
          </table:table-cell>
          <table:table-cell table:formula="of:=EXACT([.A2923];[.B29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75</text:p>
          </table:table-cell>
          <table:table-cell table:formula="of:=EXACT([.A2924];[.B29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76</text:p>
          </table:table-cell>
          <table:table-cell table:formula="of:=EXACT([.A2925];[.B29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77</text:p>
          </table:table-cell>
          <table:table-cell table:formula="of:=EXACT([.A2926];[.B29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78</text:p>
          </table:table-cell>
          <table:table-cell table:formula="of:=EXACT([.A2927];[.B29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79</text:p>
          </table:table-cell>
          <table:table-cell table:formula="of:=EXACT([.A2928];[.B29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80</text:p>
          </table:table-cell>
          <table:table-cell table:formula="of:=EXACT([.A2929];[.B29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81</text:p>
          </table:table-cell>
          <table:table-cell table:formula="of:=EXACT([.A2930];[.B29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82</text:p>
          </table:table-cell>
          <table:table-cell table:formula="of:=EXACT([.A2931];[.B29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83</text:p>
          </table:table-cell>
          <table:table-cell table:formula="of:=EXACT([.A2932];[.B29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84</text:p>
          </table:table-cell>
          <table:table-cell table:formula="of:=EXACT([.A2933];[.B29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85</text:p>
          </table:table-cell>
          <table:table-cell table:formula="of:=EXACT([.A2934];[.B29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86</text:p>
          </table:table-cell>
          <table:table-cell table:formula="of:=EXACT([.A2935];[.B29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87</text:p>
          </table:table-cell>
          <table:table-cell table:formula="of:=EXACT([.A2936];[.B29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88</text:p>
          </table:table-cell>
          <table:table-cell table:formula="of:=EXACT([.A2937];[.B29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89</text:p>
          </table:table-cell>
          <table:table-cell table:formula="of:=EXACT([.A2938];[.B29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90</text:p>
          </table:table-cell>
          <table:table-cell table:formula="of:=EXACT([.A2939];[.B29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91</text:p>
          </table:table-cell>
          <table:table-cell table:formula="of:=EXACT([.A2940];[.B29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92</text:p>
          </table:table-cell>
          <table:table-cell table:formula="of:=EXACT([.A2941];[.B29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93</text:p>
          </table:table-cell>
          <table:table-cell table:formula="of:=EXACT([.A2942];[.B29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94</text:p>
          </table:table-cell>
          <table:table-cell table:formula="of:=EXACT([.A2943];[.B29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95</text:p>
          </table:table-cell>
          <table:table-cell table:formula="of:=EXACT([.A2944];[.B29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96</text:p>
          </table:table-cell>
          <table:table-cell table:formula="of:=EXACT([.A2945];[.B29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97</text:p>
          </table:table-cell>
          <table:table-cell table:formula="of:=EXACT([.A2946];[.B29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98</text:p>
          </table:table-cell>
          <table:table-cell table:formula="of:=EXACT([.A2947];[.B29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099</text:p>
          </table:table-cell>
          <table:table-cell table:formula="of:=EXACT([.A2948];[.B29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00</text:p>
          </table:table-cell>
          <table:table-cell table:formula="of:=EXACT([.A2949];[.B29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01</text:p>
          </table:table-cell>
          <table:table-cell table:formula="of:=EXACT([.A2950];[.B29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02</text:p>
          </table:table-cell>
          <table:table-cell table:formula="of:=EXACT([.A2951];[.B29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03</text:p>
          </table:table-cell>
          <table:table-cell table:formula="of:=EXACT([.A2952];[.B29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04</text:p>
          </table:table-cell>
          <table:table-cell table:formula="of:=EXACT([.A2953];[.B29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05</text:p>
          </table:table-cell>
          <table:table-cell table:formula="of:=EXACT([.A2954];[.B29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06</text:p>
          </table:table-cell>
          <table:table-cell table:formula="of:=EXACT([.A2955];[.B29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07</text:p>
          </table:table-cell>
          <table:table-cell table:formula="of:=EXACT([.A2956];[.B29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08</text:p>
          </table:table-cell>
          <table:table-cell table:formula="of:=EXACT([.A2957];[.B29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09</text:p>
          </table:table-cell>
          <table:table-cell table:formula="of:=EXACT([.A2958];[.B29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10</text:p>
          </table:table-cell>
          <table:table-cell table:formula="of:=EXACT([.A2959];[.B29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11</text:p>
          </table:table-cell>
          <table:table-cell table:formula="of:=EXACT([.A2960];[.B29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12</text:p>
          </table:table-cell>
          <table:table-cell table:formula="of:=EXACT([.A2961];[.B29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13</text:p>
          </table:table-cell>
          <table:table-cell table:formula="of:=EXACT([.A2962];[.B29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14</text:p>
          </table:table-cell>
          <table:table-cell table:formula="of:=EXACT([.A2963];[.B29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15</text:p>
          </table:table-cell>
          <table:table-cell table:formula="of:=EXACT([.A2964];[.B29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16</text:p>
          </table:table-cell>
          <table:table-cell table:formula="of:=EXACT([.A2965];[.B29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17</text:p>
          </table:table-cell>
          <table:table-cell table:formula="of:=EXACT([.A2966];[.B29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18</text:p>
          </table:table-cell>
          <table:table-cell table:formula="of:=EXACT([.A2967];[.B29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19</text:p>
          </table:table-cell>
          <table:table-cell table:formula="of:=EXACT([.A2968];[.B29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20</text:p>
          </table:table-cell>
          <table:table-cell table:formula="of:=EXACT([.A2969];[.B29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21</text:p>
          </table:table-cell>
          <table:table-cell table:formula="of:=EXACT([.A2970];[.B29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22</text:p>
          </table:table-cell>
          <table:table-cell table:formula="of:=EXACT([.A2971];[.B29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23</text:p>
          </table:table-cell>
          <table:table-cell table:formula="of:=EXACT([.A2972];[.B29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24</text:p>
          </table:table-cell>
          <table:table-cell table:formula="of:=EXACT([.A2973];[.B29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25</text:p>
          </table:table-cell>
          <table:table-cell table:formula="of:=EXACT([.A2974];[.B29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26</text:p>
          </table:table-cell>
          <table:table-cell table:formula="of:=EXACT([.A2975];[.B29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27</text:p>
          </table:table-cell>
          <table:table-cell table:formula="of:=EXACT([.A2976];[.B29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28</text:p>
          </table:table-cell>
          <table:table-cell table:formula="of:=EXACT([.A2977];[.B29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29</text:p>
          </table:table-cell>
          <table:table-cell table:formula="of:=EXACT([.A2978];[.B29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30</text:p>
          </table:table-cell>
          <table:table-cell table:formula="of:=EXACT([.A2979];[.B29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31</text:p>
          </table:table-cell>
          <table:table-cell table:formula="of:=EXACT([.A2980];[.B29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32</text:p>
          </table:table-cell>
          <table:table-cell table:formula="of:=EXACT([.A2981];[.B29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33</text:p>
          </table:table-cell>
          <table:table-cell table:formula="of:=EXACT([.A2982];[.B29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34</text:p>
          </table:table-cell>
          <table:table-cell table:formula="of:=EXACT([.A2983];[.B29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35</text:p>
          </table:table-cell>
          <table:table-cell table:formula="of:=EXACT([.A2984];[.B29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36</text:p>
          </table:table-cell>
          <table:table-cell table:formula="of:=EXACT([.A2985];[.B29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37</text:p>
          </table:table-cell>
          <table:table-cell table:formula="of:=EXACT([.A2986];[.B29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38</text:p>
          </table:table-cell>
          <table:table-cell table:formula="of:=EXACT([.A2987];[.B29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39</text:p>
          </table:table-cell>
          <table:table-cell table:formula="of:=EXACT([.A2988];[.B29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40</text:p>
          </table:table-cell>
          <table:table-cell table:formula="of:=EXACT([.A2989];[.B29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41</text:p>
          </table:table-cell>
          <table:table-cell table:formula="of:=EXACT([.A2990];[.B29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42</text:p>
          </table:table-cell>
          <table:table-cell table:formula="of:=EXACT([.A2991];[.B29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43</text:p>
          </table:table-cell>
          <table:table-cell table:formula="of:=EXACT([.A2992];[.B29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44</text:p>
          </table:table-cell>
          <table:table-cell table:formula="of:=EXACT([.A2993];[.B29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45</text:p>
          </table:table-cell>
          <table:table-cell table:formula="of:=EXACT([.A2994];[.B29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46</text:p>
          </table:table-cell>
          <table:table-cell table:formula="of:=EXACT([.A2995];[.B29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47</text:p>
          </table:table-cell>
          <table:table-cell table:formula="of:=EXACT([.A2996];[.B29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48</text:p>
          </table:table-cell>
          <table:table-cell table:formula="of:=EXACT([.A2997];[.B29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49</text:p>
          </table:table-cell>
          <table:table-cell table:formula="of:=EXACT([.A2998];[.B29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50</text:p>
          </table:table-cell>
          <table:table-cell table:formula="of:=EXACT([.A2999];[.B29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51</text:p>
          </table:table-cell>
          <table:table-cell table:formula="of:=EXACT([.A3000];[.B30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52</text:p>
          </table:table-cell>
          <table:table-cell table:formula="of:=EXACT([.A3001];[.B30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53</text:p>
          </table:table-cell>
          <table:table-cell table:formula="of:=EXACT([.A3002];[.B30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54</text:p>
          </table:table-cell>
          <table:table-cell table:formula="of:=EXACT([.A3003];[.B30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55</text:p>
          </table:table-cell>
          <table:table-cell table:formula="of:=EXACT([.A3004];[.B30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56</text:p>
          </table:table-cell>
          <table:table-cell table:formula="of:=EXACT([.A3005];[.B30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57</text:p>
          </table:table-cell>
          <table:table-cell table:formula="of:=EXACT([.A3006];[.B30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58</text:p>
          </table:table-cell>
          <table:table-cell table:formula="of:=EXACT([.A3007];[.B30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59</text:p>
          </table:table-cell>
          <table:table-cell table:formula="of:=EXACT([.A3008];[.B30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60</text:p>
          </table:table-cell>
          <table:table-cell table:formula="of:=EXACT([.A3009];[.B30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61</text:p>
          </table:table-cell>
          <table:table-cell table:formula="of:=EXACT([.A3010];[.B30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62</text:p>
          </table:table-cell>
          <table:table-cell table:formula="of:=EXACT([.A3011];[.B30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63</text:p>
          </table:table-cell>
          <table:table-cell table:formula="of:=EXACT([.A3012];[.B30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64</text:p>
          </table:table-cell>
          <table:table-cell table:formula="of:=EXACT([.A3013];[.B30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65</text:p>
          </table:table-cell>
          <table:table-cell table:formula="of:=EXACT([.A3014];[.B30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66</text:p>
          </table:table-cell>
          <table:table-cell table:formula="of:=EXACT([.A3015];[.B30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67</text:p>
          </table:table-cell>
          <table:table-cell table:formula="of:=EXACT([.A3016];[.B30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68</text:p>
          </table:table-cell>
          <table:table-cell table:formula="of:=EXACT([.A3017];[.B30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69</text:p>
          </table:table-cell>
          <table:table-cell table:formula="of:=EXACT([.A3018];[.B30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70</text:p>
          </table:table-cell>
          <table:table-cell table:formula="of:=EXACT([.A3019];[.B30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71</text:p>
          </table:table-cell>
          <table:table-cell table:formula="of:=EXACT([.A3020];[.B30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72</text:p>
          </table:table-cell>
          <table:table-cell table:formula="of:=EXACT([.A3021];[.B30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73</text:p>
          </table:table-cell>
          <table:table-cell table:formula="of:=EXACT([.A3022];[.B30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74</text:p>
          </table:table-cell>
          <table:table-cell table:formula="of:=EXACT([.A3023];[.B30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75</text:p>
          </table:table-cell>
          <table:table-cell table:formula="of:=EXACT([.A3024];[.B30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76</text:p>
          </table:table-cell>
          <table:table-cell table:formula="of:=EXACT([.A3025];[.B30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77</text:p>
          </table:table-cell>
          <table:table-cell table:formula="of:=EXACT([.A3026];[.B30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78</text:p>
          </table:table-cell>
          <table:table-cell table:formula="of:=EXACT([.A3027];[.B30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79</text:p>
          </table:table-cell>
          <table:table-cell table:formula="of:=EXACT([.A3028];[.B30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80</text:p>
          </table:table-cell>
          <table:table-cell table:formula="of:=EXACT([.A3029];[.B30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81</text:p>
          </table:table-cell>
          <table:table-cell table:formula="of:=EXACT([.A3030];[.B30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82</text:p>
          </table:table-cell>
          <table:table-cell table:formula="of:=EXACT([.A3031];[.B30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83</text:p>
          </table:table-cell>
          <table:table-cell table:formula="of:=EXACT([.A3032];[.B30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84</text:p>
          </table:table-cell>
          <table:table-cell table:formula="of:=EXACT([.A3033];[.B30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85</text:p>
          </table:table-cell>
          <table:table-cell table:formula="of:=EXACT([.A3034];[.B30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86</text:p>
          </table:table-cell>
          <table:table-cell table:formula="of:=EXACT([.A3035];[.B30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87</text:p>
          </table:table-cell>
          <table:table-cell table:formula="of:=EXACT([.A3036];[.B30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88</text:p>
          </table:table-cell>
          <table:table-cell table:formula="of:=EXACT([.A3037];[.B30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89</text:p>
          </table:table-cell>
          <table:table-cell table:formula="of:=EXACT([.A3038];[.B30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90</text:p>
          </table:table-cell>
          <table:table-cell table:formula="of:=EXACT([.A3039];[.B30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91</text:p>
          </table:table-cell>
          <table:table-cell table:formula="of:=EXACT([.A3040];[.B30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92</text:p>
          </table:table-cell>
          <table:table-cell table:formula="of:=EXACT([.A3041];[.B30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93</text:p>
          </table:table-cell>
          <table:table-cell table:formula="of:=EXACT([.A3042];[.B30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94</text:p>
          </table:table-cell>
          <table:table-cell table:formula="of:=EXACT([.A3043];[.B30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95</text:p>
          </table:table-cell>
          <table:table-cell table:formula="of:=EXACT([.A3044];[.B30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96</text:p>
          </table:table-cell>
          <table:table-cell table:formula="of:=EXACT([.A3045];[.B30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97</text:p>
          </table:table-cell>
          <table:table-cell table:formula="of:=EXACT([.A3046];[.B30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98</text:p>
          </table:table-cell>
          <table:table-cell table:formula="of:=EXACT([.A3047];[.B30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199</text:p>
          </table:table-cell>
          <table:table-cell table:formula="of:=EXACT([.A3048];[.B30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00</text:p>
          </table:table-cell>
          <table:table-cell table:formula="of:=EXACT([.A3049];[.B30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01</text:p>
          </table:table-cell>
          <table:table-cell table:formula="of:=EXACT([.A3050];[.B30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02</text:p>
          </table:table-cell>
          <table:table-cell table:formula="of:=EXACT([.A3051];[.B30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03</text:p>
          </table:table-cell>
          <table:table-cell table:formula="of:=EXACT([.A3052];[.B30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04</text:p>
          </table:table-cell>
          <table:table-cell table:formula="of:=EXACT([.A3053];[.B30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05</text:p>
          </table:table-cell>
          <table:table-cell table:formula="of:=EXACT([.A3054];[.B30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06</text:p>
          </table:table-cell>
          <table:table-cell table:formula="of:=EXACT([.A3055];[.B30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07</text:p>
          </table:table-cell>
          <table:table-cell table:formula="of:=EXACT([.A3056];[.B30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08</text:p>
          </table:table-cell>
          <table:table-cell table:formula="of:=EXACT([.A3057];[.B30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09</text:p>
          </table:table-cell>
          <table:table-cell table:formula="of:=EXACT([.A3058];[.B30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10</text:p>
          </table:table-cell>
          <table:table-cell table:formula="of:=EXACT([.A3059];[.B30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11</text:p>
          </table:table-cell>
          <table:table-cell table:formula="of:=EXACT([.A3060];[.B30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12</text:p>
          </table:table-cell>
          <table:table-cell table:formula="of:=EXACT([.A3061];[.B30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13</text:p>
          </table:table-cell>
          <table:table-cell table:formula="of:=EXACT([.A3062];[.B30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14</text:p>
          </table:table-cell>
          <table:table-cell table:formula="of:=EXACT([.A3063];[.B30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15</text:p>
          </table:table-cell>
          <table:table-cell table:formula="of:=EXACT([.A3064];[.B30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16</text:p>
          </table:table-cell>
          <table:table-cell table:formula="of:=EXACT([.A3065];[.B30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17</text:p>
          </table:table-cell>
          <table:table-cell table:formula="of:=EXACT([.A3066];[.B30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18</text:p>
          </table:table-cell>
          <table:table-cell table:formula="of:=EXACT([.A3067];[.B30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19</text:p>
          </table:table-cell>
          <table:table-cell table:formula="of:=EXACT([.A3068];[.B30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20</text:p>
          </table:table-cell>
          <table:table-cell table:formula="of:=EXACT([.A3069];[.B30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21</text:p>
          </table:table-cell>
          <table:table-cell table:formula="of:=EXACT([.A3070];[.B30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22</text:p>
          </table:table-cell>
          <table:table-cell table:formula="of:=EXACT([.A3071];[.B30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23</text:p>
          </table:table-cell>
          <table:table-cell table:formula="of:=EXACT([.A3072];[.B30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24</text:p>
          </table:table-cell>
          <table:table-cell table:formula="of:=EXACT([.A3073];[.B30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25</text:p>
          </table:table-cell>
          <table:table-cell table:formula="of:=EXACT([.A3074];[.B30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26</text:p>
          </table:table-cell>
          <table:table-cell table:formula="of:=EXACT([.A3075];[.B30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27</text:p>
          </table:table-cell>
          <table:table-cell table:formula="of:=EXACT([.A3076];[.B30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28</text:p>
          </table:table-cell>
          <table:table-cell table:formula="of:=EXACT([.A3077];[.B30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29</text:p>
          </table:table-cell>
          <table:table-cell table:formula="of:=EXACT([.A3078];[.B30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30</text:p>
          </table:table-cell>
          <table:table-cell table:formula="of:=EXACT([.A3079];[.B30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31</text:p>
          </table:table-cell>
          <table:table-cell table:formula="of:=EXACT([.A3080];[.B30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32</text:p>
          </table:table-cell>
          <table:table-cell table:formula="of:=EXACT([.A3081];[.B30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33</text:p>
          </table:table-cell>
          <table:table-cell table:formula="of:=EXACT([.A3082];[.B30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34</text:p>
          </table:table-cell>
          <table:table-cell table:formula="of:=EXACT([.A3083];[.B30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35</text:p>
          </table:table-cell>
          <table:table-cell table:formula="of:=EXACT([.A3084];[.B30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36</text:p>
          </table:table-cell>
          <table:table-cell table:formula="of:=EXACT([.A3085];[.B30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37</text:p>
          </table:table-cell>
          <table:table-cell table:formula="of:=EXACT([.A3086];[.B30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38</text:p>
          </table:table-cell>
          <table:table-cell table:formula="of:=EXACT([.A3087];[.B30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39</text:p>
          </table:table-cell>
          <table:table-cell table:formula="of:=EXACT([.A3088];[.B30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40</text:p>
          </table:table-cell>
          <table:table-cell table:formula="of:=EXACT([.A3089];[.B30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41</text:p>
          </table:table-cell>
          <table:table-cell table:formula="of:=EXACT([.A3090];[.B30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42</text:p>
          </table:table-cell>
          <table:table-cell table:formula="of:=EXACT([.A3091];[.B30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43</text:p>
          </table:table-cell>
          <table:table-cell table:formula="of:=EXACT([.A3092];[.B30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44</text:p>
          </table:table-cell>
          <table:table-cell table:formula="of:=EXACT([.A3093];[.B30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45</text:p>
          </table:table-cell>
          <table:table-cell table:formula="of:=EXACT([.A3094];[.B30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46</text:p>
          </table:table-cell>
          <table:table-cell table:formula="of:=EXACT([.A3095];[.B30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47</text:p>
          </table:table-cell>
          <table:table-cell table:formula="of:=EXACT([.A3096];[.B30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48</text:p>
          </table:table-cell>
          <table:table-cell table:formula="of:=EXACT([.A3097];[.B30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49</text:p>
          </table:table-cell>
          <table:table-cell table:formula="of:=EXACT([.A3098];[.B30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50</text:p>
          </table:table-cell>
          <table:table-cell table:formula="of:=EXACT([.A3099];[.B30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51</text:p>
          </table:table-cell>
          <table:table-cell table:formula="of:=EXACT([.A3100];[.B31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52</text:p>
          </table:table-cell>
          <table:table-cell table:formula="of:=EXACT([.A3101];[.B31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53</text:p>
          </table:table-cell>
          <table:table-cell table:formula="of:=EXACT([.A3102];[.B31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54</text:p>
          </table:table-cell>
          <table:table-cell table:formula="of:=EXACT([.A3103];[.B31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55</text:p>
          </table:table-cell>
          <table:table-cell table:formula="of:=EXACT([.A3104];[.B31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56</text:p>
          </table:table-cell>
          <table:table-cell table:formula="of:=EXACT([.A3105];[.B31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57</text:p>
          </table:table-cell>
          <table:table-cell table:formula="of:=EXACT([.A3106];[.B31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58</text:p>
          </table:table-cell>
          <table:table-cell table:formula="of:=EXACT([.A3107];[.B31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59</text:p>
          </table:table-cell>
          <table:table-cell table:formula="of:=EXACT([.A3108];[.B31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60</text:p>
          </table:table-cell>
          <table:table-cell table:formula="of:=EXACT([.A3109];[.B31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61</text:p>
          </table:table-cell>
          <table:table-cell table:formula="of:=EXACT([.A3110];[.B31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62</text:p>
          </table:table-cell>
          <table:table-cell table:formula="of:=EXACT([.A3111];[.B31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63</text:p>
          </table:table-cell>
          <table:table-cell table:formula="of:=EXACT([.A3112];[.B31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64</text:p>
          </table:table-cell>
          <table:table-cell table:formula="of:=EXACT([.A3113];[.B31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65</text:p>
          </table:table-cell>
          <table:table-cell table:formula="of:=EXACT([.A3114];[.B31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66</text:p>
          </table:table-cell>
          <table:table-cell table:formula="of:=EXACT([.A3115];[.B31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67</text:p>
          </table:table-cell>
          <table:table-cell table:formula="of:=EXACT([.A3116];[.B31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3_delgado_f000268</text:p>
          </table:table-cell>
          <table:table-cell table:formula="of:=EXACT([.A3117];[.B31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01</text:p>
          </table:table-cell>
          <table:table-cell table:formula="of:=EXACT([.A3118];[.B31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02</text:p>
          </table:table-cell>
          <table:table-cell table:formula="of:=EXACT([.A3119];[.B31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03</text:p>
          </table:table-cell>
          <table:table-cell table:formula="of:=EXACT([.A3120];[.B31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04</text:p>
          </table:table-cell>
          <table:table-cell table:formula="of:=EXACT([.A3121];[.B31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05</text:p>
          </table:table-cell>
          <table:table-cell table:formula="of:=EXACT([.A3122];[.B31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06</text:p>
          </table:table-cell>
          <table:table-cell table:formula="of:=EXACT([.A3123];[.B31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07</text:p>
          </table:table-cell>
          <table:table-cell table:formula="of:=EXACT([.A3124];[.B31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08</text:p>
          </table:table-cell>
          <table:table-cell table:formula="of:=EXACT([.A3125];[.B31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09</text:p>
          </table:table-cell>
          <table:table-cell table:formula="of:=EXACT([.A3126];[.B31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10</text:p>
          </table:table-cell>
          <table:table-cell table:formula="of:=EXACT([.A3127];[.B31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11</text:p>
          </table:table-cell>
          <table:table-cell table:formula="of:=EXACT([.A3128];[.B31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12</text:p>
          </table:table-cell>
          <table:table-cell table:formula="of:=EXACT([.A3129];[.B31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13</text:p>
          </table:table-cell>
          <table:table-cell table:formula="of:=EXACT([.A3130];[.B31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14</text:p>
          </table:table-cell>
          <table:table-cell table:formula="of:=EXACT([.A3131];[.B31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15</text:p>
          </table:table-cell>
          <table:table-cell table:formula="of:=EXACT([.A3132];[.B31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16</text:p>
          </table:table-cell>
          <table:table-cell table:formula="of:=EXACT([.A3133];[.B31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17</text:p>
          </table:table-cell>
          <table:table-cell table:formula="of:=EXACT([.A3134];[.B31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18</text:p>
          </table:table-cell>
          <table:table-cell table:formula="of:=EXACT([.A3135];[.B31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19</text:p>
          </table:table-cell>
          <table:table-cell table:formula="of:=EXACT([.A3136];[.B31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20</text:p>
          </table:table-cell>
          <table:table-cell table:formula="of:=EXACT([.A3137];[.B31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21</text:p>
          </table:table-cell>
          <table:table-cell table:formula="of:=EXACT([.A3138];[.B31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22</text:p>
          </table:table-cell>
          <table:table-cell table:formula="of:=EXACT([.A3139];[.B31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23</text:p>
          </table:table-cell>
          <table:table-cell table:formula="of:=EXACT([.A3140];[.B31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24</text:p>
          </table:table-cell>
          <table:table-cell table:formula="of:=EXACT([.A3141];[.B31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25</text:p>
          </table:table-cell>
          <table:table-cell table:formula="of:=EXACT([.A3142];[.B31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26</text:p>
          </table:table-cell>
          <table:table-cell table:formula="of:=EXACT([.A3143];[.B31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27</text:p>
          </table:table-cell>
          <table:table-cell table:formula="of:=EXACT([.A3144];[.B31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28</text:p>
          </table:table-cell>
          <table:table-cell table:formula="of:=EXACT([.A3145];[.B31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29</text:p>
          </table:table-cell>
          <table:table-cell table:formula="of:=EXACT([.A3146];[.B31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30</text:p>
          </table:table-cell>
          <table:table-cell table:formula="of:=EXACT([.A3147];[.B31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31</text:p>
          </table:table-cell>
          <table:table-cell table:formula="of:=EXACT([.A3148];[.B31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32</text:p>
          </table:table-cell>
          <table:table-cell table:formula="of:=EXACT([.A3149];[.B31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33</text:p>
          </table:table-cell>
          <table:table-cell table:formula="of:=EXACT([.A3150];[.B31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34</text:p>
          </table:table-cell>
          <table:table-cell table:formula="of:=EXACT([.A3151];[.B31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35</text:p>
          </table:table-cell>
          <table:table-cell table:formula="of:=EXACT([.A3152];[.B31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36</text:p>
          </table:table-cell>
          <table:table-cell table:formula="of:=EXACT([.A3153];[.B31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37</text:p>
          </table:table-cell>
          <table:table-cell table:formula="of:=EXACT([.A3154];[.B31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38</text:p>
          </table:table-cell>
          <table:table-cell table:formula="of:=EXACT([.A3155];[.B31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39</text:p>
          </table:table-cell>
          <table:table-cell table:formula="of:=EXACT([.A3156];[.B31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40</text:p>
          </table:table-cell>
          <table:table-cell table:formula="of:=EXACT([.A3157];[.B31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41</text:p>
          </table:table-cell>
          <table:table-cell table:formula="of:=EXACT([.A3158];[.B31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42</text:p>
          </table:table-cell>
          <table:table-cell table:formula="of:=EXACT([.A3159];[.B31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43</text:p>
          </table:table-cell>
          <table:table-cell table:formula="of:=EXACT([.A3160];[.B31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44</text:p>
          </table:table-cell>
          <table:table-cell table:formula="of:=EXACT([.A3161];[.B31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45</text:p>
          </table:table-cell>
          <table:table-cell table:formula="of:=EXACT([.A3162];[.B31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46</text:p>
          </table:table-cell>
          <table:table-cell table:formula="of:=EXACT([.A3163];[.B31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47</text:p>
          </table:table-cell>
          <table:table-cell table:formula="of:=EXACT([.A3164];[.B31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48</text:p>
          </table:table-cell>
          <table:table-cell table:formula="of:=EXACT([.A3165];[.B31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49</text:p>
          </table:table-cell>
          <table:table-cell table:formula="of:=EXACT([.A3166];[.B31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50</text:p>
          </table:table-cell>
          <table:table-cell table:formula="of:=EXACT([.A3167];[.B31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51</text:p>
          </table:table-cell>
          <table:table-cell table:formula="of:=EXACT([.A3168];[.B31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52</text:p>
          </table:table-cell>
          <table:table-cell table:formula="of:=EXACT([.A3169];[.B31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53</text:p>
          </table:table-cell>
          <table:table-cell table:formula="of:=EXACT([.A3170];[.B31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54</text:p>
          </table:table-cell>
          <table:table-cell table:formula="of:=EXACT([.A3171];[.B31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55</text:p>
          </table:table-cell>
          <table:table-cell table:formula="of:=EXACT([.A3172];[.B31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56</text:p>
          </table:table-cell>
          <table:table-cell table:formula="of:=EXACT([.A3173];[.B31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57</text:p>
          </table:table-cell>
          <table:table-cell table:formula="of:=EXACT([.A3174];[.B31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58</text:p>
          </table:table-cell>
          <table:table-cell table:formula="of:=EXACT([.A3175];[.B31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59</text:p>
          </table:table-cell>
          <table:table-cell table:formula="of:=EXACT([.A3176];[.B31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60</text:p>
          </table:table-cell>
          <table:table-cell table:formula="of:=EXACT([.A3177];[.B31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61</text:p>
          </table:table-cell>
          <table:table-cell table:formula="of:=EXACT([.A3178];[.B31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62</text:p>
          </table:table-cell>
          <table:table-cell table:formula="of:=EXACT([.A3179];[.B31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63</text:p>
          </table:table-cell>
          <table:table-cell table:formula="of:=EXACT([.A3180];[.B31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64</text:p>
          </table:table-cell>
          <table:table-cell table:formula="of:=EXACT([.A3181];[.B31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65</text:p>
          </table:table-cell>
          <table:table-cell table:formula="of:=EXACT([.A3182];[.B31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66</text:p>
          </table:table-cell>
          <table:table-cell table:formula="of:=EXACT([.A3183];[.B31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67</text:p>
          </table:table-cell>
          <table:table-cell table:formula="of:=EXACT([.A3184];[.B31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68</text:p>
          </table:table-cell>
          <table:table-cell table:formula="of:=EXACT([.A3185];[.B31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69</text:p>
          </table:table-cell>
          <table:table-cell table:formula="of:=EXACT([.A3186];[.B31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70</text:p>
          </table:table-cell>
          <table:table-cell table:formula="of:=EXACT([.A3187];[.B31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71</text:p>
          </table:table-cell>
          <table:table-cell table:formula="of:=EXACT([.A3188];[.B31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72</text:p>
          </table:table-cell>
          <table:table-cell table:formula="of:=EXACT([.A3189];[.B31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73</text:p>
          </table:table-cell>
          <table:table-cell table:formula="of:=EXACT([.A3190];[.B31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74</text:p>
          </table:table-cell>
          <table:table-cell table:formula="of:=EXACT([.A3191];[.B31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75</text:p>
          </table:table-cell>
          <table:table-cell table:formula="of:=EXACT([.A3192];[.B31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76</text:p>
          </table:table-cell>
          <table:table-cell table:formula="of:=EXACT([.A3193];[.B31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77</text:p>
          </table:table-cell>
          <table:table-cell table:formula="of:=EXACT([.A3194];[.B31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78</text:p>
          </table:table-cell>
          <table:table-cell table:formula="of:=EXACT([.A3195];[.B31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79</text:p>
          </table:table-cell>
          <table:table-cell table:formula="of:=EXACT([.A3196];[.B31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80</text:p>
          </table:table-cell>
          <table:table-cell table:formula="of:=EXACT([.A3197];[.B31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81</text:p>
          </table:table-cell>
          <table:table-cell table:formula="of:=EXACT([.A3198];[.B31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82</text:p>
          </table:table-cell>
          <table:table-cell table:formula="of:=EXACT([.A3199];[.B31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83</text:p>
          </table:table-cell>
          <table:table-cell table:formula="of:=EXACT([.A3200];[.B32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84</text:p>
          </table:table-cell>
          <table:table-cell table:formula="of:=EXACT([.A3201];[.B32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85</text:p>
          </table:table-cell>
          <table:table-cell table:formula="of:=EXACT([.A3202];[.B32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86</text:p>
          </table:table-cell>
          <table:table-cell table:formula="of:=EXACT([.A3203];[.B32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87</text:p>
          </table:table-cell>
          <table:table-cell table:formula="of:=EXACT([.A3204];[.B32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88</text:p>
          </table:table-cell>
          <table:table-cell table:formula="of:=EXACT([.A3205];[.B32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89</text:p>
          </table:table-cell>
          <table:table-cell table:formula="of:=EXACT([.A3206];[.B32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90</text:p>
          </table:table-cell>
          <table:table-cell table:formula="of:=EXACT([.A3207];[.B32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91</text:p>
          </table:table-cell>
          <table:table-cell table:formula="of:=EXACT([.A3208];[.B32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92</text:p>
          </table:table-cell>
          <table:table-cell table:formula="of:=EXACT([.A3209];[.B32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93</text:p>
          </table:table-cell>
          <table:table-cell table:formula="of:=EXACT([.A3210];[.B32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94</text:p>
          </table:table-cell>
          <table:table-cell table:formula="of:=EXACT([.A3211];[.B32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95</text:p>
          </table:table-cell>
          <table:table-cell table:formula="of:=EXACT([.A3212];[.B32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96</text:p>
          </table:table-cell>
          <table:table-cell table:formula="of:=EXACT([.A3213];[.B32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97</text:p>
          </table:table-cell>
          <table:table-cell table:formula="of:=EXACT([.A3214];[.B32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98</text:p>
          </table:table-cell>
          <table:table-cell table:formula="of:=EXACT([.A3215];[.B32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099</text:p>
          </table:table-cell>
          <table:table-cell table:formula="of:=EXACT([.A3216];[.B32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00</text:p>
          </table:table-cell>
          <table:table-cell table:formula="of:=EXACT([.A3217];[.B32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01</text:p>
          </table:table-cell>
          <table:table-cell table:formula="of:=EXACT([.A3218];[.B32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02</text:p>
          </table:table-cell>
          <table:table-cell table:formula="of:=EXACT([.A3219];[.B32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03</text:p>
          </table:table-cell>
          <table:table-cell table:formula="of:=EXACT([.A3220];[.B32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04</text:p>
          </table:table-cell>
          <table:table-cell table:formula="of:=EXACT([.A3221];[.B32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05</text:p>
          </table:table-cell>
          <table:table-cell table:formula="of:=EXACT([.A3222];[.B32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06</text:p>
          </table:table-cell>
          <table:table-cell table:formula="of:=EXACT([.A3223];[.B32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07</text:p>
          </table:table-cell>
          <table:table-cell table:formula="of:=EXACT([.A3224];[.B32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08</text:p>
          </table:table-cell>
          <table:table-cell table:formula="of:=EXACT([.A3225];[.B32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09</text:p>
          </table:table-cell>
          <table:table-cell table:formula="of:=EXACT([.A3226];[.B32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10</text:p>
          </table:table-cell>
          <table:table-cell table:formula="of:=EXACT([.A3227];[.B32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11</text:p>
          </table:table-cell>
          <table:table-cell table:formula="of:=EXACT([.A3228];[.B32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12</text:p>
          </table:table-cell>
          <table:table-cell table:formula="of:=EXACT([.A3229];[.B32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13</text:p>
          </table:table-cell>
          <table:table-cell table:formula="of:=EXACT([.A3230];[.B32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14</text:p>
          </table:table-cell>
          <table:table-cell table:formula="of:=EXACT([.A3231];[.B32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15</text:p>
          </table:table-cell>
          <table:table-cell table:formula="of:=EXACT([.A3232];[.B32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16</text:p>
          </table:table-cell>
          <table:table-cell table:formula="of:=EXACT([.A3233];[.B32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17</text:p>
          </table:table-cell>
          <table:table-cell table:formula="of:=EXACT([.A3234];[.B32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18</text:p>
          </table:table-cell>
          <table:table-cell table:formula="of:=EXACT([.A3235];[.B32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19</text:p>
          </table:table-cell>
          <table:table-cell table:formula="of:=EXACT([.A3236];[.B32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20</text:p>
          </table:table-cell>
          <table:table-cell table:formula="of:=EXACT([.A3237];[.B32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21</text:p>
          </table:table-cell>
          <table:table-cell table:formula="of:=EXACT([.A3238];[.B32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22</text:p>
          </table:table-cell>
          <table:table-cell table:formula="of:=EXACT([.A3239];[.B32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23</text:p>
          </table:table-cell>
          <table:table-cell table:formula="of:=EXACT([.A3240];[.B32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24</text:p>
          </table:table-cell>
          <table:table-cell table:formula="of:=EXACT([.A3241];[.B32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25</text:p>
          </table:table-cell>
          <table:table-cell table:formula="of:=EXACT([.A3242];[.B32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26</text:p>
          </table:table-cell>
          <table:table-cell table:formula="of:=EXACT([.A3243];[.B32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27</text:p>
          </table:table-cell>
          <table:table-cell table:formula="of:=EXACT([.A3244];[.B32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28</text:p>
          </table:table-cell>
          <table:table-cell table:formula="of:=EXACT([.A3245];[.B32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29</text:p>
          </table:table-cell>
          <table:table-cell table:formula="of:=EXACT([.A3246];[.B32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30</text:p>
          </table:table-cell>
          <table:table-cell table:formula="of:=EXACT([.A3247];[.B32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31</text:p>
          </table:table-cell>
          <table:table-cell table:formula="of:=EXACT([.A3248];[.B32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32</text:p>
          </table:table-cell>
          <table:table-cell table:formula="of:=EXACT([.A3249];[.B32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33</text:p>
          </table:table-cell>
          <table:table-cell table:formula="of:=EXACT([.A3250];[.B32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34</text:p>
          </table:table-cell>
          <table:table-cell table:formula="of:=EXACT([.A3251];[.B32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35</text:p>
          </table:table-cell>
          <table:table-cell table:formula="of:=EXACT([.A3252];[.B32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36</text:p>
          </table:table-cell>
          <table:table-cell table:formula="of:=EXACT([.A3253];[.B32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37</text:p>
          </table:table-cell>
          <table:table-cell table:formula="of:=EXACT([.A3254];[.B32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38</text:p>
          </table:table-cell>
          <table:table-cell table:formula="of:=EXACT([.A3255];[.B32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39</text:p>
          </table:table-cell>
          <table:table-cell table:formula="of:=EXACT([.A3256];[.B32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40</text:p>
          </table:table-cell>
          <table:table-cell table:formula="of:=EXACT([.A3257];[.B32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41</text:p>
          </table:table-cell>
          <table:table-cell table:formula="of:=EXACT([.A3258];[.B32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42</text:p>
          </table:table-cell>
          <table:table-cell table:formula="of:=EXACT([.A3259];[.B32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43</text:p>
          </table:table-cell>
          <table:table-cell table:formula="of:=EXACT([.A3260];[.B32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44</text:p>
          </table:table-cell>
          <table:table-cell table:formula="of:=EXACT([.A3261];[.B32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45</text:p>
          </table:table-cell>
          <table:table-cell table:formula="of:=EXACT([.A3262];[.B32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46</text:p>
          </table:table-cell>
          <table:table-cell table:formula="of:=EXACT([.A3263];[.B32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47</text:p>
          </table:table-cell>
          <table:table-cell table:formula="of:=EXACT([.A3264];[.B32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4_delgado_f000148</text:p>
          </table:table-cell>
          <table:table-cell table:formula="of:=EXACT([.A3265];[.B32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01</text:p>
          </table:table-cell>
          <table:table-cell table:formula="of:=EXACT([.A3266];[.B32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02</text:p>
          </table:table-cell>
          <table:table-cell table:formula="of:=EXACT([.A3267];[.B32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03</text:p>
          </table:table-cell>
          <table:table-cell table:formula="of:=EXACT([.A3268];[.B32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04</text:p>
          </table:table-cell>
          <table:table-cell table:formula="of:=EXACT([.A3269];[.B32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05</text:p>
          </table:table-cell>
          <table:table-cell table:formula="of:=EXACT([.A3270];[.B32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06</text:p>
          </table:table-cell>
          <table:table-cell table:formula="of:=EXACT([.A3271];[.B32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07</text:p>
          </table:table-cell>
          <table:table-cell table:formula="of:=EXACT([.A3272];[.B32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08</text:p>
          </table:table-cell>
          <table:table-cell table:formula="of:=EXACT([.A3273];[.B32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09</text:p>
          </table:table-cell>
          <table:table-cell table:formula="of:=EXACT([.A3274];[.B32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10</text:p>
          </table:table-cell>
          <table:table-cell table:formula="of:=EXACT([.A3275];[.B32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11</text:p>
          </table:table-cell>
          <table:table-cell table:formula="of:=EXACT([.A3276];[.B32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12</text:p>
          </table:table-cell>
          <table:table-cell table:formula="of:=EXACT([.A3277];[.B32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13</text:p>
          </table:table-cell>
          <table:table-cell table:formula="of:=EXACT([.A3278];[.B32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14</text:p>
          </table:table-cell>
          <table:table-cell table:formula="of:=EXACT([.A3279];[.B32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15</text:p>
          </table:table-cell>
          <table:table-cell table:formula="of:=EXACT([.A3280];[.B32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16</text:p>
          </table:table-cell>
          <table:table-cell table:formula="of:=EXACT([.A3281];[.B32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17</text:p>
          </table:table-cell>
          <table:table-cell table:formula="of:=EXACT([.A3282];[.B32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18</text:p>
          </table:table-cell>
          <table:table-cell table:formula="of:=EXACT([.A3283];[.B32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19</text:p>
          </table:table-cell>
          <table:table-cell table:formula="of:=EXACT([.A3284];[.B32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20</text:p>
          </table:table-cell>
          <table:table-cell table:formula="of:=EXACT([.A3285];[.B32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21</text:p>
          </table:table-cell>
          <table:table-cell table:formula="of:=EXACT([.A3286];[.B32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22</text:p>
          </table:table-cell>
          <table:table-cell table:formula="of:=EXACT([.A3287];[.B32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23</text:p>
          </table:table-cell>
          <table:table-cell table:formula="of:=EXACT([.A3288];[.B32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24</text:p>
          </table:table-cell>
          <table:table-cell table:formula="of:=EXACT([.A3289];[.B32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25</text:p>
          </table:table-cell>
          <table:table-cell table:formula="of:=EXACT([.A3290];[.B32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26</text:p>
          </table:table-cell>
          <table:table-cell table:formula="of:=EXACT([.A3291];[.B32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27</text:p>
          </table:table-cell>
          <table:table-cell table:formula="of:=EXACT([.A3292];[.B32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28</text:p>
          </table:table-cell>
          <table:table-cell table:formula="of:=EXACT([.A3293];[.B32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29</text:p>
          </table:table-cell>
          <table:table-cell table:formula="of:=EXACT([.A3294];[.B32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30</text:p>
          </table:table-cell>
          <table:table-cell table:formula="of:=EXACT([.A3295];[.B32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31</text:p>
          </table:table-cell>
          <table:table-cell table:formula="of:=EXACT([.A3296];[.B32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32</text:p>
          </table:table-cell>
          <table:table-cell table:formula="of:=EXACT([.A3297];[.B32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33</text:p>
          </table:table-cell>
          <table:table-cell table:formula="of:=EXACT([.A3298];[.B32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34</text:p>
          </table:table-cell>
          <table:table-cell table:formula="of:=EXACT([.A3299];[.B32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35</text:p>
          </table:table-cell>
          <table:table-cell table:formula="of:=EXACT([.A3300];[.B33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36</text:p>
          </table:table-cell>
          <table:table-cell table:formula="of:=EXACT([.A3301];[.B33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37</text:p>
          </table:table-cell>
          <table:table-cell table:formula="of:=EXACT([.A3302];[.B33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38</text:p>
          </table:table-cell>
          <table:table-cell table:formula="of:=EXACT([.A3303];[.B33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39</text:p>
          </table:table-cell>
          <table:table-cell table:formula="of:=EXACT([.A3304];[.B33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40</text:p>
          </table:table-cell>
          <table:table-cell table:formula="of:=EXACT([.A3305];[.B33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41</text:p>
          </table:table-cell>
          <table:table-cell table:formula="of:=EXACT([.A3306];[.B33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42</text:p>
          </table:table-cell>
          <table:table-cell table:formula="of:=EXACT([.A3307];[.B33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43</text:p>
          </table:table-cell>
          <table:table-cell table:formula="of:=EXACT([.A3308];[.B33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44</text:p>
          </table:table-cell>
          <table:table-cell table:formula="of:=EXACT([.A3309];[.B33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45</text:p>
          </table:table-cell>
          <table:table-cell table:formula="of:=EXACT([.A3310];[.B33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46</text:p>
          </table:table-cell>
          <table:table-cell table:formula="of:=EXACT([.A3311];[.B33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47</text:p>
          </table:table-cell>
          <table:table-cell table:formula="of:=EXACT([.A3312];[.B33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48</text:p>
          </table:table-cell>
          <table:table-cell table:formula="of:=EXACT([.A3313];[.B33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49</text:p>
          </table:table-cell>
          <table:table-cell table:formula="of:=EXACT([.A3314];[.B33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50</text:p>
          </table:table-cell>
          <table:table-cell table:formula="of:=EXACT([.A3315];[.B33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51</text:p>
          </table:table-cell>
          <table:table-cell table:formula="of:=EXACT([.A3316];[.B33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52</text:p>
          </table:table-cell>
          <table:table-cell table:formula="of:=EXACT([.A3317];[.B33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53</text:p>
          </table:table-cell>
          <table:table-cell table:formula="of:=EXACT([.A3318];[.B33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54</text:p>
          </table:table-cell>
          <table:table-cell table:formula="of:=EXACT([.A3319];[.B33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55</text:p>
          </table:table-cell>
          <table:table-cell table:formula="of:=EXACT([.A3320];[.B33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56</text:p>
          </table:table-cell>
          <table:table-cell table:formula="of:=EXACT([.A3321];[.B33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57</text:p>
          </table:table-cell>
          <table:table-cell table:formula="of:=EXACT([.A3322];[.B33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58</text:p>
          </table:table-cell>
          <table:table-cell table:formula="of:=EXACT([.A3323];[.B33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59</text:p>
          </table:table-cell>
          <table:table-cell table:formula="of:=EXACT([.A3324];[.B33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60</text:p>
          </table:table-cell>
          <table:table-cell table:formula="of:=EXACT([.A3325];[.B33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61</text:p>
          </table:table-cell>
          <table:table-cell table:formula="of:=EXACT([.A3326];[.B33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62</text:p>
          </table:table-cell>
          <table:table-cell table:formula="of:=EXACT([.A3327];[.B33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63</text:p>
          </table:table-cell>
          <table:table-cell table:formula="of:=EXACT([.A3328];[.B33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64</text:p>
          </table:table-cell>
          <table:table-cell table:formula="of:=EXACT([.A3329];[.B33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65</text:p>
          </table:table-cell>
          <table:table-cell table:formula="of:=EXACT([.A3330];[.B33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66</text:p>
          </table:table-cell>
          <table:table-cell table:formula="of:=EXACT([.A3331];[.B33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67</text:p>
          </table:table-cell>
          <table:table-cell table:formula="of:=EXACT([.A3332];[.B33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68</text:p>
          </table:table-cell>
          <table:table-cell table:formula="of:=EXACT([.A3333];[.B33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69</text:p>
          </table:table-cell>
          <table:table-cell table:formula="of:=EXACT([.A3334];[.B33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70</text:p>
          </table:table-cell>
          <table:table-cell table:formula="of:=EXACT([.A3335];[.B33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71</text:p>
          </table:table-cell>
          <table:table-cell table:formula="of:=EXACT([.A3336];[.B33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72</text:p>
          </table:table-cell>
          <table:table-cell table:formula="of:=EXACT([.A3337];[.B33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5_delgado_f000073</text:p>
          </table:table-cell>
          <table:table-cell table:formula="of:=EXACT([.A3338];[.B33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01</text:p>
          </table:table-cell>
          <table:table-cell table:formula="of:=EXACT([.A3339];[.B33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02</text:p>
          </table:table-cell>
          <table:table-cell table:formula="of:=EXACT([.A3340];[.B33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03</text:p>
          </table:table-cell>
          <table:table-cell table:formula="of:=EXACT([.A3341];[.B33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04</text:p>
          </table:table-cell>
          <table:table-cell table:formula="of:=EXACT([.A3342];[.B33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05</text:p>
          </table:table-cell>
          <table:table-cell table:formula="of:=EXACT([.A3343];[.B33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06</text:p>
          </table:table-cell>
          <table:table-cell table:formula="of:=EXACT([.A3344];[.B33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07</text:p>
          </table:table-cell>
          <table:table-cell table:formula="of:=EXACT([.A3345];[.B33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08</text:p>
          </table:table-cell>
          <table:table-cell table:formula="of:=EXACT([.A3346];[.B33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09</text:p>
          </table:table-cell>
          <table:table-cell table:formula="of:=EXACT([.A3347];[.B33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10</text:p>
          </table:table-cell>
          <table:table-cell table:formula="of:=EXACT([.A3348];[.B33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11</text:p>
          </table:table-cell>
          <table:table-cell table:formula="of:=EXACT([.A3349];[.B33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12</text:p>
          </table:table-cell>
          <table:table-cell table:formula="of:=EXACT([.A3350];[.B33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13</text:p>
          </table:table-cell>
          <table:table-cell table:formula="of:=EXACT([.A3351];[.B33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14</text:p>
          </table:table-cell>
          <table:table-cell table:formula="of:=EXACT([.A3352];[.B33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15</text:p>
          </table:table-cell>
          <table:table-cell table:formula="of:=EXACT([.A3353];[.B33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16</text:p>
          </table:table-cell>
          <table:table-cell table:formula="of:=EXACT([.A3354];[.B33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17</text:p>
          </table:table-cell>
          <table:table-cell table:formula="of:=EXACT([.A3355];[.B33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18</text:p>
          </table:table-cell>
          <table:table-cell table:formula="of:=EXACT([.A3356];[.B33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19</text:p>
          </table:table-cell>
          <table:table-cell table:formula="of:=EXACT([.A3357];[.B33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20</text:p>
          </table:table-cell>
          <table:table-cell table:formula="of:=EXACT([.A3358];[.B33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21</text:p>
          </table:table-cell>
          <table:table-cell table:formula="of:=EXACT([.A3359];[.B33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22</text:p>
          </table:table-cell>
          <table:table-cell table:formula="of:=EXACT([.A3360];[.B33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23</text:p>
          </table:table-cell>
          <table:table-cell table:formula="of:=EXACT([.A3361];[.B33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24</text:p>
          </table:table-cell>
          <table:table-cell table:formula="of:=EXACT([.A3362];[.B33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25</text:p>
          </table:table-cell>
          <table:table-cell table:formula="of:=EXACT([.A3363];[.B33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26</text:p>
          </table:table-cell>
          <table:table-cell table:formula="of:=EXACT([.A3364];[.B33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27</text:p>
          </table:table-cell>
          <table:table-cell table:formula="of:=EXACT([.A3365];[.B33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28</text:p>
          </table:table-cell>
          <table:table-cell table:formula="of:=EXACT([.A3366];[.B33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29</text:p>
          </table:table-cell>
          <table:table-cell table:formula="of:=EXACT([.A3367];[.B33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30</text:p>
          </table:table-cell>
          <table:table-cell table:formula="of:=EXACT([.A3368];[.B33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31</text:p>
          </table:table-cell>
          <table:table-cell table:formula="of:=EXACT([.A3369];[.B33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32</text:p>
          </table:table-cell>
          <table:table-cell table:formula="of:=EXACT([.A3370];[.B33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33</text:p>
          </table:table-cell>
          <table:table-cell table:formula="of:=EXACT([.A3371];[.B33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34</text:p>
          </table:table-cell>
          <table:table-cell table:formula="of:=EXACT([.A3372];[.B33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35</text:p>
          </table:table-cell>
          <table:table-cell table:formula="of:=EXACT([.A3373];[.B33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36</text:p>
          </table:table-cell>
          <table:table-cell table:formula="of:=EXACT([.A3374];[.B33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37</text:p>
          </table:table-cell>
          <table:table-cell table:formula="of:=EXACT([.A3375];[.B33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38</text:p>
          </table:table-cell>
          <table:table-cell table:formula="of:=EXACT([.A3376];[.B33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39</text:p>
          </table:table-cell>
          <table:table-cell table:formula="of:=EXACT([.A3377];[.B33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40</text:p>
          </table:table-cell>
          <table:table-cell table:formula="of:=EXACT([.A3378];[.B33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41</text:p>
          </table:table-cell>
          <table:table-cell table:formula="of:=EXACT([.A3379];[.B33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42</text:p>
          </table:table-cell>
          <table:table-cell table:formula="of:=EXACT([.A3380];[.B33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43</text:p>
          </table:table-cell>
          <table:table-cell table:formula="of:=EXACT([.A3381];[.B33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44</text:p>
          </table:table-cell>
          <table:table-cell table:formula="of:=EXACT([.A3382];[.B33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45</text:p>
          </table:table-cell>
          <table:table-cell table:formula="of:=EXACT([.A3383];[.B33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46</text:p>
          </table:table-cell>
          <table:table-cell table:formula="of:=EXACT([.A3384];[.B33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47</text:p>
          </table:table-cell>
          <table:table-cell table:formula="of:=EXACT([.A3385];[.B33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48</text:p>
          </table:table-cell>
          <table:table-cell table:formula="of:=EXACT([.A3386];[.B33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49</text:p>
          </table:table-cell>
          <table:table-cell table:formula="of:=EXACT([.A3387];[.B33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50</text:p>
          </table:table-cell>
          <table:table-cell table:formula="of:=EXACT([.A3388];[.B33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51</text:p>
          </table:table-cell>
          <table:table-cell table:formula="of:=EXACT([.A3389];[.B33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52</text:p>
          </table:table-cell>
          <table:table-cell table:formula="of:=EXACT([.A3390];[.B33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53</text:p>
          </table:table-cell>
          <table:table-cell table:formula="of:=EXACT([.A3391];[.B33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54</text:p>
          </table:table-cell>
          <table:table-cell table:formula="of:=EXACT([.A3392];[.B33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55</text:p>
          </table:table-cell>
          <table:table-cell table:formula="of:=EXACT([.A3393];[.B33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56</text:p>
          </table:table-cell>
          <table:table-cell table:formula="of:=EXACT([.A3394];[.B33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57</text:p>
          </table:table-cell>
          <table:table-cell table:formula="of:=EXACT([.A3395];[.B33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58</text:p>
          </table:table-cell>
          <table:table-cell table:formula="of:=EXACT([.A3396];[.B33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59</text:p>
          </table:table-cell>
          <table:table-cell table:formula="of:=EXACT([.A3397];[.B33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60</text:p>
          </table:table-cell>
          <table:table-cell table:formula="of:=EXACT([.A3398];[.B33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61</text:p>
          </table:table-cell>
          <table:table-cell table:formula="of:=EXACT([.A3399];[.B33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62</text:p>
          </table:table-cell>
          <table:table-cell table:formula="of:=EXACT([.A3400];[.B34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63</text:p>
          </table:table-cell>
          <table:table-cell table:formula="of:=EXACT([.A3401];[.B34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64</text:p>
          </table:table-cell>
          <table:table-cell table:formula="of:=EXACT([.A3402];[.B34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65</text:p>
          </table:table-cell>
          <table:table-cell table:formula="of:=EXACT([.A3403];[.B34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66</text:p>
          </table:table-cell>
          <table:table-cell table:formula="of:=EXACT([.A3404];[.B34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67</text:p>
          </table:table-cell>
          <table:table-cell table:formula="of:=EXACT([.A3405];[.B34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68</text:p>
          </table:table-cell>
          <table:table-cell table:formula="of:=EXACT([.A3406];[.B34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69</text:p>
          </table:table-cell>
          <table:table-cell table:formula="of:=EXACT([.A3407];[.B34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70</text:p>
          </table:table-cell>
          <table:table-cell table:formula="of:=EXACT([.A3408];[.B34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71</text:p>
          </table:table-cell>
          <table:table-cell table:formula="of:=EXACT([.A3409];[.B34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72</text:p>
          </table:table-cell>
          <table:table-cell table:formula="of:=EXACT([.A3410];[.B34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73</text:p>
          </table:table-cell>
          <table:table-cell table:formula="of:=EXACT([.A3411];[.B34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74</text:p>
          </table:table-cell>
          <table:table-cell table:formula="of:=EXACT([.A3412];[.B34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75</text:p>
          </table:table-cell>
          <table:table-cell table:formula="of:=EXACT([.A3413];[.B34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76</text:p>
          </table:table-cell>
          <table:table-cell table:formula="of:=EXACT([.A3414];[.B34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77</text:p>
          </table:table-cell>
          <table:table-cell table:formula="of:=EXACT([.A3415];[.B34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78</text:p>
          </table:table-cell>
          <table:table-cell table:formula="of:=EXACT([.A3416];[.B34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79</text:p>
          </table:table-cell>
          <table:table-cell table:formula="of:=EXACT([.A3417];[.B34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80</text:p>
          </table:table-cell>
          <table:table-cell table:formula="of:=EXACT([.A3418];[.B34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81</text:p>
          </table:table-cell>
          <table:table-cell table:formula="of:=EXACT([.A3419];[.B34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82</text:p>
          </table:table-cell>
          <table:table-cell table:formula="of:=EXACT([.A3420];[.B34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83</text:p>
          </table:table-cell>
          <table:table-cell table:formula="of:=EXACT([.A3421];[.B34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84</text:p>
          </table:table-cell>
          <table:table-cell table:formula="of:=EXACT([.A3422];[.B34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85</text:p>
          </table:table-cell>
          <table:table-cell table:formula="of:=EXACT([.A3423];[.B34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86</text:p>
          </table:table-cell>
          <table:table-cell table:formula="of:=EXACT([.A3424];[.B34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87</text:p>
          </table:table-cell>
          <table:table-cell table:formula="of:=EXACT([.A3425];[.B34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88</text:p>
          </table:table-cell>
          <table:table-cell table:formula="of:=EXACT([.A3426];[.B34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89</text:p>
          </table:table-cell>
          <table:table-cell table:formula="of:=EXACT([.A3427];[.B34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90</text:p>
          </table:table-cell>
          <table:table-cell table:formula="of:=EXACT([.A3428];[.B34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91</text:p>
          </table:table-cell>
          <table:table-cell table:formula="of:=EXACT([.A3429];[.B34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92</text:p>
          </table:table-cell>
          <table:table-cell table:formula="of:=EXACT([.A3430];[.B34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93</text:p>
          </table:table-cell>
          <table:table-cell table:formula="of:=EXACT([.A3431];[.B34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94</text:p>
          </table:table-cell>
          <table:table-cell table:formula="of:=EXACT([.A3432];[.B34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95</text:p>
          </table:table-cell>
          <table:table-cell table:formula="of:=EXACT([.A3433];[.B34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96</text:p>
          </table:table-cell>
          <table:table-cell table:formula="of:=EXACT([.A3434];[.B34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97</text:p>
          </table:table-cell>
          <table:table-cell table:formula="of:=EXACT([.A3435];[.B34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98</text:p>
          </table:table-cell>
          <table:table-cell table:formula="of:=EXACT([.A3436];[.B34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099</text:p>
          </table:table-cell>
          <table:table-cell table:formula="of:=EXACT([.A3437];[.B34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6_delgado_f000100</text:p>
          </table:table-cell>
          <table:table-cell table:formula="of:=EXACT([.A3438];[.B34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01</text:p>
          </table:table-cell>
          <table:table-cell table:formula="of:=EXACT([.A3439];[.B34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02</text:p>
          </table:table-cell>
          <table:table-cell table:formula="of:=EXACT([.A3440];[.B34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03</text:p>
          </table:table-cell>
          <table:table-cell table:formula="of:=EXACT([.A3441];[.B34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04</text:p>
          </table:table-cell>
          <table:table-cell table:formula="of:=EXACT([.A3442];[.B34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05</text:p>
          </table:table-cell>
          <table:table-cell table:formula="of:=EXACT([.A3443];[.B34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06</text:p>
          </table:table-cell>
          <table:table-cell table:formula="of:=EXACT([.A3444];[.B34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07</text:p>
          </table:table-cell>
          <table:table-cell table:formula="of:=EXACT([.A3445];[.B34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08</text:p>
          </table:table-cell>
          <table:table-cell table:formula="of:=EXACT([.A3446];[.B34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09</text:p>
          </table:table-cell>
          <table:table-cell table:formula="of:=EXACT([.A3447];[.B34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10</text:p>
          </table:table-cell>
          <table:table-cell table:formula="of:=EXACT([.A3448];[.B34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11</text:p>
          </table:table-cell>
          <table:table-cell table:formula="of:=EXACT([.A3449];[.B34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12</text:p>
          </table:table-cell>
          <table:table-cell table:formula="of:=EXACT([.A3450];[.B34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13</text:p>
          </table:table-cell>
          <table:table-cell table:formula="of:=EXACT([.A3451];[.B34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14</text:p>
          </table:table-cell>
          <table:table-cell table:formula="of:=EXACT([.A3452];[.B34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15</text:p>
          </table:table-cell>
          <table:table-cell table:formula="of:=EXACT([.A3453];[.B34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16</text:p>
          </table:table-cell>
          <table:table-cell table:formula="of:=EXACT([.A3454];[.B34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17</text:p>
          </table:table-cell>
          <table:table-cell table:formula="of:=EXACT([.A3455];[.B34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18</text:p>
          </table:table-cell>
          <table:table-cell table:formula="of:=EXACT([.A3456];[.B34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19</text:p>
          </table:table-cell>
          <table:table-cell table:formula="of:=EXACT([.A3457];[.B34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20</text:p>
          </table:table-cell>
          <table:table-cell table:formula="of:=EXACT([.A3458];[.B34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21</text:p>
          </table:table-cell>
          <table:table-cell table:formula="of:=EXACT([.A3459];[.B34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22</text:p>
          </table:table-cell>
          <table:table-cell table:formula="of:=EXACT([.A3460];[.B34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23</text:p>
          </table:table-cell>
          <table:table-cell table:formula="of:=EXACT([.A3461];[.B34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24</text:p>
          </table:table-cell>
          <table:table-cell table:formula="of:=EXACT([.A3462];[.B34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25</text:p>
          </table:table-cell>
          <table:table-cell table:formula="of:=EXACT([.A3463];[.B34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26</text:p>
          </table:table-cell>
          <table:table-cell table:formula="of:=EXACT([.A3464];[.B34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27</text:p>
          </table:table-cell>
          <table:table-cell table:formula="of:=EXACT([.A3465];[.B34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28</text:p>
          </table:table-cell>
          <table:table-cell table:formula="of:=EXACT([.A3466];[.B34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29</text:p>
          </table:table-cell>
          <table:table-cell table:formula="of:=EXACT([.A3467];[.B34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30</text:p>
          </table:table-cell>
          <table:table-cell table:formula="of:=EXACT([.A3468];[.B34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31</text:p>
          </table:table-cell>
          <table:table-cell table:formula="of:=EXACT([.A3469];[.B34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32</text:p>
          </table:table-cell>
          <table:table-cell table:formula="of:=EXACT([.A3470];[.B34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33</text:p>
          </table:table-cell>
          <table:table-cell table:formula="of:=EXACT([.A3471];[.B34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34</text:p>
          </table:table-cell>
          <table:table-cell table:formula="of:=EXACT([.A3472];[.B34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35</text:p>
          </table:table-cell>
          <table:table-cell table:formula="of:=EXACT([.A3473];[.B34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36</text:p>
          </table:table-cell>
          <table:table-cell table:formula="of:=EXACT([.A3474];[.B34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37</text:p>
          </table:table-cell>
          <table:table-cell table:formula="of:=EXACT([.A3475];[.B34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38</text:p>
          </table:table-cell>
          <table:table-cell table:formula="of:=EXACT([.A3476];[.B34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39</text:p>
          </table:table-cell>
          <table:table-cell table:formula="of:=EXACT([.A3477];[.B34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40</text:p>
          </table:table-cell>
          <table:table-cell table:formula="of:=EXACT([.A3478];[.B34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41</text:p>
          </table:table-cell>
          <table:table-cell table:formula="of:=EXACT([.A3479];[.B34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42</text:p>
          </table:table-cell>
          <table:table-cell table:formula="of:=EXACT([.A3480];[.B34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43</text:p>
          </table:table-cell>
          <table:table-cell table:formula="of:=EXACT([.A3481];[.B34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44</text:p>
          </table:table-cell>
          <table:table-cell table:formula="of:=EXACT([.A3482];[.B34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45</text:p>
          </table:table-cell>
          <table:table-cell table:formula="of:=EXACT([.A3483];[.B34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46</text:p>
          </table:table-cell>
          <table:table-cell table:formula="of:=EXACT([.A3484];[.B34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47</text:p>
          </table:table-cell>
          <table:table-cell table:formula="of:=EXACT([.A3485];[.B34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48</text:p>
          </table:table-cell>
          <table:table-cell table:formula="of:=EXACT([.A3486];[.B34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49</text:p>
          </table:table-cell>
          <table:table-cell table:formula="of:=EXACT([.A3487];[.B34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50</text:p>
          </table:table-cell>
          <table:table-cell table:formula="of:=EXACT([.A3488];[.B34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51</text:p>
          </table:table-cell>
          <table:table-cell table:formula="of:=EXACT([.A3489];[.B34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52</text:p>
          </table:table-cell>
          <table:table-cell table:formula="of:=EXACT([.A3490];[.B34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53</text:p>
          </table:table-cell>
          <table:table-cell table:formula="of:=EXACT([.A3491];[.B34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54</text:p>
          </table:table-cell>
          <table:table-cell table:formula="of:=EXACT([.A3492];[.B34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55</text:p>
          </table:table-cell>
          <table:table-cell table:formula="of:=EXACT([.A3493];[.B34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56</text:p>
          </table:table-cell>
          <table:table-cell table:formula="of:=EXACT([.A3494];[.B34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57</text:p>
          </table:table-cell>
          <table:table-cell table:formula="of:=EXACT([.A3495];[.B34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58</text:p>
          </table:table-cell>
          <table:table-cell table:formula="of:=EXACT([.A3496];[.B34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59</text:p>
          </table:table-cell>
          <table:table-cell table:formula="of:=EXACT([.A3497];[.B34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60</text:p>
          </table:table-cell>
          <table:table-cell table:formula="of:=EXACT([.A3498];[.B34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61</text:p>
          </table:table-cell>
          <table:table-cell table:formula="of:=EXACT([.A3499];[.B34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62</text:p>
          </table:table-cell>
          <table:table-cell table:formula="of:=EXACT([.A3500];[.B35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63</text:p>
          </table:table-cell>
          <table:table-cell table:formula="of:=EXACT([.A3501];[.B35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64</text:p>
          </table:table-cell>
          <table:table-cell table:formula="of:=EXACT([.A3502];[.B35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65</text:p>
          </table:table-cell>
          <table:table-cell table:formula="of:=EXACT([.A3503];[.B35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66</text:p>
          </table:table-cell>
          <table:table-cell table:formula="of:=EXACT([.A3504];[.B35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67</text:p>
          </table:table-cell>
          <table:table-cell table:formula="of:=EXACT([.A3505];[.B35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68</text:p>
          </table:table-cell>
          <table:table-cell table:formula="of:=EXACT([.A3506];[.B35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69</text:p>
          </table:table-cell>
          <table:table-cell table:formula="of:=EXACT([.A3507];[.B35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70</text:p>
          </table:table-cell>
          <table:table-cell table:formula="of:=EXACT([.A3508];[.B35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71</text:p>
          </table:table-cell>
          <table:table-cell table:formula="of:=EXACT([.A3509];[.B35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72</text:p>
          </table:table-cell>
          <table:table-cell table:formula="of:=EXACT([.A3510];[.B35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73</text:p>
          </table:table-cell>
          <table:table-cell table:formula="of:=EXACT([.A3511];[.B35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74</text:p>
          </table:table-cell>
          <table:table-cell table:formula="of:=EXACT([.A3512];[.B35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75</text:p>
          </table:table-cell>
          <table:table-cell table:formula="of:=EXACT([.A3513];[.B35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76</text:p>
          </table:table-cell>
          <table:table-cell table:formula="of:=EXACT([.A3514];[.B35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77</text:p>
          </table:table-cell>
          <table:table-cell table:formula="of:=EXACT([.A3515];[.B35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78</text:p>
          </table:table-cell>
          <table:table-cell table:formula="of:=EXACT([.A3516];[.B35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79</text:p>
          </table:table-cell>
          <table:table-cell table:formula="of:=EXACT([.A3517];[.B35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80</text:p>
          </table:table-cell>
          <table:table-cell table:formula="of:=EXACT([.A3518];[.B35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81</text:p>
          </table:table-cell>
          <table:table-cell table:formula="of:=EXACT([.A3519];[.B35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82</text:p>
          </table:table-cell>
          <table:table-cell table:formula="of:=EXACT([.A3520];[.B35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83</text:p>
          </table:table-cell>
          <table:table-cell table:formula="of:=EXACT([.A3521];[.B35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84</text:p>
          </table:table-cell>
          <table:table-cell table:formula="of:=EXACT([.A3522];[.B35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85</text:p>
          </table:table-cell>
          <table:table-cell table:formula="of:=EXACT([.A3523];[.B35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86</text:p>
          </table:table-cell>
          <table:table-cell table:formula="of:=EXACT([.A3524];[.B35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87</text:p>
          </table:table-cell>
          <table:table-cell table:formula="of:=EXACT([.A3525];[.B35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7_delgado_f000088</text:p>
          </table:table-cell>
          <table:table-cell table:formula="of:=EXACT([.A3526];[.B35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01</text:p>
          </table:table-cell>
          <table:table-cell table:formula="of:=EXACT([.A3527];[.B35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02</text:p>
          </table:table-cell>
          <table:table-cell table:formula="of:=EXACT([.A3528];[.B35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03</text:p>
          </table:table-cell>
          <table:table-cell table:formula="of:=EXACT([.A3529];[.B35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04</text:p>
          </table:table-cell>
          <table:table-cell table:formula="of:=EXACT([.A3530];[.B35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05</text:p>
          </table:table-cell>
          <table:table-cell table:formula="of:=EXACT([.A3531];[.B35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06</text:p>
          </table:table-cell>
          <table:table-cell table:formula="of:=EXACT([.A3532];[.B35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07</text:p>
          </table:table-cell>
          <table:table-cell table:formula="of:=EXACT([.A3533];[.B35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08</text:p>
          </table:table-cell>
          <table:table-cell table:formula="of:=EXACT([.A3534];[.B35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09</text:p>
          </table:table-cell>
          <table:table-cell table:formula="of:=EXACT([.A3535];[.B35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10</text:p>
          </table:table-cell>
          <table:table-cell table:formula="of:=EXACT([.A3536];[.B35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11</text:p>
          </table:table-cell>
          <table:table-cell table:formula="of:=EXACT([.A3537];[.B35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12</text:p>
          </table:table-cell>
          <table:table-cell table:formula="of:=EXACT([.A3538];[.B35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13</text:p>
          </table:table-cell>
          <table:table-cell table:formula="of:=EXACT([.A3539];[.B35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14</text:p>
          </table:table-cell>
          <table:table-cell table:formula="of:=EXACT([.A3540];[.B35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15</text:p>
          </table:table-cell>
          <table:table-cell table:formula="of:=EXACT([.A3541];[.B35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16</text:p>
          </table:table-cell>
          <table:table-cell table:formula="of:=EXACT([.A3542];[.B35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17</text:p>
          </table:table-cell>
          <table:table-cell table:formula="of:=EXACT([.A3543];[.B35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18</text:p>
          </table:table-cell>
          <table:table-cell table:formula="of:=EXACT([.A3544];[.B35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19</text:p>
          </table:table-cell>
          <table:table-cell table:formula="of:=EXACT([.A3545];[.B35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20</text:p>
          </table:table-cell>
          <table:table-cell table:formula="of:=EXACT([.A3546];[.B35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21</text:p>
          </table:table-cell>
          <table:table-cell table:formula="of:=EXACT([.A3547];[.B35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22</text:p>
          </table:table-cell>
          <table:table-cell table:formula="of:=EXACT([.A3548];[.B35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23</text:p>
          </table:table-cell>
          <table:table-cell table:formula="of:=EXACT([.A3549];[.B35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24</text:p>
          </table:table-cell>
          <table:table-cell table:formula="of:=EXACT([.A3550];[.B35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25</text:p>
          </table:table-cell>
          <table:table-cell table:formula="of:=EXACT([.A3551];[.B35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26</text:p>
          </table:table-cell>
          <table:table-cell table:formula="of:=EXACT([.A3552];[.B35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27</text:p>
          </table:table-cell>
          <table:table-cell table:formula="of:=EXACT([.A3553];[.B35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28</text:p>
          </table:table-cell>
          <table:table-cell table:formula="of:=EXACT([.A3554];[.B35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29</text:p>
          </table:table-cell>
          <table:table-cell table:formula="of:=EXACT([.A3555];[.B35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30</text:p>
          </table:table-cell>
          <table:table-cell table:formula="of:=EXACT([.A3556];[.B35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31</text:p>
          </table:table-cell>
          <table:table-cell table:formula="of:=EXACT([.A3557];[.B35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32</text:p>
          </table:table-cell>
          <table:table-cell table:formula="of:=EXACT([.A3558];[.B35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33</text:p>
          </table:table-cell>
          <table:table-cell table:formula="of:=EXACT([.A3559];[.B35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34</text:p>
          </table:table-cell>
          <table:table-cell table:formula="of:=EXACT([.A3560];[.B35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35</text:p>
          </table:table-cell>
          <table:table-cell table:formula="of:=EXACT([.A3561];[.B35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36</text:p>
          </table:table-cell>
          <table:table-cell table:formula="of:=EXACT([.A3562];[.B35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37</text:p>
          </table:table-cell>
          <table:table-cell table:formula="of:=EXACT([.A3563];[.B35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38</text:p>
          </table:table-cell>
          <table:table-cell table:formula="of:=EXACT([.A3564];[.B35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39</text:p>
          </table:table-cell>
          <table:table-cell table:formula="of:=EXACT([.A3565];[.B35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40</text:p>
          </table:table-cell>
          <table:table-cell table:formula="of:=EXACT([.A3566];[.B35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41</text:p>
          </table:table-cell>
          <table:table-cell table:formula="of:=EXACT([.A3567];[.B35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42</text:p>
          </table:table-cell>
          <table:table-cell table:formula="of:=EXACT([.A3568];[.B35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43</text:p>
          </table:table-cell>
          <table:table-cell table:formula="of:=EXACT([.A3569];[.B35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44</text:p>
          </table:table-cell>
          <table:table-cell table:formula="of:=EXACT([.A3570];[.B35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45</text:p>
          </table:table-cell>
          <table:table-cell table:formula="of:=EXACT([.A3571];[.B35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46</text:p>
          </table:table-cell>
          <table:table-cell table:formula="of:=EXACT([.A3572];[.B35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47</text:p>
          </table:table-cell>
          <table:table-cell table:formula="of:=EXACT([.A3573];[.B35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48</text:p>
          </table:table-cell>
          <table:table-cell table:formula="of:=EXACT([.A3574];[.B35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49</text:p>
          </table:table-cell>
          <table:table-cell table:formula="of:=EXACT([.A3575];[.B35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50</text:p>
          </table:table-cell>
          <table:table-cell table:formula="of:=EXACT([.A3576];[.B35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51</text:p>
          </table:table-cell>
          <table:table-cell table:formula="of:=EXACT([.A3577];[.B35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52</text:p>
          </table:table-cell>
          <table:table-cell table:formula="of:=EXACT([.A3578];[.B35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53</text:p>
          </table:table-cell>
          <table:table-cell table:formula="of:=EXACT([.A3579];[.B35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54</text:p>
          </table:table-cell>
          <table:table-cell table:formula="of:=EXACT([.A3580];[.B35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55</text:p>
          </table:table-cell>
          <table:table-cell table:formula="of:=EXACT([.A3581];[.B35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56</text:p>
          </table:table-cell>
          <table:table-cell table:formula="of:=EXACT([.A3582];[.B35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57</text:p>
          </table:table-cell>
          <table:table-cell table:formula="of:=EXACT([.A3583];[.B35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58</text:p>
          </table:table-cell>
          <table:table-cell table:formula="of:=EXACT([.A3584];[.B35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59</text:p>
          </table:table-cell>
          <table:table-cell table:formula="of:=EXACT([.A3585];[.B35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60</text:p>
          </table:table-cell>
          <table:table-cell table:formula="of:=EXACT([.A3586];[.B35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61</text:p>
          </table:table-cell>
          <table:table-cell table:formula="of:=EXACT([.A3587];[.B35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62</text:p>
          </table:table-cell>
          <table:table-cell table:formula="of:=EXACT([.A3588];[.B35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63</text:p>
          </table:table-cell>
          <table:table-cell table:formula="of:=EXACT([.A3589];[.B35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64</text:p>
          </table:table-cell>
          <table:table-cell table:formula="of:=EXACT([.A3590];[.B35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65</text:p>
          </table:table-cell>
          <table:table-cell table:formula="of:=EXACT([.A3591];[.B35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66</text:p>
          </table:table-cell>
          <table:table-cell table:formula="of:=EXACT([.A3592];[.B35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67</text:p>
          </table:table-cell>
          <table:table-cell table:formula="of:=EXACT([.A3593];[.B35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68</text:p>
          </table:table-cell>
          <table:table-cell table:formula="of:=EXACT([.A3594];[.B35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69</text:p>
          </table:table-cell>
          <table:table-cell table:formula="of:=EXACT([.A3595];[.B35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70</text:p>
          </table:table-cell>
          <table:table-cell table:formula="of:=EXACT([.A3596];[.B35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71</text:p>
          </table:table-cell>
          <table:table-cell table:formula="of:=EXACT([.A3597];[.B35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72</text:p>
          </table:table-cell>
          <table:table-cell table:formula="of:=EXACT([.A3598];[.B35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73</text:p>
          </table:table-cell>
          <table:table-cell table:formula="of:=EXACT([.A3599];[.B35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74</text:p>
          </table:table-cell>
          <table:table-cell table:formula="of:=EXACT([.A3600];[.B36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75</text:p>
          </table:table-cell>
          <table:table-cell table:formula="of:=EXACT([.A3601];[.B36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76</text:p>
          </table:table-cell>
          <table:table-cell table:formula="of:=EXACT([.A3602];[.B36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77</text:p>
          </table:table-cell>
          <table:table-cell table:formula="of:=EXACT([.A3603];[.B36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78</text:p>
          </table:table-cell>
          <table:table-cell table:formula="of:=EXACT([.A3604];[.B36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79</text:p>
          </table:table-cell>
          <table:table-cell table:formula="of:=EXACT([.A3605];[.B36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80</text:p>
          </table:table-cell>
          <table:table-cell table:formula="of:=EXACT([.A3606];[.B36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81</text:p>
          </table:table-cell>
          <table:table-cell table:formula="of:=EXACT([.A3607];[.B36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82</text:p>
          </table:table-cell>
          <table:table-cell table:formula="of:=EXACT([.A3608];[.B36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83</text:p>
          </table:table-cell>
          <table:table-cell table:formula="of:=EXACT([.A3609];[.B36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84</text:p>
          </table:table-cell>
          <table:table-cell table:formula="of:=EXACT([.A3610];[.B36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85</text:p>
          </table:table-cell>
          <table:table-cell table:formula="of:=EXACT([.A3611];[.B36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86</text:p>
          </table:table-cell>
          <table:table-cell table:formula="of:=EXACT([.A3612];[.B36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87</text:p>
          </table:table-cell>
          <table:table-cell table:formula="of:=EXACT([.A3613];[.B36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88</text:p>
          </table:table-cell>
          <table:table-cell table:formula="of:=EXACT([.A3614];[.B36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89</text:p>
          </table:table-cell>
          <table:table-cell table:formula="of:=EXACT([.A3615];[.B36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90</text:p>
          </table:table-cell>
          <table:table-cell table:formula="of:=EXACT([.A3616];[.B36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91</text:p>
          </table:table-cell>
          <table:table-cell table:formula="of:=EXACT([.A3617];[.B36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92</text:p>
          </table:table-cell>
          <table:table-cell table:formula="of:=EXACT([.A3618];[.B36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93</text:p>
          </table:table-cell>
          <table:table-cell table:formula="of:=EXACT([.A3619];[.B36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94</text:p>
          </table:table-cell>
          <table:table-cell table:formula="of:=EXACT([.A3620];[.B36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95</text:p>
          </table:table-cell>
          <table:table-cell table:formula="of:=EXACT([.A3621];[.B36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96</text:p>
          </table:table-cell>
          <table:table-cell table:formula="of:=EXACT([.A3622];[.B36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97</text:p>
          </table:table-cell>
          <table:table-cell table:formula="of:=EXACT([.A3623];[.B36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98</text:p>
          </table:table-cell>
          <table:table-cell table:formula="of:=EXACT([.A3624];[.B36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099</text:p>
          </table:table-cell>
          <table:table-cell table:formula="of:=EXACT([.A3625];[.B36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00</text:p>
          </table:table-cell>
          <table:table-cell table:formula="of:=EXACT([.A3626];[.B36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01</text:p>
          </table:table-cell>
          <table:table-cell table:formula="of:=EXACT([.A3627];[.B36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02</text:p>
          </table:table-cell>
          <table:table-cell table:formula="of:=EXACT([.A3628];[.B36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03</text:p>
          </table:table-cell>
          <table:table-cell table:formula="of:=EXACT([.A3629];[.B36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04</text:p>
          </table:table-cell>
          <table:table-cell table:formula="of:=EXACT([.A3630];[.B36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05</text:p>
          </table:table-cell>
          <table:table-cell table:formula="of:=EXACT([.A3631];[.B36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06</text:p>
          </table:table-cell>
          <table:table-cell table:formula="of:=EXACT([.A3632];[.B36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07</text:p>
          </table:table-cell>
          <table:table-cell table:formula="of:=EXACT([.A3633];[.B36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08</text:p>
          </table:table-cell>
          <table:table-cell table:formula="of:=EXACT([.A3634];[.B36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09</text:p>
          </table:table-cell>
          <table:table-cell table:formula="of:=EXACT([.A3635];[.B36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10</text:p>
          </table:table-cell>
          <table:table-cell table:formula="of:=EXACT([.A3636];[.B36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11</text:p>
          </table:table-cell>
          <table:table-cell table:formula="of:=EXACT([.A3637];[.B36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12</text:p>
          </table:table-cell>
          <table:table-cell table:formula="of:=EXACT([.A3638];[.B36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13</text:p>
          </table:table-cell>
          <table:table-cell table:formula="of:=EXACT([.A3639];[.B36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14</text:p>
          </table:table-cell>
          <table:table-cell table:formula="of:=EXACT([.A3640];[.B36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15</text:p>
          </table:table-cell>
          <table:table-cell table:formula="of:=EXACT([.A3641];[.B36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16</text:p>
          </table:table-cell>
          <table:table-cell table:formula="of:=EXACT([.A3642];[.B36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17</text:p>
          </table:table-cell>
          <table:table-cell table:formula="of:=EXACT([.A3643];[.B36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18</text:p>
          </table:table-cell>
          <table:table-cell table:formula="of:=EXACT([.A3644];[.B36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19</text:p>
          </table:table-cell>
          <table:table-cell table:formula="of:=EXACT([.A3645];[.B36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20</text:p>
          </table:table-cell>
          <table:table-cell table:formula="of:=EXACT([.A3646];[.B36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21</text:p>
          </table:table-cell>
          <table:table-cell table:formula="of:=EXACT([.A3647];[.B36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22</text:p>
          </table:table-cell>
          <table:table-cell table:formula="of:=EXACT([.A3648];[.B36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23</text:p>
          </table:table-cell>
          <table:table-cell table:formula="of:=EXACT([.A3649];[.B36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24</text:p>
          </table:table-cell>
          <table:table-cell table:formula="of:=EXACT([.A3650];[.B36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25</text:p>
          </table:table-cell>
          <table:table-cell table:formula="of:=EXACT([.A3651];[.B36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26</text:p>
          </table:table-cell>
          <table:table-cell table:formula="of:=EXACT([.A3652];[.B36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27</text:p>
          </table:table-cell>
          <table:table-cell table:formula="of:=EXACT([.A3653];[.B36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28</text:p>
          </table:table-cell>
          <table:table-cell table:formula="of:=EXACT([.A3654];[.B36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29</text:p>
          </table:table-cell>
          <table:table-cell table:formula="of:=EXACT([.A3655];[.B36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30</text:p>
          </table:table-cell>
          <table:table-cell table:formula="of:=EXACT([.A3656];[.B36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31</text:p>
          </table:table-cell>
          <table:table-cell table:formula="of:=EXACT([.A3657];[.B36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32</text:p>
          </table:table-cell>
          <table:table-cell table:formula="of:=EXACT([.A3658];[.B36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33</text:p>
          </table:table-cell>
          <table:table-cell table:formula="of:=EXACT([.A3659];[.B36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34</text:p>
          </table:table-cell>
          <table:table-cell table:formula="of:=EXACT([.A3660];[.B36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35</text:p>
          </table:table-cell>
          <table:table-cell table:formula="of:=EXACT([.A3661];[.B36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36</text:p>
          </table:table-cell>
          <table:table-cell table:formula="of:=EXACT([.A3662];[.B36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37</text:p>
          </table:table-cell>
          <table:table-cell table:formula="of:=EXACT([.A3663];[.B36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38</text:p>
          </table:table-cell>
          <table:table-cell table:formula="of:=EXACT([.A3664];[.B36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39</text:p>
          </table:table-cell>
          <table:table-cell table:formula="of:=EXACT([.A3665];[.B36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40</text:p>
          </table:table-cell>
          <table:table-cell table:formula="of:=EXACT([.A3666];[.B36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41</text:p>
          </table:table-cell>
          <table:table-cell table:formula="of:=EXACT([.A3667];[.B36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42</text:p>
          </table:table-cell>
          <table:table-cell table:formula="of:=EXACT([.A3668];[.B36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43</text:p>
          </table:table-cell>
          <table:table-cell table:formula="of:=EXACT([.A3669];[.B36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44</text:p>
          </table:table-cell>
          <table:table-cell table:formula="of:=EXACT([.A3670];[.B36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45</text:p>
          </table:table-cell>
          <table:table-cell table:formula="of:=EXACT([.A3671];[.B36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46</text:p>
          </table:table-cell>
          <table:table-cell table:formula="of:=EXACT([.A3672];[.B36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8_delgado_f000147</text:p>
          </table:table-cell>
          <table:table-cell table:formula="of:=EXACT([.A3673];[.B36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01</text:p>
          </table:table-cell>
          <table:table-cell table:formula="of:=EXACT([.A3674];[.B36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02</text:p>
          </table:table-cell>
          <table:table-cell table:formula="of:=EXACT([.A3675];[.B36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03</text:p>
          </table:table-cell>
          <table:table-cell table:formula="of:=EXACT([.A3676];[.B36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04</text:p>
          </table:table-cell>
          <table:table-cell table:formula="of:=EXACT([.A3677];[.B36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05</text:p>
          </table:table-cell>
          <table:table-cell table:formula="of:=EXACT([.A3678];[.B36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06</text:p>
          </table:table-cell>
          <table:table-cell table:formula="of:=EXACT([.A3679];[.B36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07</text:p>
          </table:table-cell>
          <table:table-cell table:formula="of:=EXACT([.A3680];[.B36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08</text:p>
          </table:table-cell>
          <table:table-cell table:formula="of:=EXACT([.A3681];[.B36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09</text:p>
          </table:table-cell>
          <table:table-cell table:formula="of:=EXACT([.A3682];[.B36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10</text:p>
          </table:table-cell>
          <table:table-cell table:formula="of:=EXACT([.A3683];[.B36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11</text:p>
          </table:table-cell>
          <table:table-cell table:formula="of:=EXACT([.A3684];[.B36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12</text:p>
          </table:table-cell>
          <table:table-cell table:formula="of:=EXACT([.A3685];[.B36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13</text:p>
          </table:table-cell>
          <table:table-cell table:formula="of:=EXACT([.A3686];[.B36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14</text:p>
          </table:table-cell>
          <table:table-cell table:formula="of:=EXACT([.A3687];[.B36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15</text:p>
          </table:table-cell>
          <table:table-cell table:formula="of:=EXACT([.A3688];[.B36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16</text:p>
          </table:table-cell>
          <table:table-cell table:formula="of:=EXACT([.A3689];[.B36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17</text:p>
          </table:table-cell>
          <table:table-cell table:formula="of:=EXACT([.A3690];[.B36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18</text:p>
          </table:table-cell>
          <table:table-cell table:formula="of:=EXACT([.A3691];[.B36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19</text:p>
          </table:table-cell>
          <table:table-cell table:formula="of:=EXACT([.A3692];[.B36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20</text:p>
          </table:table-cell>
          <table:table-cell table:formula="of:=EXACT([.A3693];[.B36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21</text:p>
          </table:table-cell>
          <table:table-cell table:formula="of:=EXACT([.A3694];[.B36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22</text:p>
          </table:table-cell>
          <table:table-cell table:formula="of:=EXACT([.A3695];[.B36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23</text:p>
          </table:table-cell>
          <table:table-cell table:formula="of:=EXACT([.A3696];[.B36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24</text:p>
          </table:table-cell>
          <table:table-cell table:formula="of:=EXACT([.A3697];[.B36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25</text:p>
          </table:table-cell>
          <table:table-cell table:formula="of:=EXACT([.A3698];[.B36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26</text:p>
          </table:table-cell>
          <table:table-cell table:formula="of:=EXACT([.A3699];[.B36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27</text:p>
          </table:table-cell>
          <table:table-cell table:formula="of:=EXACT([.A3700];[.B37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28</text:p>
          </table:table-cell>
          <table:table-cell table:formula="of:=EXACT([.A3701];[.B37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29</text:p>
          </table:table-cell>
          <table:table-cell table:formula="of:=EXACT([.A3702];[.B37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30</text:p>
          </table:table-cell>
          <table:table-cell table:formula="of:=EXACT([.A3703];[.B37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31</text:p>
          </table:table-cell>
          <table:table-cell table:formula="of:=EXACT([.A3704];[.B37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32</text:p>
          </table:table-cell>
          <table:table-cell table:formula="of:=EXACT([.A3705];[.B37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33</text:p>
          </table:table-cell>
          <table:table-cell table:formula="of:=EXACT([.A3706];[.B37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34</text:p>
          </table:table-cell>
          <table:table-cell table:formula="of:=EXACT([.A3707];[.B37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35</text:p>
          </table:table-cell>
          <table:table-cell table:formula="of:=EXACT([.A3708];[.B37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36</text:p>
          </table:table-cell>
          <table:table-cell table:formula="of:=EXACT([.A3709];[.B37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37</text:p>
          </table:table-cell>
          <table:table-cell table:formula="of:=EXACT([.A3710];[.B37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38</text:p>
          </table:table-cell>
          <table:table-cell table:formula="of:=EXACT([.A3711];[.B37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39</text:p>
          </table:table-cell>
          <table:table-cell table:formula="of:=EXACT([.A3712];[.B37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40</text:p>
          </table:table-cell>
          <table:table-cell table:formula="of:=EXACT([.A3713];[.B37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41</text:p>
          </table:table-cell>
          <table:table-cell table:formula="of:=EXACT([.A3714];[.B37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42</text:p>
          </table:table-cell>
          <table:table-cell table:formula="of:=EXACT([.A3715];[.B37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43</text:p>
          </table:table-cell>
          <table:table-cell table:formula="of:=EXACT([.A3716];[.B37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44</text:p>
          </table:table-cell>
          <table:table-cell table:formula="of:=EXACT([.A3717];[.B37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45</text:p>
          </table:table-cell>
          <table:table-cell table:formula="of:=EXACT([.A3718];[.B37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46</text:p>
          </table:table-cell>
          <table:table-cell table:formula="of:=EXACT([.A3719];[.B37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47</text:p>
          </table:table-cell>
          <table:table-cell table:formula="of:=EXACT([.A3720];[.B37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48</text:p>
          </table:table-cell>
          <table:table-cell table:formula="of:=EXACT([.A3721];[.B37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49</text:p>
          </table:table-cell>
          <table:table-cell table:formula="of:=EXACT([.A3722];[.B37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50</text:p>
          </table:table-cell>
          <table:table-cell table:formula="of:=EXACT([.A3723];[.B37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51</text:p>
          </table:table-cell>
          <table:table-cell table:formula="of:=EXACT([.A3724];[.B37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52</text:p>
          </table:table-cell>
          <table:table-cell table:formula="of:=EXACT([.A3725];[.B37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53</text:p>
          </table:table-cell>
          <table:table-cell table:formula="of:=EXACT([.A3726];[.B37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54</text:p>
          </table:table-cell>
          <table:table-cell table:formula="of:=EXACT([.A3727];[.B37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55</text:p>
          </table:table-cell>
          <table:table-cell table:formula="of:=EXACT([.A3728];[.B37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56</text:p>
          </table:table-cell>
          <table:table-cell table:formula="of:=EXACT([.A3729];[.B37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57</text:p>
          </table:table-cell>
          <table:table-cell table:formula="of:=EXACT([.A3730];[.B37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58</text:p>
          </table:table-cell>
          <table:table-cell table:formula="of:=EXACT([.A3731];[.B37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59</text:p>
          </table:table-cell>
          <table:table-cell table:formula="of:=EXACT([.A3732];[.B37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60</text:p>
          </table:table-cell>
          <table:table-cell table:formula="of:=EXACT([.A3733];[.B37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61</text:p>
          </table:table-cell>
          <table:table-cell table:formula="of:=EXACT([.A3734];[.B37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62</text:p>
          </table:table-cell>
          <table:table-cell table:formula="of:=EXACT([.A3735];[.B37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63</text:p>
          </table:table-cell>
          <table:table-cell table:formula="of:=EXACT([.A3736];[.B37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64</text:p>
          </table:table-cell>
          <table:table-cell table:formula="of:=EXACT([.A3737];[.B37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65</text:p>
          </table:table-cell>
          <table:table-cell table:formula="of:=EXACT([.A3738];[.B37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66</text:p>
          </table:table-cell>
          <table:table-cell table:formula="of:=EXACT([.A3739];[.B37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67</text:p>
          </table:table-cell>
          <table:table-cell table:formula="of:=EXACT([.A3740];[.B37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68</text:p>
          </table:table-cell>
          <table:table-cell table:formula="of:=EXACT([.A3741];[.B37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69</text:p>
          </table:table-cell>
          <table:table-cell table:formula="of:=EXACT([.A3742];[.B37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70</text:p>
          </table:table-cell>
          <table:table-cell table:formula="of:=EXACT([.A3743];[.B37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71</text:p>
          </table:table-cell>
          <table:table-cell table:formula="of:=EXACT([.A3744];[.B37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29_delgado_f000072</text:p>
          </table:table-cell>
          <table:table-cell table:formula="of:=EXACT([.A3745];[.B37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01</text:p>
          </table:table-cell>
          <table:table-cell table:formula="of:=EXACT([.A3746];[.B37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02</text:p>
          </table:table-cell>
          <table:table-cell table:formula="of:=EXACT([.A3747];[.B37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03</text:p>
          </table:table-cell>
          <table:table-cell table:formula="of:=EXACT([.A3748];[.B37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04</text:p>
          </table:table-cell>
          <table:table-cell table:formula="of:=EXACT([.A3749];[.B37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05</text:p>
          </table:table-cell>
          <table:table-cell table:formula="of:=EXACT([.A3750];[.B37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06</text:p>
          </table:table-cell>
          <table:table-cell table:formula="of:=EXACT([.A3751];[.B37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07</text:p>
          </table:table-cell>
          <table:table-cell table:formula="of:=EXACT([.A3752];[.B37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08</text:p>
          </table:table-cell>
          <table:table-cell table:formula="of:=EXACT([.A3753];[.B37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09</text:p>
          </table:table-cell>
          <table:table-cell table:formula="of:=EXACT([.A3754];[.B37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10</text:p>
          </table:table-cell>
          <table:table-cell table:formula="of:=EXACT([.A3755];[.B37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11</text:p>
          </table:table-cell>
          <table:table-cell table:formula="of:=EXACT([.A3756];[.B37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12</text:p>
          </table:table-cell>
          <table:table-cell table:formula="of:=EXACT([.A3757];[.B37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13</text:p>
          </table:table-cell>
          <table:table-cell table:formula="of:=EXACT([.A3758];[.B37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14</text:p>
          </table:table-cell>
          <table:table-cell table:formula="of:=EXACT([.A3759];[.B37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15</text:p>
          </table:table-cell>
          <table:table-cell table:formula="of:=EXACT([.A3760];[.B37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16</text:p>
          </table:table-cell>
          <table:table-cell table:formula="of:=EXACT([.A3761];[.B37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17</text:p>
          </table:table-cell>
          <table:table-cell table:formula="of:=EXACT([.A3762];[.B37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18</text:p>
          </table:table-cell>
          <table:table-cell table:formula="of:=EXACT([.A3763];[.B37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19</text:p>
          </table:table-cell>
          <table:table-cell table:formula="of:=EXACT([.A3764];[.B37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20</text:p>
          </table:table-cell>
          <table:table-cell table:formula="of:=EXACT([.A3765];[.B37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21</text:p>
          </table:table-cell>
          <table:table-cell table:formula="of:=EXACT([.A3766];[.B37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22</text:p>
          </table:table-cell>
          <table:table-cell table:formula="of:=EXACT([.A3767];[.B37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23</text:p>
          </table:table-cell>
          <table:table-cell table:formula="of:=EXACT([.A3768];[.B37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24</text:p>
          </table:table-cell>
          <table:table-cell table:formula="of:=EXACT([.A3769];[.B37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25</text:p>
          </table:table-cell>
          <table:table-cell table:formula="of:=EXACT([.A3770];[.B37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26</text:p>
          </table:table-cell>
          <table:table-cell table:formula="of:=EXACT([.A3771];[.B37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27</text:p>
          </table:table-cell>
          <table:table-cell table:formula="of:=EXACT([.A3772];[.B37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28</text:p>
          </table:table-cell>
          <table:table-cell table:formula="of:=EXACT([.A3773];[.B37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29</text:p>
          </table:table-cell>
          <table:table-cell table:formula="of:=EXACT([.A3774];[.B37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30</text:p>
          </table:table-cell>
          <table:table-cell table:formula="of:=EXACT([.A3775];[.B37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31</text:p>
          </table:table-cell>
          <table:table-cell table:formula="of:=EXACT([.A3776];[.B37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32</text:p>
          </table:table-cell>
          <table:table-cell table:formula="of:=EXACT([.A3777];[.B37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33</text:p>
          </table:table-cell>
          <table:table-cell table:formula="of:=EXACT([.A3778];[.B37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34</text:p>
          </table:table-cell>
          <table:table-cell table:formula="of:=EXACT([.A3779];[.B37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35</text:p>
          </table:table-cell>
          <table:table-cell table:formula="of:=EXACT([.A3780];[.B37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36</text:p>
          </table:table-cell>
          <table:table-cell table:formula="of:=EXACT([.A3781];[.B37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37</text:p>
          </table:table-cell>
          <table:table-cell table:formula="of:=EXACT([.A3782];[.B37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38</text:p>
          </table:table-cell>
          <table:table-cell table:formula="of:=EXACT([.A3783];[.B37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39</text:p>
          </table:table-cell>
          <table:table-cell table:formula="of:=EXACT([.A3784];[.B37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40</text:p>
          </table:table-cell>
          <table:table-cell table:formula="of:=EXACT([.A3785];[.B37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41</text:p>
          </table:table-cell>
          <table:table-cell table:formula="of:=EXACT([.A3786];[.B37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42</text:p>
          </table:table-cell>
          <table:table-cell table:formula="of:=EXACT([.A3787];[.B37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43</text:p>
          </table:table-cell>
          <table:table-cell table:formula="of:=EXACT([.A3788];[.B37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44</text:p>
          </table:table-cell>
          <table:table-cell table:formula="of:=EXACT([.A3789];[.B37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45</text:p>
          </table:table-cell>
          <table:table-cell table:formula="of:=EXACT([.A3790];[.B37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46</text:p>
          </table:table-cell>
          <table:table-cell table:formula="of:=EXACT([.A3791];[.B37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47</text:p>
          </table:table-cell>
          <table:table-cell table:formula="of:=EXACT([.A3792];[.B37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48</text:p>
          </table:table-cell>
          <table:table-cell table:formula="of:=EXACT([.A3793];[.B37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49</text:p>
          </table:table-cell>
          <table:table-cell table:formula="of:=EXACT([.A3794];[.B37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50</text:p>
          </table:table-cell>
          <table:table-cell table:formula="of:=EXACT([.A3795];[.B37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51</text:p>
          </table:table-cell>
          <table:table-cell table:formula="of:=EXACT([.A3796];[.B37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52</text:p>
          </table:table-cell>
          <table:table-cell table:formula="of:=EXACT([.A3797];[.B37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53</text:p>
          </table:table-cell>
          <table:table-cell table:formula="of:=EXACT([.A3798];[.B37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54</text:p>
          </table:table-cell>
          <table:table-cell table:formula="of:=EXACT([.A3799];[.B37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55</text:p>
          </table:table-cell>
          <table:table-cell table:formula="of:=EXACT([.A3800];[.B38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56</text:p>
          </table:table-cell>
          <table:table-cell table:formula="of:=EXACT([.A3801];[.B38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57</text:p>
          </table:table-cell>
          <table:table-cell table:formula="of:=EXACT([.A3802];[.B38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58</text:p>
          </table:table-cell>
          <table:table-cell table:formula="of:=EXACT([.A3803];[.B38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59</text:p>
          </table:table-cell>
          <table:table-cell table:formula="of:=EXACT([.A3804];[.B38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60</text:p>
          </table:table-cell>
          <table:table-cell table:formula="of:=EXACT([.A3805];[.B38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61</text:p>
          </table:table-cell>
          <table:table-cell table:formula="of:=EXACT([.A3806];[.B38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62</text:p>
          </table:table-cell>
          <table:table-cell table:formula="of:=EXACT([.A3807];[.B38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63</text:p>
          </table:table-cell>
          <table:table-cell table:formula="of:=EXACT([.A3808];[.B38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64</text:p>
          </table:table-cell>
          <table:table-cell table:formula="of:=EXACT([.A3809];[.B38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65</text:p>
          </table:table-cell>
          <table:table-cell table:formula="of:=EXACT([.A3810];[.B38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66</text:p>
          </table:table-cell>
          <table:table-cell table:formula="of:=EXACT([.A3811];[.B38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67</text:p>
          </table:table-cell>
          <table:table-cell table:formula="of:=EXACT([.A3812];[.B38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68</text:p>
          </table:table-cell>
          <table:table-cell table:formula="of:=EXACT([.A3813];[.B38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69</text:p>
          </table:table-cell>
          <table:table-cell table:formula="of:=EXACT([.A3814];[.B38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70</text:p>
          </table:table-cell>
          <table:table-cell table:formula="of:=EXACT([.A3815];[.B38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71</text:p>
          </table:table-cell>
          <table:table-cell table:formula="of:=EXACT([.A3816];[.B38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72</text:p>
          </table:table-cell>
          <table:table-cell table:formula="of:=EXACT([.A3817];[.B38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73</text:p>
          </table:table-cell>
          <table:table-cell table:formula="of:=EXACT([.A3818];[.B38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74</text:p>
          </table:table-cell>
          <table:table-cell table:formula="of:=EXACT([.A3819];[.B38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0_delgado_f000075</text:p>
          </table:table-cell>
          <table:table-cell table:formula="of:=EXACT([.A3820];[.B38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01</text:p>
          </table:table-cell>
          <table:table-cell table:formula="of:=EXACT([.A3821];[.B38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02</text:p>
          </table:table-cell>
          <table:table-cell table:formula="of:=EXACT([.A3822];[.B38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03</text:p>
          </table:table-cell>
          <table:table-cell table:formula="of:=EXACT([.A3823];[.B38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04</text:p>
          </table:table-cell>
          <table:table-cell table:formula="of:=EXACT([.A3824];[.B38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05</text:p>
          </table:table-cell>
          <table:table-cell table:formula="of:=EXACT([.A3825];[.B38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06</text:p>
          </table:table-cell>
          <table:table-cell table:formula="of:=EXACT([.A3826];[.B38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07</text:p>
          </table:table-cell>
          <table:table-cell table:formula="of:=EXACT([.A3827];[.B38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08</text:p>
          </table:table-cell>
          <table:table-cell table:formula="of:=EXACT([.A3828];[.B38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09</text:p>
          </table:table-cell>
          <table:table-cell table:formula="of:=EXACT([.A3829];[.B38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10</text:p>
          </table:table-cell>
          <table:table-cell table:formula="of:=EXACT([.A3830];[.B38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11</text:p>
          </table:table-cell>
          <table:table-cell table:formula="of:=EXACT([.A3831];[.B38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12</text:p>
          </table:table-cell>
          <table:table-cell table:formula="of:=EXACT([.A3832];[.B38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13</text:p>
          </table:table-cell>
          <table:table-cell table:formula="of:=EXACT([.A3833];[.B38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14</text:p>
          </table:table-cell>
          <table:table-cell table:formula="of:=EXACT([.A3834];[.B38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15</text:p>
          </table:table-cell>
          <table:table-cell table:formula="of:=EXACT([.A3835];[.B38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16</text:p>
          </table:table-cell>
          <table:table-cell table:formula="of:=EXACT([.A3836];[.B38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17</text:p>
          </table:table-cell>
          <table:table-cell table:formula="of:=EXACT([.A3837];[.B38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18</text:p>
          </table:table-cell>
          <table:table-cell table:formula="of:=EXACT([.A3838];[.B38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19</text:p>
          </table:table-cell>
          <table:table-cell table:formula="of:=EXACT([.A3839];[.B38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20</text:p>
          </table:table-cell>
          <table:table-cell table:formula="of:=EXACT([.A3840];[.B38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21</text:p>
          </table:table-cell>
          <table:table-cell table:formula="of:=EXACT([.A3841];[.B38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22</text:p>
          </table:table-cell>
          <table:table-cell table:formula="of:=EXACT([.A3842];[.B38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23</text:p>
          </table:table-cell>
          <table:table-cell table:formula="of:=EXACT([.A3843];[.B38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24</text:p>
          </table:table-cell>
          <table:table-cell table:formula="of:=EXACT([.A3844];[.B38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25</text:p>
          </table:table-cell>
          <table:table-cell table:formula="of:=EXACT([.A3845];[.B38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26</text:p>
          </table:table-cell>
          <table:table-cell table:formula="of:=EXACT([.A3846];[.B38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27</text:p>
          </table:table-cell>
          <table:table-cell table:formula="of:=EXACT([.A3847];[.B38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28</text:p>
          </table:table-cell>
          <table:table-cell table:formula="of:=EXACT([.A3848];[.B38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29</text:p>
          </table:table-cell>
          <table:table-cell table:formula="of:=EXACT([.A3849];[.B38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30</text:p>
          </table:table-cell>
          <table:table-cell table:formula="of:=EXACT([.A3850];[.B38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31</text:p>
          </table:table-cell>
          <table:table-cell table:formula="of:=EXACT([.A3851];[.B38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32</text:p>
          </table:table-cell>
          <table:table-cell table:formula="of:=EXACT([.A3852];[.B38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33</text:p>
          </table:table-cell>
          <table:table-cell table:formula="of:=EXACT([.A3853];[.B38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34</text:p>
          </table:table-cell>
          <table:table-cell table:formula="of:=EXACT([.A3854];[.B38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35</text:p>
          </table:table-cell>
          <table:table-cell table:formula="of:=EXACT([.A3855];[.B38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36</text:p>
          </table:table-cell>
          <table:table-cell table:formula="of:=EXACT([.A3856];[.B38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37</text:p>
          </table:table-cell>
          <table:table-cell table:formula="of:=EXACT([.A3857];[.B38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38</text:p>
          </table:table-cell>
          <table:table-cell table:formula="of:=EXACT([.A3858];[.B38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39</text:p>
          </table:table-cell>
          <table:table-cell table:formula="of:=EXACT([.A3859];[.B38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40</text:p>
          </table:table-cell>
          <table:table-cell table:formula="of:=EXACT([.A3860];[.B38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41</text:p>
          </table:table-cell>
          <table:table-cell table:formula="of:=EXACT([.A3861];[.B38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42</text:p>
          </table:table-cell>
          <table:table-cell table:formula="of:=EXACT([.A3862];[.B38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43</text:p>
          </table:table-cell>
          <table:table-cell table:formula="of:=EXACT([.A3863];[.B38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44</text:p>
          </table:table-cell>
          <table:table-cell table:formula="of:=EXACT([.A3864];[.B38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45</text:p>
          </table:table-cell>
          <table:table-cell table:formula="of:=EXACT([.A3865];[.B38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46</text:p>
          </table:table-cell>
          <table:table-cell table:formula="of:=EXACT([.A3866];[.B38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47</text:p>
          </table:table-cell>
          <table:table-cell table:formula="of:=EXACT([.A3867];[.B38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48</text:p>
          </table:table-cell>
          <table:table-cell table:formula="of:=EXACT([.A3868];[.B38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49</text:p>
          </table:table-cell>
          <table:table-cell table:formula="of:=EXACT([.A3869];[.B38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50</text:p>
          </table:table-cell>
          <table:table-cell table:formula="of:=EXACT([.A3870];[.B38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51</text:p>
          </table:table-cell>
          <table:table-cell table:formula="of:=EXACT([.A3871];[.B38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52</text:p>
          </table:table-cell>
          <table:table-cell table:formula="of:=EXACT([.A3872];[.B38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53</text:p>
          </table:table-cell>
          <table:table-cell table:formula="of:=EXACT([.A3873];[.B38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54</text:p>
          </table:table-cell>
          <table:table-cell table:formula="of:=EXACT([.A3874];[.B38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55</text:p>
          </table:table-cell>
          <table:table-cell table:formula="of:=EXACT([.A3875];[.B38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56</text:p>
          </table:table-cell>
          <table:table-cell table:formula="of:=EXACT([.A3876];[.B38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57</text:p>
          </table:table-cell>
          <table:table-cell table:formula="of:=EXACT([.A3877];[.B38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58</text:p>
          </table:table-cell>
          <table:table-cell table:formula="of:=EXACT([.A3878];[.B38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59</text:p>
          </table:table-cell>
          <table:table-cell table:formula="of:=EXACT([.A3879];[.B38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60</text:p>
          </table:table-cell>
          <table:table-cell table:formula="of:=EXACT([.A3880];[.B38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61</text:p>
          </table:table-cell>
          <table:table-cell table:formula="of:=EXACT([.A3881];[.B38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62</text:p>
          </table:table-cell>
          <table:table-cell table:formula="of:=EXACT([.A3882];[.B38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63</text:p>
          </table:table-cell>
          <table:table-cell table:formula="of:=EXACT([.A3883];[.B38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64</text:p>
          </table:table-cell>
          <table:table-cell table:formula="of:=EXACT([.A3884];[.B38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65</text:p>
          </table:table-cell>
          <table:table-cell table:formula="of:=EXACT([.A3885];[.B38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66</text:p>
          </table:table-cell>
          <table:table-cell table:formula="of:=EXACT([.A3886];[.B38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67</text:p>
          </table:table-cell>
          <table:table-cell table:formula="of:=EXACT([.A3887];[.B38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68</text:p>
          </table:table-cell>
          <table:table-cell table:formula="of:=EXACT([.A3888];[.B38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69</text:p>
          </table:table-cell>
          <table:table-cell table:formula="of:=EXACT([.A3889];[.B38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70</text:p>
          </table:table-cell>
          <table:table-cell table:formula="of:=EXACT([.A3890];[.B38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71</text:p>
          </table:table-cell>
          <table:table-cell table:formula="of:=EXACT([.A3891];[.B38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72</text:p>
          </table:table-cell>
          <table:table-cell table:formula="of:=EXACT([.A3892];[.B38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73</text:p>
          </table:table-cell>
          <table:table-cell table:formula="of:=EXACT([.A3893];[.B38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74</text:p>
          </table:table-cell>
          <table:table-cell table:formula="of:=EXACT([.A3894];[.B38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75</text:p>
          </table:table-cell>
          <table:table-cell table:formula="of:=EXACT([.A3895];[.B38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76</text:p>
          </table:table-cell>
          <table:table-cell table:formula="of:=EXACT([.A3896];[.B38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77</text:p>
          </table:table-cell>
          <table:table-cell table:formula="of:=EXACT([.A3897];[.B38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78</text:p>
          </table:table-cell>
          <table:table-cell table:formula="of:=EXACT([.A3898];[.B38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79</text:p>
          </table:table-cell>
          <table:table-cell table:formula="of:=EXACT([.A3899];[.B38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80</text:p>
          </table:table-cell>
          <table:table-cell table:formula="of:=EXACT([.A3900];[.B39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81</text:p>
          </table:table-cell>
          <table:table-cell table:formula="of:=EXACT([.A3901];[.B39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82</text:p>
          </table:table-cell>
          <table:table-cell table:formula="of:=EXACT([.A3902];[.B39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83</text:p>
          </table:table-cell>
          <table:table-cell table:formula="of:=EXACT([.A3903];[.B39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84</text:p>
          </table:table-cell>
          <table:table-cell table:formula="of:=EXACT([.A3904];[.B39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85</text:p>
          </table:table-cell>
          <table:table-cell table:formula="of:=EXACT([.A3905];[.B39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86</text:p>
          </table:table-cell>
          <table:table-cell table:formula="of:=EXACT([.A3906];[.B39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87</text:p>
          </table:table-cell>
          <table:table-cell table:formula="of:=EXACT([.A3907];[.B39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88</text:p>
          </table:table-cell>
          <table:table-cell table:formula="of:=EXACT([.A3908];[.B39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89</text:p>
          </table:table-cell>
          <table:table-cell table:formula="of:=EXACT([.A3909];[.B39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90</text:p>
          </table:table-cell>
          <table:table-cell table:formula="of:=EXACT([.A3910];[.B39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91</text:p>
          </table:table-cell>
          <table:table-cell table:formula="of:=EXACT([.A3911];[.B39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92</text:p>
          </table:table-cell>
          <table:table-cell table:formula="of:=EXACT([.A3912];[.B39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93</text:p>
          </table:table-cell>
          <table:table-cell table:formula="of:=EXACT([.A3913];[.B39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94</text:p>
          </table:table-cell>
          <table:table-cell table:formula="of:=EXACT([.A3914];[.B39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95</text:p>
          </table:table-cell>
          <table:table-cell table:formula="of:=EXACT([.A3915];[.B39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96</text:p>
          </table:table-cell>
          <table:table-cell table:formula="of:=EXACT([.A3916];[.B39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97</text:p>
          </table:table-cell>
          <table:table-cell table:formula="of:=EXACT([.A3917];[.B39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98</text:p>
          </table:table-cell>
          <table:table-cell table:formula="of:=EXACT([.A3918];[.B39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099</text:p>
          </table:table-cell>
          <table:table-cell table:formula="of:=EXACT([.A3919];[.B39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100</text:p>
          </table:table-cell>
          <table:table-cell table:formula="of:=EXACT([.A3920];[.B39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101</text:p>
          </table:table-cell>
          <table:table-cell table:formula="of:=EXACT([.A3921];[.B39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102</text:p>
          </table:table-cell>
          <table:table-cell table:formula="of:=EXACT([.A3922];[.B39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103</text:p>
          </table:table-cell>
          <table:table-cell table:formula="of:=EXACT([.A3923];[.B39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104</text:p>
          </table:table-cell>
          <table:table-cell table:formula="of:=EXACT([.A3924];[.B39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105</text:p>
          </table:table-cell>
          <table:table-cell table:formula="of:=EXACT([.A3925];[.B39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106</text:p>
          </table:table-cell>
          <table:table-cell table:formula="of:=EXACT([.A3926];[.B39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107</text:p>
          </table:table-cell>
          <table:table-cell table:formula="of:=EXACT([.A3927];[.B39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108</text:p>
          </table:table-cell>
          <table:table-cell table:formula="of:=EXACT([.A3928];[.B39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109</text:p>
          </table:table-cell>
          <table:table-cell table:formula="of:=EXACT([.A3929];[.B39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110</text:p>
          </table:table-cell>
          <table:table-cell table:formula="of:=EXACT([.A3930];[.B39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111</text:p>
          </table:table-cell>
          <table:table-cell table:formula="of:=EXACT([.A3931];[.B39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112</text:p>
          </table:table-cell>
          <table:table-cell table:formula="of:=EXACT([.A3932];[.B39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113</text:p>
          </table:table-cell>
          <table:table-cell table:formula="of:=EXACT([.A3933];[.B39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114</text:p>
          </table:table-cell>
          <table:table-cell table:formula="of:=EXACT([.A3934];[.B39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115</text:p>
          </table:table-cell>
          <table:table-cell table:formula="of:=EXACT([.A3935];[.B39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116</text:p>
          </table:table-cell>
          <table:table-cell table:formula="of:=EXACT([.A3936];[.B39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117</text:p>
          </table:table-cell>
          <table:table-cell table:formula="of:=EXACT([.A3937];[.B39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118</text:p>
          </table:table-cell>
          <table:table-cell table:formula="of:=EXACT([.A3938];[.B39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1_delgado_f000119</text:p>
          </table:table-cell>
          <table:table-cell table:formula="of:=EXACT([.A3939];[.B39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01</text:p>
          </table:table-cell>
          <table:table-cell table:formula="of:=EXACT([.A3940];[.B39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02</text:p>
          </table:table-cell>
          <table:table-cell table:formula="of:=EXACT([.A3941];[.B39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03</text:p>
          </table:table-cell>
          <table:table-cell table:formula="of:=EXACT([.A3942];[.B39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04</text:p>
          </table:table-cell>
          <table:table-cell table:formula="of:=EXACT([.A3943];[.B39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05</text:p>
          </table:table-cell>
          <table:table-cell table:formula="of:=EXACT([.A3944];[.B39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06</text:p>
          </table:table-cell>
          <table:table-cell table:formula="of:=EXACT([.A3945];[.B39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07</text:p>
          </table:table-cell>
          <table:table-cell table:formula="of:=EXACT([.A3946];[.B39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08</text:p>
          </table:table-cell>
          <table:table-cell table:formula="of:=EXACT([.A3947];[.B39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09</text:p>
          </table:table-cell>
          <table:table-cell table:formula="of:=EXACT([.A3948];[.B39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10</text:p>
          </table:table-cell>
          <table:table-cell table:formula="of:=EXACT([.A3949];[.B39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11</text:p>
          </table:table-cell>
          <table:table-cell table:formula="of:=EXACT([.A3950];[.B39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12</text:p>
          </table:table-cell>
          <table:table-cell table:formula="of:=EXACT([.A3951];[.B39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13</text:p>
          </table:table-cell>
          <table:table-cell table:formula="of:=EXACT([.A3952];[.B39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14</text:p>
          </table:table-cell>
          <table:table-cell table:formula="of:=EXACT([.A3953];[.B39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15</text:p>
          </table:table-cell>
          <table:table-cell table:formula="of:=EXACT([.A3954];[.B39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16</text:p>
          </table:table-cell>
          <table:table-cell table:formula="of:=EXACT([.A3955];[.B39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17</text:p>
          </table:table-cell>
          <table:table-cell table:formula="of:=EXACT([.A3956];[.B39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18</text:p>
          </table:table-cell>
          <table:table-cell table:formula="of:=EXACT([.A3957];[.B39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19</text:p>
          </table:table-cell>
          <table:table-cell table:formula="of:=EXACT([.A3958];[.B39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20</text:p>
          </table:table-cell>
          <table:table-cell table:formula="of:=EXACT([.A3959];[.B39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21</text:p>
          </table:table-cell>
          <table:table-cell table:formula="of:=EXACT([.A3960];[.B39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22</text:p>
          </table:table-cell>
          <table:table-cell table:formula="of:=EXACT([.A3961];[.B39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23</text:p>
          </table:table-cell>
          <table:table-cell table:formula="of:=EXACT([.A3962];[.B39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24</text:p>
          </table:table-cell>
          <table:table-cell table:formula="of:=EXACT([.A3963];[.B39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25</text:p>
          </table:table-cell>
          <table:table-cell table:formula="of:=EXACT([.A3964];[.B39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26</text:p>
          </table:table-cell>
          <table:table-cell table:formula="of:=EXACT([.A3965];[.B39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27</text:p>
          </table:table-cell>
          <table:table-cell table:formula="of:=EXACT([.A3966];[.B39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28</text:p>
          </table:table-cell>
          <table:table-cell table:formula="of:=EXACT([.A3967];[.B39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29</text:p>
          </table:table-cell>
          <table:table-cell table:formula="of:=EXACT([.A3968];[.B39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30</text:p>
          </table:table-cell>
          <table:table-cell table:formula="of:=EXACT([.A3969];[.B39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31</text:p>
          </table:table-cell>
          <table:table-cell table:formula="of:=EXACT([.A3970];[.B39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32</text:p>
          </table:table-cell>
          <table:table-cell table:formula="of:=EXACT([.A3971];[.B39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33</text:p>
          </table:table-cell>
          <table:table-cell table:formula="of:=EXACT([.A3972];[.B39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34</text:p>
          </table:table-cell>
          <table:table-cell table:formula="of:=EXACT([.A3973];[.B39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35</text:p>
          </table:table-cell>
          <table:table-cell table:formula="of:=EXACT([.A3974];[.B39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36</text:p>
          </table:table-cell>
          <table:table-cell table:formula="of:=EXACT([.A3975];[.B39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37</text:p>
          </table:table-cell>
          <table:table-cell table:formula="of:=EXACT([.A3976];[.B39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38</text:p>
          </table:table-cell>
          <table:table-cell table:formula="of:=EXACT([.A3977];[.B39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39</text:p>
          </table:table-cell>
          <table:table-cell table:formula="of:=EXACT([.A3978];[.B39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40</text:p>
          </table:table-cell>
          <table:table-cell table:formula="of:=EXACT([.A3979];[.B39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41</text:p>
          </table:table-cell>
          <table:table-cell table:formula="of:=EXACT([.A3980];[.B39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42</text:p>
          </table:table-cell>
          <table:table-cell table:formula="of:=EXACT([.A3981];[.B39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43</text:p>
          </table:table-cell>
          <table:table-cell table:formula="of:=EXACT([.A3982];[.B39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44</text:p>
          </table:table-cell>
          <table:table-cell table:formula="of:=EXACT([.A3983];[.B39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45</text:p>
          </table:table-cell>
          <table:table-cell table:formula="of:=EXACT([.A3984];[.B39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46</text:p>
          </table:table-cell>
          <table:table-cell table:formula="of:=EXACT([.A3985];[.B39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47</text:p>
          </table:table-cell>
          <table:table-cell table:formula="of:=EXACT([.A3986];[.B39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48</text:p>
          </table:table-cell>
          <table:table-cell table:formula="of:=EXACT([.A3987];[.B39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49</text:p>
          </table:table-cell>
          <table:table-cell table:formula="of:=EXACT([.A3988];[.B39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50</text:p>
          </table:table-cell>
          <table:table-cell table:formula="of:=EXACT([.A3989];[.B39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51</text:p>
          </table:table-cell>
          <table:table-cell table:formula="of:=EXACT([.A3990];[.B39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52</text:p>
          </table:table-cell>
          <table:table-cell table:formula="of:=EXACT([.A3991];[.B39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53</text:p>
          </table:table-cell>
          <table:table-cell table:formula="of:=EXACT([.A3992];[.B39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54</text:p>
          </table:table-cell>
          <table:table-cell table:formula="of:=EXACT([.A3993];[.B39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55</text:p>
          </table:table-cell>
          <table:table-cell table:formula="of:=EXACT([.A3994];[.B39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56</text:p>
          </table:table-cell>
          <table:table-cell table:formula="of:=EXACT([.A3995];[.B39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57</text:p>
          </table:table-cell>
          <table:table-cell table:formula="of:=EXACT([.A3996];[.B39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58</text:p>
          </table:table-cell>
          <table:table-cell table:formula="of:=EXACT([.A3997];[.B39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59</text:p>
          </table:table-cell>
          <table:table-cell table:formula="of:=EXACT([.A3998];[.B39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60</text:p>
          </table:table-cell>
          <table:table-cell table:formula="of:=EXACT([.A3999];[.B39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61</text:p>
          </table:table-cell>
          <table:table-cell table:formula="of:=EXACT([.A4000];[.B40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62</text:p>
          </table:table-cell>
          <table:table-cell table:formula="of:=EXACT([.A4001];[.B40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63</text:p>
          </table:table-cell>
          <table:table-cell table:formula="of:=EXACT([.A4002];[.B40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64</text:p>
          </table:table-cell>
          <table:table-cell table:formula="of:=EXACT([.A4003];[.B40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65</text:p>
          </table:table-cell>
          <table:table-cell table:formula="of:=EXACT([.A4004];[.B40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66</text:p>
          </table:table-cell>
          <table:table-cell table:formula="of:=EXACT([.A4005];[.B40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67</text:p>
          </table:table-cell>
          <table:table-cell table:formula="of:=EXACT([.A4006];[.B40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68</text:p>
          </table:table-cell>
          <table:table-cell table:formula="of:=EXACT([.A4007];[.B40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69</text:p>
          </table:table-cell>
          <table:table-cell table:formula="of:=EXACT([.A4008];[.B40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70</text:p>
          </table:table-cell>
          <table:table-cell table:formula="of:=EXACT([.A4009];[.B40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71</text:p>
          </table:table-cell>
          <table:table-cell table:formula="of:=EXACT([.A4010];[.B40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72</text:p>
          </table:table-cell>
          <table:table-cell table:formula="of:=EXACT([.A4011];[.B40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73</text:p>
          </table:table-cell>
          <table:table-cell table:formula="of:=EXACT([.A4012];[.B40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74</text:p>
          </table:table-cell>
          <table:table-cell table:formula="of:=EXACT([.A4013];[.B40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75</text:p>
          </table:table-cell>
          <table:table-cell table:formula="of:=EXACT([.A4014];[.B40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76</text:p>
          </table:table-cell>
          <table:table-cell table:formula="of:=EXACT([.A4015];[.B40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77</text:p>
          </table:table-cell>
          <table:table-cell table:formula="of:=EXACT([.A4016];[.B40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78</text:p>
          </table:table-cell>
          <table:table-cell table:formula="of:=EXACT([.A4017];[.B40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79</text:p>
          </table:table-cell>
          <table:table-cell table:formula="of:=EXACT([.A4018];[.B40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80</text:p>
          </table:table-cell>
          <table:table-cell table:formula="of:=EXACT([.A4019];[.B40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81</text:p>
          </table:table-cell>
          <table:table-cell table:formula="of:=EXACT([.A4020];[.B40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82</text:p>
          </table:table-cell>
          <table:table-cell table:formula="of:=EXACT([.A4021];[.B40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83</text:p>
          </table:table-cell>
          <table:table-cell table:formula="of:=EXACT([.A4022];[.B40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84</text:p>
          </table:table-cell>
          <table:table-cell table:formula="of:=EXACT([.A4023];[.B40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85</text:p>
          </table:table-cell>
          <table:table-cell table:formula="of:=EXACT([.A4024];[.B40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86</text:p>
          </table:table-cell>
          <table:table-cell table:formula="of:=EXACT([.A4025];[.B40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87</text:p>
          </table:table-cell>
          <table:table-cell table:formula="of:=EXACT([.A4026];[.B40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88</text:p>
          </table:table-cell>
          <table:table-cell table:formula="of:=EXACT([.A4027];[.B40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89</text:p>
          </table:table-cell>
          <table:table-cell table:formula="of:=EXACT([.A4028];[.B40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90</text:p>
          </table:table-cell>
          <table:table-cell table:formula="of:=EXACT([.A4029];[.B40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2_delgado_f000091</text:p>
          </table:table-cell>
          <table:table-cell table:formula="of:=EXACT([.A4030];[.B40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01</text:p>
          </table:table-cell>
          <table:table-cell table:formula="of:=EXACT([.A4031];[.B40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02</text:p>
          </table:table-cell>
          <table:table-cell table:formula="of:=EXACT([.A4032];[.B40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03</text:p>
          </table:table-cell>
          <table:table-cell table:formula="of:=EXACT([.A4033];[.B40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04</text:p>
          </table:table-cell>
          <table:table-cell table:formula="of:=EXACT([.A4034];[.B40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05</text:p>
          </table:table-cell>
          <table:table-cell table:formula="of:=EXACT([.A4035];[.B40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06</text:p>
          </table:table-cell>
          <table:table-cell table:formula="of:=EXACT([.A4036];[.B40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07</text:p>
          </table:table-cell>
          <table:table-cell table:formula="of:=EXACT([.A4037];[.B40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08</text:p>
          </table:table-cell>
          <table:table-cell table:formula="of:=EXACT([.A4038];[.B40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09</text:p>
          </table:table-cell>
          <table:table-cell table:formula="of:=EXACT([.A4039];[.B40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10</text:p>
          </table:table-cell>
          <table:table-cell table:formula="of:=EXACT([.A4040];[.B40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11</text:p>
          </table:table-cell>
          <table:table-cell table:formula="of:=EXACT([.A4041];[.B40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12</text:p>
          </table:table-cell>
          <table:table-cell table:formula="of:=EXACT([.A4042];[.B40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13</text:p>
          </table:table-cell>
          <table:table-cell table:formula="of:=EXACT([.A4043];[.B40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14</text:p>
          </table:table-cell>
          <table:table-cell table:formula="of:=EXACT([.A4044];[.B40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15</text:p>
          </table:table-cell>
          <table:table-cell table:formula="of:=EXACT([.A4045];[.B40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16</text:p>
          </table:table-cell>
          <table:table-cell table:formula="of:=EXACT([.A4046];[.B40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17</text:p>
          </table:table-cell>
          <table:table-cell table:formula="of:=EXACT([.A4047];[.B40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18</text:p>
          </table:table-cell>
          <table:table-cell table:formula="of:=EXACT([.A4048];[.B40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19</text:p>
          </table:table-cell>
          <table:table-cell table:formula="of:=EXACT([.A4049];[.B40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20</text:p>
          </table:table-cell>
          <table:table-cell table:formula="of:=EXACT([.A4050];[.B40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21</text:p>
          </table:table-cell>
          <table:table-cell table:formula="of:=EXACT([.A4051];[.B40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22</text:p>
          </table:table-cell>
          <table:table-cell table:formula="of:=EXACT([.A4052];[.B40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23</text:p>
          </table:table-cell>
          <table:table-cell table:formula="of:=EXACT([.A4053];[.B40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24</text:p>
          </table:table-cell>
          <table:table-cell table:formula="of:=EXACT([.A4054];[.B40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25</text:p>
          </table:table-cell>
          <table:table-cell table:formula="of:=EXACT([.A4055];[.B40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26</text:p>
          </table:table-cell>
          <table:table-cell table:formula="of:=EXACT([.A4056];[.B40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27</text:p>
          </table:table-cell>
          <table:table-cell table:formula="of:=EXACT([.A4057];[.B40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28</text:p>
          </table:table-cell>
          <table:table-cell table:formula="of:=EXACT([.A4058];[.B40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29</text:p>
          </table:table-cell>
          <table:table-cell table:formula="of:=EXACT([.A4059];[.B40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30</text:p>
          </table:table-cell>
          <table:table-cell table:formula="of:=EXACT([.A4060];[.B40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31</text:p>
          </table:table-cell>
          <table:table-cell table:formula="of:=EXACT([.A4061];[.B40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32</text:p>
          </table:table-cell>
          <table:table-cell table:formula="of:=EXACT([.A4062];[.B40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33</text:p>
          </table:table-cell>
          <table:table-cell table:formula="of:=EXACT([.A4063];[.B40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34</text:p>
          </table:table-cell>
          <table:table-cell table:formula="of:=EXACT([.A4064];[.B40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35</text:p>
          </table:table-cell>
          <table:table-cell table:formula="of:=EXACT([.A4065];[.B40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36</text:p>
          </table:table-cell>
          <table:table-cell table:formula="of:=EXACT([.A4066];[.B40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37</text:p>
          </table:table-cell>
          <table:table-cell table:formula="of:=EXACT([.A4067];[.B40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38</text:p>
          </table:table-cell>
          <table:table-cell table:formula="of:=EXACT([.A4068];[.B40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39</text:p>
          </table:table-cell>
          <table:table-cell table:formula="of:=EXACT([.A4069];[.B40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40</text:p>
          </table:table-cell>
          <table:table-cell table:formula="of:=EXACT([.A4070];[.B40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41</text:p>
          </table:table-cell>
          <table:table-cell table:formula="of:=EXACT([.A4071];[.B40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42</text:p>
          </table:table-cell>
          <table:table-cell table:formula="of:=EXACT([.A4072];[.B40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43</text:p>
          </table:table-cell>
          <table:table-cell table:formula="of:=EXACT([.A4073];[.B40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44</text:p>
          </table:table-cell>
          <table:table-cell table:formula="of:=EXACT([.A4074];[.B40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45</text:p>
          </table:table-cell>
          <table:table-cell table:formula="of:=EXACT([.A4075];[.B40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46</text:p>
          </table:table-cell>
          <table:table-cell table:formula="of:=EXACT([.A4076];[.B40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47</text:p>
          </table:table-cell>
          <table:table-cell table:formula="of:=EXACT([.A4077];[.B40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48</text:p>
          </table:table-cell>
          <table:table-cell table:formula="of:=EXACT([.A4078];[.B40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49</text:p>
          </table:table-cell>
          <table:table-cell table:formula="of:=EXACT([.A4079];[.B40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50</text:p>
          </table:table-cell>
          <table:table-cell table:formula="of:=EXACT([.A4080];[.B40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51</text:p>
          </table:table-cell>
          <table:table-cell table:formula="of:=EXACT([.A4081];[.B40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52</text:p>
          </table:table-cell>
          <table:table-cell table:formula="of:=EXACT([.A4082];[.B40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53</text:p>
          </table:table-cell>
          <table:table-cell table:formula="of:=EXACT([.A4083];[.B40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54</text:p>
          </table:table-cell>
          <table:table-cell table:formula="of:=EXACT([.A4084];[.B40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55</text:p>
          </table:table-cell>
          <table:table-cell table:formula="of:=EXACT([.A4085];[.B40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56</text:p>
          </table:table-cell>
          <table:table-cell table:formula="of:=EXACT([.A4086];[.B40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57</text:p>
          </table:table-cell>
          <table:table-cell table:formula="of:=EXACT([.A4087];[.B40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58</text:p>
          </table:table-cell>
          <table:table-cell table:formula="of:=EXACT([.A4088];[.B40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59</text:p>
          </table:table-cell>
          <table:table-cell table:formula="of:=EXACT([.A4089];[.B40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60</text:p>
          </table:table-cell>
          <table:table-cell table:formula="of:=EXACT([.A4090];[.B40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61</text:p>
          </table:table-cell>
          <table:table-cell table:formula="of:=EXACT([.A4091];[.B40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62</text:p>
          </table:table-cell>
          <table:table-cell table:formula="of:=EXACT([.A4092];[.B40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63</text:p>
          </table:table-cell>
          <table:table-cell table:formula="of:=EXACT([.A4093];[.B40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64</text:p>
          </table:table-cell>
          <table:table-cell table:formula="of:=EXACT([.A4094];[.B40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65</text:p>
          </table:table-cell>
          <table:table-cell table:formula="of:=EXACT([.A4095];[.B40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66</text:p>
          </table:table-cell>
          <table:table-cell table:formula="of:=EXACT([.A4096];[.B40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67</text:p>
          </table:table-cell>
          <table:table-cell table:formula="of:=EXACT([.A4097];[.B40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68</text:p>
          </table:table-cell>
          <table:table-cell table:formula="of:=EXACT([.A4098];[.B40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69</text:p>
          </table:table-cell>
          <table:table-cell table:formula="of:=EXACT([.A4099];[.B40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70</text:p>
          </table:table-cell>
          <table:table-cell table:formula="of:=EXACT([.A4100];[.B41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71</text:p>
          </table:table-cell>
          <table:table-cell table:formula="of:=EXACT([.A4101];[.B41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72</text:p>
          </table:table-cell>
          <table:table-cell table:formula="of:=EXACT([.A4102];[.B41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73</text:p>
          </table:table-cell>
          <table:table-cell table:formula="of:=EXACT([.A4103];[.B41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74</text:p>
          </table:table-cell>
          <table:table-cell table:formula="of:=EXACT([.A4104];[.B41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75</text:p>
          </table:table-cell>
          <table:table-cell table:formula="of:=EXACT([.A4105];[.B41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76</text:p>
          </table:table-cell>
          <table:table-cell table:formula="of:=EXACT([.A4106];[.B41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77</text:p>
          </table:table-cell>
          <table:table-cell table:formula="of:=EXACT([.A4107];[.B41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78</text:p>
          </table:table-cell>
          <table:table-cell table:formula="of:=EXACT([.A4108];[.B41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79</text:p>
          </table:table-cell>
          <table:table-cell table:formula="of:=EXACT([.A4109];[.B41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80</text:p>
          </table:table-cell>
          <table:table-cell table:formula="of:=EXACT([.A4110];[.B41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81</text:p>
          </table:table-cell>
          <table:table-cell table:formula="of:=EXACT([.A4111];[.B41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82</text:p>
          </table:table-cell>
          <table:table-cell table:formula="of:=EXACT([.A4112];[.B41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3_delgado_f000083</text:p>
          </table:table-cell>
          <table:table-cell table:formula="of:=EXACT([.A4113];[.B41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01</text:p>
          </table:table-cell>
          <table:table-cell table:formula="of:=EXACT([.A4114];[.B41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02</text:p>
          </table:table-cell>
          <table:table-cell table:formula="of:=EXACT([.A4115];[.B41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03</text:p>
          </table:table-cell>
          <table:table-cell table:formula="of:=EXACT([.A4116];[.B41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04</text:p>
          </table:table-cell>
          <table:table-cell table:formula="of:=EXACT([.A4117];[.B41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05</text:p>
          </table:table-cell>
          <table:table-cell table:formula="of:=EXACT([.A4118];[.B41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06</text:p>
          </table:table-cell>
          <table:table-cell table:formula="of:=EXACT([.A4119];[.B41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07</text:p>
          </table:table-cell>
          <table:table-cell table:formula="of:=EXACT([.A4120];[.B41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08</text:p>
          </table:table-cell>
          <table:table-cell table:formula="of:=EXACT([.A4121];[.B41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09</text:p>
          </table:table-cell>
          <table:table-cell table:formula="of:=EXACT([.A4122];[.B41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10</text:p>
          </table:table-cell>
          <table:table-cell table:formula="of:=EXACT([.A4123];[.B41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11</text:p>
          </table:table-cell>
          <table:table-cell table:formula="of:=EXACT([.A4124];[.B41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12</text:p>
          </table:table-cell>
          <table:table-cell table:formula="of:=EXACT([.A4125];[.B41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13</text:p>
          </table:table-cell>
          <table:table-cell table:formula="of:=EXACT([.A4126];[.B41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14</text:p>
          </table:table-cell>
          <table:table-cell table:formula="of:=EXACT([.A4127];[.B41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15</text:p>
          </table:table-cell>
          <table:table-cell table:formula="of:=EXACT([.A4128];[.B41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16</text:p>
          </table:table-cell>
          <table:table-cell table:formula="of:=EXACT([.A4129];[.B41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17</text:p>
          </table:table-cell>
          <table:table-cell table:formula="of:=EXACT([.A4130];[.B41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18</text:p>
          </table:table-cell>
          <table:table-cell table:formula="of:=EXACT([.A4131];[.B41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19</text:p>
          </table:table-cell>
          <table:table-cell table:formula="of:=EXACT([.A4132];[.B41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20</text:p>
          </table:table-cell>
          <table:table-cell table:formula="of:=EXACT([.A4133];[.B41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21</text:p>
          </table:table-cell>
          <table:table-cell table:formula="of:=EXACT([.A4134];[.B41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22</text:p>
          </table:table-cell>
          <table:table-cell table:formula="of:=EXACT([.A4135];[.B41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23</text:p>
          </table:table-cell>
          <table:table-cell table:formula="of:=EXACT([.A4136];[.B41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24</text:p>
          </table:table-cell>
          <table:table-cell table:formula="of:=EXACT([.A4137];[.B41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25</text:p>
          </table:table-cell>
          <table:table-cell table:formula="of:=EXACT([.A4138];[.B41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26</text:p>
          </table:table-cell>
          <table:table-cell table:formula="of:=EXACT([.A4139];[.B41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27</text:p>
          </table:table-cell>
          <table:table-cell table:formula="of:=EXACT([.A4140];[.B41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28</text:p>
          </table:table-cell>
          <table:table-cell table:formula="of:=EXACT([.A4141];[.B41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29</text:p>
          </table:table-cell>
          <table:table-cell table:formula="of:=EXACT([.A4142];[.B41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30</text:p>
          </table:table-cell>
          <table:table-cell table:formula="of:=EXACT([.A4143];[.B41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31</text:p>
          </table:table-cell>
          <table:table-cell table:formula="of:=EXACT([.A4144];[.B41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32</text:p>
          </table:table-cell>
          <table:table-cell table:formula="of:=EXACT([.A4145];[.B41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33</text:p>
          </table:table-cell>
          <table:table-cell table:formula="of:=EXACT([.A4146];[.B41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34</text:p>
          </table:table-cell>
          <table:table-cell table:formula="of:=EXACT([.A4147];[.B41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35</text:p>
          </table:table-cell>
          <table:table-cell table:formula="of:=EXACT([.A4148];[.B41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36</text:p>
          </table:table-cell>
          <table:table-cell table:formula="of:=EXACT([.A4149];[.B41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37</text:p>
          </table:table-cell>
          <table:table-cell table:formula="of:=EXACT([.A4150];[.B41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38</text:p>
          </table:table-cell>
          <table:table-cell table:formula="of:=EXACT([.A4151];[.B41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39</text:p>
          </table:table-cell>
          <table:table-cell table:formula="of:=EXACT([.A4152];[.B41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40</text:p>
          </table:table-cell>
          <table:table-cell table:formula="of:=EXACT([.A4153];[.B41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41</text:p>
          </table:table-cell>
          <table:table-cell table:formula="of:=EXACT([.A4154];[.B41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42</text:p>
          </table:table-cell>
          <table:table-cell table:formula="of:=EXACT([.A4155];[.B41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43</text:p>
          </table:table-cell>
          <table:table-cell table:formula="of:=EXACT([.A4156];[.B41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44</text:p>
          </table:table-cell>
          <table:table-cell table:formula="of:=EXACT([.A4157];[.B41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45</text:p>
          </table:table-cell>
          <table:table-cell table:formula="of:=EXACT([.A4158];[.B41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46</text:p>
          </table:table-cell>
          <table:table-cell table:formula="of:=EXACT([.A4159];[.B41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47</text:p>
          </table:table-cell>
          <table:table-cell table:formula="of:=EXACT([.A4160];[.B41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48</text:p>
          </table:table-cell>
          <table:table-cell table:formula="of:=EXACT([.A4161];[.B41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49</text:p>
          </table:table-cell>
          <table:table-cell table:formula="of:=EXACT([.A4162];[.B41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50</text:p>
          </table:table-cell>
          <table:table-cell table:formula="of:=EXACT([.A4163];[.B41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51</text:p>
          </table:table-cell>
          <table:table-cell table:formula="of:=EXACT([.A4164];[.B41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52</text:p>
          </table:table-cell>
          <table:table-cell table:formula="of:=EXACT([.A4165];[.B41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53</text:p>
          </table:table-cell>
          <table:table-cell table:formula="of:=EXACT([.A4166];[.B41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54</text:p>
          </table:table-cell>
          <table:table-cell table:formula="of:=EXACT([.A4167];[.B41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55</text:p>
          </table:table-cell>
          <table:table-cell table:formula="of:=EXACT([.A4168];[.B41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56</text:p>
          </table:table-cell>
          <table:table-cell table:formula="of:=EXACT([.A4169];[.B41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57</text:p>
          </table:table-cell>
          <table:table-cell table:formula="of:=EXACT([.A4170];[.B41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58</text:p>
          </table:table-cell>
          <table:table-cell table:formula="of:=EXACT([.A4171];[.B41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59</text:p>
          </table:table-cell>
          <table:table-cell table:formula="of:=EXACT([.A4172];[.B41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60</text:p>
          </table:table-cell>
          <table:table-cell table:formula="of:=EXACT([.A4173];[.B41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61</text:p>
          </table:table-cell>
          <table:table-cell table:formula="of:=EXACT([.A4174];[.B41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62</text:p>
          </table:table-cell>
          <table:table-cell table:formula="of:=EXACT([.A4175];[.B41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63</text:p>
          </table:table-cell>
          <table:table-cell table:formula="of:=EXACT([.A4176];[.B41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64</text:p>
          </table:table-cell>
          <table:table-cell table:formula="of:=EXACT([.A4177];[.B41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65</text:p>
          </table:table-cell>
          <table:table-cell table:formula="of:=EXACT([.A4178];[.B41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66</text:p>
          </table:table-cell>
          <table:table-cell table:formula="of:=EXACT([.A4179];[.B41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67</text:p>
          </table:table-cell>
          <table:table-cell table:formula="of:=EXACT([.A4180];[.B41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68</text:p>
          </table:table-cell>
          <table:table-cell table:formula="of:=EXACT([.A4181];[.B41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69</text:p>
          </table:table-cell>
          <table:table-cell table:formula="of:=EXACT([.A4182];[.B41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70</text:p>
          </table:table-cell>
          <table:table-cell table:formula="of:=EXACT([.A4183];[.B41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71</text:p>
          </table:table-cell>
          <table:table-cell table:formula="of:=EXACT([.A4184];[.B41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72</text:p>
          </table:table-cell>
          <table:table-cell table:formula="of:=EXACT([.A4185];[.B41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73</text:p>
          </table:table-cell>
          <table:table-cell table:formula="of:=EXACT([.A4186];[.B41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74</text:p>
          </table:table-cell>
          <table:table-cell table:formula="of:=EXACT([.A4187];[.B41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75</text:p>
          </table:table-cell>
          <table:table-cell table:formula="of:=EXACT([.A4188];[.B41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76</text:p>
          </table:table-cell>
          <table:table-cell table:formula="of:=EXACT([.A4189];[.B41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77</text:p>
          </table:table-cell>
          <table:table-cell table:formula="of:=EXACT([.A4190];[.B41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78</text:p>
          </table:table-cell>
          <table:table-cell table:formula="of:=EXACT([.A4191];[.B41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79</text:p>
          </table:table-cell>
          <table:table-cell table:formula="of:=EXACT([.A4192];[.B41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80</text:p>
          </table:table-cell>
          <table:table-cell table:formula="of:=EXACT([.A4193];[.B41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81</text:p>
          </table:table-cell>
          <table:table-cell table:formula="of:=EXACT([.A4194];[.B41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82</text:p>
          </table:table-cell>
          <table:table-cell table:formula="of:=EXACT([.A4195];[.B41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83</text:p>
          </table:table-cell>
          <table:table-cell table:formula="of:=EXACT([.A4196];[.B41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84</text:p>
          </table:table-cell>
          <table:table-cell table:formula="of:=EXACT([.A4197];[.B41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85</text:p>
          </table:table-cell>
          <table:table-cell table:formula="of:=EXACT([.A4198];[.B41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86</text:p>
          </table:table-cell>
          <table:table-cell table:formula="of:=EXACT([.A4199];[.B41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87</text:p>
          </table:table-cell>
          <table:table-cell table:formula="of:=EXACT([.A4200];[.B42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88</text:p>
          </table:table-cell>
          <table:table-cell table:formula="of:=EXACT([.A4201];[.B42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89</text:p>
          </table:table-cell>
          <table:table-cell table:formula="of:=EXACT([.A4202];[.B42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90</text:p>
          </table:table-cell>
          <table:table-cell table:formula="of:=EXACT([.A4203];[.B42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91</text:p>
          </table:table-cell>
          <table:table-cell table:formula="of:=EXACT([.A4204];[.B42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92</text:p>
          </table:table-cell>
          <table:table-cell table:formula="of:=EXACT([.A4205];[.B42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93</text:p>
          </table:table-cell>
          <table:table-cell table:formula="of:=EXACT([.A4206];[.B42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94</text:p>
          </table:table-cell>
          <table:table-cell table:formula="of:=EXACT([.A4207];[.B42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95</text:p>
          </table:table-cell>
          <table:table-cell table:formula="of:=EXACT([.A4208];[.B42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96</text:p>
          </table:table-cell>
          <table:table-cell table:formula="of:=EXACT([.A4209];[.B42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97</text:p>
          </table:table-cell>
          <table:table-cell table:formula="of:=EXACT([.A4210];[.B42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98</text:p>
          </table:table-cell>
          <table:table-cell table:formula="of:=EXACT([.A4211];[.B42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099</text:p>
          </table:table-cell>
          <table:table-cell table:formula="of:=EXACT([.A4212];[.B42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00</text:p>
          </table:table-cell>
          <table:table-cell table:formula="of:=EXACT([.A4213];[.B42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01</text:p>
          </table:table-cell>
          <table:table-cell table:formula="of:=EXACT([.A4214];[.B42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02</text:p>
          </table:table-cell>
          <table:table-cell table:formula="of:=EXACT([.A4215];[.B42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03</text:p>
          </table:table-cell>
          <table:table-cell table:formula="of:=EXACT([.A4216];[.B42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04</text:p>
          </table:table-cell>
          <table:table-cell table:formula="of:=EXACT([.A4217];[.B42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05</text:p>
          </table:table-cell>
          <table:table-cell table:formula="of:=EXACT([.A4218];[.B42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06</text:p>
          </table:table-cell>
          <table:table-cell table:formula="of:=EXACT([.A4219];[.B42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07</text:p>
          </table:table-cell>
          <table:table-cell table:formula="of:=EXACT([.A4220];[.B42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08</text:p>
          </table:table-cell>
          <table:table-cell table:formula="of:=EXACT([.A4221];[.B42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09</text:p>
          </table:table-cell>
          <table:table-cell table:formula="of:=EXACT([.A4222];[.B42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10</text:p>
          </table:table-cell>
          <table:table-cell table:formula="of:=EXACT([.A4223];[.B42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11</text:p>
          </table:table-cell>
          <table:table-cell table:formula="of:=EXACT([.A4224];[.B42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12</text:p>
          </table:table-cell>
          <table:table-cell table:formula="of:=EXACT([.A4225];[.B42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13</text:p>
          </table:table-cell>
          <table:table-cell table:formula="of:=EXACT([.A4226];[.B42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14</text:p>
          </table:table-cell>
          <table:table-cell table:formula="of:=EXACT([.A4227];[.B42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15</text:p>
          </table:table-cell>
          <table:table-cell table:formula="of:=EXACT([.A4228];[.B42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16</text:p>
          </table:table-cell>
          <table:table-cell table:formula="of:=EXACT([.A4229];[.B42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17</text:p>
          </table:table-cell>
          <table:table-cell table:formula="of:=EXACT([.A4230];[.B42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18</text:p>
          </table:table-cell>
          <table:table-cell table:formula="of:=EXACT([.A4231];[.B42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19</text:p>
          </table:table-cell>
          <table:table-cell table:formula="of:=EXACT([.A4232];[.B42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20</text:p>
          </table:table-cell>
          <table:table-cell table:formula="of:=EXACT([.A4233];[.B42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21</text:p>
          </table:table-cell>
          <table:table-cell table:formula="of:=EXACT([.A4234];[.B42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22</text:p>
          </table:table-cell>
          <table:table-cell table:formula="of:=EXACT([.A4235];[.B42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23</text:p>
          </table:table-cell>
          <table:table-cell table:formula="of:=EXACT([.A4236];[.B42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24</text:p>
          </table:table-cell>
          <table:table-cell table:formula="of:=EXACT([.A4237];[.B42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25</text:p>
          </table:table-cell>
          <table:table-cell table:formula="of:=EXACT([.A4238];[.B42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26</text:p>
          </table:table-cell>
          <table:table-cell table:formula="of:=EXACT([.A4239];[.B42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27</text:p>
          </table:table-cell>
          <table:table-cell table:formula="of:=EXACT([.A4240];[.B42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28</text:p>
          </table:table-cell>
          <table:table-cell table:formula="of:=EXACT([.A4241];[.B42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29</text:p>
          </table:table-cell>
          <table:table-cell table:formula="of:=EXACT([.A4242];[.B42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4_delgado_f000130</text:p>
          </table:table-cell>
          <table:table-cell table:formula="of:=EXACT([.A4243];[.B42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01</text:p>
          </table:table-cell>
          <table:table-cell table:formula="of:=EXACT([.A4244];[.B42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02</text:p>
          </table:table-cell>
          <table:table-cell table:formula="of:=EXACT([.A4245];[.B42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03</text:p>
          </table:table-cell>
          <table:table-cell table:formula="of:=EXACT([.A4246];[.B42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04</text:p>
          </table:table-cell>
          <table:table-cell table:formula="of:=EXACT([.A4247];[.B42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05</text:p>
          </table:table-cell>
          <table:table-cell table:formula="of:=EXACT([.A4248];[.B42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06</text:p>
          </table:table-cell>
          <table:table-cell table:formula="of:=EXACT([.A4249];[.B42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07</text:p>
          </table:table-cell>
          <table:table-cell table:formula="of:=EXACT([.A4250];[.B42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08</text:p>
          </table:table-cell>
          <table:table-cell table:formula="of:=EXACT([.A4251];[.B42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09</text:p>
          </table:table-cell>
          <table:table-cell table:formula="of:=EXACT([.A4252];[.B42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10</text:p>
          </table:table-cell>
          <table:table-cell table:formula="of:=EXACT([.A4253];[.B42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11</text:p>
          </table:table-cell>
          <table:table-cell table:formula="of:=EXACT([.A4254];[.B42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12</text:p>
          </table:table-cell>
          <table:table-cell table:formula="of:=EXACT([.A4255];[.B42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13</text:p>
          </table:table-cell>
          <table:table-cell table:formula="of:=EXACT([.A4256];[.B42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14</text:p>
          </table:table-cell>
          <table:table-cell table:formula="of:=EXACT([.A4257];[.B42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15</text:p>
          </table:table-cell>
          <table:table-cell table:formula="of:=EXACT([.A4258];[.B42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16</text:p>
          </table:table-cell>
          <table:table-cell table:formula="of:=EXACT([.A4259];[.B42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17</text:p>
          </table:table-cell>
          <table:table-cell table:formula="of:=EXACT([.A4260];[.B42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18</text:p>
          </table:table-cell>
          <table:table-cell table:formula="of:=EXACT([.A4261];[.B42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19</text:p>
          </table:table-cell>
          <table:table-cell table:formula="of:=EXACT([.A4262];[.B42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20</text:p>
          </table:table-cell>
          <table:table-cell table:formula="of:=EXACT([.A4263];[.B42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21</text:p>
          </table:table-cell>
          <table:table-cell table:formula="of:=EXACT([.A4264];[.B42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22</text:p>
          </table:table-cell>
          <table:table-cell table:formula="of:=EXACT([.A4265];[.B42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23</text:p>
          </table:table-cell>
          <table:table-cell table:formula="of:=EXACT([.A4266];[.B42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24</text:p>
          </table:table-cell>
          <table:table-cell table:formula="of:=EXACT([.A4267];[.B42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25</text:p>
          </table:table-cell>
          <table:table-cell table:formula="of:=EXACT([.A4268];[.B42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26</text:p>
          </table:table-cell>
          <table:table-cell table:formula="of:=EXACT([.A4269];[.B42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27</text:p>
          </table:table-cell>
          <table:table-cell table:formula="of:=EXACT([.A4270];[.B42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28</text:p>
          </table:table-cell>
          <table:table-cell table:formula="of:=EXACT([.A4271];[.B42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29</text:p>
          </table:table-cell>
          <table:table-cell table:formula="of:=EXACT([.A4272];[.B42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30</text:p>
          </table:table-cell>
          <table:table-cell table:formula="of:=EXACT([.A4273];[.B42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31</text:p>
          </table:table-cell>
          <table:table-cell table:formula="of:=EXACT([.A4274];[.B42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32</text:p>
          </table:table-cell>
          <table:table-cell table:formula="of:=EXACT([.A4275];[.B42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33</text:p>
          </table:table-cell>
          <table:table-cell table:formula="of:=EXACT([.A4276];[.B42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34</text:p>
          </table:table-cell>
          <table:table-cell table:formula="of:=EXACT([.A4277];[.B42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35</text:p>
          </table:table-cell>
          <table:table-cell table:formula="of:=EXACT([.A4278];[.B42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36</text:p>
          </table:table-cell>
          <table:table-cell table:formula="of:=EXACT([.A4279];[.B42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37</text:p>
          </table:table-cell>
          <table:table-cell table:formula="of:=EXACT([.A4280];[.B42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38</text:p>
          </table:table-cell>
          <table:table-cell table:formula="of:=EXACT([.A4281];[.B42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39</text:p>
          </table:table-cell>
          <table:table-cell table:formula="of:=EXACT([.A4282];[.B42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41</text:p>
          </table:table-cell>
          <table:table-cell table:formula="of:=EXACT([.A4283];[.B42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42</text:p>
          </table:table-cell>
          <table:table-cell table:formula="of:=EXACT([.A4284];[.B42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43</text:p>
          </table:table-cell>
          <table:table-cell table:formula="of:=EXACT([.A4285];[.B42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44</text:p>
          </table:table-cell>
          <table:table-cell table:formula="of:=EXACT([.A4286];[.B42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45</text:p>
          </table:table-cell>
          <table:table-cell table:formula="of:=EXACT([.A4287];[.B42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46</text:p>
          </table:table-cell>
          <table:table-cell table:formula="of:=EXACT([.A4288];[.B42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47</text:p>
          </table:table-cell>
          <table:table-cell table:formula="of:=EXACT([.A4289];[.B42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48</text:p>
          </table:table-cell>
          <table:table-cell table:formula="of:=EXACT([.A4290];[.B42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49</text:p>
          </table:table-cell>
          <table:table-cell table:formula="of:=EXACT([.A4291];[.B42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50</text:p>
          </table:table-cell>
          <table:table-cell table:formula="of:=EXACT([.A4292];[.B42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51</text:p>
          </table:table-cell>
          <table:table-cell table:formula="of:=EXACT([.A4293];[.B42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52</text:p>
          </table:table-cell>
          <table:table-cell table:formula="of:=EXACT([.A4294];[.B42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53</text:p>
          </table:table-cell>
          <table:table-cell table:formula="of:=EXACT([.A4295];[.B42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54</text:p>
          </table:table-cell>
          <table:table-cell table:formula="of:=EXACT([.A4296];[.B42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55</text:p>
          </table:table-cell>
          <table:table-cell table:formula="of:=EXACT([.A4297];[.B42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56</text:p>
          </table:table-cell>
          <table:table-cell table:formula="of:=EXACT([.A4298];[.B42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57</text:p>
          </table:table-cell>
          <table:table-cell table:formula="of:=EXACT([.A4299];[.B42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58</text:p>
          </table:table-cell>
          <table:table-cell table:formula="of:=EXACT([.A4300];[.B43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59</text:p>
          </table:table-cell>
          <table:table-cell table:formula="of:=EXACT([.A4301];[.B43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60</text:p>
          </table:table-cell>
          <table:table-cell table:formula="of:=EXACT([.A4302];[.B43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61</text:p>
          </table:table-cell>
          <table:table-cell table:formula="of:=EXACT([.A4303];[.B43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62</text:p>
          </table:table-cell>
          <table:table-cell table:formula="of:=EXACT([.A4304];[.B43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63</text:p>
          </table:table-cell>
          <table:table-cell table:formula="of:=EXACT([.A4305];[.B43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64</text:p>
          </table:table-cell>
          <table:table-cell table:formula="of:=EXACT([.A4306];[.B43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65</text:p>
          </table:table-cell>
          <table:table-cell table:formula="of:=EXACT([.A4307];[.B43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66</text:p>
          </table:table-cell>
          <table:table-cell table:formula="of:=EXACT([.A4308];[.B43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67</text:p>
          </table:table-cell>
          <table:table-cell table:formula="of:=EXACT([.A4309];[.B43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68</text:p>
          </table:table-cell>
          <table:table-cell table:formula="of:=EXACT([.A4310];[.B43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69</text:p>
          </table:table-cell>
          <table:table-cell table:formula="of:=EXACT([.A4311];[.B43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70</text:p>
          </table:table-cell>
          <table:table-cell table:formula="of:=EXACT([.A4312];[.B43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71</text:p>
          </table:table-cell>
          <table:table-cell table:formula="of:=EXACT([.A4313];[.B43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72</text:p>
          </table:table-cell>
          <table:table-cell table:formula="of:=EXACT([.A4314];[.B43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73</text:p>
          </table:table-cell>
          <table:table-cell table:formula="of:=EXACT([.A4315];[.B43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74</text:p>
          </table:table-cell>
          <table:table-cell table:formula="of:=EXACT([.A4316];[.B43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75</text:p>
          </table:table-cell>
          <table:table-cell table:formula="of:=EXACT([.A4317];[.B43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76</text:p>
          </table:table-cell>
          <table:table-cell table:formula="of:=EXACT([.A4318];[.B43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77</text:p>
          </table:table-cell>
          <table:table-cell table:formula="of:=EXACT([.A4319];[.B43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78</text:p>
          </table:table-cell>
          <table:table-cell table:formula="of:=EXACT([.A4320];[.B43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79</text:p>
          </table:table-cell>
          <table:table-cell table:formula="of:=EXACT([.A4321];[.B43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80</text:p>
          </table:table-cell>
          <table:table-cell table:formula="of:=EXACT([.A4322];[.B43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81</text:p>
          </table:table-cell>
          <table:table-cell table:formula="of:=EXACT([.A4323];[.B43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82</text:p>
          </table:table-cell>
          <table:table-cell table:formula="of:=EXACT([.A4324];[.B43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83</text:p>
          </table:table-cell>
          <table:table-cell table:formula="of:=EXACT([.A4325];[.B43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84</text:p>
          </table:table-cell>
          <table:table-cell table:formula="of:=EXACT([.A4326];[.B43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85</text:p>
          </table:table-cell>
          <table:table-cell table:formula="of:=EXACT([.A4327];[.B43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86</text:p>
          </table:table-cell>
          <table:table-cell table:formula="of:=EXACT([.A4328];[.B43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87</text:p>
          </table:table-cell>
          <table:table-cell table:formula="of:=EXACT([.A4329];[.B43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88</text:p>
          </table:table-cell>
          <table:table-cell table:formula="of:=EXACT([.A4330];[.B43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89</text:p>
          </table:table-cell>
          <table:table-cell table:formula="of:=EXACT([.A4331];[.B43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90</text:p>
          </table:table-cell>
          <table:table-cell table:formula="of:=EXACT([.A4332];[.B43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91</text:p>
          </table:table-cell>
          <table:table-cell table:formula="of:=EXACT([.A4333];[.B43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92</text:p>
          </table:table-cell>
          <table:table-cell table:formula="of:=EXACT([.A4334];[.B43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93</text:p>
          </table:table-cell>
          <table:table-cell table:formula="of:=EXACT([.A4335];[.B43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94</text:p>
          </table:table-cell>
          <table:table-cell table:formula="of:=EXACT([.A4336];[.B43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95</text:p>
          </table:table-cell>
          <table:table-cell table:formula="of:=EXACT([.A4337];[.B43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96</text:p>
          </table:table-cell>
          <table:table-cell table:formula="of:=EXACT([.A4338];[.B43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97</text:p>
          </table:table-cell>
          <table:table-cell table:formula="of:=EXACT([.A4339];[.B43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98</text:p>
          </table:table-cell>
          <table:table-cell table:formula="of:=EXACT([.A4340];[.B43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099</text:p>
          </table:table-cell>
          <table:table-cell table:formula="of:=EXACT([.A4341];[.B43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100</text:p>
          </table:table-cell>
          <table:table-cell table:formula="of:=EXACT([.A4342];[.B43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101</text:p>
          </table:table-cell>
          <table:table-cell table:formula="of:=EXACT([.A4343];[.B43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102</text:p>
          </table:table-cell>
          <table:table-cell table:formula="of:=EXACT([.A4344];[.B43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103</text:p>
          </table:table-cell>
          <table:table-cell table:formula="of:=EXACT([.A4345];[.B43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5_delgado_f000104</text:p>
          </table:table-cell>
          <table:table-cell table:formula="of:=EXACT([.A4346];[.B43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01</text:p>
          </table:table-cell>
          <table:table-cell table:formula="of:=EXACT([.A4347];[.B43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02</text:p>
          </table:table-cell>
          <table:table-cell table:formula="of:=EXACT([.A4348];[.B43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03</text:p>
          </table:table-cell>
          <table:table-cell table:formula="of:=EXACT([.A4349];[.B43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04</text:p>
          </table:table-cell>
          <table:table-cell table:formula="of:=EXACT([.A4350];[.B43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05</text:p>
          </table:table-cell>
          <table:table-cell table:formula="of:=EXACT([.A4351];[.B43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06</text:p>
          </table:table-cell>
          <table:table-cell table:formula="of:=EXACT([.A4352];[.B43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07</text:p>
          </table:table-cell>
          <table:table-cell table:formula="of:=EXACT([.A4353];[.B43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08</text:p>
          </table:table-cell>
          <table:table-cell table:formula="of:=EXACT([.A4354];[.B43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09</text:p>
          </table:table-cell>
          <table:table-cell table:formula="of:=EXACT([.A4355];[.B43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10</text:p>
          </table:table-cell>
          <table:table-cell table:formula="of:=EXACT([.A4356];[.B43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11</text:p>
          </table:table-cell>
          <table:table-cell table:formula="of:=EXACT([.A4357];[.B43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12</text:p>
          </table:table-cell>
          <table:table-cell table:formula="of:=EXACT([.A4358];[.B43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13</text:p>
          </table:table-cell>
          <table:table-cell table:formula="of:=EXACT([.A4359];[.B43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14</text:p>
          </table:table-cell>
          <table:table-cell table:formula="of:=EXACT([.A4360];[.B43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15</text:p>
          </table:table-cell>
          <table:table-cell table:formula="of:=EXACT([.A4361];[.B43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16</text:p>
          </table:table-cell>
          <table:table-cell table:formula="of:=EXACT([.A4362];[.B43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17</text:p>
          </table:table-cell>
          <table:table-cell table:formula="of:=EXACT([.A4363];[.B43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18</text:p>
          </table:table-cell>
          <table:table-cell table:formula="of:=EXACT([.A4364];[.B43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19</text:p>
          </table:table-cell>
          <table:table-cell table:formula="of:=EXACT([.A4365];[.B43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20</text:p>
          </table:table-cell>
          <table:table-cell table:formula="of:=EXACT([.A4366];[.B43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21</text:p>
          </table:table-cell>
          <table:table-cell table:formula="of:=EXACT([.A4367];[.B43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22</text:p>
          </table:table-cell>
          <table:table-cell table:formula="of:=EXACT([.A4368];[.B43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23</text:p>
          </table:table-cell>
          <table:table-cell table:formula="of:=EXACT([.A4369];[.B43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24</text:p>
          </table:table-cell>
          <table:table-cell table:formula="of:=EXACT([.A4370];[.B43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25</text:p>
          </table:table-cell>
          <table:table-cell table:formula="of:=EXACT([.A4371];[.B43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26</text:p>
          </table:table-cell>
          <table:table-cell table:formula="of:=EXACT([.A4372];[.B43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27</text:p>
          </table:table-cell>
          <table:table-cell table:formula="of:=EXACT([.A4373];[.B43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28</text:p>
          </table:table-cell>
          <table:table-cell table:formula="of:=EXACT([.A4374];[.B43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29</text:p>
          </table:table-cell>
          <table:table-cell table:formula="of:=EXACT([.A4375];[.B43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30</text:p>
          </table:table-cell>
          <table:table-cell table:formula="of:=EXACT([.A4376];[.B43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31</text:p>
          </table:table-cell>
          <table:table-cell table:formula="of:=EXACT([.A4377];[.B43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32</text:p>
          </table:table-cell>
          <table:table-cell table:formula="of:=EXACT([.A4378];[.B43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33</text:p>
          </table:table-cell>
          <table:table-cell table:formula="of:=EXACT([.A4379];[.B43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34</text:p>
          </table:table-cell>
          <table:table-cell table:formula="of:=EXACT([.A4380];[.B43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35</text:p>
          </table:table-cell>
          <table:table-cell table:formula="of:=EXACT([.A4381];[.B43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36</text:p>
          </table:table-cell>
          <table:table-cell table:formula="of:=EXACT([.A4382];[.B43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37</text:p>
          </table:table-cell>
          <table:table-cell table:formula="of:=EXACT([.A4383];[.B43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38</text:p>
          </table:table-cell>
          <table:table-cell table:formula="of:=EXACT([.A4384];[.B43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39</text:p>
          </table:table-cell>
          <table:table-cell table:formula="of:=EXACT([.A4385];[.B43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40</text:p>
          </table:table-cell>
          <table:table-cell table:formula="of:=EXACT([.A4386];[.B43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41</text:p>
          </table:table-cell>
          <table:table-cell table:formula="of:=EXACT([.A4387];[.B43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42</text:p>
          </table:table-cell>
          <table:table-cell table:formula="of:=EXACT([.A4388];[.B43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43</text:p>
          </table:table-cell>
          <table:table-cell table:formula="of:=EXACT([.A4389];[.B43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44</text:p>
          </table:table-cell>
          <table:table-cell table:formula="of:=EXACT([.A4390];[.B43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45</text:p>
          </table:table-cell>
          <table:table-cell table:formula="of:=EXACT([.A4391];[.B43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46</text:p>
          </table:table-cell>
          <table:table-cell table:formula="of:=EXACT([.A4392];[.B43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47</text:p>
          </table:table-cell>
          <table:table-cell table:formula="of:=EXACT([.A4393];[.B43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48</text:p>
          </table:table-cell>
          <table:table-cell table:formula="of:=EXACT([.A4394];[.B43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49</text:p>
          </table:table-cell>
          <table:table-cell table:formula="of:=EXACT([.A4395];[.B43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50</text:p>
          </table:table-cell>
          <table:table-cell table:formula="of:=EXACT([.A4396];[.B43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51</text:p>
          </table:table-cell>
          <table:table-cell table:formula="of:=EXACT([.A4397];[.B43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52</text:p>
          </table:table-cell>
          <table:table-cell table:formula="of:=EXACT([.A4398];[.B43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53</text:p>
          </table:table-cell>
          <table:table-cell table:formula="of:=EXACT([.A4399];[.B43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54</text:p>
          </table:table-cell>
          <table:table-cell table:formula="of:=EXACT([.A4400];[.B44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55</text:p>
          </table:table-cell>
          <table:table-cell table:formula="of:=EXACT([.A4401];[.B44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56</text:p>
          </table:table-cell>
          <table:table-cell table:formula="of:=EXACT([.A4402];[.B44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57</text:p>
          </table:table-cell>
          <table:table-cell table:formula="of:=EXACT([.A4403];[.B44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58</text:p>
          </table:table-cell>
          <table:table-cell table:formula="of:=EXACT([.A4404];[.B44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59</text:p>
          </table:table-cell>
          <table:table-cell table:formula="of:=EXACT([.A4405];[.B44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60</text:p>
          </table:table-cell>
          <table:table-cell table:formula="of:=EXACT([.A4406];[.B44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61</text:p>
          </table:table-cell>
          <table:table-cell table:formula="of:=EXACT([.A4407];[.B44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62</text:p>
          </table:table-cell>
          <table:table-cell table:formula="of:=EXACT([.A4408];[.B44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63</text:p>
          </table:table-cell>
          <table:table-cell table:formula="of:=EXACT([.A4409];[.B44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64</text:p>
          </table:table-cell>
          <table:table-cell table:formula="of:=EXACT([.A4410];[.B44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65</text:p>
          </table:table-cell>
          <table:table-cell table:formula="of:=EXACT([.A4411];[.B44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66</text:p>
          </table:table-cell>
          <table:table-cell table:formula="of:=EXACT([.A4412];[.B44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67</text:p>
          </table:table-cell>
          <table:table-cell table:formula="of:=EXACT([.A4413];[.B44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68</text:p>
          </table:table-cell>
          <table:table-cell table:formula="of:=EXACT([.A4414];[.B44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69</text:p>
          </table:table-cell>
          <table:table-cell table:formula="of:=EXACT([.A4415];[.B44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70</text:p>
          </table:table-cell>
          <table:table-cell table:formula="of:=EXACT([.A4416];[.B44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71</text:p>
          </table:table-cell>
          <table:table-cell table:formula="of:=EXACT([.A4417];[.B44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72</text:p>
          </table:table-cell>
          <table:table-cell table:formula="of:=EXACT([.A4418];[.B44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73</text:p>
          </table:table-cell>
          <table:table-cell table:formula="of:=EXACT([.A4419];[.B44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74</text:p>
          </table:table-cell>
          <table:table-cell table:formula="of:=EXACT([.A4420];[.B44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75</text:p>
          </table:table-cell>
          <table:table-cell table:formula="of:=EXACT([.A4421];[.B44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76</text:p>
          </table:table-cell>
          <table:table-cell table:formula="of:=EXACT([.A4422];[.B44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77</text:p>
          </table:table-cell>
          <table:table-cell table:formula="of:=EXACT([.A4423];[.B44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78</text:p>
          </table:table-cell>
          <table:table-cell table:formula="of:=EXACT([.A4424];[.B44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79</text:p>
          </table:table-cell>
          <table:table-cell table:formula="of:=EXACT([.A4425];[.B44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80</text:p>
          </table:table-cell>
          <table:table-cell table:formula="of:=EXACT([.A4426];[.B44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81</text:p>
          </table:table-cell>
          <table:table-cell table:formula="of:=EXACT([.A4427];[.B44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82</text:p>
          </table:table-cell>
          <table:table-cell table:formula="of:=EXACT([.A4428];[.B44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83</text:p>
          </table:table-cell>
          <table:table-cell table:formula="of:=EXACT([.A4429];[.B44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6_delgado_f000084</text:p>
          </table:table-cell>
          <table:table-cell table:formula="of:=EXACT([.A4430];[.B44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02</text:p>
          </table:table-cell>
          <table:table-cell table:formula="of:=EXACT([.A4431];[.B44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03</text:p>
          </table:table-cell>
          <table:table-cell table:formula="of:=EXACT([.A4432];[.B44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04</text:p>
          </table:table-cell>
          <table:table-cell table:formula="of:=EXACT([.A4433];[.B44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05</text:p>
          </table:table-cell>
          <table:table-cell table:formula="of:=EXACT([.A4434];[.B44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06</text:p>
          </table:table-cell>
          <table:table-cell table:formula="of:=EXACT([.A4435];[.B44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07</text:p>
          </table:table-cell>
          <table:table-cell table:formula="of:=EXACT([.A4436];[.B44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08</text:p>
          </table:table-cell>
          <table:table-cell table:formula="of:=EXACT([.A4437];[.B44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09</text:p>
          </table:table-cell>
          <table:table-cell table:formula="of:=EXACT([.A4438];[.B44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10</text:p>
          </table:table-cell>
          <table:table-cell table:formula="of:=EXACT([.A4439];[.B44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11</text:p>
          </table:table-cell>
          <table:table-cell table:formula="of:=EXACT([.A4440];[.B44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12</text:p>
          </table:table-cell>
          <table:table-cell table:formula="of:=EXACT([.A4441];[.B44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13</text:p>
          </table:table-cell>
          <table:table-cell table:formula="of:=EXACT([.A4442];[.B44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14</text:p>
          </table:table-cell>
          <table:table-cell table:formula="of:=EXACT([.A4443];[.B44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15</text:p>
          </table:table-cell>
          <table:table-cell table:formula="of:=EXACT([.A4444];[.B44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16</text:p>
          </table:table-cell>
          <table:table-cell table:formula="of:=EXACT([.A4445];[.B44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17</text:p>
          </table:table-cell>
          <table:table-cell table:formula="of:=EXACT([.A4446];[.B44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18</text:p>
          </table:table-cell>
          <table:table-cell table:formula="of:=EXACT([.A4447];[.B44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19</text:p>
          </table:table-cell>
          <table:table-cell table:formula="of:=EXACT([.A4448];[.B44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20</text:p>
          </table:table-cell>
          <table:table-cell table:formula="of:=EXACT([.A4449];[.B44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21</text:p>
          </table:table-cell>
          <table:table-cell table:formula="of:=EXACT([.A4450];[.B44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22</text:p>
          </table:table-cell>
          <table:table-cell table:formula="of:=EXACT([.A4451];[.B44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23</text:p>
          </table:table-cell>
          <table:table-cell table:formula="of:=EXACT([.A4452];[.B44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24</text:p>
          </table:table-cell>
          <table:table-cell table:formula="of:=EXACT([.A4453];[.B44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25</text:p>
          </table:table-cell>
          <table:table-cell table:formula="of:=EXACT([.A4454];[.B44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26</text:p>
          </table:table-cell>
          <table:table-cell table:formula="of:=EXACT([.A4455];[.B44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27</text:p>
          </table:table-cell>
          <table:table-cell table:formula="of:=EXACT([.A4456];[.B44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28</text:p>
          </table:table-cell>
          <table:table-cell table:formula="of:=EXACT([.A4457];[.B44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29</text:p>
          </table:table-cell>
          <table:table-cell table:formula="of:=EXACT([.A4458];[.B44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30</text:p>
          </table:table-cell>
          <table:table-cell table:formula="of:=EXACT([.A4459];[.B44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31</text:p>
          </table:table-cell>
          <table:table-cell table:formula="of:=EXACT([.A4460];[.B44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32</text:p>
          </table:table-cell>
          <table:table-cell table:formula="of:=EXACT([.A4461];[.B44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33</text:p>
          </table:table-cell>
          <table:table-cell table:formula="of:=EXACT([.A4462];[.B44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34</text:p>
          </table:table-cell>
          <table:table-cell table:formula="of:=EXACT([.A4463];[.B44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35</text:p>
          </table:table-cell>
          <table:table-cell table:formula="of:=EXACT([.A4464];[.B44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36</text:p>
          </table:table-cell>
          <table:table-cell table:formula="of:=EXACT([.A4465];[.B44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37</text:p>
          </table:table-cell>
          <table:table-cell table:formula="of:=EXACT([.A4466];[.B44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38</text:p>
          </table:table-cell>
          <table:table-cell table:formula="of:=EXACT([.A4467];[.B44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39</text:p>
          </table:table-cell>
          <table:table-cell table:formula="of:=EXACT([.A4468];[.B44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40</text:p>
          </table:table-cell>
          <table:table-cell table:formula="of:=EXACT([.A4469];[.B44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41</text:p>
          </table:table-cell>
          <table:table-cell table:formula="of:=EXACT([.A4470];[.B44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42</text:p>
          </table:table-cell>
          <table:table-cell table:formula="of:=EXACT([.A4471];[.B44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43</text:p>
          </table:table-cell>
          <table:table-cell table:formula="of:=EXACT([.A4472];[.B44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44</text:p>
          </table:table-cell>
          <table:table-cell table:formula="of:=EXACT([.A4473];[.B44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45</text:p>
          </table:table-cell>
          <table:table-cell table:formula="of:=EXACT([.A4474];[.B44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46</text:p>
          </table:table-cell>
          <table:table-cell table:formula="of:=EXACT([.A4475];[.B44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47</text:p>
          </table:table-cell>
          <table:table-cell table:formula="of:=EXACT([.A4476];[.B44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48</text:p>
          </table:table-cell>
          <table:table-cell table:formula="of:=EXACT([.A4477];[.B44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49</text:p>
          </table:table-cell>
          <table:table-cell table:formula="of:=EXACT([.A4478];[.B44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50</text:p>
          </table:table-cell>
          <table:table-cell table:formula="of:=EXACT([.A4479];[.B44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51</text:p>
          </table:table-cell>
          <table:table-cell table:formula="of:=EXACT([.A4480];[.B44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52</text:p>
          </table:table-cell>
          <table:table-cell table:formula="of:=EXACT([.A4481];[.B44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53</text:p>
          </table:table-cell>
          <table:table-cell table:formula="of:=EXACT([.A4482];[.B44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54</text:p>
          </table:table-cell>
          <table:table-cell table:formula="of:=EXACT([.A4483];[.B44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55</text:p>
          </table:table-cell>
          <table:table-cell table:formula="of:=EXACT([.A4484];[.B44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56</text:p>
          </table:table-cell>
          <table:table-cell table:formula="of:=EXACT([.A4485];[.B44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57</text:p>
          </table:table-cell>
          <table:table-cell table:formula="of:=EXACT([.A4486];[.B44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58</text:p>
          </table:table-cell>
          <table:table-cell table:formula="of:=EXACT([.A4487];[.B44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59</text:p>
          </table:table-cell>
          <table:table-cell table:formula="of:=EXACT([.A4488];[.B44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60</text:p>
          </table:table-cell>
          <table:table-cell table:formula="of:=EXACT([.A4489];[.B44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61</text:p>
          </table:table-cell>
          <table:table-cell table:formula="of:=EXACT([.A4490];[.B44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62</text:p>
          </table:table-cell>
          <table:table-cell table:formula="of:=EXACT([.A4491];[.B44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63</text:p>
          </table:table-cell>
          <table:table-cell table:formula="of:=EXACT([.A4492];[.B44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64</text:p>
          </table:table-cell>
          <table:table-cell table:formula="of:=EXACT([.A4493];[.B44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65</text:p>
          </table:table-cell>
          <table:table-cell table:formula="of:=EXACT([.A4494];[.B44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66</text:p>
          </table:table-cell>
          <table:table-cell table:formula="of:=EXACT([.A4495];[.B44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67</text:p>
          </table:table-cell>
          <table:table-cell table:formula="of:=EXACT([.A4496];[.B44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68</text:p>
          </table:table-cell>
          <table:table-cell table:formula="of:=EXACT([.A4497];[.B44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69</text:p>
          </table:table-cell>
          <table:table-cell table:formula="of:=EXACT([.A4498];[.B44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70</text:p>
          </table:table-cell>
          <table:table-cell table:formula="of:=EXACT([.A4499];[.B44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71</text:p>
          </table:table-cell>
          <table:table-cell table:formula="of:=EXACT([.A4500];[.B45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72</text:p>
          </table:table-cell>
          <table:table-cell table:formula="of:=EXACT([.A4501];[.B45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73</text:p>
          </table:table-cell>
          <table:table-cell table:formula="of:=EXACT([.A4502];[.B45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74</text:p>
          </table:table-cell>
          <table:table-cell table:formula="of:=EXACT([.A4503];[.B45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75</text:p>
          </table:table-cell>
          <table:table-cell table:formula="of:=EXACT([.A4504];[.B45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76</text:p>
          </table:table-cell>
          <table:table-cell table:formula="of:=EXACT([.A4505];[.B45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77</text:p>
          </table:table-cell>
          <table:table-cell table:formula="of:=EXACT([.A4506];[.B45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78</text:p>
          </table:table-cell>
          <table:table-cell table:formula="of:=EXACT([.A4507];[.B45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79</text:p>
          </table:table-cell>
          <table:table-cell table:formula="of:=EXACT([.A4508];[.B45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80</text:p>
          </table:table-cell>
          <table:table-cell table:formula="of:=EXACT([.A4509];[.B45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81</text:p>
          </table:table-cell>
          <table:table-cell table:formula="of:=EXACT([.A4510];[.B45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82</text:p>
          </table:table-cell>
          <table:table-cell table:formula="of:=EXACT([.A4511];[.B45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83</text:p>
          </table:table-cell>
          <table:table-cell table:formula="of:=EXACT([.A4512];[.B45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84</text:p>
          </table:table-cell>
          <table:table-cell table:formula="of:=EXACT([.A4513];[.B45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85</text:p>
          </table:table-cell>
          <table:table-cell table:formula="of:=EXACT([.A4514];[.B45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86</text:p>
          </table:table-cell>
          <table:table-cell table:formula="of:=EXACT([.A4515];[.B45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87</text:p>
          </table:table-cell>
          <table:table-cell table:formula="of:=EXACT([.A4516];[.B45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88</text:p>
          </table:table-cell>
          <table:table-cell table:formula="of:=EXACT([.A4517];[.B45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89</text:p>
          </table:table-cell>
          <table:table-cell table:formula="of:=EXACT([.A4518];[.B45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90</text:p>
          </table:table-cell>
          <table:table-cell table:formula="of:=EXACT([.A4519];[.B45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91</text:p>
          </table:table-cell>
          <table:table-cell table:formula="of:=EXACT([.A4520];[.B45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92</text:p>
          </table:table-cell>
          <table:table-cell table:formula="of:=EXACT([.A4521];[.B45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93</text:p>
          </table:table-cell>
          <table:table-cell table:formula="of:=EXACT([.A4522];[.B45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7_delgado_f000094</text:p>
          </table:table-cell>
          <table:table-cell table:formula="of:=EXACT([.A4523];[.B45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01</text:p>
          </table:table-cell>
          <table:table-cell table:formula="of:=EXACT([.A4524];[.B45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02</text:p>
          </table:table-cell>
          <table:table-cell table:formula="of:=EXACT([.A4525];[.B45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03</text:p>
          </table:table-cell>
          <table:table-cell table:formula="of:=EXACT([.A4526];[.B45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04</text:p>
          </table:table-cell>
          <table:table-cell table:formula="of:=EXACT([.A4527];[.B45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05</text:p>
          </table:table-cell>
          <table:table-cell table:formula="of:=EXACT([.A4528];[.B45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06</text:p>
          </table:table-cell>
          <table:table-cell table:formula="of:=EXACT([.A4529];[.B45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07</text:p>
          </table:table-cell>
          <table:table-cell table:formula="of:=EXACT([.A4530];[.B45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08</text:p>
          </table:table-cell>
          <table:table-cell table:formula="of:=EXACT([.A4531];[.B45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09</text:p>
          </table:table-cell>
          <table:table-cell table:formula="of:=EXACT([.A4532];[.B45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10</text:p>
          </table:table-cell>
          <table:table-cell table:formula="of:=EXACT([.A4533];[.B45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11</text:p>
          </table:table-cell>
          <table:table-cell table:formula="of:=EXACT([.A4534];[.B45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12</text:p>
          </table:table-cell>
          <table:table-cell table:formula="of:=EXACT([.A4535];[.B45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13</text:p>
          </table:table-cell>
          <table:table-cell table:formula="of:=EXACT([.A4536];[.B45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14</text:p>
          </table:table-cell>
          <table:table-cell table:formula="of:=EXACT([.A4537];[.B45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15</text:p>
          </table:table-cell>
          <table:table-cell table:formula="of:=EXACT([.A4538];[.B45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16</text:p>
          </table:table-cell>
          <table:table-cell table:formula="of:=EXACT([.A4539];[.B45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17</text:p>
          </table:table-cell>
          <table:table-cell table:formula="of:=EXACT([.A4540];[.B45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18</text:p>
          </table:table-cell>
          <table:table-cell table:formula="of:=EXACT([.A4541];[.B45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19</text:p>
          </table:table-cell>
          <table:table-cell table:formula="of:=EXACT([.A4542];[.B45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20</text:p>
          </table:table-cell>
          <table:table-cell table:formula="of:=EXACT([.A4543];[.B45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21</text:p>
          </table:table-cell>
          <table:table-cell table:formula="of:=EXACT([.A4544];[.B45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22</text:p>
          </table:table-cell>
          <table:table-cell table:formula="of:=EXACT([.A4545];[.B45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23</text:p>
          </table:table-cell>
          <table:table-cell table:formula="of:=EXACT([.A4546];[.B45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24</text:p>
          </table:table-cell>
          <table:table-cell table:formula="of:=EXACT([.A4547];[.B45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25</text:p>
          </table:table-cell>
          <table:table-cell table:formula="of:=EXACT([.A4548];[.B45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26</text:p>
          </table:table-cell>
          <table:table-cell table:formula="of:=EXACT([.A4549];[.B45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27</text:p>
          </table:table-cell>
          <table:table-cell table:formula="of:=EXACT([.A4550];[.B45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28</text:p>
          </table:table-cell>
          <table:table-cell table:formula="of:=EXACT([.A4551];[.B45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29</text:p>
          </table:table-cell>
          <table:table-cell table:formula="of:=EXACT([.A4552];[.B45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30</text:p>
          </table:table-cell>
          <table:table-cell table:formula="of:=EXACT([.A4553];[.B45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31</text:p>
          </table:table-cell>
          <table:table-cell table:formula="of:=EXACT([.A4554];[.B45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32</text:p>
          </table:table-cell>
          <table:table-cell table:formula="of:=EXACT([.A4555];[.B45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33</text:p>
          </table:table-cell>
          <table:table-cell table:formula="of:=EXACT([.A4556];[.B45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34</text:p>
          </table:table-cell>
          <table:table-cell table:formula="of:=EXACT([.A4557];[.B45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35</text:p>
          </table:table-cell>
          <table:table-cell table:formula="of:=EXACT([.A4558];[.B45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36</text:p>
          </table:table-cell>
          <table:table-cell table:formula="of:=EXACT([.A4559];[.B45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37</text:p>
          </table:table-cell>
          <table:table-cell table:formula="of:=EXACT([.A4560];[.B45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38</text:p>
          </table:table-cell>
          <table:table-cell table:formula="of:=EXACT([.A4561];[.B45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39</text:p>
          </table:table-cell>
          <table:table-cell table:formula="of:=EXACT([.A4562];[.B45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40</text:p>
          </table:table-cell>
          <table:table-cell table:formula="of:=EXACT([.A4563];[.B45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41</text:p>
          </table:table-cell>
          <table:table-cell table:formula="of:=EXACT([.A4564];[.B45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42</text:p>
          </table:table-cell>
          <table:table-cell table:formula="of:=EXACT([.A4565];[.B45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43</text:p>
          </table:table-cell>
          <table:table-cell table:formula="of:=EXACT([.A4566];[.B45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44</text:p>
          </table:table-cell>
          <table:table-cell table:formula="of:=EXACT([.A4567];[.B45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45</text:p>
          </table:table-cell>
          <table:table-cell table:formula="of:=EXACT([.A4568];[.B45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46</text:p>
          </table:table-cell>
          <table:table-cell table:formula="of:=EXACT([.A4569];[.B45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47</text:p>
          </table:table-cell>
          <table:table-cell table:formula="of:=EXACT([.A4570];[.B45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48</text:p>
          </table:table-cell>
          <table:table-cell table:formula="of:=EXACT([.A4571];[.B45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49</text:p>
          </table:table-cell>
          <table:table-cell table:formula="of:=EXACT([.A4572];[.B45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50</text:p>
          </table:table-cell>
          <table:table-cell table:formula="of:=EXACT([.A4573];[.B45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51</text:p>
          </table:table-cell>
          <table:table-cell table:formula="of:=EXACT([.A4574];[.B45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52</text:p>
          </table:table-cell>
          <table:table-cell table:formula="of:=EXACT([.A4575];[.B45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53</text:p>
          </table:table-cell>
          <table:table-cell table:formula="of:=EXACT([.A4576];[.B45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54</text:p>
          </table:table-cell>
          <table:table-cell table:formula="of:=EXACT([.A4577];[.B45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55</text:p>
          </table:table-cell>
          <table:table-cell table:formula="of:=EXACT([.A4578];[.B45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56</text:p>
          </table:table-cell>
          <table:table-cell table:formula="of:=EXACT([.A4579];[.B45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57</text:p>
          </table:table-cell>
          <table:table-cell table:formula="of:=EXACT([.A4580];[.B45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58</text:p>
          </table:table-cell>
          <table:table-cell table:formula="of:=EXACT([.A4581];[.B45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59</text:p>
          </table:table-cell>
          <table:table-cell table:formula="of:=EXACT([.A4582];[.B45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60</text:p>
          </table:table-cell>
          <table:table-cell table:formula="of:=EXACT([.A4583];[.B45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61</text:p>
          </table:table-cell>
          <table:table-cell table:formula="of:=EXACT([.A4584];[.B45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62</text:p>
          </table:table-cell>
          <table:table-cell table:formula="of:=EXACT([.A4585];[.B45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63</text:p>
          </table:table-cell>
          <table:table-cell table:formula="of:=EXACT([.A4586];[.B45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64</text:p>
          </table:table-cell>
          <table:table-cell table:formula="of:=EXACT([.A4587];[.B45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65</text:p>
          </table:table-cell>
          <table:table-cell table:formula="of:=EXACT([.A4588];[.B45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66</text:p>
          </table:table-cell>
          <table:table-cell table:formula="of:=EXACT([.A4589];[.B45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67</text:p>
          </table:table-cell>
          <table:table-cell table:formula="of:=EXACT([.A4590];[.B45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68</text:p>
          </table:table-cell>
          <table:table-cell table:formula="of:=EXACT([.A4591];[.B45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69</text:p>
          </table:table-cell>
          <table:table-cell table:formula="of:=EXACT([.A4592];[.B45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70</text:p>
          </table:table-cell>
          <table:table-cell table:formula="of:=EXACT([.A4593];[.B45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71</text:p>
          </table:table-cell>
          <table:table-cell table:formula="of:=EXACT([.A4594];[.B45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72</text:p>
          </table:table-cell>
          <table:table-cell table:formula="of:=EXACT([.A4595];[.B45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73</text:p>
          </table:table-cell>
          <table:table-cell table:formula="of:=EXACT([.A4596];[.B45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74</text:p>
          </table:table-cell>
          <table:table-cell table:formula="of:=EXACT([.A4597];[.B45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75</text:p>
          </table:table-cell>
          <table:table-cell table:formula="of:=EXACT([.A4598];[.B45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76</text:p>
          </table:table-cell>
          <table:table-cell table:formula="of:=EXACT([.A4599];[.B45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77</text:p>
          </table:table-cell>
          <table:table-cell table:formula="of:=EXACT([.A4600];[.B46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78</text:p>
          </table:table-cell>
          <table:table-cell table:formula="of:=EXACT([.A4601];[.B46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79</text:p>
          </table:table-cell>
          <table:table-cell table:formula="of:=EXACT([.A4602];[.B46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80</text:p>
          </table:table-cell>
          <table:table-cell table:formula="of:=EXACT([.A4603];[.B46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81</text:p>
          </table:table-cell>
          <table:table-cell table:formula="of:=EXACT([.A4604];[.B46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82</text:p>
          </table:table-cell>
          <table:table-cell table:formula="of:=EXACT([.A4605];[.B46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8_delgado_f000083</text:p>
          </table:table-cell>
          <table:table-cell table:formula="of:=EXACT([.A4606];[.B46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01</text:p>
          </table:table-cell>
          <table:table-cell table:formula="of:=EXACT([.A4607];[.B46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02</text:p>
          </table:table-cell>
          <table:table-cell table:formula="of:=EXACT([.A4608];[.B46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03</text:p>
          </table:table-cell>
          <table:table-cell table:formula="of:=EXACT([.A4609];[.B46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04</text:p>
          </table:table-cell>
          <table:table-cell table:formula="of:=EXACT([.A4610];[.B46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05</text:p>
          </table:table-cell>
          <table:table-cell table:formula="of:=EXACT([.A4611];[.B46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06</text:p>
          </table:table-cell>
          <table:table-cell table:formula="of:=EXACT([.A4612];[.B46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07</text:p>
          </table:table-cell>
          <table:table-cell table:formula="of:=EXACT([.A4613];[.B46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08</text:p>
          </table:table-cell>
          <table:table-cell table:formula="of:=EXACT([.A4614];[.B46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09</text:p>
          </table:table-cell>
          <table:table-cell table:formula="of:=EXACT([.A4615];[.B46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10</text:p>
          </table:table-cell>
          <table:table-cell table:formula="of:=EXACT([.A4616];[.B46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11</text:p>
          </table:table-cell>
          <table:table-cell table:formula="of:=EXACT([.A4617];[.B46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12</text:p>
          </table:table-cell>
          <table:table-cell table:formula="of:=EXACT([.A4618];[.B46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13</text:p>
          </table:table-cell>
          <table:table-cell table:formula="of:=EXACT([.A4619];[.B46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14</text:p>
          </table:table-cell>
          <table:table-cell table:formula="of:=EXACT([.A4620];[.B46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15</text:p>
          </table:table-cell>
          <table:table-cell table:formula="of:=EXACT([.A4621];[.B46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16</text:p>
          </table:table-cell>
          <table:table-cell table:formula="of:=EXACT([.A4622];[.B46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17</text:p>
          </table:table-cell>
          <table:table-cell table:formula="of:=EXACT([.A4623];[.B46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18</text:p>
          </table:table-cell>
          <table:table-cell table:formula="of:=EXACT([.A4624];[.B46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19</text:p>
          </table:table-cell>
          <table:table-cell table:formula="of:=EXACT([.A4625];[.B46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20</text:p>
          </table:table-cell>
          <table:table-cell table:formula="of:=EXACT([.A4626];[.B46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21</text:p>
          </table:table-cell>
          <table:table-cell table:formula="of:=EXACT([.A4627];[.B46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22</text:p>
          </table:table-cell>
          <table:table-cell table:formula="of:=EXACT([.A4628];[.B46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23</text:p>
          </table:table-cell>
          <table:table-cell table:formula="of:=EXACT([.A4629];[.B46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24</text:p>
          </table:table-cell>
          <table:table-cell table:formula="of:=EXACT([.A4630];[.B46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25</text:p>
          </table:table-cell>
          <table:table-cell table:formula="of:=EXACT([.A4631];[.B46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26</text:p>
          </table:table-cell>
          <table:table-cell table:formula="of:=EXACT([.A4632];[.B46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27</text:p>
          </table:table-cell>
          <table:table-cell table:formula="of:=EXACT([.A4633];[.B46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28</text:p>
          </table:table-cell>
          <table:table-cell table:formula="of:=EXACT([.A4634];[.B46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29</text:p>
          </table:table-cell>
          <table:table-cell table:formula="of:=EXACT([.A4635];[.B46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30</text:p>
          </table:table-cell>
          <table:table-cell table:formula="of:=EXACT([.A4636];[.B46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31</text:p>
          </table:table-cell>
          <table:table-cell table:formula="of:=EXACT([.A4637];[.B46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32</text:p>
          </table:table-cell>
          <table:table-cell table:formula="of:=EXACT([.A4638];[.B46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33</text:p>
          </table:table-cell>
          <table:table-cell table:formula="of:=EXACT([.A4639];[.B46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34</text:p>
          </table:table-cell>
          <table:table-cell table:formula="of:=EXACT([.A4640];[.B46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35</text:p>
          </table:table-cell>
          <table:table-cell table:formula="of:=EXACT([.A4641];[.B46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36</text:p>
          </table:table-cell>
          <table:table-cell table:formula="of:=EXACT([.A4642];[.B46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37</text:p>
          </table:table-cell>
          <table:table-cell table:formula="of:=EXACT([.A4643];[.B46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38</text:p>
          </table:table-cell>
          <table:table-cell table:formula="of:=EXACT([.A4644];[.B46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39</text:p>
          </table:table-cell>
          <table:table-cell table:formula="of:=EXACT([.A4645];[.B46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40</text:p>
          </table:table-cell>
          <table:table-cell table:formula="of:=EXACT([.A4646];[.B46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41</text:p>
          </table:table-cell>
          <table:table-cell table:formula="of:=EXACT([.A4647];[.B46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42</text:p>
          </table:table-cell>
          <table:table-cell table:formula="of:=EXACT([.A4648];[.B46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43</text:p>
          </table:table-cell>
          <table:table-cell table:formula="of:=EXACT([.A4649];[.B46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44</text:p>
          </table:table-cell>
          <table:table-cell table:formula="of:=EXACT([.A4650];[.B46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45</text:p>
          </table:table-cell>
          <table:table-cell table:formula="of:=EXACT([.A4651];[.B46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46</text:p>
          </table:table-cell>
          <table:table-cell table:formula="of:=EXACT([.A4652];[.B46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47</text:p>
          </table:table-cell>
          <table:table-cell table:formula="of:=EXACT([.A4653];[.B46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48</text:p>
          </table:table-cell>
          <table:table-cell table:formula="of:=EXACT([.A4654];[.B46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49</text:p>
          </table:table-cell>
          <table:table-cell table:formula="of:=EXACT([.A4655];[.B46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50</text:p>
          </table:table-cell>
          <table:table-cell table:formula="of:=EXACT([.A4656];[.B46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51</text:p>
          </table:table-cell>
          <table:table-cell table:formula="of:=EXACT([.A4657];[.B46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52</text:p>
          </table:table-cell>
          <table:table-cell table:formula="of:=EXACT([.A4658];[.B46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53</text:p>
          </table:table-cell>
          <table:table-cell table:formula="of:=EXACT([.A4659];[.B46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54</text:p>
          </table:table-cell>
          <table:table-cell table:formula="of:=EXACT([.A4660];[.B46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55</text:p>
          </table:table-cell>
          <table:table-cell table:formula="of:=EXACT([.A4661];[.B46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56</text:p>
          </table:table-cell>
          <table:table-cell table:formula="of:=EXACT([.A4662];[.B46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57</text:p>
          </table:table-cell>
          <table:table-cell table:formula="of:=EXACT([.A4663];[.B46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58</text:p>
          </table:table-cell>
          <table:table-cell table:formula="of:=EXACT([.A4664];[.B46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59</text:p>
          </table:table-cell>
          <table:table-cell table:formula="of:=EXACT([.A4665];[.B46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60</text:p>
          </table:table-cell>
          <table:table-cell table:formula="of:=EXACT([.A4666];[.B46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61</text:p>
          </table:table-cell>
          <table:table-cell table:formula="of:=EXACT([.A4667];[.B46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62</text:p>
          </table:table-cell>
          <table:table-cell table:formula="of:=EXACT([.A4668];[.B46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63</text:p>
          </table:table-cell>
          <table:table-cell table:formula="of:=EXACT([.A4669];[.B46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64</text:p>
          </table:table-cell>
          <table:table-cell table:formula="of:=EXACT([.A4670];[.B46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65</text:p>
          </table:table-cell>
          <table:table-cell table:formula="of:=EXACT([.A4671];[.B46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66</text:p>
          </table:table-cell>
          <table:table-cell table:formula="of:=EXACT([.A4672];[.B46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67</text:p>
          </table:table-cell>
          <table:table-cell table:formula="of:=EXACT([.A4673];[.B46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68</text:p>
          </table:table-cell>
          <table:table-cell table:formula="of:=EXACT([.A4674];[.B46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69</text:p>
          </table:table-cell>
          <table:table-cell table:formula="of:=EXACT([.A4675];[.B46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70</text:p>
          </table:table-cell>
          <table:table-cell table:formula="of:=EXACT([.A4676];[.B46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71</text:p>
          </table:table-cell>
          <table:table-cell table:formula="of:=EXACT([.A4677];[.B46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72</text:p>
          </table:table-cell>
          <table:table-cell table:formula="of:=EXACT([.A4678];[.B46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73</text:p>
          </table:table-cell>
          <table:table-cell table:formula="of:=EXACT([.A4679];[.B46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74</text:p>
          </table:table-cell>
          <table:table-cell table:formula="of:=EXACT([.A4680];[.B46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75</text:p>
          </table:table-cell>
          <table:table-cell table:formula="of:=EXACT([.A4681];[.B46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76</text:p>
          </table:table-cell>
          <table:table-cell table:formula="of:=EXACT([.A4682];[.B46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77</text:p>
          </table:table-cell>
          <table:table-cell table:formula="of:=EXACT([.A4683];[.B46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78</text:p>
          </table:table-cell>
          <table:table-cell table:formula="of:=EXACT([.A4684];[.B46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79</text:p>
          </table:table-cell>
          <table:table-cell table:formula="of:=EXACT([.A4685];[.B46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80</text:p>
          </table:table-cell>
          <table:table-cell table:formula="of:=EXACT([.A4686];[.B46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81</text:p>
          </table:table-cell>
          <table:table-cell table:formula="of:=EXACT([.A4687];[.B46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82</text:p>
          </table:table-cell>
          <table:table-cell table:formula="of:=EXACT([.A4688];[.B46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83</text:p>
          </table:table-cell>
          <table:table-cell table:formula="of:=EXACT([.A4689];[.B46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84</text:p>
          </table:table-cell>
          <table:table-cell table:formula="of:=EXACT([.A4690];[.B46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85</text:p>
          </table:table-cell>
          <table:table-cell table:formula="of:=EXACT([.A4691];[.B46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86</text:p>
          </table:table-cell>
          <table:table-cell table:formula="of:=EXACT([.A4692];[.B46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87</text:p>
          </table:table-cell>
          <table:table-cell table:formula="of:=EXACT([.A4693];[.B46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88</text:p>
          </table:table-cell>
          <table:table-cell table:formula="of:=EXACT([.A4694];[.B46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89</text:p>
          </table:table-cell>
          <table:table-cell table:formula="of:=EXACT([.A4695];[.B46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90</text:p>
          </table:table-cell>
          <table:table-cell table:formula="of:=EXACT([.A4696];[.B46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91</text:p>
          </table:table-cell>
          <table:table-cell table:formula="of:=EXACT([.A4697];[.B46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39_delgado_f000092</text:p>
          </table:table-cell>
          <table:table-cell table:formula="of:=EXACT([.A4698];[.B46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01</text:p>
          </table:table-cell>
          <table:table-cell table:formula="of:=EXACT([.A4699];[.B46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02</text:p>
          </table:table-cell>
          <table:table-cell table:formula="of:=EXACT([.A4700];[.B47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03</text:p>
          </table:table-cell>
          <table:table-cell table:formula="of:=EXACT([.A4701];[.B47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04</text:p>
          </table:table-cell>
          <table:table-cell table:formula="of:=EXACT([.A4702];[.B47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05</text:p>
          </table:table-cell>
          <table:table-cell table:formula="of:=EXACT([.A4703];[.B47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06</text:p>
          </table:table-cell>
          <table:table-cell table:formula="of:=EXACT([.A4704];[.B47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07</text:p>
          </table:table-cell>
          <table:table-cell table:formula="of:=EXACT([.A4705];[.B47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08</text:p>
          </table:table-cell>
          <table:table-cell table:formula="of:=EXACT([.A4706];[.B47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09</text:p>
          </table:table-cell>
          <table:table-cell table:formula="of:=EXACT([.A4707];[.B47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10</text:p>
          </table:table-cell>
          <table:table-cell table:formula="of:=EXACT([.A4708];[.B47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11</text:p>
          </table:table-cell>
          <table:table-cell table:formula="of:=EXACT([.A4709];[.B47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12</text:p>
          </table:table-cell>
          <table:table-cell table:formula="of:=EXACT([.A4710];[.B47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13</text:p>
          </table:table-cell>
          <table:table-cell table:formula="of:=EXACT([.A4711];[.B47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14</text:p>
          </table:table-cell>
          <table:table-cell table:formula="of:=EXACT([.A4712];[.B47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15</text:p>
          </table:table-cell>
          <table:table-cell table:formula="of:=EXACT([.A4713];[.B47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16</text:p>
          </table:table-cell>
          <table:table-cell table:formula="of:=EXACT([.A4714];[.B47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17</text:p>
          </table:table-cell>
          <table:table-cell table:formula="of:=EXACT([.A4715];[.B47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18</text:p>
          </table:table-cell>
          <table:table-cell table:formula="of:=EXACT([.A4716];[.B47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19</text:p>
          </table:table-cell>
          <table:table-cell table:formula="of:=EXACT([.A4717];[.B47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20</text:p>
          </table:table-cell>
          <table:table-cell table:formula="of:=EXACT([.A4718];[.B47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21</text:p>
          </table:table-cell>
          <table:table-cell table:formula="of:=EXACT([.A4719];[.B47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22</text:p>
          </table:table-cell>
          <table:table-cell table:formula="of:=EXACT([.A4720];[.B47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23</text:p>
          </table:table-cell>
          <table:table-cell table:formula="of:=EXACT([.A4721];[.B47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24</text:p>
          </table:table-cell>
          <table:table-cell table:formula="of:=EXACT([.A4722];[.B47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25</text:p>
          </table:table-cell>
          <table:table-cell table:formula="of:=EXACT([.A4723];[.B47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26</text:p>
          </table:table-cell>
          <table:table-cell table:formula="of:=EXACT([.A4724];[.B47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27</text:p>
          </table:table-cell>
          <table:table-cell table:formula="of:=EXACT([.A4725];[.B47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28</text:p>
          </table:table-cell>
          <table:table-cell table:formula="of:=EXACT([.A4726];[.B47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29</text:p>
          </table:table-cell>
          <table:table-cell table:formula="of:=EXACT([.A4727];[.B47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30</text:p>
          </table:table-cell>
          <table:table-cell table:formula="of:=EXACT([.A4728];[.B47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31</text:p>
          </table:table-cell>
          <table:table-cell table:formula="of:=EXACT([.A4729];[.B47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32</text:p>
          </table:table-cell>
          <table:table-cell table:formula="of:=EXACT([.A4730];[.B47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33</text:p>
          </table:table-cell>
          <table:table-cell table:formula="of:=EXACT([.A4731];[.B47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34</text:p>
          </table:table-cell>
          <table:table-cell table:formula="of:=EXACT([.A4732];[.B47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35</text:p>
          </table:table-cell>
          <table:table-cell table:formula="of:=EXACT([.A4733];[.B47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36</text:p>
          </table:table-cell>
          <table:table-cell table:formula="of:=EXACT([.A4734];[.B47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37</text:p>
          </table:table-cell>
          <table:table-cell table:formula="of:=EXACT([.A4735];[.B47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38</text:p>
          </table:table-cell>
          <table:table-cell table:formula="of:=EXACT([.A4736];[.B47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39</text:p>
          </table:table-cell>
          <table:table-cell table:formula="of:=EXACT([.A4737];[.B47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40</text:p>
          </table:table-cell>
          <table:table-cell table:formula="of:=EXACT([.A4738];[.B47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41</text:p>
          </table:table-cell>
          <table:table-cell table:formula="of:=EXACT([.A4739];[.B47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42</text:p>
          </table:table-cell>
          <table:table-cell table:formula="of:=EXACT([.A4740];[.B47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43</text:p>
          </table:table-cell>
          <table:table-cell table:formula="of:=EXACT([.A4741];[.B47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44</text:p>
          </table:table-cell>
          <table:table-cell table:formula="of:=EXACT([.A4742];[.B47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45</text:p>
          </table:table-cell>
          <table:table-cell table:formula="of:=EXACT([.A4743];[.B47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46</text:p>
          </table:table-cell>
          <table:table-cell table:formula="of:=EXACT([.A4744];[.B47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47</text:p>
          </table:table-cell>
          <table:table-cell table:formula="of:=EXACT([.A4745];[.B47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48</text:p>
          </table:table-cell>
          <table:table-cell table:formula="of:=EXACT([.A4746];[.B47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49</text:p>
          </table:table-cell>
          <table:table-cell table:formula="of:=EXACT([.A4747];[.B47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50</text:p>
          </table:table-cell>
          <table:table-cell table:formula="of:=EXACT([.A4748];[.B47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51</text:p>
          </table:table-cell>
          <table:table-cell table:formula="of:=EXACT([.A4749];[.B47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52</text:p>
          </table:table-cell>
          <table:table-cell table:formula="of:=EXACT([.A4750];[.B47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53</text:p>
          </table:table-cell>
          <table:table-cell table:formula="of:=EXACT([.A4751];[.B47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54</text:p>
          </table:table-cell>
          <table:table-cell table:formula="of:=EXACT([.A4752];[.B47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55</text:p>
          </table:table-cell>
          <table:table-cell table:formula="of:=EXACT([.A4753];[.B47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56</text:p>
          </table:table-cell>
          <table:table-cell table:formula="of:=EXACT([.A4754];[.B47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57</text:p>
          </table:table-cell>
          <table:table-cell table:formula="of:=EXACT([.A4755];[.B47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58</text:p>
          </table:table-cell>
          <table:table-cell table:formula="of:=EXACT([.A4756];[.B47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59</text:p>
          </table:table-cell>
          <table:table-cell table:formula="of:=EXACT([.A4757];[.B47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60</text:p>
          </table:table-cell>
          <table:table-cell table:formula="of:=EXACT([.A4758];[.B47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61</text:p>
          </table:table-cell>
          <table:table-cell table:formula="of:=EXACT([.A4759];[.B47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62</text:p>
          </table:table-cell>
          <table:table-cell table:formula="of:=EXACT([.A4760];[.B47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63</text:p>
          </table:table-cell>
          <table:table-cell table:formula="of:=EXACT([.A4761];[.B47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64</text:p>
          </table:table-cell>
          <table:table-cell table:formula="of:=EXACT([.A4762];[.B47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65</text:p>
          </table:table-cell>
          <table:table-cell table:formula="of:=EXACT([.A4763];[.B47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66</text:p>
          </table:table-cell>
          <table:table-cell table:formula="of:=EXACT([.A4764];[.B47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67</text:p>
          </table:table-cell>
          <table:table-cell table:formula="of:=EXACT([.A4765];[.B47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68</text:p>
          </table:table-cell>
          <table:table-cell table:formula="of:=EXACT([.A4766];[.B47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69</text:p>
          </table:table-cell>
          <table:table-cell table:formula="of:=EXACT([.A4767];[.B47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70</text:p>
          </table:table-cell>
          <table:table-cell table:formula="of:=EXACT([.A4768];[.B47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71</text:p>
          </table:table-cell>
          <table:table-cell table:formula="of:=EXACT([.A4769];[.B47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72</text:p>
          </table:table-cell>
          <table:table-cell table:formula="of:=EXACT([.A4770];[.B47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73</text:p>
          </table:table-cell>
          <table:table-cell table:formula="of:=EXACT([.A4771];[.B47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74</text:p>
          </table:table-cell>
          <table:table-cell table:formula="of:=EXACT([.A4772];[.B47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75</text:p>
          </table:table-cell>
          <table:table-cell table:formula="of:=EXACT([.A4773];[.B47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76</text:p>
          </table:table-cell>
          <table:table-cell table:formula="of:=EXACT([.A4774];[.B47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77</text:p>
          </table:table-cell>
          <table:table-cell table:formula="of:=EXACT([.A4775];[.B47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78</text:p>
          </table:table-cell>
          <table:table-cell table:formula="of:=EXACT([.A4776];[.B47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79</text:p>
          </table:table-cell>
          <table:table-cell table:formula="of:=EXACT([.A4777];[.B47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80</text:p>
          </table:table-cell>
          <table:table-cell table:formula="of:=EXACT([.A4778];[.B47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81</text:p>
          </table:table-cell>
          <table:table-cell table:formula="of:=EXACT([.A4779];[.B47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82</text:p>
          </table:table-cell>
          <table:table-cell table:formula="of:=EXACT([.A4780];[.B47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83</text:p>
          </table:table-cell>
          <table:table-cell table:formula="of:=EXACT([.A4781];[.B47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84</text:p>
          </table:table-cell>
          <table:table-cell table:formula="of:=EXACT([.A4782];[.B47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85</text:p>
          </table:table-cell>
          <table:table-cell table:formula="of:=EXACT([.A4783];[.B47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86</text:p>
          </table:table-cell>
          <table:table-cell table:formula="of:=EXACT([.A4784];[.B47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87</text:p>
          </table:table-cell>
          <table:table-cell table:formula="of:=EXACT([.A4785];[.B47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88</text:p>
          </table:table-cell>
          <table:table-cell table:formula="of:=EXACT([.A4786];[.B47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89</text:p>
          </table:table-cell>
          <table:table-cell table:formula="of:=EXACT([.A4787];[.B47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90</text:p>
          </table:table-cell>
          <table:table-cell table:formula="of:=EXACT([.A4788];[.B47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91</text:p>
          </table:table-cell>
          <table:table-cell table:formula="of:=EXACT([.A4789];[.B47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92</text:p>
          </table:table-cell>
          <table:table-cell table:formula="of:=EXACT([.A4790];[.B47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93</text:p>
          </table:table-cell>
          <table:table-cell table:formula="of:=EXACT([.A4791];[.B47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94</text:p>
          </table:table-cell>
          <table:table-cell table:formula="of:=EXACT([.A4792];[.B47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95</text:p>
          </table:table-cell>
          <table:table-cell table:formula="of:=EXACT([.A4793];[.B47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96</text:p>
          </table:table-cell>
          <table:table-cell table:formula="of:=EXACT([.A4794];[.B47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97</text:p>
          </table:table-cell>
          <table:table-cell table:formula="of:=EXACT([.A4795];[.B47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98</text:p>
          </table:table-cell>
          <table:table-cell table:formula="of:=EXACT([.A4796];[.B47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099</text:p>
          </table:table-cell>
          <table:table-cell table:formula="of:=EXACT([.A4797];[.B47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00</text:p>
          </table:table-cell>
          <table:table-cell table:formula="of:=EXACT([.A4798];[.B47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01</text:p>
          </table:table-cell>
          <table:table-cell table:formula="of:=EXACT([.A4799];[.B47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02</text:p>
          </table:table-cell>
          <table:table-cell table:formula="of:=EXACT([.A4800];[.B48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03</text:p>
          </table:table-cell>
          <table:table-cell table:formula="of:=EXACT([.A4801];[.B48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04</text:p>
          </table:table-cell>
          <table:table-cell table:formula="of:=EXACT([.A4802];[.B48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05</text:p>
          </table:table-cell>
          <table:table-cell table:formula="of:=EXACT([.A4803];[.B48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06</text:p>
          </table:table-cell>
          <table:table-cell table:formula="of:=EXACT([.A4804];[.B48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07</text:p>
          </table:table-cell>
          <table:table-cell table:formula="of:=EXACT([.A4805];[.B48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08</text:p>
          </table:table-cell>
          <table:table-cell table:formula="of:=EXACT([.A4806];[.B48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09</text:p>
          </table:table-cell>
          <table:table-cell table:formula="of:=EXACT([.A4807];[.B48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10</text:p>
          </table:table-cell>
          <table:table-cell table:formula="of:=EXACT([.A4808];[.B48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11</text:p>
          </table:table-cell>
          <table:table-cell table:formula="of:=EXACT([.A4809];[.B48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12</text:p>
          </table:table-cell>
          <table:table-cell table:formula="of:=EXACT([.A4810];[.B48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13</text:p>
          </table:table-cell>
          <table:table-cell table:formula="of:=EXACT([.A4811];[.B48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14</text:p>
          </table:table-cell>
          <table:table-cell table:formula="of:=EXACT([.A4812];[.B48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15</text:p>
          </table:table-cell>
          <table:table-cell table:formula="of:=EXACT([.A4813];[.B48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16</text:p>
          </table:table-cell>
          <table:table-cell table:formula="of:=EXACT([.A4814];[.B48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17</text:p>
          </table:table-cell>
          <table:table-cell table:formula="of:=EXACT([.A4815];[.B48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18</text:p>
          </table:table-cell>
          <table:table-cell table:formula="of:=EXACT([.A4816];[.B48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19</text:p>
          </table:table-cell>
          <table:table-cell table:formula="of:=EXACT([.A4817];[.B48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20</text:p>
          </table:table-cell>
          <table:table-cell table:formula="of:=EXACT([.A4818];[.B48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21</text:p>
          </table:table-cell>
          <table:table-cell table:formula="of:=EXACT([.A4819];[.B48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22</text:p>
          </table:table-cell>
          <table:table-cell table:formula="of:=EXACT([.A4820];[.B48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23</text:p>
          </table:table-cell>
          <table:table-cell table:formula="of:=EXACT([.A4821];[.B48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24</text:p>
          </table:table-cell>
          <table:table-cell table:formula="of:=EXACT([.A4822];[.B48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25</text:p>
          </table:table-cell>
          <table:table-cell table:formula="of:=EXACT([.A4823];[.B48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26</text:p>
          </table:table-cell>
          <table:table-cell table:formula="of:=EXACT([.A4824];[.B48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27</text:p>
          </table:table-cell>
          <table:table-cell table:formula="of:=EXACT([.A4825];[.B48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28</text:p>
          </table:table-cell>
          <table:table-cell table:formula="of:=EXACT([.A4826];[.B48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29</text:p>
          </table:table-cell>
          <table:table-cell table:formula="of:=EXACT([.A4827];[.B48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30</text:p>
          </table:table-cell>
          <table:table-cell table:formula="of:=EXACT([.A4828];[.B48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31</text:p>
          </table:table-cell>
          <table:table-cell table:formula="of:=EXACT([.A4829];[.B48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32</text:p>
          </table:table-cell>
          <table:table-cell table:formula="of:=EXACT([.A4830];[.B48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33</text:p>
          </table:table-cell>
          <table:table-cell table:formula="of:=EXACT([.A4831];[.B48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34</text:p>
          </table:table-cell>
          <table:table-cell table:formula="of:=EXACT([.A4832];[.B48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35</text:p>
          </table:table-cell>
          <table:table-cell table:formula="of:=EXACT([.A4833];[.B48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36</text:p>
          </table:table-cell>
          <table:table-cell table:formula="of:=EXACT([.A4834];[.B48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37</text:p>
          </table:table-cell>
          <table:table-cell table:formula="of:=EXACT([.A4835];[.B48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38</text:p>
          </table:table-cell>
          <table:table-cell table:formula="of:=EXACT([.A4836];[.B48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39</text:p>
          </table:table-cell>
          <table:table-cell table:formula="of:=EXACT([.A4837];[.B48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40</text:p>
          </table:table-cell>
          <table:table-cell table:formula="of:=EXACT([.A4838];[.B48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41</text:p>
          </table:table-cell>
          <table:table-cell table:formula="of:=EXACT([.A4839];[.B48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42</text:p>
          </table:table-cell>
          <table:table-cell table:formula="of:=EXACT([.A4840];[.B48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43</text:p>
          </table:table-cell>
          <table:table-cell table:formula="of:=EXACT([.A4841];[.B48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44</text:p>
          </table:table-cell>
          <table:table-cell table:formula="of:=EXACT([.A4842];[.B48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45</text:p>
          </table:table-cell>
          <table:table-cell table:formula="of:=EXACT([.A4843];[.B48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46</text:p>
          </table:table-cell>
          <table:table-cell table:formula="of:=EXACT([.A4844];[.B48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0_delgado_f000147</text:p>
          </table:table-cell>
          <table:table-cell table:formula="of:=EXACT([.A4845];[.B48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01</text:p>
          </table:table-cell>
          <table:table-cell table:formula="of:=EXACT([.A4846];[.B48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02</text:p>
          </table:table-cell>
          <table:table-cell table:formula="of:=EXACT([.A4847];[.B48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03</text:p>
          </table:table-cell>
          <table:table-cell table:formula="of:=EXACT([.A4848];[.B48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04</text:p>
          </table:table-cell>
          <table:table-cell table:formula="of:=EXACT([.A4849];[.B48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05</text:p>
          </table:table-cell>
          <table:table-cell table:formula="of:=EXACT([.A4850];[.B48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06</text:p>
          </table:table-cell>
          <table:table-cell table:formula="of:=EXACT([.A4851];[.B48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07</text:p>
          </table:table-cell>
          <table:table-cell table:formula="of:=EXACT([.A4852];[.B48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08</text:p>
          </table:table-cell>
          <table:table-cell table:formula="of:=EXACT([.A4853];[.B48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09</text:p>
          </table:table-cell>
          <table:table-cell table:formula="of:=EXACT([.A4854];[.B48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10</text:p>
          </table:table-cell>
          <table:table-cell table:formula="of:=EXACT([.A4855];[.B48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11</text:p>
          </table:table-cell>
          <table:table-cell table:formula="of:=EXACT([.A4856];[.B48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12</text:p>
          </table:table-cell>
          <table:table-cell table:formula="of:=EXACT([.A4857];[.B48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13</text:p>
          </table:table-cell>
          <table:table-cell table:formula="of:=EXACT([.A4858];[.B48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14</text:p>
          </table:table-cell>
          <table:table-cell table:formula="of:=EXACT([.A4859];[.B48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15</text:p>
          </table:table-cell>
          <table:table-cell table:formula="of:=EXACT([.A4860];[.B48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16</text:p>
          </table:table-cell>
          <table:table-cell table:formula="of:=EXACT([.A4861];[.B48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17</text:p>
          </table:table-cell>
          <table:table-cell table:formula="of:=EXACT([.A4862];[.B48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18</text:p>
          </table:table-cell>
          <table:table-cell table:formula="of:=EXACT([.A4863];[.B48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19</text:p>
          </table:table-cell>
          <table:table-cell table:formula="of:=EXACT([.A4864];[.B48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20</text:p>
          </table:table-cell>
          <table:table-cell table:formula="of:=EXACT([.A4865];[.B48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21</text:p>
          </table:table-cell>
          <table:table-cell table:formula="of:=EXACT([.A4866];[.B48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22</text:p>
          </table:table-cell>
          <table:table-cell table:formula="of:=EXACT([.A4867];[.B48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23</text:p>
          </table:table-cell>
          <table:table-cell table:formula="of:=EXACT([.A4868];[.B48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24</text:p>
          </table:table-cell>
          <table:table-cell table:formula="of:=EXACT([.A4869];[.B48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25</text:p>
          </table:table-cell>
          <table:table-cell table:formula="of:=EXACT([.A4870];[.B48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26</text:p>
          </table:table-cell>
          <table:table-cell table:formula="of:=EXACT([.A4871];[.B48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27</text:p>
          </table:table-cell>
          <table:table-cell table:formula="of:=EXACT([.A4872];[.B48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28</text:p>
          </table:table-cell>
          <table:table-cell table:formula="of:=EXACT([.A4873];[.B48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29</text:p>
          </table:table-cell>
          <table:table-cell table:formula="of:=EXACT([.A4874];[.B48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30</text:p>
          </table:table-cell>
          <table:table-cell table:formula="of:=EXACT([.A4875];[.B48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31</text:p>
          </table:table-cell>
          <table:table-cell table:formula="of:=EXACT([.A4876];[.B48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32</text:p>
          </table:table-cell>
          <table:table-cell table:formula="of:=EXACT([.A4877];[.B48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33</text:p>
          </table:table-cell>
          <table:table-cell table:formula="of:=EXACT([.A4878];[.B48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34</text:p>
          </table:table-cell>
          <table:table-cell table:formula="of:=EXACT([.A4879];[.B48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35</text:p>
          </table:table-cell>
          <table:table-cell table:formula="of:=EXACT([.A4880];[.B48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36</text:p>
          </table:table-cell>
          <table:table-cell table:formula="of:=EXACT([.A4881];[.B48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37</text:p>
          </table:table-cell>
          <table:table-cell table:formula="of:=EXACT([.A4882];[.B48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38</text:p>
          </table:table-cell>
          <table:table-cell table:formula="of:=EXACT([.A4883];[.B48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39</text:p>
          </table:table-cell>
          <table:table-cell table:formula="of:=EXACT([.A4884];[.B48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40</text:p>
          </table:table-cell>
          <table:table-cell table:formula="of:=EXACT([.A4885];[.B48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41</text:p>
          </table:table-cell>
          <table:table-cell table:formula="of:=EXACT([.A4886];[.B48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42</text:p>
          </table:table-cell>
          <table:table-cell table:formula="of:=EXACT([.A4887];[.B48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43</text:p>
          </table:table-cell>
          <table:table-cell table:formula="of:=EXACT([.A4888];[.B48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44</text:p>
          </table:table-cell>
          <table:table-cell table:formula="of:=EXACT([.A4889];[.B48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45</text:p>
          </table:table-cell>
          <table:table-cell table:formula="of:=EXACT([.A4890];[.B48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46</text:p>
          </table:table-cell>
          <table:table-cell table:formula="of:=EXACT([.A4891];[.B48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47</text:p>
          </table:table-cell>
          <table:table-cell table:formula="of:=EXACT([.A4892];[.B48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48</text:p>
          </table:table-cell>
          <table:table-cell table:formula="of:=EXACT([.A4893];[.B48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49</text:p>
          </table:table-cell>
          <table:table-cell table:formula="of:=EXACT([.A4894];[.B48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50</text:p>
          </table:table-cell>
          <table:table-cell table:formula="of:=EXACT([.A4895];[.B48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51</text:p>
          </table:table-cell>
          <table:table-cell table:formula="of:=EXACT([.A4896];[.B48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52</text:p>
          </table:table-cell>
          <table:table-cell table:formula="of:=EXACT([.A4897];[.B48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53</text:p>
          </table:table-cell>
          <table:table-cell table:formula="of:=EXACT([.A4898];[.B48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54</text:p>
          </table:table-cell>
          <table:table-cell table:formula="of:=EXACT([.A4899];[.B48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55</text:p>
          </table:table-cell>
          <table:table-cell table:formula="of:=EXACT([.A4900];[.B49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56</text:p>
          </table:table-cell>
          <table:table-cell table:formula="of:=EXACT([.A4901];[.B49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57</text:p>
          </table:table-cell>
          <table:table-cell table:formula="of:=EXACT([.A4902];[.B49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58</text:p>
          </table:table-cell>
          <table:table-cell table:formula="of:=EXACT([.A4903];[.B49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59</text:p>
          </table:table-cell>
          <table:table-cell table:formula="of:=EXACT([.A4904];[.B49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60</text:p>
          </table:table-cell>
          <table:table-cell table:formula="of:=EXACT([.A4905];[.B49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61</text:p>
          </table:table-cell>
          <table:table-cell table:formula="of:=EXACT([.A4906];[.B49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62</text:p>
          </table:table-cell>
          <table:table-cell table:formula="of:=EXACT([.A4907];[.B49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63</text:p>
          </table:table-cell>
          <table:table-cell table:formula="of:=EXACT([.A4908];[.B49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64</text:p>
          </table:table-cell>
          <table:table-cell table:formula="of:=EXACT([.A4909];[.B49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65</text:p>
          </table:table-cell>
          <table:table-cell table:formula="of:=EXACT([.A4910];[.B49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66</text:p>
          </table:table-cell>
          <table:table-cell table:formula="of:=EXACT([.A4911];[.B49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67</text:p>
          </table:table-cell>
          <table:table-cell table:formula="of:=EXACT([.A4912];[.B49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68</text:p>
          </table:table-cell>
          <table:table-cell table:formula="of:=EXACT([.A4913];[.B49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69</text:p>
          </table:table-cell>
          <table:table-cell table:formula="of:=EXACT([.A4914];[.B49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70</text:p>
          </table:table-cell>
          <table:table-cell table:formula="of:=EXACT([.A4915];[.B49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71</text:p>
          </table:table-cell>
          <table:table-cell table:formula="of:=EXACT([.A4916];[.B49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72</text:p>
          </table:table-cell>
          <table:table-cell table:formula="of:=EXACT([.A4917];[.B49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73</text:p>
          </table:table-cell>
          <table:table-cell table:formula="of:=EXACT([.A4918];[.B49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74</text:p>
          </table:table-cell>
          <table:table-cell table:formula="of:=EXACT([.A4919];[.B49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75</text:p>
          </table:table-cell>
          <table:table-cell table:formula="of:=EXACT([.A4920];[.B49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76</text:p>
          </table:table-cell>
          <table:table-cell table:formula="of:=EXACT([.A4921];[.B49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77</text:p>
          </table:table-cell>
          <table:table-cell table:formula="of:=EXACT([.A4922];[.B49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78</text:p>
          </table:table-cell>
          <table:table-cell table:formula="of:=EXACT([.A4923];[.B49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79</text:p>
          </table:table-cell>
          <table:table-cell table:formula="of:=EXACT([.A4924];[.B49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80</text:p>
          </table:table-cell>
          <table:table-cell table:formula="of:=EXACT([.A4925];[.B49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81</text:p>
          </table:table-cell>
          <table:table-cell table:formula="of:=EXACT([.A4926];[.B49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82</text:p>
          </table:table-cell>
          <table:table-cell table:formula="of:=EXACT([.A4927];[.B49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83</text:p>
          </table:table-cell>
          <table:table-cell table:formula="of:=EXACT([.A4928];[.B49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84</text:p>
          </table:table-cell>
          <table:table-cell table:formula="of:=EXACT([.A4929];[.B49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85</text:p>
          </table:table-cell>
          <table:table-cell table:formula="of:=EXACT([.A4930];[.B49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1_delgado_f000086</text:p>
          </table:table-cell>
          <table:table-cell table:formula="of:=EXACT([.A4931];[.B49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01</text:p>
          </table:table-cell>
          <table:table-cell table:formula="of:=EXACT([.A4932];[.B49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02</text:p>
          </table:table-cell>
          <table:table-cell table:formula="of:=EXACT([.A4933];[.B49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03</text:p>
          </table:table-cell>
          <table:table-cell table:formula="of:=EXACT([.A4934];[.B49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04</text:p>
          </table:table-cell>
          <table:table-cell table:formula="of:=EXACT([.A4935];[.B49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05</text:p>
          </table:table-cell>
          <table:table-cell table:formula="of:=EXACT([.A4936];[.B49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06</text:p>
          </table:table-cell>
          <table:table-cell table:formula="of:=EXACT([.A4937];[.B49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07</text:p>
          </table:table-cell>
          <table:table-cell table:formula="of:=EXACT([.A4938];[.B49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08</text:p>
          </table:table-cell>
          <table:table-cell table:formula="of:=EXACT([.A4939];[.B49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09</text:p>
          </table:table-cell>
          <table:table-cell table:formula="of:=EXACT([.A4940];[.B49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10</text:p>
          </table:table-cell>
          <table:table-cell table:formula="of:=EXACT([.A4941];[.B49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11</text:p>
          </table:table-cell>
          <table:table-cell table:formula="of:=EXACT([.A4942];[.B49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12</text:p>
          </table:table-cell>
          <table:table-cell table:formula="of:=EXACT([.A4943];[.B49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13</text:p>
          </table:table-cell>
          <table:table-cell table:formula="of:=EXACT([.A4944];[.B49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14</text:p>
          </table:table-cell>
          <table:table-cell table:formula="of:=EXACT([.A4945];[.B49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15</text:p>
          </table:table-cell>
          <table:table-cell table:formula="of:=EXACT([.A4946];[.B49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16</text:p>
          </table:table-cell>
          <table:table-cell table:formula="of:=EXACT([.A4947];[.B49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17</text:p>
          </table:table-cell>
          <table:table-cell table:formula="of:=EXACT([.A4948];[.B49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18</text:p>
          </table:table-cell>
          <table:table-cell table:formula="of:=EXACT([.A4949];[.B49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19</text:p>
          </table:table-cell>
          <table:table-cell table:formula="of:=EXACT([.A4950];[.B49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20</text:p>
          </table:table-cell>
          <table:table-cell table:formula="of:=EXACT([.A4951];[.B49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21</text:p>
          </table:table-cell>
          <table:table-cell table:formula="of:=EXACT([.A4952];[.B49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22</text:p>
          </table:table-cell>
          <table:table-cell table:formula="of:=EXACT([.A4953];[.B49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23</text:p>
          </table:table-cell>
          <table:table-cell table:formula="of:=EXACT([.A4954];[.B49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24</text:p>
          </table:table-cell>
          <table:table-cell table:formula="of:=EXACT([.A4955];[.B49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25</text:p>
          </table:table-cell>
          <table:table-cell table:formula="of:=EXACT([.A4956];[.B49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26</text:p>
          </table:table-cell>
          <table:table-cell table:formula="of:=EXACT([.A4957];[.B49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27</text:p>
          </table:table-cell>
          <table:table-cell table:formula="of:=EXACT([.A4958];[.B49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28</text:p>
          </table:table-cell>
          <table:table-cell table:formula="of:=EXACT([.A4959];[.B49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29</text:p>
          </table:table-cell>
          <table:table-cell table:formula="of:=EXACT([.A4960];[.B49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30</text:p>
          </table:table-cell>
          <table:table-cell table:formula="of:=EXACT([.A4961];[.B49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31</text:p>
          </table:table-cell>
          <table:table-cell table:formula="of:=EXACT([.A4962];[.B49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32</text:p>
          </table:table-cell>
          <table:table-cell table:formula="of:=EXACT([.A4963];[.B49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33</text:p>
          </table:table-cell>
          <table:table-cell table:formula="of:=EXACT([.A4964];[.B49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34</text:p>
          </table:table-cell>
          <table:table-cell table:formula="of:=EXACT([.A4965];[.B49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35</text:p>
          </table:table-cell>
          <table:table-cell table:formula="of:=EXACT([.A4966];[.B49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36</text:p>
          </table:table-cell>
          <table:table-cell table:formula="of:=EXACT([.A4967];[.B49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37</text:p>
          </table:table-cell>
          <table:table-cell table:formula="of:=EXACT([.A4968];[.B49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38</text:p>
          </table:table-cell>
          <table:table-cell table:formula="of:=EXACT([.A4969];[.B49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39</text:p>
          </table:table-cell>
          <table:table-cell table:formula="of:=EXACT([.A4970];[.B49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40</text:p>
          </table:table-cell>
          <table:table-cell table:formula="of:=EXACT([.A4971];[.B49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41</text:p>
          </table:table-cell>
          <table:table-cell table:formula="of:=EXACT([.A4972];[.B49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42</text:p>
          </table:table-cell>
          <table:table-cell table:formula="of:=EXACT([.A4973];[.B49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43</text:p>
          </table:table-cell>
          <table:table-cell table:formula="of:=EXACT([.A4974];[.B49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44</text:p>
          </table:table-cell>
          <table:table-cell table:formula="of:=EXACT([.A4975];[.B49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45</text:p>
          </table:table-cell>
          <table:table-cell table:formula="of:=EXACT([.A4976];[.B49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46</text:p>
          </table:table-cell>
          <table:table-cell table:formula="of:=EXACT([.A4977];[.B49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47</text:p>
          </table:table-cell>
          <table:table-cell table:formula="of:=EXACT([.A4978];[.B49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48</text:p>
          </table:table-cell>
          <table:table-cell table:formula="of:=EXACT([.A4979];[.B49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49</text:p>
          </table:table-cell>
          <table:table-cell table:formula="of:=EXACT([.A4980];[.B49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50</text:p>
          </table:table-cell>
          <table:table-cell table:formula="of:=EXACT([.A4981];[.B49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51</text:p>
          </table:table-cell>
          <table:table-cell table:formula="of:=EXACT([.A4982];[.B49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52</text:p>
          </table:table-cell>
          <table:table-cell table:formula="of:=EXACT([.A4983];[.B49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53</text:p>
          </table:table-cell>
          <table:table-cell table:formula="of:=EXACT([.A4984];[.B49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54</text:p>
          </table:table-cell>
          <table:table-cell table:formula="of:=EXACT([.A4985];[.B49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55</text:p>
          </table:table-cell>
          <table:table-cell table:formula="of:=EXACT([.A4986];[.B49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56</text:p>
          </table:table-cell>
          <table:table-cell table:formula="of:=EXACT([.A4987];[.B49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57</text:p>
          </table:table-cell>
          <table:table-cell table:formula="of:=EXACT([.A4988];[.B49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58</text:p>
          </table:table-cell>
          <table:table-cell table:formula="of:=EXACT([.A4989];[.B49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59</text:p>
          </table:table-cell>
          <table:table-cell table:formula="of:=EXACT([.A4990];[.B49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60</text:p>
          </table:table-cell>
          <table:table-cell table:formula="of:=EXACT([.A4991];[.B49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61</text:p>
          </table:table-cell>
          <table:table-cell table:formula="of:=EXACT([.A4992];[.B49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62</text:p>
          </table:table-cell>
          <table:table-cell table:formula="of:=EXACT([.A4993];[.B49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63</text:p>
          </table:table-cell>
          <table:table-cell table:formula="of:=EXACT([.A4994];[.B49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64</text:p>
          </table:table-cell>
          <table:table-cell table:formula="of:=EXACT([.A4995];[.B49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65</text:p>
          </table:table-cell>
          <table:table-cell table:formula="of:=EXACT([.A4996];[.B49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66</text:p>
          </table:table-cell>
          <table:table-cell table:formula="of:=EXACT([.A4997];[.B49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67</text:p>
          </table:table-cell>
          <table:table-cell table:formula="of:=EXACT([.A4998];[.B49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68</text:p>
          </table:table-cell>
          <table:table-cell table:formula="of:=EXACT([.A4999];[.B49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69</text:p>
          </table:table-cell>
          <table:table-cell table:formula="of:=EXACT([.A5000];[.B50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70</text:p>
          </table:table-cell>
          <table:table-cell table:formula="of:=EXACT([.A5001];[.B50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71</text:p>
          </table:table-cell>
          <table:table-cell table:formula="of:=EXACT([.A5002];[.B50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72</text:p>
          </table:table-cell>
          <table:table-cell table:formula="of:=EXACT([.A5003];[.B50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73</text:p>
          </table:table-cell>
          <table:table-cell table:formula="of:=EXACT([.A5004];[.B50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74</text:p>
          </table:table-cell>
          <table:table-cell table:formula="of:=EXACT([.A5005];[.B50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75</text:p>
          </table:table-cell>
          <table:table-cell table:formula="of:=EXACT([.A5006];[.B50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76</text:p>
          </table:table-cell>
          <table:table-cell table:formula="of:=EXACT([.A5007];[.B50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77</text:p>
          </table:table-cell>
          <table:table-cell table:formula="of:=EXACT([.A5008];[.B50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78</text:p>
          </table:table-cell>
          <table:table-cell table:formula="of:=EXACT([.A5009];[.B50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2_delgado_f000079</text:p>
          </table:table-cell>
          <table:table-cell table:formula="of:=EXACT([.A5010];[.B50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01</text:p>
          </table:table-cell>
          <table:table-cell table:formula="of:=EXACT([.A5011];[.B50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02</text:p>
          </table:table-cell>
          <table:table-cell table:formula="of:=EXACT([.A5012];[.B50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03</text:p>
          </table:table-cell>
          <table:table-cell table:formula="of:=EXACT([.A5013];[.B50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04</text:p>
          </table:table-cell>
          <table:table-cell table:formula="of:=EXACT([.A5014];[.B50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05</text:p>
          </table:table-cell>
          <table:table-cell table:formula="of:=EXACT([.A5015];[.B50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06</text:p>
          </table:table-cell>
          <table:table-cell table:formula="of:=EXACT([.A5016];[.B50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07</text:p>
          </table:table-cell>
          <table:table-cell table:formula="of:=EXACT([.A5017];[.B50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08</text:p>
          </table:table-cell>
          <table:table-cell table:formula="of:=EXACT([.A5018];[.B50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09</text:p>
          </table:table-cell>
          <table:table-cell table:formula="of:=EXACT([.A5019];[.B50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10</text:p>
          </table:table-cell>
          <table:table-cell table:formula="of:=EXACT([.A5020];[.B50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11</text:p>
          </table:table-cell>
          <table:table-cell table:formula="of:=EXACT([.A5021];[.B50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12</text:p>
          </table:table-cell>
          <table:table-cell table:formula="of:=EXACT([.A5022];[.B50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13</text:p>
          </table:table-cell>
          <table:table-cell table:formula="of:=EXACT([.A5023];[.B50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14</text:p>
          </table:table-cell>
          <table:table-cell table:formula="of:=EXACT([.A5024];[.B50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15</text:p>
          </table:table-cell>
          <table:table-cell table:formula="of:=EXACT([.A5025];[.B50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16</text:p>
          </table:table-cell>
          <table:table-cell table:formula="of:=EXACT([.A5026];[.B50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17</text:p>
          </table:table-cell>
          <table:table-cell table:formula="of:=EXACT([.A5027];[.B50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18</text:p>
          </table:table-cell>
          <table:table-cell table:formula="of:=EXACT([.A5028];[.B50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19</text:p>
          </table:table-cell>
          <table:table-cell table:formula="of:=EXACT([.A5029];[.B50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20</text:p>
          </table:table-cell>
          <table:table-cell table:formula="of:=EXACT([.A5030];[.B50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21</text:p>
          </table:table-cell>
          <table:table-cell table:formula="of:=EXACT([.A5031];[.B50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22</text:p>
          </table:table-cell>
          <table:table-cell table:formula="of:=EXACT([.A5032];[.B50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23</text:p>
          </table:table-cell>
          <table:table-cell table:formula="of:=EXACT([.A5033];[.B50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24</text:p>
          </table:table-cell>
          <table:table-cell table:formula="of:=EXACT([.A5034];[.B50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25</text:p>
          </table:table-cell>
          <table:table-cell table:formula="of:=EXACT([.A5035];[.B50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26</text:p>
          </table:table-cell>
          <table:table-cell table:formula="of:=EXACT([.A5036];[.B50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27</text:p>
          </table:table-cell>
          <table:table-cell table:formula="of:=EXACT([.A5037];[.B50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28</text:p>
          </table:table-cell>
          <table:table-cell table:formula="of:=EXACT([.A5038];[.B50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29</text:p>
          </table:table-cell>
          <table:table-cell table:formula="of:=EXACT([.A5039];[.B50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30</text:p>
          </table:table-cell>
          <table:table-cell table:formula="of:=EXACT([.A5040];[.B50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31</text:p>
          </table:table-cell>
          <table:table-cell table:formula="of:=EXACT([.A5041];[.B50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32</text:p>
          </table:table-cell>
          <table:table-cell table:formula="of:=EXACT([.A5042];[.B50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33</text:p>
          </table:table-cell>
          <table:table-cell table:formula="of:=EXACT([.A5043];[.B50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34</text:p>
          </table:table-cell>
          <table:table-cell table:formula="of:=EXACT([.A5044];[.B50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35</text:p>
          </table:table-cell>
          <table:table-cell table:formula="of:=EXACT([.A5045];[.B50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36</text:p>
          </table:table-cell>
          <table:table-cell table:formula="of:=EXACT([.A5046];[.B50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37</text:p>
          </table:table-cell>
          <table:table-cell table:formula="of:=EXACT([.A5047];[.B50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38</text:p>
          </table:table-cell>
          <table:table-cell table:formula="of:=EXACT([.A5048];[.B50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39</text:p>
          </table:table-cell>
          <table:table-cell table:formula="of:=EXACT([.A5049];[.B50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40</text:p>
          </table:table-cell>
          <table:table-cell table:formula="of:=EXACT([.A5050];[.B50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41</text:p>
          </table:table-cell>
          <table:table-cell table:formula="of:=EXACT([.A5051];[.B50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42</text:p>
          </table:table-cell>
          <table:table-cell table:formula="of:=EXACT([.A5052];[.B50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43</text:p>
          </table:table-cell>
          <table:table-cell table:formula="of:=EXACT([.A5053];[.B50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44</text:p>
          </table:table-cell>
          <table:table-cell table:formula="of:=EXACT([.A5054];[.B50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45</text:p>
          </table:table-cell>
          <table:table-cell table:formula="of:=EXACT([.A5055];[.B50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46</text:p>
          </table:table-cell>
          <table:table-cell table:formula="of:=EXACT([.A5056];[.B50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47</text:p>
          </table:table-cell>
          <table:table-cell table:formula="of:=EXACT([.A5057];[.B50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48</text:p>
          </table:table-cell>
          <table:table-cell table:formula="of:=EXACT([.A5058];[.B50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49</text:p>
          </table:table-cell>
          <table:table-cell table:formula="of:=EXACT([.A5059];[.B50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50</text:p>
          </table:table-cell>
          <table:table-cell table:formula="of:=EXACT([.A5060];[.B50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51</text:p>
          </table:table-cell>
          <table:table-cell table:formula="of:=EXACT([.A5061];[.B50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52</text:p>
          </table:table-cell>
          <table:table-cell table:formula="of:=EXACT([.A5062];[.B50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53</text:p>
          </table:table-cell>
          <table:table-cell table:formula="of:=EXACT([.A5063];[.B50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54</text:p>
          </table:table-cell>
          <table:table-cell table:formula="of:=EXACT([.A5064];[.B50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55</text:p>
          </table:table-cell>
          <table:table-cell table:formula="of:=EXACT([.A5065];[.B50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56</text:p>
          </table:table-cell>
          <table:table-cell table:formula="of:=EXACT([.A5066];[.B50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57</text:p>
          </table:table-cell>
          <table:table-cell table:formula="of:=EXACT([.A5067];[.B50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58</text:p>
          </table:table-cell>
          <table:table-cell table:formula="of:=EXACT([.A5068];[.B50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59</text:p>
          </table:table-cell>
          <table:table-cell table:formula="of:=EXACT([.A5069];[.B50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60</text:p>
          </table:table-cell>
          <table:table-cell table:formula="of:=EXACT([.A5070];[.B50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61</text:p>
          </table:table-cell>
          <table:table-cell table:formula="of:=EXACT([.A5071];[.B50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62</text:p>
          </table:table-cell>
          <table:table-cell table:formula="of:=EXACT([.A5072];[.B50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63</text:p>
          </table:table-cell>
          <table:table-cell table:formula="of:=EXACT([.A5073];[.B50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64</text:p>
          </table:table-cell>
          <table:table-cell table:formula="of:=EXACT([.A5074];[.B50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65</text:p>
          </table:table-cell>
          <table:table-cell table:formula="of:=EXACT([.A5075];[.B50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66</text:p>
          </table:table-cell>
          <table:table-cell table:formula="of:=EXACT([.A5076];[.B50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67</text:p>
          </table:table-cell>
          <table:table-cell table:formula="of:=EXACT([.A5077];[.B50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68</text:p>
          </table:table-cell>
          <table:table-cell table:formula="of:=EXACT([.A5078];[.B50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69</text:p>
          </table:table-cell>
          <table:table-cell table:formula="of:=EXACT([.A5079];[.B50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70</text:p>
          </table:table-cell>
          <table:table-cell table:formula="of:=EXACT([.A5080];[.B50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71</text:p>
          </table:table-cell>
          <table:table-cell table:formula="of:=EXACT([.A5081];[.B50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72</text:p>
          </table:table-cell>
          <table:table-cell table:formula="of:=EXACT([.A5082];[.B50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73</text:p>
          </table:table-cell>
          <table:table-cell table:formula="of:=EXACT([.A5083];[.B50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74</text:p>
          </table:table-cell>
          <table:table-cell table:formula="of:=EXACT([.A5084];[.B50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75</text:p>
          </table:table-cell>
          <table:table-cell table:formula="of:=EXACT([.A5085];[.B50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76</text:p>
          </table:table-cell>
          <table:table-cell table:formula="of:=EXACT([.A5086];[.B50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77</text:p>
          </table:table-cell>
          <table:table-cell table:formula="of:=EXACT([.A5087];[.B50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78</text:p>
          </table:table-cell>
          <table:table-cell table:formula="of:=EXACT([.A5088];[.B50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79</text:p>
          </table:table-cell>
          <table:table-cell table:formula="of:=EXACT([.A5089];[.B50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80</text:p>
          </table:table-cell>
          <table:table-cell table:formula="of:=EXACT([.A5090];[.B50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81</text:p>
          </table:table-cell>
          <table:table-cell table:formula="of:=EXACT([.A5091];[.B50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82</text:p>
          </table:table-cell>
          <table:table-cell table:formula="of:=EXACT([.A5092];[.B50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83</text:p>
          </table:table-cell>
          <table:table-cell table:formula="of:=EXACT([.A5093];[.B50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84</text:p>
          </table:table-cell>
          <table:table-cell table:formula="of:=EXACT([.A5094];[.B50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85</text:p>
          </table:table-cell>
          <table:table-cell table:formula="of:=EXACT([.A5095];[.B50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86</text:p>
          </table:table-cell>
          <table:table-cell table:formula="of:=EXACT([.A5096];[.B50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87</text:p>
          </table:table-cell>
          <table:table-cell table:formula="of:=EXACT([.A5097];[.B50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88</text:p>
          </table:table-cell>
          <table:table-cell table:formula="of:=EXACT([.A5098];[.B50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89</text:p>
          </table:table-cell>
          <table:table-cell table:formula="of:=EXACT([.A5099];[.B50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90</text:p>
          </table:table-cell>
          <table:table-cell table:formula="of:=EXACT([.A5100];[.B51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91</text:p>
          </table:table-cell>
          <table:table-cell table:formula="of:=EXACT([.A5101];[.B51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92</text:p>
          </table:table-cell>
          <table:table-cell table:formula="of:=EXACT([.A5102];[.B51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93</text:p>
          </table:table-cell>
          <table:table-cell table:formula="of:=EXACT([.A5103];[.B51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94</text:p>
          </table:table-cell>
          <table:table-cell table:formula="of:=EXACT([.A5104];[.B51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95</text:p>
          </table:table-cell>
          <table:table-cell table:formula="of:=EXACT([.A5105];[.B51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96</text:p>
          </table:table-cell>
          <table:table-cell table:formula="of:=EXACT([.A5106];[.B51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97</text:p>
          </table:table-cell>
          <table:table-cell table:formula="of:=EXACT([.A5107];[.B51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98</text:p>
          </table:table-cell>
          <table:table-cell table:formula="of:=EXACT([.A5108];[.B51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099</text:p>
          </table:table-cell>
          <table:table-cell table:formula="of:=EXACT([.A5109];[.B51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100</text:p>
          </table:table-cell>
          <table:table-cell table:formula="of:=EXACT([.A5110];[.B51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101</text:p>
          </table:table-cell>
          <table:table-cell table:formula="of:=EXACT([.A5111];[.B51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102</text:p>
          </table:table-cell>
          <table:table-cell table:formula="of:=EXACT([.A5112];[.B51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103</text:p>
          </table:table-cell>
          <table:table-cell table:formula="of:=EXACT([.A5113];[.B51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104</text:p>
          </table:table-cell>
          <table:table-cell table:formula="of:=EXACT([.A5114];[.B51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105</text:p>
          </table:table-cell>
          <table:table-cell table:formula="of:=EXACT([.A5115];[.B51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106</text:p>
          </table:table-cell>
          <table:table-cell table:formula="of:=EXACT([.A5116];[.B51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107</text:p>
          </table:table-cell>
          <table:table-cell table:formula="of:=EXACT([.A5117];[.B51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108</text:p>
          </table:table-cell>
          <table:table-cell table:formula="of:=EXACT([.A5118];[.B51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109</text:p>
          </table:table-cell>
          <table:table-cell table:formula="of:=EXACT([.A5119];[.B51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110</text:p>
          </table:table-cell>
          <table:table-cell table:formula="of:=EXACT([.A5120];[.B51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111</text:p>
          </table:table-cell>
          <table:table-cell table:formula="of:=EXACT([.A5121];[.B51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112</text:p>
          </table:table-cell>
          <table:table-cell table:formula="of:=EXACT([.A5122];[.B51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113</text:p>
          </table:table-cell>
          <table:table-cell table:formula="of:=EXACT([.A5123];[.B51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114</text:p>
          </table:table-cell>
          <table:table-cell table:formula="of:=EXACT([.A5124];[.B51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115</text:p>
          </table:table-cell>
          <table:table-cell table:formula="of:=EXACT([.A5125];[.B51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116</text:p>
          </table:table-cell>
          <table:table-cell table:formula="of:=EXACT([.A5126];[.B51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117</text:p>
          </table:table-cell>
          <table:table-cell table:formula="of:=EXACT([.A5127];[.B51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118</text:p>
          </table:table-cell>
          <table:table-cell table:formula="of:=EXACT([.A5128];[.B51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119</text:p>
          </table:table-cell>
          <table:table-cell table:formula="of:=EXACT([.A5129];[.B51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120</text:p>
          </table:table-cell>
          <table:table-cell table:formula="of:=EXACT([.A5130];[.B51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121</text:p>
          </table:table-cell>
          <table:table-cell table:formula="of:=EXACT([.A5131];[.B51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122</text:p>
          </table:table-cell>
          <table:table-cell table:formula="of:=EXACT([.A5132];[.B51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123</text:p>
          </table:table-cell>
          <table:table-cell table:formula="of:=EXACT([.A5133];[.B51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124</text:p>
          </table:table-cell>
          <table:table-cell table:formula="of:=EXACT([.A5134];[.B51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3_delgado_f000125</text:p>
          </table:table-cell>
          <table:table-cell table:formula="of:=EXACT([.A5135];[.B51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01</text:p>
          </table:table-cell>
          <table:table-cell table:formula="of:=EXACT([.A5136];[.B51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02</text:p>
          </table:table-cell>
          <table:table-cell table:formula="of:=EXACT([.A5137];[.B51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03</text:p>
          </table:table-cell>
          <table:table-cell table:formula="of:=EXACT([.A5138];[.B51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04</text:p>
          </table:table-cell>
          <table:table-cell table:formula="of:=EXACT([.A5139];[.B51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05</text:p>
          </table:table-cell>
          <table:table-cell table:formula="of:=EXACT([.A5140];[.B51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06</text:p>
          </table:table-cell>
          <table:table-cell table:formula="of:=EXACT([.A5141];[.B51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07</text:p>
          </table:table-cell>
          <table:table-cell table:formula="of:=EXACT([.A5142];[.B51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08</text:p>
          </table:table-cell>
          <table:table-cell table:formula="of:=EXACT([.A5143];[.B51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09</text:p>
          </table:table-cell>
          <table:table-cell table:formula="of:=EXACT([.A5144];[.B51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10</text:p>
          </table:table-cell>
          <table:table-cell table:formula="of:=EXACT([.A5145];[.B51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11</text:p>
          </table:table-cell>
          <table:table-cell table:formula="of:=EXACT([.A5146];[.B51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12</text:p>
          </table:table-cell>
          <table:table-cell table:formula="of:=EXACT([.A5147];[.B51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13</text:p>
          </table:table-cell>
          <table:table-cell table:formula="of:=EXACT([.A5148];[.B51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14</text:p>
          </table:table-cell>
          <table:table-cell table:formula="of:=EXACT([.A5149];[.B51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15</text:p>
          </table:table-cell>
          <table:table-cell table:formula="of:=EXACT([.A5150];[.B51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16</text:p>
          </table:table-cell>
          <table:table-cell table:formula="of:=EXACT([.A5151];[.B51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17</text:p>
          </table:table-cell>
          <table:table-cell table:formula="of:=EXACT([.A5152];[.B51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18</text:p>
          </table:table-cell>
          <table:table-cell table:formula="of:=EXACT([.A5153];[.B51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19</text:p>
          </table:table-cell>
          <table:table-cell table:formula="of:=EXACT([.A5154];[.B51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20</text:p>
          </table:table-cell>
          <table:table-cell table:formula="of:=EXACT([.A5155];[.B51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21</text:p>
          </table:table-cell>
          <table:table-cell table:formula="of:=EXACT([.A5156];[.B51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22</text:p>
          </table:table-cell>
          <table:table-cell table:formula="of:=EXACT([.A5157];[.B51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23</text:p>
          </table:table-cell>
          <table:table-cell table:formula="of:=EXACT([.A5158];[.B51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24</text:p>
          </table:table-cell>
          <table:table-cell table:formula="of:=EXACT([.A5159];[.B51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25</text:p>
          </table:table-cell>
          <table:table-cell table:formula="of:=EXACT([.A5160];[.B51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26</text:p>
          </table:table-cell>
          <table:table-cell table:formula="of:=EXACT([.A5161];[.B51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27</text:p>
          </table:table-cell>
          <table:table-cell table:formula="of:=EXACT([.A5162];[.B51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28</text:p>
          </table:table-cell>
          <table:table-cell table:formula="of:=EXACT([.A5163];[.B51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29</text:p>
          </table:table-cell>
          <table:table-cell table:formula="of:=EXACT([.A5164];[.B51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30</text:p>
          </table:table-cell>
          <table:table-cell table:formula="of:=EXACT([.A5165];[.B51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31</text:p>
          </table:table-cell>
          <table:table-cell table:formula="of:=EXACT([.A5166];[.B51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32</text:p>
          </table:table-cell>
          <table:table-cell table:formula="of:=EXACT([.A5167];[.B51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33</text:p>
          </table:table-cell>
          <table:table-cell table:formula="of:=EXACT([.A5168];[.B51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34</text:p>
          </table:table-cell>
          <table:table-cell table:formula="of:=EXACT([.A5169];[.B51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35</text:p>
          </table:table-cell>
          <table:table-cell table:formula="of:=EXACT([.A5170];[.B51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36</text:p>
          </table:table-cell>
          <table:table-cell table:formula="of:=EXACT([.A5171];[.B51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37</text:p>
          </table:table-cell>
          <table:table-cell table:formula="of:=EXACT([.A5172];[.B51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38</text:p>
          </table:table-cell>
          <table:table-cell table:formula="of:=EXACT([.A5173];[.B51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39</text:p>
          </table:table-cell>
          <table:table-cell table:formula="of:=EXACT([.A5174];[.B51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40</text:p>
          </table:table-cell>
          <table:table-cell table:formula="of:=EXACT([.A5175];[.B51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41</text:p>
          </table:table-cell>
          <table:table-cell table:formula="of:=EXACT([.A5176];[.B51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42</text:p>
          </table:table-cell>
          <table:table-cell table:formula="of:=EXACT([.A5177];[.B51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43</text:p>
          </table:table-cell>
          <table:table-cell table:formula="of:=EXACT([.A5178];[.B51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44</text:p>
          </table:table-cell>
          <table:table-cell table:formula="of:=EXACT([.A5179];[.B51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45</text:p>
          </table:table-cell>
          <table:table-cell table:formula="of:=EXACT([.A5180];[.B51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46</text:p>
          </table:table-cell>
          <table:table-cell table:formula="of:=EXACT([.A5181];[.B51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47</text:p>
          </table:table-cell>
          <table:table-cell table:formula="of:=EXACT([.A5182];[.B51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48</text:p>
          </table:table-cell>
          <table:table-cell table:formula="of:=EXACT([.A5183];[.B51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49</text:p>
          </table:table-cell>
          <table:table-cell table:formula="of:=EXACT([.A5184];[.B51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50</text:p>
          </table:table-cell>
          <table:table-cell table:formula="of:=EXACT([.A5185];[.B51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51</text:p>
          </table:table-cell>
          <table:table-cell table:formula="of:=EXACT([.A5186];[.B51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52</text:p>
          </table:table-cell>
          <table:table-cell table:formula="of:=EXACT([.A5187];[.B51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53</text:p>
          </table:table-cell>
          <table:table-cell table:formula="of:=EXACT([.A5188];[.B51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54</text:p>
          </table:table-cell>
          <table:table-cell table:formula="of:=EXACT([.A5189];[.B51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55</text:p>
          </table:table-cell>
          <table:table-cell table:formula="of:=EXACT([.A5190];[.B51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56</text:p>
          </table:table-cell>
          <table:table-cell table:formula="of:=EXACT([.A5191];[.B51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57</text:p>
          </table:table-cell>
          <table:table-cell table:formula="of:=EXACT([.A5192];[.B51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58</text:p>
          </table:table-cell>
          <table:table-cell table:formula="of:=EXACT([.A5193];[.B51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59</text:p>
          </table:table-cell>
          <table:table-cell table:formula="of:=EXACT([.A5194];[.B51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60</text:p>
          </table:table-cell>
          <table:table-cell table:formula="of:=EXACT([.A5195];[.B51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61</text:p>
          </table:table-cell>
          <table:table-cell table:formula="of:=EXACT([.A5196];[.B51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62</text:p>
          </table:table-cell>
          <table:table-cell table:formula="of:=EXACT([.A5197];[.B51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63</text:p>
          </table:table-cell>
          <table:table-cell table:formula="of:=EXACT([.A5198];[.B51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64</text:p>
          </table:table-cell>
          <table:table-cell table:formula="of:=EXACT([.A5199];[.B51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65</text:p>
          </table:table-cell>
          <table:table-cell table:formula="of:=EXACT([.A5200];[.B52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66</text:p>
          </table:table-cell>
          <table:table-cell table:formula="of:=EXACT([.A5201];[.B52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67</text:p>
          </table:table-cell>
          <table:table-cell table:formula="of:=EXACT([.A5202];[.B52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68</text:p>
          </table:table-cell>
          <table:table-cell table:formula="of:=EXACT([.A5203];[.B52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69</text:p>
          </table:table-cell>
          <table:table-cell table:formula="of:=EXACT([.A5204];[.B52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70</text:p>
          </table:table-cell>
          <table:table-cell table:formula="of:=EXACT([.A5205];[.B52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71</text:p>
          </table:table-cell>
          <table:table-cell table:formula="of:=EXACT([.A5206];[.B52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72</text:p>
          </table:table-cell>
          <table:table-cell table:formula="of:=EXACT([.A5207];[.B52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73</text:p>
          </table:table-cell>
          <table:table-cell table:formula="of:=EXACT([.A5208];[.B52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74</text:p>
          </table:table-cell>
          <table:table-cell table:formula="of:=EXACT([.A5209];[.B52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75</text:p>
          </table:table-cell>
          <table:table-cell table:formula="of:=EXACT([.A5210];[.B52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76</text:p>
          </table:table-cell>
          <table:table-cell table:formula="of:=EXACT([.A5211];[.B52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77</text:p>
          </table:table-cell>
          <table:table-cell table:formula="of:=EXACT([.A5212];[.B52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78</text:p>
          </table:table-cell>
          <table:table-cell table:formula="of:=EXACT([.A5213];[.B52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79</text:p>
          </table:table-cell>
          <table:table-cell table:formula="of:=EXACT([.A5214];[.B52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80</text:p>
          </table:table-cell>
          <table:table-cell table:formula="of:=EXACT([.A5215];[.B52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81</text:p>
          </table:table-cell>
          <table:table-cell table:formula="of:=EXACT([.A5216];[.B52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82</text:p>
          </table:table-cell>
          <table:table-cell table:formula="of:=EXACT([.A5217];[.B52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83</text:p>
          </table:table-cell>
          <table:table-cell table:formula="of:=EXACT([.A5218];[.B52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84</text:p>
          </table:table-cell>
          <table:table-cell table:formula="of:=EXACT([.A5219];[.B52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85</text:p>
          </table:table-cell>
          <table:table-cell table:formula="of:=EXACT([.A5220];[.B52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86</text:p>
          </table:table-cell>
          <table:table-cell table:formula="of:=EXACT([.A5221];[.B52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87</text:p>
          </table:table-cell>
          <table:table-cell table:formula="of:=EXACT([.A5222];[.B52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88</text:p>
          </table:table-cell>
          <table:table-cell table:formula="of:=EXACT([.A5223];[.B52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89</text:p>
          </table:table-cell>
          <table:table-cell table:formula="of:=EXACT([.A5224];[.B52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90</text:p>
          </table:table-cell>
          <table:table-cell table:formula="of:=EXACT([.A5225];[.B52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91</text:p>
          </table:table-cell>
          <table:table-cell table:formula="of:=EXACT([.A5226];[.B52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92</text:p>
          </table:table-cell>
          <table:table-cell table:formula="of:=EXACT([.A5227];[.B52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93</text:p>
          </table:table-cell>
          <table:table-cell table:formula="of:=EXACT([.A5228];[.B52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94</text:p>
          </table:table-cell>
          <table:table-cell table:formula="of:=EXACT([.A5229];[.B52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95</text:p>
          </table:table-cell>
          <table:table-cell table:formula="of:=EXACT([.A5230];[.B52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96</text:p>
          </table:table-cell>
          <table:table-cell table:formula="of:=EXACT([.A5231];[.B52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97</text:p>
          </table:table-cell>
          <table:table-cell table:formula="of:=EXACT([.A5232];[.B52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98</text:p>
          </table:table-cell>
          <table:table-cell table:formula="of:=EXACT([.A5233];[.B52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099</text:p>
          </table:table-cell>
          <table:table-cell table:formula="of:=EXACT([.A5234];[.B52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100</text:p>
          </table:table-cell>
          <table:table-cell table:formula="of:=EXACT([.A5235];[.B52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101</text:p>
          </table:table-cell>
          <table:table-cell table:formula="of:=EXACT([.A5236];[.B52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102</text:p>
          </table:table-cell>
          <table:table-cell table:formula="of:=EXACT([.A5237];[.B52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103</text:p>
          </table:table-cell>
          <table:table-cell table:formula="of:=EXACT([.A5238];[.B52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104</text:p>
          </table:table-cell>
          <table:table-cell table:formula="of:=EXACT([.A5239];[.B52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105</text:p>
          </table:table-cell>
          <table:table-cell table:formula="of:=EXACT([.A5240];[.B52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106</text:p>
          </table:table-cell>
          <table:table-cell table:formula="of:=EXACT([.A5241];[.B52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107</text:p>
          </table:table-cell>
          <table:table-cell table:formula="of:=EXACT([.A5242];[.B52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108</text:p>
          </table:table-cell>
          <table:table-cell table:formula="of:=EXACT([.A5243];[.B52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109</text:p>
          </table:table-cell>
          <table:table-cell table:formula="of:=EXACT([.A5244];[.B52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110</text:p>
          </table:table-cell>
          <table:table-cell table:formula="of:=EXACT([.A5245];[.B52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111</text:p>
          </table:table-cell>
          <table:table-cell table:formula="of:=EXACT([.A5246];[.B52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112</text:p>
          </table:table-cell>
          <table:table-cell table:formula="of:=EXACT([.A5247];[.B52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113</text:p>
          </table:table-cell>
          <table:table-cell table:formula="of:=EXACT([.A5248];[.B52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114</text:p>
          </table:table-cell>
          <table:table-cell table:formula="of:=EXACT([.A5249];[.B52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4_delgado_f000115</text:p>
          </table:table-cell>
          <table:table-cell table:formula="of:=EXACT([.A5250];[.B52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01</text:p>
          </table:table-cell>
          <table:table-cell table:formula="of:=EXACT([.A5251];[.B52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02</text:p>
          </table:table-cell>
          <table:table-cell table:formula="of:=EXACT([.A5252];[.B52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03</text:p>
          </table:table-cell>
          <table:table-cell table:formula="of:=EXACT([.A5253];[.B52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04</text:p>
          </table:table-cell>
          <table:table-cell table:formula="of:=EXACT([.A5254];[.B52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05</text:p>
          </table:table-cell>
          <table:table-cell table:formula="of:=EXACT([.A5255];[.B52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06</text:p>
          </table:table-cell>
          <table:table-cell table:formula="of:=EXACT([.A5256];[.B52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07</text:p>
          </table:table-cell>
          <table:table-cell table:formula="of:=EXACT([.A5257];[.B52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08</text:p>
          </table:table-cell>
          <table:table-cell table:formula="of:=EXACT([.A5258];[.B52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09</text:p>
          </table:table-cell>
          <table:table-cell table:formula="of:=EXACT([.A5259];[.B52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10</text:p>
          </table:table-cell>
          <table:table-cell table:formula="of:=EXACT([.A5260];[.B52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11</text:p>
          </table:table-cell>
          <table:table-cell table:formula="of:=EXACT([.A5261];[.B52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12</text:p>
          </table:table-cell>
          <table:table-cell table:formula="of:=EXACT([.A5262];[.B52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13</text:p>
          </table:table-cell>
          <table:table-cell table:formula="of:=EXACT([.A5263];[.B52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14</text:p>
          </table:table-cell>
          <table:table-cell table:formula="of:=EXACT([.A5264];[.B52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15</text:p>
          </table:table-cell>
          <table:table-cell table:formula="of:=EXACT([.A5265];[.B52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16</text:p>
          </table:table-cell>
          <table:table-cell table:formula="of:=EXACT([.A5266];[.B52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17</text:p>
          </table:table-cell>
          <table:table-cell table:formula="of:=EXACT([.A5267];[.B52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18</text:p>
          </table:table-cell>
          <table:table-cell table:formula="of:=EXACT([.A5268];[.B52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19</text:p>
          </table:table-cell>
          <table:table-cell table:formula="of:=EXACT([.A5269];[.B52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20</text:p>
          </table:table-cell>
          <table:table-cell table:formula="of:=EXACT([.A5270];[.B52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21</text:p>
          </table:table-cell>
          <table:table-cell table:formula="of:=EXACT([.A5271];[.B52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22</text:p>
          </table:table-cell>
          <table:table-cell table:formula="of:=EXACT([.A5272];[.B52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23</text:p>
          </table:table-cell>
          <table:table-cell table:formula="of:=EXACT([.A5273];[.B52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24</text:p>
          </table:table-cell>
          <table:table-cell table:formula="of:=EXACT([.A5274];[.B52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25</text:p>
          </table:table-cell>
          <table:table-cell table:formula="of:=EXACT([.A5275];[.B52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26</text:p>
          </table:table-cell>
          <table:table-cell table:formula="of:=EXACT([.A5276];[.B52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27</text:p>
          </table:table-cell>
          <table:table-cell table:formula="of:=EXACT([.A5277];[.B52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28</text:p>
          </table:table-cell>
          <table:table-cell table:formula="of:=EXACT([.A5278];[.B52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29</text:p>
          </table:table-cell>
          <table:table-cell table:formula="of:=EXACT([.A5279];[.B52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30</text:p>
          </table:table-cell>
          <table:table-cell table:formula="of:=EXACT([.A5280];[.B52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31</text:p>
          </table:table-cell>
          <table:table-cell table:formula="of:=EXACT([.A5281];[.B52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32</text:p>
          </table:table-cell>
          <table:table-cell table:formula="of:=EXACT([.A5282];[.B52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33</text:p>
          </table:table-cell>
          <table:table-cell table:formula="of:=EXACT([.A5283];[.B52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34</text:p>
          </table:table-cell>
          <table:table-cell table:formula="of:=EXACT([.A5284];[.B52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35</text:p>
          </table:table-cell>
          <table:table-cell table:formula="of:=EXACT([.A5285];[.B52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36</text:p>
          </table:table-cell>
          <table:table-cell table:formula="of:=EXACT([.A5286];[.B52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37</text:p>
          </table:table-cell>
          <table:table-cell table:formula="of:=EXACT([.A5287];[.B52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38</text:p>
          </table:table-cell>
          <table:table-cell table:formula="of:=EXACT([.A5288];[.B52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39</text:p>
          </table:table-cell>
          <table:table-cell table:formula="of:=EXACT([.A5289];[.B52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40</text:p>
          </table:table-cell>
          <table:table-cell table:formula="of:=EXACT([.A5290];[.B52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41</text:p>
          </table:table-cell>
          <table:table-cell table:formula="of:=EXACT([.A5291];[.B52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42</text:p>
          </table:table-cell>
          <table:table-cell table:formula="of:=EXACT([.A5292];[.B52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43</text:p>
          </table:table-cell>
          <table:table-cell table:formula="of:=EXACT([.A5293];[.B52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44</text:p>
          </table:table-cell>
          <table:table-cell table:formula="of:=EXACT([.A5294];[.B52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45</text:p>
          </table:table-cell>
          <table:table-cell table:formula="of:=EXACT([.A5295];[.B52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46</text:p>
          </table:table-cell>
          <table:table-cell table:formula="of:=EXACT([.A5296];[.B52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47</text:p>
          </table:table-cell>
          <table:table-cell table:formula="of:=EXACT([.A5297];[.B52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48</text:p>
          </table:table-cell>
          <table:table-cell table:formula="of:=EXACT([.A5298];[.B52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49</text:p>
          </table:table-cell>
          <table:table-cell table:formula="of:=EXACT([.A5299];[.B52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50</text:p>
          </table:table-cell>
          <table:table-cell table:formula="of:=EXACT([.A5300];[.B53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51</text:p>
          </table:table-cell>
          <table:table-cell table:formula="of:=EXACT([.A5301];[.B53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52</text:p>
          </table:table-cell>
          <table:table-cell table:formula="of:=EXACT([.A5302];[.B53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53</text:p>
          </table:table-cell>
          <table:table-cell table:formula="of:=EXACT([.A5303];[.B53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54</text:p>
          </table:table-cell>
          <table:table-cell table:formula="of:=EXACT([.A5304];[.B53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55</text:p>
          </table:table-cell>
          <table:table-cell table:formula="of:=EXACT([.A5305];[.B53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56</text:p>
          </table:table-cell>
          <table:table-cell table:formula="of:=EXACT([.A5306];[.B53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57</text:p>
          </table:table-cell>
          <table:table-cell table:formula="of:=EXACT([.A5307];[.B53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58</text:p>
          </table:table-cell>
          <table:table-cell table:formula="of:=EXACT([.A5308];[.B53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59</text:p>
          </table:table-cell>
          <table:table-cell table:formula="of:=EXACT([.A5309];[.B53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60</text:p>
          </table:table-cell>
          <table:table-cell table:formula="of:=EXACT([.A5310];[.B53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61</text:p>
          </table:table-cell>
          <table:table-cell table:formula="of:=EXACT([.A5311];[.B53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62</text:p>
          </table:table-cell>
          <table:table-cell table:formula="of:=EXACT([.A5312];[.B53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63</text:p>
          </table:table-cell>
          <table:table-cell table:formula="of:=EXACT([.A5313];[.B53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64</text:p>
          </table:table-cell>
          <table:table-cell table:formula="of:=EXACT([.A5314];[.B53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65</text:p>
          </table:table-cell>
          <table:table-cell table:formula="of:=EXACT([.A5315];[.B53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66</text:p>
          </table:table-cell>
          <table:table-cell table:formula="of:=EXACT([.A5316];[.B53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67</text:p>
          </table:table-cell>
          <table:table-cell table:formula="of:=EXACT([.A5317];[.B53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68</text:p>
          </table:table-cell>
          <table:table-cell table:formula="of:=EXACT([.A5318];[.B53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69</text:p>
          </table:table-cell>
          <table:table-cell table:formula="of:=EXACT([.A5319];[.B53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70</text:p>
          </table:table-cell>
          <table:table-cell table:formula="of:=EXACT([.A5320];[.B53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71</text:p>
          </table:table-cell>
          <table:table-cell table:formula="of:=EXACT([.A5321];[.B53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72</text:p>
          </table:table-cell>
          <table:table-cell table:formula="of:=EXACT([.A5322];[.B53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73</text:p>
          </table:table-cell>
          <table:table-cell table:formula="of:=EXACT([.A5323];[.B53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74</text:p>
          </table:table-cell>
          <table:table-cell table:formula="of:=EXACT([.A5324];[.B53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75</text:p>
          </table:table-cell>
          <table:table-cell table:formula="of:=EXACT([.A5325];[.B53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76</text:p>
          </table:table-cell>
          <table:table-cell table:formula="of:=EXACT([.A5326];[.B53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77</text:p>
          </table:table-cell>
          <table:table-cell table:formula="of:=EXACT([.A5327];[.B53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78</text:p>
          </table:table-cell>
          <table:table-cell table:formula="of:=EXACT([.A5328];[.B53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79</text:p>
          </table:table-cell>
          <table:table-cell table:formula="of:=EXACT([.A5329];[.B53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80</text:p>
          </table:table-cell>
          <table:table-cell table:formula="of:=EXACT([.A5330];[.B53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81</text:p>
          </table:table-cell>
          <table:table-cell table:formula="of:=EXACT([.A5331];[.B53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82</text:p>
          </table:table-cell>
          <table:table-cell table:formula="of:=EXACT([.A5332];[.B53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83</text:p>
          </table:table-cell>
          <table:table-cell table:formula="of:=EXACT([.A5333];[.B53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5_delgado_f000084</text:p>
          </table:table-cell>
          <table:table-cell table:formula="of:=EXACT([.A5334];[.B53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01</text:p>
          </table:table-cell>
          <table:table-cell table:formula="of:=EXACT([.A5335];[.B53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02</text:p>
          </table:table-cell>
          <table:table-cell table:formula="of:=EXACT([.A5336];[.B53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03</text:p>
          </table:table-cell>
          <table:table-cell table:formula="of:=EXACT([.A5337];[.B53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04</text:p>
          </table:table-cell>
          <table:table-cell table:formula="of:=EXACT([.A5338];[.B53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05</text:p>
          </table:table-cell>
          <table:table-cell table:formula="of:=EXACT([.A5339];[.B53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06</text:p>
          </table:table-cell>
          <table:table-cell table:formula="of:=EXACT([.A5340];[.B53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07</text:p>
          </table:table-cell>
          <table:table-cell table:formula="of:=EXACT([.A5341];[.B53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08</text:p>
          </table:table-cell>
          <table:table-cell table:formula="of:=EXACT([.A5342];[.B53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09</text:p>
          </table:table-cell>
          <table:table-cell table:formula="of:=EXACT([.A5343];[.B53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10</text:p>
          </table:table-cell>
          <table:table-cell table:formula="of:=EXACT([.A5344];[.B53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11</text:p>
          </table:table-cell>
          <table:table-cell table:formula="of:=EXACT([.A5345];[.B53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12</text:p>
          </table:table-cell>
          <table:table-cell table:formula="of:=EXACT([.A5346];[.B53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13</text:p>
          </table:table-cell>
          <table:table-cell table:formula="of:=EXACT([.A5347];[.B53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14</text:p>
          </table:table-cell>
          <table:table-cell table:formula="of:=EXACT([.A5348];[.B53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15</text:p>
          </table:table-cell>
          <table:table-cell table:formula="of:=EXACT([.A5349];[.B53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16</text:p>
          </table:table-cell>
          <table:table-cell table:formula="of:=EXACT([.A5350];[.B53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17</text:p>
          </table:table-cell>
          <table:table-cell table:formula="of:=EXACT([.A5351];[.B53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18</text:p>
          </table:table-cell>
          <table:table-cell table:formula="of:=EXACT([.A5352];[.B53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19</text:p>
          </table:table-cell>
          <table:table-cell table:formula="of:=EXACT([.A5353];[.B53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20</text:p>
          </table:table-cell>
          <table:table-cell table:formula="of:=EXACT([.A5354];[.B53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21</text:p>
          </table:table-cell>
          <table:table-cell table:formula="of:=EXACT([.A5355];[.B53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22</text:p>
          </table:table-cell>
          <table:table-cell table:formula="of:=EXACT([.A5356];[.B53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23</text:p>
          </table:table-cell>
          <table:table-cell table:formula="of:=EXACT([.A5357];[.B53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24</text:p>
          </table:table-cell>
          <table:table-cell table:formula="of:=EXACT([.A5358];[.B53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25</text:p>
          </table:table-cell>
          <table:table-cell table:formula="of:=EXACT([.A5359];[.B53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26</text:p>
          </table:table-cell>
          <table:table-cell table:formula="of:=EXACT([.A5360];[.B53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27</text:p>
          </table:table-cell>
          <table:table-cell table:formula="of:=EXACT([.A5361];[.B53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28</text:p>
          </table:table-cell>
          <table:table-cell table:formula="of:=EXACT([.A5362];[.B53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29</text:p>
          </table:table-cell>
          <table:table-cell table:formula="of:=EXACT([.A5363];[.B53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30</text:p>
          </table:table-cell>
          <table:table-cell table:formula="of:=EXACT([.A5364];[.B53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31</text:p>
          </table:table-cell>
          <table:table-cell table:formula="of:=EXACT([.A5365];[.B53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32</text:p>
          </table:table-cell>
          <table:table-cell table:formula="of:=EXACT([.A5366];[.B53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33</text:p>
          </table:table-cell>
          <table:table-cell table:formula="of:=EXACT([.A5367];[.B53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34</text:p>
          </table:table-cell>
          <table:table-cell table:formula="of:=EXACT([.A5368];[.B53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35</text:p>
          </table:table-cell>
          <table:table-cell table:formula="of:=EXACT([.A5369];[.B53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36</text:p>
          </table:table-cell>
          <table:table-cell table:formula="of:=EXACT([.A5370];[.B53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37</text:p>
          </table:table-cell>
          <table:table-cell table:formula="of:=EXACT([.A5371];[.B53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38</text:p>
          </table:table-cell>
          <table:table-cell table:formula="of:=EXACT([.A5372];[.B53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39</text:p>
          </table:table-cell>
          <table:table-cell table:formula="of:=EXACT([.A5373];[.B53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40</text:p>
          </table:table-cell>
          <table:table-cell table:formula="of:=EXACT([.A5374];[.B53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41</text:p>
          </table:table-cell>
          <table:table-cell table:formula="of:=EXACT([.A5375];[.B53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42</text:p>
          </table:table-cell>
          <table:table-cell table:formula="of:=EXACT([.A5376];[.B53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43</text:p>
          </table:table-cell>
          <table:table-cell table:formula="of:=EXACT([.A5377];[.B53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44</text:p>
          </table:table-cell>
          <table:table-cell table:formula="of:=EXACT([.A5378];[.B53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45</text:p>
          </table:table-cell>
          <table:table-cell table:formula="of:=EXACT([.A5379];[.B53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46</text:p>
          </table:table-cell>
          <table:table-cell table:formula="of:=EXACT([.A5380];[.B53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47</text:p>
          </table:table-cell>
          <table:table-cell table:formula="of:=EXACT([.A5381];[.B53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48</text:p>
          </table:table-cell>
          <table:table-cell table:formula="of:=EXACT([.A5382];[.B53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49</text:p>
          </table:table-cell>
          <table:table-cell table:formula="of:=EXACT([.A5383];[.B53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50</text:p>
          </table:table-cell>
          <table:table-cell table:formula="of:=EXACT([.A5384];[.B53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51</text:p>
          </table:table-cell>
          <table:table-cell table:formula="of:=EXACT([.A5385];[.B53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52</text:p>
          </table:table-cell>
          <table:table-cell table:formula="of:=EXACT([.A5386];[.B53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53</text:p>
          </table:table-cell>
          <table:table-cell table:formula="of:=EXACT([.A5387];[.B53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54</text:p>
          </table:table-cell>
          <table:table-cell table:formula="of:=EXACT([.A5388];[.B53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55</text:p>
          </table:table-cell>
          <table:table-cell table:formula="of:=EXACT([.A5389];[.B53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56</text:p>
          </table:table-cell>
          <table:table-cell table:formula="of:=EXACT([.A5390];[.B53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57</text:p>
          </table:table-cell>
          <table:table-cell table:formula="of:=EXACT([.A5391];[.B53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58</text:p>
          </table:table-cell>
          <table:table-cell table:formula="of:=EXACT([.A5392];[.B53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59</text:p>
          </table:table-cell>
          <table:table-cell table:formula="of:=EXACT([.A5393];[.B53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60</text:p>
          </table:table-cell>
          <table:table-cell table:formula="of:=EXACT([.A5394];[.B53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61</text:p>
          </table:table-cell>
          <table:table-cell table:formula="of:=EXACT([.A5395];[.B53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62</text:p>
          </table:table-cell>
          <table:table-cell table:formula="of:=EXACT([.A5396];[.B53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63</text:p>
          </table:table-cell>
          <table:table-cell table:formula="of:=EXACT([.A5397];[.B53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64</text:p>
          </table:table-cell>
          <table:table-cell table:formula="of:=EXACT([.A5398];[.B53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65</text:p>
          </table:table-cell>
          <table:table-cell table:formula="of:=EXACT([.A5399];[.B53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66</text:p>
          </table:table-cell>
          <table:table-cell table:formula="of:=EXACT([.A5400];[.B54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67</text:p>
          </table:table-cell>
          <table:table-cell table:formula="of:=EXACT([.A5401];[.B54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68</text:p>
          </table:table-cell>
          <table:table-cell table:formula="of:=EXACT([.A5402];[.B54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69</text:p>
          </table:table-cell>
          <table:table-cell table:formula="of:=EXACT([.A5403];[.B54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70</text:p>
          </table:table-cell>
          <table:table-cell table:formula="of:=EXACT([.A5404];[.B54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71</text:p>
          </table:table-cell>
          <table:table-cell table:formula="of:=EXACT([.A5405];[.B54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72</text:p>
          </table:table-cell>
          <table:table-cell table:formula="of:=EXACT([.A5406];[.B54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73</text:p>
          </table:table-cell>
          <table:table-cell table:formula="of:=EXACT([.A5407];[.B54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74</text:p>
          </table:table-cell>
          <table:table-cell table:formula="of:=EXACT([.A5408];[.B54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75</text:p>
          </table:table-cell>
          <table:table-cell table:formula="of:=EXACT([.A5409];[.B54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76</text:p>
          </table:table-cell>
          <table:table-cell table:formula="of:=EXACT([.A5410];[.B54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77</text:p>
          </table:table-cell>
          <table:table-cell table:formula="of:=EXACT([.A5411];[.B54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78</text:p>
          </table:table-cell>
          <table:table-cell table:formula="of:=EXACT([.A5412];[.B54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79</text:p>
          </table:table-cell>
          <table:table-cell table:formula="of:=EXACT([.A5413];[.B54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80</text:p>
          </table:table-cell>
          <table:table-cell table:formula="of:=EXACT([.A5414];[.B54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81</text:p>
          </table:table-cell>
          <table:table-cell table:formula="of:=EXACT([.A5415];[.B54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82</text:p>
          </table:table-cell>
          <table:table-cell table:formula="of:=EXACT([.A5416];[.B54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83</text:p>
          </table:table-cell>
          <table:table-cell table:formula="of:=EXACT([.A5417];[.B54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84</text:p>
          </table:table-cell>
          <table:table-cell table:formula="of:=EXACT([.A5418];[.B54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85</text:p>
          </table:table-cell>
          <table:table-cell table:formula="of:=EXACT([.A5419];[.B54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86</text:p>
          </table:table-cell>
          <table:table-cell table:formula="of:=EXACT([.A5420];[.B54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87</text:p>
          </table:table-cell>
          <table:table-cell table:formula="of:=EXACT([.A5421];[.B54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88</text:p>
          </table:table-cell>
          <table:table-cell table:formula="of:=EXACT([.A5422];[.B54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89</text:p>
          </table:table-cell>
          <table:table-cell table:formula="of:=EXACT([.A5423];[.B54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90</text:p>
          </table:table-cell>
          <table:table-cell table:formula="of:=EXACT([.A5424];[.B54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91</text:p>
          </table:table-cell>
          <table:table-cell table:formula="of:=EXACT([.A5425];[.B54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92</text:p>
          </table:table-cell>
          <table:table-cell table:formula="of:=EXACT([.A5426];[.B54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93</text:p>
          </table:table-cell>
          <table:table-cell table:formula="of:=EXACT([.A5427];[.B54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94</text:p>
          </table:table-cell>
          <table:table-cell table:formula="of:=EXACT([.A5428];[.B54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95</text:p>
          </table:table-cell>
          <table:table-cell table:formula="of:=EXACT([.A5429];[.B54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96</text:p>
          </table:table-cell>
          <table:table-cell table:formula="of:=EXACT([.A5430];[.B54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97</text:p>
          </table:table-cell>
          <table:table-cell table:formula="of:=EXACT([.A5431];[.B54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6_delgado_f000098</text:p>
          </table:table-cell>
          <table:table-cell table:formula="of:=EXACT([.A5432];[.B54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01</text:p>
          </table:table-cell>
          <table:table-cell table:formula="of:=EXACT([.A5433];[.B54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02</text:p>
          </table:table-cell>
          <table:table-cell table:formula="of:=EXACT([.A5434];[.B54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03</text:p>
          </table:table-cell>
          <table:table-cell table:formula="of:=EXACT([.A5435];[.B54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04</text:p>
          </table:table-cell>
          <table:table-cell table:formula="of:=EXACT([.A5436];[.B54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05</text:p>
          </table:table-cell>
          <table:table-cell table:formula="of:=EXACT([.A5437];[.B54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06</text:p>
          </table:table-cell>
          <table:table-cell table:formula="of:=EXACT([.A5438];[.B54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07</text:p>
          </table:table-cell>
          <table:table-cell table:formula="of:=EXACT([.A5439];[.B54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08</text:p>
          </table:table-cell>
          <table:table-cell table:formula="of:=EXACT([.A5440];[.B54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09</text:p>
          </table:table-cell>
          <table:table-cell table:formula="of:=EXACT([.A5441];[.B54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10</text:p>
          </table:table-cell>
          <table:table-cell table:formula="of:=EXACT([.A5442];[.B54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11</text:p>
          </table:table-cell>
          <table:table-cell table:formula="of:=EXACT([.A5443];[.B54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12</text:p>
          </table:table-cell>
          <table:table-cell table:formula="of:=EXACT([.A5444];[.B54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13</text:p>
          </table:table-cell>
          <table:table-cell table:formula="of:=EXACT([.A5445];[.B54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14</text:p>
          </table:table-cell>
          <table:table-cell table:formula="of:=EXACT([.A5446];[.B54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15</text:p>
          </table:table-cell>
          <table:table-cell table:formula="of:=EXACT([.A5447];[.B54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16</text:p>
          </table:table-cell>
          <table:table-cell table:formula="of:=EXACT([.A5448];[.B54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17</text:p>
          </table:table-cell>
          <table:table-cell table:formula="of:=EXACT([.A5449];[.B54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18</text:p>
          </table:table-cell>
          <table:table-cell table:formula="of:=EXACT([.A5450];[.B54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19</text:p>
          </table:table-cell>
          <table:table-cell table:formula="of:=EXACT([.A5451];[.B54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20</text:p>
          </table:table-cell>
          <table:table-cell table:formula="of:=EXACT([.A5452];[.B54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21</text:p>
          </table:table-cell>
          <table:table-cell table:formula="of:=EXACT([.A5453];[.B54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22</text:p>
          </table:table-cell>
          <table:table-cell table:formula="of:=EXACT([.A5454];[.B54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23</text:p>
          </table:table-cell>
          <table:table-cell table:formula="of:=EXACT([.A5455];[.B54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24</text:p>
          </table:table-cell>
          <table:table-cell table:formula="of:=EXACT([.A5456];[.B54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25</text:p>
          </table:table-cell>
          <table:table-cell table:formula="of:=EXACT([.A5457];[.B54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26</text:p>
          </table:table-cell>
          <table:table-cell table:formula="of:=EXACT([.A5458];[.B54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27</text:p>
          </table:table-cell>
          <table:table-cell table:formula="of:=EXACT([.A5459];[.B54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28</text:p>
          </table:table-cell>
          <table:table-cell table:formula="of:=EXACT([.A5460];[.B54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29</text:p>
          </table:table-cell>
          <table:table-cell table:formula="of:=EXACT([.A5461];[.B54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30</text:p>
          </table:table-cell>
          <table:table-cell table:formula="of:=EXACT([.A5462];[.B54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31</text:p>
          </table:table-cell>
          <table:table-cell table:formula="of:=EXACT([.A5463];[.B54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32</text:p>
          </table:table-cell>
          <table:table-cell table:formula="of:=EXACT([.A5464];[.B54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33</text:p>
          </table:table-cell>
          <table:table-cell table:formula="of:=EXACT([.A5465];[.B54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34</text:p>
          </table:table-cell>
          <table:table-cell table:formula="of:=EXACT([.A5466];[.B54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35</text:p>
          </table:table-cell>
          <table:table-cell table:formula="of:=EXACT([.A5467];[.B54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36</text:p>
          </table:table-cell>
          <table:table-cell table:formula="of:=EXACT([.A5468];[.B54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37</text:p>
          </table:table-cell>
          <table:table-cell table:formula="of:=EXACT([.A5469];[.B54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38</text:p>
          </table:table-cell>
          <table:table-cell table:formula="of:=EXACT([.A5470];[.B54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39</text:p>
          </table:table-cell>
          <table:table-cell table:formula="of:=EXACT([.A5471];[.B54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40</text:p>
          </table:table-cell>
          <table:table-cell table:formula="of:=EXACT([.A5472];[.B54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41</text:p>
          </table:table-cell>
          <table:table-cell table:formula="of:=EXACT([.A5473];[.B54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42</text:p>
          </table:table-cell>
          <table:table-cell table:formula="of:=EXACT([.A5474];[.B54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43</text:p>
          </table:table-cell>
          <table:table-cell table:formula="of:=EXACT([.A5475];[.B54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44</text:p>
          </table:table-cell>
          <table:table-cell table:formula="of:=EXACT([.A5476];[.B54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45</text:p>
          </table:table-cell>
          <table:table-cell table:formula="of:=EXACT([.A5477];[.B54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46</text:p>
          </table:table-cell>
          <table:table-cell table:formula="of:=EXACT([.A5478];[.B54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47</text:p>
          </table:table-cell>
          <table:table-cell table:formula="of:=EXACT([.A5479];[.B54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48</text:p>
          </table:table-cell>
          <table:table-cell table:formula="of:=EXACT([.A5480];[.B54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49</text:p>
          </table:table-cell>
          <table:table-cell table:formula="of:=EXACT([.A5481];[.B54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50</text:p>
          </table:table-cell>
          <table:table-cell table:formula="of:=EXACT([.A5482];[.B54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51</text:p>
          </table:table-cell>
          <table:table-cell table:formula="of:=EXACT([.A5483];[.B54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52</text:p>
          </table:table-cell>
          <table:table-cell table:formula="of:=EXACT([.A5484];[.B54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53</text:p>
          </table:table-cell>
          <table:table-cell table:formula="of:=EXACT([.A5485];[.B54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54</text:p>
          </table:table-cell>
          <table:table-cell table:formula="of:=EXACT([.A5486];[.B54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55</text:p>
          </table:table-cell>
          <table:table-cell table:formula="of:=EXACT([.A5487];[.B54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56</text:p>
          </table:table-cell>
          <table:table-cell table:formula="of:=EXACT([.A5488];[.B54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57</text:p>
          </table:table-cell>
          <table:table-cell table:formula="of:=EXACT([.A5489];[.B54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58</text:p>
          </table:table-cell>
          <table:table-cell table:formula="of:=EXACT([.A5490];[.B54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59</text:p>
          </table:table-cell>
          <table:table-cell table:formula="of:=EXACT([.A5491];[.B54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60</text:p>
          </table:table-cell>
          <table:table-cell table:formula="of:=EXACT([.A5492];[.B54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61</text:p>
          </table:table-cell>
          <table:table-cell table:formula="of:=EXACT([.A5493];[.B54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62</text:p>
          </table:table-cell>
          <table:table-cell table:formula="of:=EXACT([.A5494];[.B54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63</text:p>
          </table:table-cell>
          <table:table-cell table:formula="of:=EXACT([.A5495];[.B54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64</text:p>
          </table:table-cell>
          <table:table-cell table:formula="of:=EXACT([.A5496];[.B54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65</text:p>
          </table:table-cell>
          <table:table-cell table:formula="of:=EXACT([.A5497];[.B54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66</text:p>
          </table:table-cell>
          <table:table-cell table:formula="of:=EXACT([.A5498];[.B54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67</text:p>
          </table:table-cell>
          <table:table-cell table:formula="of:=EXACT([.A5499];[.B54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68</text:p>
          </table:table-cell>
          <table:table-cell table:formula="of:=EXACT([.A5500];[.B55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69</text:p>
          </table:table-cell>
          <table:table-cell table:formula="of:=EXACT([.A5501];[.B55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70</text:p>
          </table:table-cell>
          <table:table-cell table:formula="of:=EXACT([.A5502];[.B55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71</text:p>
          </table:table-cell>
          <table:table-cell table:formula="of:=EXACT([.A5503];[.B55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72</text:p>
          </table:table-cell>
          <table:table-cell table:formula="of:=EXACT([.A5504];[.B55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73</text:p>
          </table:table-cell>
          <table:table-cell table:formula="of:=EXACT([.A5505];[.B55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74</text:p>
          </table:table-cell>
          <table:table-cell table:formula="of:=EXACT([.A5506];[.B55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75</text:p>
          </table:table-cell>
          <table:table-cell table:formula="of:=EXACT([.A5507];[.B55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76</text:p>
          </table:table-cell>
          <table:table-cell table:formula="of:=EXACT([.A5508];[.B55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77</text:p>
          </table:table-cell>
          <table:table-cell table:formula="of:=EXACT([.A5509];[.B55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78</text:p>
          </table:table-cell>
          <table:table-cell table:formula="of:=EXACT([.A5510];[.B55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79</text:p>
          </table:table-cell>
          <table:table-cell table:formula="of:=EXACT([.A5511];[.B55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80</text:p>
          </table:table-cell>
          <table:table-cell table:formula="of:=EXACT([.A5512];[.B55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81</text:p>
          </table:table-cell>
          <table:table-cell table:formula="of:=EXACT([.A5513];[.B55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82</text:p>
          </table:table-cell>
          <table:table-cell table:formula="of:=EXACT([.A5514];[.B55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83</text:p>
          </table:table-cell>
          <table:table-cell table:formula="of:=EXACT([.A5515];[.B55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84</text:p>
          </table:table-cell>
          <table:table-cell table:formula="of:=EXACT([.A5516];[.B55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85</text:p>
          </table:table-cell>
          <table:table-cell table:formula="of:=EXACT([.A5517];[.B55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86</text:p>
          </table:table-cell>
          <table:table-cell table:formula="of:=EXACT([.A5518];[.B55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87</text:p>
          </table:table-cell>
          <table:table-cell table:formula="of:=EXACT([.A5519];[.B55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88</text:p>
          </table:table-cell>
          <table:table-cell table:formula="of:=EXACT([.A5520];[.B55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89</text:p>
          </table:table-cell>
          <table:table-cell table:formula="of:=EXACT([.A5521];[.B55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90</text:p>
          </table:table-cell>
          <table:table-cell table:formula="of:=EXACT([.A5522];[.B55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91</text:p>
          </table:table-cell>
          <table:table-cell table:formula="of:=EXACT([.A5523];[.B55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92</text:p>
          </table:table-cell>
          <table:table-cell table:formula="of:=EXACT([.A5524];[.B55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93</text:p>
          </table:table-cell>
          <table:table-cell table:formula="of:=EXACT([.A5525];[.B55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94</text:p>
          </table:table-cell>
          <table:table-cell table:formula="of:=EXACT([.A5526];[.B55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95</text:p>
          </table:table-cell>
          <table:table-cell table:formula="of:=EXACT([.A5527];[.B55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96</text:p>
          </table:table-cell>
          <table:table-cell table:formula="of:=EXACT([.A5528];[.B55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97</text:p>
          </table:table-cell>
          <table:table-cell table:formula="of:=EXACT([.A5529];[.B55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98</text:p>
          </table:table-cell>
          <table:table-cell table:formula="of:=EXACT([.A5530];[.B55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099</text:p>
          </table:table-cell>
          <table:table-cell table:formula="of:=EXACT([.A5531];[.B55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00</text:p>
          </table:table-cell>
          <table:table-cell table:formula="of:=EXACT([.A5532];[.B55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01</text:p>
          </table:table-cell>
          <table:table-cell table:formula="of:=EXACT([.A5533];[.B55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02</text:p>
          </table:table-cell>
          <table:table-cell table:formula="of:=EXACT([.A5534];[.B55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03</text:p>
          </table:table-cell>
          <table:table-cell table:formula="of:=EXACT([.A5535];[.B55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04</text:p>
          </table:table-cell>
          <table:table-cell table:formula="of:=EXACT([.A5536];[.B55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05</text:p>
          </table:table-cell>
          <table:table-cell table:formula="of:=EXACT([.A5537];[.B55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06</text:p>
          </table:table-cell>
          <table:table-cell table:formula="of:=EXACT([.A5538];[.B55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07</text:p>
          </table:table-cell>
          <table:table-cell table:formula="of:=EXACT([.A5539];[.B55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08</text:p>
          </table:table-cell>
          <table:table-cell table:formula="of:=EXACT([.A5540];[.B55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09</text:p>
          </table:table-cell>
          <table:table-cell table:formula="of:=EXACT([.A5541];[.B55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10</text:p>
          </table:table-cell>
          <table:table-cell table:formula="of:=EXACT([.A5542];[.B55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11</text:p>
          </table:table-cell>
          <table:table-cell table:formula="of:=EXACT([.A5543];[.B55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12</text:p>
          </table:table-cell>
          <table:table-cell table:formula="of:=EXACT([.A5544];[.B55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13</text:p>
          </table:table-cell>
          <table:table-cell table:formula="of:=EXACT([.A5545];[.B55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14</text:p>
          </table:table-cell>
          <table:table-cell table:formula="of:=EXACT([.A5546];[.B55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15</text:p>
          </table:table-cell>
          <table:table-cell table:formula="of:=EXACT([.A5547];[.B55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16</text:p>
          </table:table-cell>
          <table:table-cell table:formula="of:=EXACT([.A5548];[.B55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17</text:p>
          </table:table-cell>
          <table:table-cell table:formula="of:=EXACT([.A5549];[.B55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18</text:p>
          </table:table-cell>
          <table:table-cell table:formula="of:=EXACT([.A5550];[.B55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19</text:p>
          </table:table-cell>
          <table:table-cell table:formula="of:=EXACT([.A5551];[.B55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20</text:p>
          </table:table-cell>
          <table:table-cell table:formula="of:=EXACT([.A5552];[.B55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21</text:p>
          </table:table-cell>
          <table:table-cell table:formula="of:=EXACT([.A5553];[.B55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22</text:p>
          </table:table-cell>
          <table:table-cell table:formula="of:=EXACT([.A5554];[.B55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23</text:p>
          </table:table-cell>
          <table:table-cell table:formula="of:=EXACT([.A5555];[.B55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24</text:p>
          </table:table-cell>
          <table:table-cell table:formula="of:=EXACT([.A5556];[.B55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25</text:p>
          </table:table-cell>
          <table:table-cell table:formula="of:=EXACT([.A5557];[.B55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26</text:p>
          </table:table-cell>
          <table:table-cell table:formula="of:=EXACT([.A5558];[.B55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27</text:p>
          </table:table-cell>
          <table:table-cell table:formula="of:=EXACT([.A5559];[.B55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28</text:p>
          </table:table-cell>
          <table:table-cell table:formula="of:=EXACT([.A5560];[.B55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29</text:p>
          </table:table-cell>
          <table:table-cell table:formula="of:=EXACT([.A5561];[.B55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30</text:p>
          </table:table-cell>
          <table:table-cell table:formula="of:=EXACT([.A5562];[.B55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31</text:p>
          </table:table-cell>
          <table:table-cell table:formula="of:=EXACT([.A5563];[.B55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32</text:p>
          </table:table-cell>
          <table:table-cell table:formula="of:=EXACT([.A5564];[.B55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33</text:p>
          </table:table-cell>
          <table:table-cell table:formula="of:=EXACT([.A5565];[.B55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34</text:p>
          </table:table-cell>
          <table:table-cell table:formula="of:=EXACT([.A5566];[.B55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35</text:p>
          </table:table-cell>
          <table:table-cell table:formula="of:=EXACT([.A5567];[.B55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36</text:p>
          </table:table-cell>
          <table:table-cell table:formula="of:=EXACT([.A5568];[.B55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37</text:p>
          </table:table-cell>
          <table:table-cell table:formula="of:=EXACT([.A5569];[.B55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38</text:p>
          </table:table-cell>
          <table:table-cell table:formula="of:=EXACT([.A5570];[.B55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39</text:p>
          </table:table-cell>
          <table:table-cell table:formula="of:=EXACT([.A5571];[.B55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40</text:p>
          </table:table-cell>
          <table:table-cell table:formula="of:=EXACT([.A5572];[.B55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41</text:p>
          </table:table-cell>
          <table:table-cell table:formula="of:=EXACT([.A5573];[.B55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42</text:p>
          </table:table-cell>
          <table:table-cell table:formula="of:=EXACT([.A5574];[.B55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43</text:p>
          </table:table-cell>
          <table:table-cell table:formula="of:=EXACT([.A5575];[.B55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44</text:p>
          </table:table-cell>
          <table:table-cell table:formula="of:=EXACT([.A5576];[.B55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45</text:p>
          </table:table-cell>
          <table:table-cell table:formula="of:=EXACT([.A5577];[.B55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46</text:p>
          </table:table-cell>
          <table:table-cell table:formula="of:=EXACT([.A5578];[.B55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7_delgado_f000147</text:p>
          </table:table-cell>
          <table:table-cell table:formula="of:=EXACT([.A5579];[.B55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01</text:p>
          </table:table-cell>
          <table:table-cell table:formula="of:=EXACT([.A5580];[.B55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02</text:p>
          </table:table-cell>
          <table:table-cell table:formula="of:=EXACT([.A5581];[.B55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03</text:p>
          </table:table-cell>
          <table:table-cell table:formula="of:=EXACT([.A5582];[.B55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04</text:p>
          </table:table-cell>
          <table:table-cell table:formula="of:=EXACT([.A5583];[.B55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05</text:p>
          </table:table-cell>
          <table:table-cell table:formula="of:=EXACT([.A5584];[.B55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06</text:p>
          </table:table-cell>
          <table:table-cell table:formula="of:=EXACT([.A5585];[.B55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07</text:p>
          </table:table-cell>
          <table:table-cell table:formula="of:=EXACT([.A5586];[.B55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08</text:p>
          </table:table-cell>
          <table:table-cell table:formula="of:=EXACT([.A5587];[.B55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09</text:p>
          </table:table-cell>
          <table:table-cell table:formula="of:=EXACT([.A5588];[.B55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10</text:p>
          </table:table-cell>
          <table:table-cell table:formula="of:=EXACT([.A5589];[.B55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11</text:p>
          </table:table-cell>
          <table:table-cell table:formula="of:=EXACT([.A5590];[.B55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12</text:p>
          </table:table-cell>
          <table:table-cell table:formula="of:=EXACT([.A5591];[.B55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13</text:p>
          </table:table-cell>
          <table:table-cell table:formula="of:=EXACT([.A5592];[.B55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14</text:p>
          </table:table-cell>
          <table:table-cell table:formula="of:=EXACT([.A5593];[.B55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15</text:p>
          </table:table-cell>
          <table:table-cell table:formula="of:=EXACT([.A5594];[.B55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16</text:p>
          </table:table-cell>
          <table:table-cell table:formula="of:=EXACT([.A5595];[.B55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17</text:p>
          </table:table-cell>
          <table:table-cell table:formula="of:=EXACT([.A5596];[.B55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18</text:p>
          </table:table-cell>
          <table:table-cell table:formula="of:=EXACT([.A5597];[.B55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19</text:p>
          </table:table-cell>
          <table:table-cell table:formula="of:=EXACT([.A5598];[.B55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20</text:p>
          </table:table-cell>
          <table:table-cell table:formula="of:=EXACT([.A5599];[.B55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21</text:p>
          </table:table-cell>
          <table:table-cell table:formula="of:=EXACT([.A5600];[.B56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22</text:p>
          </table:table-cell>
          <table:table-cell table:formula="of:=EXACT([.A5601];[.B56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23</text:p>
          </table:table-cell>
          <table:table-cell table:formula="of:=EXACT([.A5602];[.B56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24</text:p>
          </table:table-cell>
          <table:table-cell table:formula="of:=EXACT([.A5603];[.B56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25</text:p>
          </table:table-cell>
          <table:table-cell table:formula="of:=EXACT([.A5604];[.B56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26</text:p>
          </table:table-cell>
          <table:table-cell table:formula="of:=EXACT([.A5605];[.B56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27</text:p>
          </table:table-cell>
          <table:table-cell table:formula="of:=EXACT([.A5606];[.B56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28</text:p>
          </table:table-cell>
          <table:table-cell table:formula="of:=EXACT([.A5607];[.B56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29</text:p>
          </table:table-cell>
          <table:table-cell table:formula="of:=EXACT([.A5608];[.B56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30</text:p>
          </table:table-cell>
          <table:table-cell table:formula="of:=EXACT([.A5609];[.B56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31</text:p>
          </table:table-cell>
          <table:table-cell table:formula="of:=EXACT([.A5610];[.B56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32</text:p>
          </table:table-cell>
          <table:table-cell table:formula="of:=EXACT([.A5611];[.B56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33</text:p>
          </table:table-cell>
          <table:table-cell table:formula="of:=EXACT([.A5612];[.B56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34</text:p>
          </table:table-cell>
          <table:table-cell table:formula="of:=EXACT([.A5613];[.B56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35</text:p>
          </table:table-cell>
          <table:table-cell table:formula="of:=EXACT([.A5614];[.B56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36</text:p>
          </table:table-cell>
          <table:table-cell table:formula="of:=EXACT([.A5615];[.B56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37</text:p>
          </table:table-cell>
          <table:table-cell table:formula="of:=EXACT([.A5616];[.B56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38</text:p>
          </table:table-cell>
          <table:table-cell table:formula="of:=EXACT([.A5617];[.B56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39</text:p>
          </table:table-cell>
          <table:table-cell table:formula="of:=EXACT([.A5618];[.B56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40</text:p>
          </table:table-cell>
          <table:table-cell table:formula="of:=EXACT([.A5619];[.B56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41</text:p>
          </table:table-cell>
          <table:table-cell table:formula="of:=EXACT([.A5620];[.B56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42</text:p>
          </table:table-cell>
          <table:table-cell table:formula="of:=EXACT([.A5621];[.B56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43</text:p>
          </table:table-cell>
          <table:table-cell table:formula="of:=EXACT([.A5622];[.B56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44</text:p>
          </table:table-cell>
          <table:table-cell table:formula="of:=EXACT([.A5623];[.B56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45</text:p>
          </table:table-cell>
          <table:table-cell table:formula="of:=EXACT([.A5624];[.B56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46</text:p>
          </table:table-cell>
          <table:table-cell table:formula="of:=EXACT([.A5625];[.B56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47</text:p>
          </table:table-cell>
          <table:table-cell table:formula="of:=EXACT([.A5626];[.B56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48</text:p>
          </table:table-cell>
          <table:table-cell table:formula="of:=EXACT([.A5627];[.B56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49</text:p>
          </table:table-cell>
          <table:table-cell table:formula="of:=EXACT([.A5628];[.B56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50</text:p>
          </table:table-cell>
          <table:table-cell table:formula="of:=EXACT([.A5629];[.B56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51</text:p>
          </table:table-cell>
          <table:table-cell table:formula="of:=EXACT([.A5630];[.B56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52</text:p>
          </table:table-cell>
          <table:table-cell table:formula="of:=EXACT([.A5631];[.B56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53</text:p>
          </table:table-cell>
          <table:table-cell table:formula="of:=EXACT([.A5632];[.B56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54</text:p>
          </table:table-cell>
          <table:table-cell table:formula="of:=EXACT([.A5633];[.B56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55</text:p>
          </table:table-cell>
          <table:table-cell table:formula="of:=EXACT([.A5634];[.B56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56</text:p>
          </table:table-cell>
          <table:table-cell table:formula="of:=EXACT([.A5635];[.B56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57</text:p>
          </table:table-cell>
          <table:table-cell table:formula="of:=EXACT([.A5636];[.B56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58</text:p>
          </table:table-cell>
          <table:table-cell table:formula="of:=EXACT([.A5637];[.B56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59</text:p>
          </table:table-cell>
          <table:table-cell table:formula="of:=EXACT([.A5638];[.B56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60</text:p>
          </table:table-cell>
          <table:table-cell table:formula="of:=EXACT([.A5639];[.B56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61</text:p>
          </table:table-cell>
          <table:table-cell table:formula="of:=EXACT([.A5640];[.B56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62</text:p>
          </table:table-cell>
          <table:table-cell table:formula="of:=EXACT([.A5641];[.B56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63</text:p>
          </table:table-cell>
          <table:table-cell table:formula="of:=EXACT([.A5642];[.B56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64</text:p>
          </table:table-cell>
          <table:table-cell table:formula="of:=EXACT([.A5643];[.B56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65</text:p>
          </table:table-cell>
          <table:table-cell table:formula="of:=EXACT([.A5644];[.B56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66</text:p>
          </table:table-cell>
          <table:table-cell table:formula="of:=EXACT([.A5645];[.B56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67</text:p>
          </table:table-cell>
          <table:table-cell table:formula="of:=EXACT([.A5646];[.B56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68</text:p>
          </table:table-cell>
          <table:table-cell table:formula="of:=EXACT([.A5647];[.B56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69</text:p>
          </table:table-cell>
          <table:table-cell table:formula="of:=EXACT([.A5648];[.B56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70</text:p>
          </table:table-cell>
          <table:table-cell table:formula="of:=EXACT([.A5649];[.B56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71</text:p>
          </table:table-cell>
          <table:table-cell table:formula="of:=EXACT([.A5650];[.B56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72</text:p>
          </table:table-cell>
          <table:table-cell table:formula="of:=EXACT([.A5651];[.B56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73</text:p>
          </table:table-cell>
          <table:table-cell table:formula="of:=EXACT([.A5652];[.B56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74</text:p>
          </table:table-cell>
          <table:table-cell table:formula="of:=EXACT([.A5653];[.B56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75</text:p>
          </table:table-cell>
          <table:table-cell table:formula="of:=EXACT([.A5654];[.B56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76</text:p>
          </table:table-cell>
          <table:table-cell table:formula="of:=EXACT([.A5655];[.B56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77</text:p>
          </table:table-cell>
          <table:table-cell table:formula="of:=EXACT([.A5656];[.B56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78</text:p>
          </table:table-cell>
          <table:table-cell table:formula="of:=EXACT([.A5657];[.B56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79</text:p>
          </table:table-cell>
          <table:table-cell table:formula="of:=EXACT([.A5658];[.B56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80</text:p>
          </table:table-cell>
          <table:table-cell table:formula="of:=EXACT([.A5659];[.B56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81</text:p>
          </table:table-cell>
          <table:table-cell table:formula="of:=EXACT([.A5660];[.B56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82</text:p>
          </table:table-cell>
          <table:table-cell table:formula="of:=EXACT([.A5661];[.B56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83</text:p>
          </table:table-cell>
          <table:table-cell table:formula="of:=EXACT([.A5662];[.B56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84</text:p>
          </table:table-cell>
          <table:table-cell table:formula="of:=EXACT([.A5663];[.B56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85</text:p>
          </table:table-cell>
          <table:table-cell table:formula="of:=EXACT([.A5664];[.B56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8_delgado_f000086</text:p>
          </table:table-cell>
          <table:table-cell table:formula="of:=EXACT([.A5665];[.B56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01</text:p>
          </table:table-cell>
          <table:table-cell table:formula="of:=EXACT([.A5666];[.B56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02</text:p>
          </table:table-cell>
          <table:table-cell table:formula="of:=EXACT([.A5667];[.B56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03</text:p>
          </table:table-cell>
          <table:table-cell table:formula="of:=EXACT([.A5668];[.B56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04</text:p>
          </table:table-cell>
          <table:table-cell table:formula="of:=EXACT([.A5669];[.B56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05</text:p>
          </table:table-cell>
          <table:table-cell table:formula="of:=EXACT([.A5670];[.B56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06</text:p>
          </table:table-cell>
          <table:table-cell table:formula="of:=EXACT([.A5671];[.B56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07</text:p>
          </table:table-cell>
          <table:table-cell table:formula="of:=EXACT([.A5672];[.B56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08</text:p>
          </table:table-cell>
          <table:table-cell table:formula="of:=EXACT([.A5673];[.B56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09</text:p>
          </table:table-cell>
          <table:table-cell table:formula="of:=EXACT([.A5674];[.B56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10</text:p>
          </table:table-cell>
          <table:table-cell table:formula="of:=EXACT([.A5675];[.B56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11</text:p>
          </table:table-cell>
          <table:table-cell table:formula="of:=EXACT([.A5676];[.B56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12</text:p>
          </table:table-cell>
          <table:table-cell table:formula="of:=EXACT([.A5677];[.B56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13</text:p>
          </table:table-cell>
          <table:table-cell table:formula="of:=EXACT([.A5678];[.B56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14</text:p>
          </table:table-cell>
          <table:table-cell table:formula="of:=EXACT([.A5679];[.B56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15</text:p>
          </table:table-cell>
          <table:table-cell table:formula="of:=EXACT([.A5680];[.B56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16</text:p>
          </table:table-cell>
          <table:table-cell table:formula="of:=EXACT([.A5681];[.B56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17</text:p>
          </table:table-cell>
          <table:table-cell table:formula="of:=EXACT([.A5682];[.B56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18</text:p>
          </table:table-cell>
          <table:table-cell table:formula="of:=EXACT([.A5683];[.B56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19</text:p>
          </table:table-cell>
          <table:table-cell table:formula="of:=EXACT([.A5684];[.B56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20</text:p>
          </table:table-cell>
          <table:table-cell table:formula="of:=EXACT([.A5685];[.B56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21</text:p>
          </table:table-cell>
          <table:table-cell table:formula="of:=EXACT([.A5686];[.B56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22</text:p>
          </table:table-cell>
          <table:table-cell table:formula="of:=EXACT([.A5687];[.B56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23</text:p>
          </table:table-cell>
          <table:table-cell table:formula="of:=EXACT([.A5688];[.B56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24</text:p>
          </table:table-cell>
          <table:table-cell table:formula="of:=EXACT([.A5689];[.B56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25</text:p>
          </table:table-cell>
          <table:table-cell table:formula="of:=EXACT([.A5690];[.B56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26</text:p>
          </table:table-cell>
          <table:table-cell table:formula="of:=EXACT([.A5691];[.B56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27</text:p>
          </table:table-cell>
          <table:table-cell table:formula="of:=EXACT([.A5692];[.B56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28</text:p>
          </table:table-cell>
          <table:table-cell table:formula="of:=EXACT([.A5693];[.B56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29</text:p>
          </table:table-cell>
          <table:table-cell table:formula="of:=EXACT([.A5694];[.B56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30</text:p>
          </table:table-cell>
          <table:table-cell table:formula="of:=EXACT([.A5695];[.B56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31</text:p>
          </table:table-cell>
          <table:table-cell table:formula="of:=EXACT([.A5696];[.B56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32</text:p>
          </table:table-cell>
          <table:table-cell table:formula="of:=EXACT([.A5697];[.B56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33</text:p>
          </table:table-cell>
          <table:table-cell table:formula="of:=EXACT([.A5698];[.B56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34</text:p>
          </table:table-cell>
          <table:table-cell table:formula="of:=EXACT([.A5699];[.B56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35</text:p>
          </table:table-cell>
          <table:table-cell table:formula="of:=EXACT([.A5700];[.B57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36</text:p>
          </table:table-cell>
          <table:table-cell table:formula="of:=EXACT([.A5701];[.B57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37</text:p>
          </table:table-cell>
          <table:table-cell table:formula="of:=EXACT([.A5702];[.B57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38</text:p>
          </table:table-cell>
          <table:table-cell table:formula="of:=EXACT([.A5703];[.B57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39</text:p>
          </table:table-cell>
          <table:table-cell table:formula="of:=EXACT([.A5704];[.B57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40</text:p>
          </table:table-cell>
          <table:table-cell table:formula="of:=EXACT([.A5705];[.B57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41</text:p>
          </table:table-cell>
          <table:table-cell table:formula="of:=EXACT([.A5706];[.B57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42</text:p>
          </table:table-cell>
          <table:table-cell table:formula="of:=EXACT([.A5707];[.B57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43</text:p>
          </table:table-cell>
          <table:table-cell table:formula="of:=EXACT([.A5708];[.B57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44</text:p>
          </table:table-cell>
          <table:table-cell table:formula="of:=EXACT([.A5709];[.B57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45</text:p>
          </table:table-cell>
          <table:table-cell table:formula="of:=EXACT([.A5710];[.B57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46</text:p>
          </table:table-cell>
          <table:table-cell table:formula="of:=EXACT([.A5711];[.B57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47</text:p>
          </table:table-cell>
          <table:table-cell table:formula="of:=EXACT([.A5712];[.B57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48</text:p>
          </table:table-cell>
          <table:table-cell table:formula="of:=EXACT([.A5713];[.B57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49</text:p>
          </table:table-cell>
          <table:table-cell table:formula="of:=EXACT([.A5714];[.B57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50</text:p>
          </table:table-cell>
          <table:table-cell table:formula="of:=EXACT([.A5715];[.B57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51</text:p>
          </table:table-cell>
          <table:table-cell table:formula="of:=EXACT([.A5716];[.B57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52</text:p>
          </table:table-cell>
          <table:table-cell table:formula="of:=EXACT([.A5717];[.B57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53</text:p>
          </table:table-cell>
          <table:table-cell table:formula="of:=EXACT([.A5718];[.B57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54</text:p>
          </table:table-cell>
          <table:table-cell table:formula="of:=EXACT([.A5719];[.B57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55</text:p>
          </table:table-cell>
          <table:table-cell table:formula="of:=EXACT([.A5720];[.B57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56</text:p>
          </table:table-cell>
          <table:table-cell table:formula="of:=EXACT([.A5721];[.B57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57</text:p>
          </table:table-cell>
          <table:table-cell table:formula="of:=EXACT([.A5722];[.B57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58</text:p>
          </table:table-cell>
          <table:table-cell table:formula="of:=EXACT([.A5723];[.B57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59</text:p>
          </table:table-cell>
          <table:table-cell table:formula="of:=EXACT([.A5724];[.B57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60</text:p>
          </table:table-cell>
          <table:table-cell table:formula="of:=EXACT([.A5725];[.B57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61</text:p>
          </table:table-cell>
          <table:table-cell table:formula="of:=EXACT([.A5726];[.B57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62</text:p>
          </table:table-cell>
          <table:table-cell table:formula="of:=EXACT([.A5727];[.B57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63</text:p>
          </table:table-cell>
          <table:table-cell table:formula="of:=EXACT([.A5728];[.B57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64</text:p>
          </table:table-cell>
          <table:table-cell table:formula="of:=EXACT([.A5729];[.B57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65</text:p>
          </table:table-cell>
          <table:table-cell table:formula="of:=EXACT([.A5730];[.B57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66</text:p>
          </table:table-cell>
          <table:table-cell table:formula="of:=EXACT([.A5731];[.B57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67</text:p>
          </table:table-cell>
          <table:table-cell table:formula="of:=EXACT([.A5732];[.B57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68</text:p>
          </table:table-cell>
          <table:table-cell table:formula="of:=EXACT([.A5733];[.B57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69</text:p>
          </table:table-cell>
          <table:table-cell table:formula="of:=EXACT([.A5734];[.B57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70</text:p>
          </table:table-cell>
          <table:table-cell table:formula="of:=EXACT([.A5735];[.B57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71</text:p>
          </table:table-cell>
          <table:table-cell table:formula="of:=EXACT([.A5736];[.B57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72</text:p>
          </table:table-cell>
          <table:table-cell table:formula="of:=EXACT([.A5737];[.B57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73</text:p>
          </table:table-cell>
          <table:table-cell table:formula="of:=EXACT([.A5738];[.B57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74</text:p>
          </table:table-cell>
          <table:table-cell table:formula="of:=EXACT([.A5739];[.B57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75</text:p>
          </table:table-cell>
          <table:table-cell table:formula="of:=EXACT([.A5740];[.B57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76</text:p>
          </table:table-cell>
          <table:table-cell table:formula="of:=EXACT([.A5741];[.B57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77</text:p>
          </table:table-cell>
          <table:table-cell table:formula="of:=EXACT([.A5742];[.B57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78</text:p>
          </table:table-cell>
          <table:table-cell table:formula="of:=EXACT([.A5743];[.B57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79</text:p>
          </table:table-cell>
          <table:table-cell table:formula="of:=EXACT([.A5744];[.B57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80</text:p>
          </table:table-cell>
          <table:table-cell table:formula="of:=EXACT([.A5745];[.B57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81</text:p>
          </table:table-cell>
          <table:table-cell table:formula="of:=EXACT([.A5746];[.B57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82</text:p>
          </table:table-cell>
          <table:table-cell table:formula="of:=EXACT([.A5747];[.B57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83</text:p>
          </table:table-cell>
          <table:table-cell table:formula="of:=EXACT([.A5748];[.B57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84</text:p>
          </table:table-cell>
          <table:table-cell table:formula="of:=EXACT([.A5749];[.B57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85</text:p>
          </table:table-cell>
          <table:table-cell table:formula="of:=EXACT([.A5750];[.B57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86</text:p>
          </table:table-cell>
          <table:table-cell table:formula="of:=EXACT([.A5751];[.B57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87</text:p>
          </table:table-cell>
          <table:table-cell table:formula="of:=EXACT([.A5752];[.B57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88</text:p>
          </table:table-cell>
          <table:table-cell table:formula="of:=EXACT([.A5753];[.B57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89</text:p>
          </table:table-cell>
          <table:table-cell table:formula="of:=EXACT([.A5754];[.B57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90</text:p>
          </table:table-cell>
          <table:table-cell table:formula="of:=EXACT([.A5755];[.B57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91</text:p>
          </table:table-cell>
          <table:table-cell table:formula="of:=EXACT([.A5756];[.B57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92</text:p>
          </table:table-cell>
          <table:table-cell table:formula="of:=EXACT([.A5757];[.B57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93</text:p>
          </table:table-cell>
          <table:table-cell table:formula="of:=EXACT([.A5758];[.B57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94</text:p>
          </table:table-cell>
          <table:table-cell table:formula="of:=EXACT([.A5759];[.B57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95</text:p>
          </table:table-cell>
          <table:table-cell table:formula="of:=EXACT([.A5760];[.B57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96</text:p>
          </table:table-cell>
          <table:table-cell table:formula="of:=EXACT([.A5761];[.B57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97</text:p>
          </table:table-cell>
          <table:table-cell table:formula="of:=EXACT([.A5762];[.B57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98</text:p>
          </table:table-cell>
          <table:table-cell table:formula="of:=EXACT([.A5763];[.B57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099</text:p>
          </table:table-cell>
          <table:table-cell table:formula="of:=EXACT([.A5764];[.B57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00</text:p>
          </table:table-cell>
          <table:table-cell table:formula="of:=EXACT([.A5765];[.B57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01</text:p>
          </table:table-cell>
          <table:table-cell table:formula="of:=EXACT([.A5766];[.B57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02</text:p>
          </table:table-cell>
          <table:table-cell table:formula="of:=EXACT([.A5767];[.B57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03</text:p>
          </table:table-cell>
          <table:table-cell table:formula="of:=EXACT([.A5768];[.B57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04</text:p>
          </table:table-cell>
          <table:table-cell table:formula="of:=EXACT([.A5769];[.B57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05</text:p>
          </table:table-cell>
          <table:table-cell table:formula="of:=EXACT([.A5770];[.B57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06</text:p>
          </table:table-cell>
          <table:table-cell table:formula="of:=EXACT([.A5771];[.B57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07</text:p>
          </table:table-cell>
          <table:table-cell table:formula="of:=EXACT([.A5772];[.B57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08</text:p>
          </table:table-cell>
          <table:table-cell table:formula="of:=EXACT([.A5773];[.B57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09</text:p>
          </table:table-cell>
          <table:table-cell table:formula="of:=EXACT([.A5774];[.B57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10</text:p>
          </table:table-cell>
          <table:table-cell table:formula="of:=EXACT([.A5775];[.B57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11</text:p>
          </table:table-cell>
          <table:table-cell table:formula="of:=EXACT([.A5776];[.B57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12</text:p>
          </table:table-cell>
          <table:table-cell table:formula="of:=EXACT([.A5777];[.B57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13</text:p>
          </table:table-cell>
          <table:table-cell table:formula="of:=EXACT([.A5778];[.B57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14</text:p>
          </table:table-cell>
          <table:table-cell table:formula="of:=EXACT([.A5779];[.B57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15</text:p>
          </table:table-cell>
          <table:table-cell table:formula="of:=EXACT([.A5780];[.B57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16</text:p>
          </table:table-cell>
          <table:table-cell table:formula="of:=EXACT([.A5781];[.B57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17</text:p>
          </table:table-cell>
          <table:table-cell table:formula="of:=EXACT([.A5782];[.B57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18</text:p>
          </table:table-cell>
          <table:table-cell table:formula="of:=EXACT([.A5783];[.B57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19</text:p>
          </table:table-cell>
          <table:table-cell table:formula="of:=EXACT([.A5784];[.B57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20</text:p>
          </table:table-cell>
          <table:table-cell table:formula="of:=EXACT([.A5785];[.B57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21</text:p>
          </table:table-cell>
          <table:table-cell table:formula="of:=EXACT([.A5786];[.B57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22</text:p>
          </table:table-cell>
          <table:table-cell table:formula="of:=EXACT([.A5787];[.B57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23</text:p>
          </table:table-cell>
          <table:table-cell table:formula="of:=EXACT([.A5788];[.B57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24</text:p>
          </table:table-cell>
          <table:table-cell table:formula="of:=EXACT([.A5789];[.B57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25</text:p>
          </table:table-cell>
          <table:table-cell table:formula="of:=EXACT([.A5790];[.B57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26</text:p>
          </table:table-cell>
          <table:table-cell table:formula="of:=EXACT([.A5791];[.B57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27</text:p>
          </table:table-cell>
          <table:table-cell table:formula="of:=EXACT([.A5792];[.B57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28</text:p>
          </table:table-cell>
          <table:table-cell table:formula="of:=EXACT([.A5793];[.B57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29</text:p>
          </table:table-cell>
          <table:table-cell table:formula="of:=EXACT([.A5794];[.B57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30</text:p>
          </table:table-cell>
          <table:table-cell table:formula="of:=EXACT([.A5795];[.B57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31</text:p>
          </table:table-cell>
          <table:table-cell table:formula="of:=EXACT([.A5796];[.B57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32</text:p>
          </table:table-cell>
          <table:table-cell table:formula="of:=EXACT([.A5797];[.B57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33</text:p>
          </table:table-cell>
          <table:table-cell table:formula="of:=EXACT([.A5798];[.B57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34</text:p>
          </table:table-cell>
          <table:table-cell table:formula="of:=EXACT([.A5799];[.B57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35</text:p>
          </table:table-cell>
          <table:table-cell table:formula="of:=EXACT([.A5800];[.B58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36</text:p>
          </table:table-cell>
          <table:table-cell table:formula="of:=EXACT([.A5801];[.B58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37</text:p>
          </table:table-cell>
          <table:table-cell table:formula="of:=EXACT([.A5802];[.B58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38</text:p>
          </table:table-cell>
          <table:table-cell table:formula="of:=EXACT([.A5803];[.B58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39</text:p>
          </table:table-cell>
          <table:table-cell table:formula="of:=EXACT([.A5804];[.B58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40</text:p>
          </table:table-cell>
          <table:table-cell table:formula="of:=EXACT([.A5805];[.B58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41</text:p>
          </table:table-cell>
          <table:table-cell table:formula="of:=EXACT([.A5806];[.B58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42</text:p>
          </table:table-cell>
          <table:table-cell table:formula="of:=EXACT([.A5807];[.B58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43</text:p>
          </table:table-cell>
          <table:table-cell table:formula="of:=EXACT([.A5808];[.B58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44</text:p>
          </table:table-cell>
          <table:table-cell table:formula="of:=EXACT([.A5809];[.B58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45</text:p>
          </table:table-cell>
          <table:table-cell table:formula="of:=EXACT([.A5810];[.B58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46</text:p>
          </table:table-cell>
          <table:table-cell table:formula="of:=EXACT([.A5811];[.B58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47</text:p>
          </table:table-cell>
          <table:table-cell table:formula="of:=EXACT([.A5812];[.B58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48</text:p>
          </table:table-cell>
          <table:table-cell table:formula="of:=EXACT([.A5813];[.B58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49</text:p>
          </table:table-cell>
          <table:table-cell table:formula="of:=EXACT([.A5814];[.B58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50</text:p>
          </table:table-cell>
          <table:table-cell table:formula="of:=EXACT([.A5815];[.B58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51</text:p>
          </table:table-cell>
          <table:table-cell table:formula="of:=EXACT([.A5816];[.B58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52</text:p>
          </table:table-cell>
          <table:table-cell table:formula="of:=EXACT([.A5817];[.B58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53</text:p>
          </table:table-cell>
          <table:table-cell table:formula="of:=EXACT([.A5818];[.B58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54</text:p>
          </table:table-cell>
          <table:table-cell table:formula="of:=EXACT([.A5819];[.B58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55</text:p>
          </table:table-cell>
          <table:table-cell table:formula="of:=EXACT([.A5820];[.B58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56</text:p>
          </table:table-cell>
          <table:table-cell table:formula="of:=EXACT([.A5821];[.B58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57</text:p>
          </table:table-cell>
          <table:table-cell table:formula="of:=EXACT([.A5822];[.B58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58</text:p>
          </table:table-cell>
          <table:table-cell table:formula="of:=EXACT([.A5823];[.B58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59</text:p>
          </table:table-cell>
          <table:table-cell table:formula="of:=EXACT([.A5824];[.B58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60</text:p>
          </table:table-cell>
          <table:table-cell table:formula="of:=EXACT([.A5825];[.B58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61</text:p>
          </table:table-cell>
          <table:table-cell table:formula="of:=EXACT([.A5826];[.B58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62</text:p>
          </table:table-cell>
          <table:table-cell table:formula="of:=EXACT([.A5827];[.B58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63</text:p>
          </table:table-cell>
          <table:table-cell table:formula="of:=EXACT([.A5828];[.B58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64</text:p>
          </table:table-cell>
          <table:table-cell table:formula="of:=EXACT([.A5829];[.B58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65</text:p>
          </table:table-cell>
          <table:table-cell table:formula="of:=EXACT([.A5830];[.B58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66</text:p>
          </table:table-cell>
          <table:table-cell table:formula="of:=EXACT([.A5831];[.B58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67</text:p>
          </table:table-cell>
          <table:table-cell table:formula="of:=EXACT([.A5832];[.B58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68</text:p>
          </table:table-cell>
          <table:table-cell table:formula="of:=EXACT([.A5833];[.B58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69</text:p>
          </table:table-cell>
          <table:table-cell table:formula="of:=EXACT([.A5834];[.B58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70</text:p>
          </table:table-cell>
          <table:table-cell table:formula="of:=EXACT([.A5835];[.B58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71</text:p>
          </table:table-cell>
          <table:table-cell table:formula="of:=EXACT([.A5836];[.B58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72</text:p>
          </table:table-cell>
          <table:table-cell table:formula="of:=EXACT([.A5837];[.B58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73</text:p>
          </table:table-cell>
          <table:table-cell table:formula="of:=EXACT([.A5838];[.B58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74</text:p>
          </table:table-cell>
          <table:table-cell table:formula="of:=EXACT([.A5839];[.B58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75</text:p>
          </table:table-cell>
          <table:table-cell table:formula="of:=EXACT([.A5840];[.B58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49_delgado_f000176</text:p>
          </table:table-cell>
          <table:table-cell table:formula="of:=EXACT([.A5841];[.B58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01</text:p>
          </table:table-cell>
          <table:table-cell table:formula="of:=EXACT([.A5842];[.B58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02</text:p>
          </table:table-cell>
          <table:table-cell table:formula="of:=EXACT([.A5843];[.B58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03</text:p>
          </table:table-cell>
          <table:table-cell table:formula="of:=EXACT([.A5844];[.B58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04</text:p>
          </table:table-cell>
          <table:table-cell table:formula="of:=EXACT([.A5845];[.B58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05</text:p>
          </table:table-cell>
          <table:table-cell table:formula="of:=EXACT([.A5846];[.B58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06</text:p>
          </table:table-cell>
          <table:table-cell table:formula="of:=EXACT([.A5847];[.B58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07</text:p>
          </table:table-cell>
          <table:table-cell table:formula="of:=EXACT([.A5848];[.B58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08</text:p>
          </table:table-cell>
          <table:table-cell table:formula="of:=EXACT([.A5849];[.B58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09</text:p>
          </table:table-cell>
          <table:table-cell table:formula="of:=EXACT([.A5850];[.B58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10</text:p>
          </table:table-cell>
          <table:table-cell table:formula="of:=EXACT([.A5851];[.B58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11</text:p>
          </table:table-cell>
          <table:table-cell table:formula="of:=EXACT([.A5852];[.B58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12</text:p>
          </table:table-cell>
          <table:table-cell table:formula="of:=EXACT([.A5853];[.B58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13</text:p>
          </table:table-cell>
          <table:table-cell table:formula="of:=EXACT([.A5854];[.B58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14</text:p>
          </table:table-cell>
          <table:table-cell table:formula="of:=EXACT([.A5855];[.B58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15</text:p>
          </table:table-cell>
          <table:table-cell table:formula="of:=EXACT([.A5856];[.B58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16</text:p>
          </table:table-cell>
          <table:table-cell table:formula="of:=EXACT([.A5857];[.B58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17</text:p>
          </table:table-cell>
          <table:table-cell table:formula="of:=EXACT([.A5858];[.B58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18</text:p>
          </table:table-cell>
          <table:table-cell table:formula="of:=EXACT([.A5859];[.B58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19</text:p>
          </table:table-cell>
          <table:table-cell table:formula="of:=EXACT([.A5860];[.B58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20</text:p>
          </table:table-cell>
          <table:table-cell table:formula="of:=EXACT([.A5861];[.B58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21</text:p>
          </table:table-cell>
          <table:table-cell table:formula="of:=EXACT([.A5862];[.B58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22</text:p>
          </table:table-cell>
          <table:table-cell table:formula="of:=EXACT([.A5863];[.B58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23</text:p>
          </table:table-cell>
          <table:table-cell table:formula="of:=EXACT([.A5864];[.B58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24</text:p>
          </table:table-cell>
          <table:table-cell table:formula="of:=EXACT([.A5865];[.B58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25</text:p>
          </table:table-cell>
          <table:table-cell table:formula="of:=EXACT([.A5866];[.B58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26</text:p>
          </table:table-cell>
          <table:table-cell table:formula="of:=EXACT([.A5867];[.B58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27</text:p>
          </table:table-cell>
          <table:table-cell table:formula="of:=EXACT([.A5868];[.B58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28</text:p>
          </table:table-cell>
          <table:table-cell table:formula="of:=EXACT([.A5869];[.B58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29</text:p>
          </table:table-cell>
          <table:table-cell table:formula="of:=EXACT([.A5870];[.B58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30</text:p>
          </table:table-cell>
          <table:table-cell table:formula="of:=EXACT([.A5871];[.B58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31</text:p>
          </table:table-cell>
          <table:table-cell table:formula="of:=EXACT([.A5872];[.B58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32</text:p>
          </table:table-cell>
          <table:table-cell table:formula="of:=EXACT([.A5873];[.B58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33</text:p>
          </table:table-cell>
          <table:table-cell table:formula="of:=EXACT([.A5874];[.B58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34</text:p>
          </table:table-cell>
          <table:table-cell table:formula="of:=EXACT([.A5875];[.B58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35</text:p>
          </table:table-cell>
          <table:table-cell table:formula="of:=EXACT([.A5876];[.B58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36</text:p>
          </table:table-cell>
          <table:table-cell table:formula="of:=EXACT([.A5877];[.B58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37</text:p>
          </table:table-cell>
          <table:table-cell table:formula="of:=EXACT([.A5878];[.B58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38</text:p>
          </table:table-cell>
          <table:table-cell table:formula="of:=EXACT([.A5879];[.B58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39</text:p>
          </table:table-cell>
          <table:table-cell table:formula="of:=EXACT([.A5880];[.B58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40</text:p>
          </table:table-cell>
          <table:table-cell table:formula="of:=EXACT([.A5881];[.B58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41</text:p>
          </table:table-cell>
          <table:table-cell table:formula="of:=EXACT([.A5882];[.B58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42</text:p>
          </table:table-cell>
          <table:table-cell table:formula="of:=EXACT([.A5883];[.B58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43</text:p>
          </table:table-cell>
          <table:table-cell table:formula="of:=EXACT([.A5884];[.B58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44</text:p>
          </table:table-cell>
          <table:table-cell table:formula="of:=EXACT([.A5885];[.B58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45</text:p>
          </table:table-cell>
          <table:table-cell table:formula="of:=EXACT([.A5886];[.B58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46</text:p>
          </table:table-cell>
          <table:table-cell table:formula="of:=EXACT([.A5887];[.B58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47</text:p>
          </table:table-cell>
          <table:table-cell table:formula="of:=EXACT([.A5888];[.B58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48</text:p>
          </table:table-cell>
          <table:table-cell table:formula="of:=EXACT([.A5889];[.B58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49</text:p>
          </table:table-cell>
          <table:table-cell table:formula="of:=EXACT([.A5890];[.B58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50</text:p>
          </table:table-cell>
          <table:table-cell table:formula="of:=EXACT([.A5891];[.B58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51</text:p>
          </table:table-cell>
          <table:table-cell table:formula="of:=EXACT([.A5892];[.B58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52</text:p>
          </table:table-cell>
          <table:table-cell table:formula="of:=EXACT([.A5893];[.B58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53</text:p>
          </table:table-cell>
          <table:table-cell table:formula="of:=EXACT([.A5894];[.B58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54</text:p>
          </table:table-cell>
          <table:table-cell table:formula="of:=EXACT([.A5895];[.B58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55</text:p>
          </table:table-cell>
          <table:table-cell table:formula="of:=EXACT([.A5896];[.B58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56</text:p>
          </table:table-cell>
          <table:table-cell table:formula="of:=EXACT([.A5897];[.B58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57</text:p>
          </table:table-cell>
          <table:table-cell table:formula="of:=EXACT([.A5898];[.B58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58</text:p>
          </table:table-cell>
          <table:table-cell table:formula="of:=EXACT([.A5899];[.B58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59</text:p>
          </table:table-cell>
          <table:table-cell table:formula="of:=EXACT([.A5900];[.B59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60</text:p>
          </table:table-cell>
          <table:table-cell table:formula="of:=EXACT([.A5901];[.B59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61</text:p>
          </table:table-cell>
          <table:table-cell table:formula="of:=EXACT([.A5902];[.B59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62</text:p>
          </table:table-cell>
          <table:table-cell table:formula="of:=EXACT([.A5903];[.B59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63</text:p>
          </table:table-cell>
          <table:table-cell table:formula="of:=EXACT([.A5904];[.B59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64</text:p>
          </table:table-cell>
          <table:table-cell table:formula="of:=EXACT([.A5905];[.B59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65</text:p>
          </table:table-cell>
          <table:table-cell table:formula="of:=EXACT([.A5906];[.B59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66</text:p>
          </table:table-cell>
          <table:table-cell table:formula="of:=EXACT([.A5907];[.B59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67</text:p>
          </table:table-cell>
          <table:table-cell table:formula="of:=EXACT([.A5908];[.B59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68</text:p>
          </table:table-cell>
          <table:table-cell table:formula="of:=EXACT([.A5909];[.B59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69</text:p>
          </table:table-cell>
          <table:table-cell table:formula="of:=EXACT([.A5910];[.B59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70</text:p>
          </table:table-cell>
          <table:table-cell table:formula="of:=EXACT([.A5911];[.B59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71</text:p>
          </table:table-cell>
          <table:table-cell table:formula="of:=EXACT([.A5912];[.B59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72</text:p>
          </table:table-cell>
          <table:table-cell table:formula="of:=EXACT([.A5913];[.B59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73</text:p>
          </table:table-cell>
          <table:table-cell table:formula="of:=EXACT([.A5914];[.B59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74</text:p>
          </table:table-cell>
          <table:table-cell table:formula="of:=EXACT([.A5915];[.B59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75</text:p>
          </table:table-cell>
          <table:table-cell table:formula="of:=EXACT([.A5916];[.B59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76</text:p>
          </table:table-cell>
          <table:table-cell table:formula="of:=EXACT([.A5917];[.B59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0_delgado_f000077</text:p>
          </table:table-cell>
          <table:table-cell table:formula="of:=EXACT([.A5918];[.B59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01</text:p>
          </table:table-cell>
          <table:table-cell table:formula="of:=EXACT([.A5919];[.B59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02</text:p>
          </table:table-cell>
          <table:table-cell table:formula="of:=EXACT([.A5920];[.B59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03</text:p>
          </table:table-cell>
          <table:table-cell table:formula="of:=EXACT([.A5921];[.B59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04</text:p>
          </table:table-cell>
          <table:table-cell table:formula="of:=EXACT([.A5922];[.B59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05</text:p>
          </table:table-cell>
          <table:table-cell table:formula="of:=EXACT([.A5923];[.B59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06</text:p>
          </table:table-cell>
          <table:table-cell table:formula="of:=EXACT([.A5924];[.B59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07</text:p>
          </table:table-cell>
          <table:table-cell table:formula="of:=EXACT([.A5925];[.B59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08</text:p>
          </table:table-cell>
          <table:table-cell table:formula="of:=EXACT([.A5926];[.B59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09</text:p>
          </table:table-cell>
          <table:table-cell table:formula="of:=EXACT([.A5927];[.B59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10</text:p>
          </table:table-cell>
          <table:table-cell table:formula="of:=EXACT([.A5928];[.B59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11</text:p>
          </table:table-cell>
          <table:table-cell table:formula="of:=EXACT([.A5929];[.B59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12</text:p>
          </table:table-cell>
          <table:table-cell table:formula="of:=EXACT([.A5930];[.B59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13</text:p>
          </table:table-cell>
          <table:table-cell table:formula="of:=EXACT([.A5931];[.B59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14</text:p>
          </table:table-cell>
          <table:table-cell table:formula="of:=EXACT([.A5932];[.B59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15</text:p>
          </table:table-cell>
          <table:table-cell table:formula="of:=EXACT([.A5933];[.B59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16</text:p>
          </table:table-cell>
          <table:table-cell table:formula="of:=EXACT([.A5934];[.B59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17</text:p>
          </table:table-cell>
          <table:table-cell table:formula="of:=EXACT([.A5935];[.B59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18</text:p>
          </table:table-cell>
          <table:table-cell table:formula="of:=EXACT([.A5936];[.B59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19</text:p>
          </table:table-cell>
          <table:table-cell table:formula="of:=EXACT([.A5937];[.B59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20</text:p>
          </table:table-cell>
          <table:table-cell table:formula="of:=EXACT([.A5938];[.B59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21</text:p>
          </table:table-cell>
          <table:table-cell table:formula="of:=EXACT([.A5939];[.B59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22</text:p>
          </table:table-cell>
          <table:table-cell table:formula="of:=EXACT([.A5940];[.B59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23</text:p>
          </table:table-cell>
          <table:table-cell table:formula="of:=EXACT([.A5941];[.B59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24</text:p>
          </table:table-cell>
          <table:table-cell table:formula="of:=EXACT([.A5942];[.B59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25</text:p>
          </table:table-cell>
          <table:table-cell table:formula="of:=EXACT([.A5943];[.B59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26</text:p>
          </table:table-cell>
          <table:table-cell table:formula="of:=EXACT([.A5944];[.B59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27</text:p>
          </table:table-cell>
          <table:table-cell table:formula="of:=EXACT([.A5945];[.B59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28</text:p>
          </table:table-cell>
          <table:table-cell table:formula="of:=EXACT([.A5946];[.B59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29</text:p>
          </table:table-cell>
          <table:table-cell table:formula="of:=EXACT([.A5947];[.B59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30</text:p>
          </table:table-cell>
          <table:table-cell table:formula="of:=EXACT([.A5948];[.B59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31</text:p>
          </table:table-cell>
          <table:table-cell table:formula="of:=EXACT([.A5949];[.B59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32</text:p>
          </table:table-cell>
          <table:table-cell table:formula="of:=EXACT([.A5950];[.B59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33</text:p>
          </table:table-cell>
          <table:table-cell table:formula="of:=EXACT([.A5951];[.B59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34</text:p>
          </table:table-cell>
          <table:table-cell table:formula="of:=EXACT([.A5952];[.B59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35</text:p>
          </table:table-cell>
          <table:table-cell table:formula="of:=EXACT([.A5953];[.B59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36</text:p>
          </table:table-cell>
          <table:table-cell table:formula="of:=EXACT([.A5954];[.B59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37</text:p>
          </table:table-cell>
          <table:table-cell table:formula="of:=EXACT([.A5955];[.B59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38</text:p>
          </table:table-cell>
          <table:table-cell table:formula="of:=EXACT([.A5956];[.B59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39</text:p>
          </table:table-cell>
          <table:table-cell table:formula="of:=EXACT([.A5957];[.B59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40</text:p>
          </table:table-cell>
          <table:table-cell table:formula="of:=EXACT([.A5958];[.B59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41</text:p>
          </table:table-cell>
          <table:table-cell table:formula="of:=EXACT([.A5959];[.B59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42</text:p>
          </table:table-cell>
          <table:table-cell table:formula="of:=EXACT([.A5960];[.B59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43</text:p>
          </table:table-cell>
          <table:table-cell table:formula="of:=EXACT([.A5961];[.B59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44</text:p>
          </table:table-cell>
          <table:table-cell table:formula="of:=EXACT([.A5962];[.B59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45</text:p>
          </table:table-cell>
          <table:table-cell table:formula="of:=EXACT([.A5963];[.B59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46</text:p>
          </table:table-cell>
          <table:table-cell table:formula="of:=EXACT([.A5964];[.B59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47</text:p>
          </table:table-cell>
          <table:table-cell table:formula="of:=EXACT([.A5965];[.B59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48</text:p>
          </table:table-cell>
          <table:table-cell table:formula="of:=EXACT([.A5966];[.B59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49</text:p>
          </table:table-cell>
          <table:table-cell table:formula="of:=EXACT([.A5967];[.B59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50</text:p>
          </table:table-cell>
          <table:table-cell table:formula="of:=EXACT([.A5968];[.B59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51</text:p>
          </table:table-cell>
          <table:table-cell table:formula="of:=EXACT([.A5969];[.B59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52</text:p>
          </table:table-cell>
          <table:table-cell table:formula="of:=EXACT([.A5970];[.B59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53</text:p>
          </table:table-cell>
          <table:table-cell table:formula="of:=EXACT([.A5971];[.B59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54</text:p>
          </table:table-cell>
          <table:table-cell table:formula="of:=EXACT([.A5972];[.B59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55</text:p>
          </table:table-cell>
          <table:table-cell table:formula="of:=EXACT([.A5973];[.B59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56</text:p>
          </table:table-cell>
          <table:table-cell table:formula="of:=EXACT([.A5974];[.B59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57</text:p>
          </table:table-cell>
          <table:table-cell table:formula="of:=EXACT([.A5975];[.B59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58</text:p>
          </table:table-cell>
          <table:table-cell table:formula="of:=EXACT([.A5976];[.B59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59</text:p>
          </table:table-cell>
          <table:table-cell table:formula="of:=EXACT([.A5977];[.B59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60</text:p>
          </table:table-cell>
          <table:table-cell table:formula="of:=EXACT([.A5978];[.B59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61</text:p>
          </table:table-cell>
          <table:table-cell table:formula="of:=EXACT([.A5979];[.B59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62</text:p>
          </table:table-cell>
          <table:table-cell table:formula="of:=EXACT([.A5980];[.B59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63</text:p>
          </table:table-cell>
          <table:table-cell table:formula="of:=EXACT([.A5981];[.B59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64</text:p>
          </table:table-cell>
          <table:table-cell table:formula="of:=EXACT([.A5982];[.B59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65</text:p>
          </table:table-cell>
          <table:table-cell table:formula="of:=EXACT([.A5983];[.B59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66</text:p>
          </table:table-cell>
          <table:table-cell table:formula="of:=EXACT([.A5984];[.B59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67</text:p>
          </table:table-cell>
          <table:table-cell table:formula="of:=EXACT([.A5985];[.B59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68</text:p>
          </table:table-cell>
          <table:table-cell table:formula="of:=EXACT([.A5986];[.B59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69</text:p>
          </table:table-cell>
          <table:table-cell table:formula="of:=EXACT([.A5987];[.B59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70</text:p>
          </table:table-cell>
          <table:table-cell table:formula="of:=EXACT([.A5988];[.B59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71</text:p>
          </table:table-cell>
          <table:table-cell table:formula="of:=EXACT([.A5989];[.B59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72</text:p>
          </table:table-cell>
          <table:table-cell table:formula="of:=EXACT([.A5990];[.B59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73</text:p>
          </table:table-cell>
          <table:table-cell table:formula="of:=EXACT([.A5991];[.B59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74</text:p>
          </table:table-cell>
          <table:table-cell table:formula="of:=EXACT([.A5992];[.B59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75</text:p>
          </table:table-cell>
          <table:table-cell table:formula="of:=EXACT([.A5993];[.B59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76</text:p>
          </table:table-cell>
          <table:table-cell table:formula="of:=EXACT([.A5994];[.B59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77</text:p>
          </table:table-cell>
          <table:table-cell table:formula="of:=EXACT([.A5995];[.B59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78</text:p>
          </table:table-cell>
          <table:table-cell table:formula="of:=EXACT([.A5996];[.B59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79</text:p>
          </table:table-cell>
          <table:table-cell table:formula="of:=EXACT([.A5997];[.B59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80</text:p>
          </table:table-cell>
          <table:table-cell table:formula="of:=EXACT([.A5998];[.B59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81</text:p>
          </table:table-cell>
          <table:table-cell table:formula="of:=EXACT([.A5999];[.B59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82</text:p>
          </table:table-cell>
          <table:table-cell table:formula="of:=EXACT([.A6000];[.B60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83</text:p>
          </table:table-cell>
          <table:table-cell table:formula="of:=EXACT([.A6001];[.B60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84</text:p>
          </table:table-cell>
          <table:table-cell table:formula="of:=EXACT([.A6002];[.B60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85</text:p>
          </table:table-cell>
          <table:table-cell table:formula="of:=EXACT([.A6003];[.B60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86</text:p>
          </table:table-cell>
          <table:table-cell table:formula="of:=EXACT([.A6004];[.B60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87</text:p>
          </table:table-cell>
          <table:table-cell table:formula="of:=EXACT([.A6005];[.B60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88</text:p>
          </table:table-cell>
          <table:table-cell table:formula="of:=EXACT([.A6006];[.B60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89</text:p>
          </table:table-cell>
          <table:table-cell table:formula="of:=EXACT([.A6007];[.B60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90</text:p>
          </table:table-cell>
          <table:table-cell table:formula="of:=EXACT([.A6008];[.B60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91</text:p>
          </table:table-cell>
          <table:table-cell table:formula="of:=EXACT([.A6009];[.B60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92</text:p>
          </table:table-cell>
          <table:table-cell table:formula="of:=EXACT([.A6010];[.B60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93</text:p>
          </table:table-cell>
          <table:table-cell table:formula="of:=EXACT([.A6011];[.B60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94</text:p>
          </table:table-cell>
          <table:table-cell table:formula="of:=EXACT([.A6012];[.B60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95</text:p>
          </table:table-cell>
          <table:table-cell table:formula="of:=EXACT([.A6013];[.B60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96</text:p>
          </table:table-cell>
          <table:table-cell table:formula="of:=EXACT([.A6014];[.B60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97</text:p>
          </table:table-cell>
          <table:table-cell table:formula="of:=EXACT([.A6015];[.B60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98</text:p>
          </table:table-cell>
          <table:table-cell table:formula="of:=EXACT([.A6016];[.B60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099</text:p>
          </table:table-cell>
          <table:table-cell table:formula="of:=EXACT([.A6017];[.B60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1_delgado_f000100</text:p>
          </table:table-cell>
          <table:table-cell table:formula="of:=EXACT([.A6018];[.B60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01</text:p>
          </table:table-cell>
          <table:table-cell table:formula="of:=EXACT([.A6019];[.B60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02</text:p>
          </table:table-cell>
          <table:table-cell table:formula="of:=EXACT([.A6020];[.B60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03</text:p>
          </table:table-cell>
          <table:table-cell table:formula="of:=EXACT([.A6021];[.B60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04</text:p>
          </table:table-cell>
          <table:table-cell table:formula="of:=EXACT([.A6022];[.B60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05</text:p>
          </table:table-cell>
          <table:table-cell table:formula="of:=EXACT([.A6023];[.B60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06</text:p>
          </table:table-cell>
          <table:table-cell table:formula="of:=EXACT([.A6024];[.B60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07</text:p>
          </table:table-cell>
          <table:table-cell table:formula="of:=EXACT([.A6025];[.B60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08</text:p>
          </table:table-cell>
          <table:table-cell table:formula="of:=EXACT([.A6026];[.B60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09</text:p>
          </table:table-cell>
          <table:table-cell table:formula="of:=EXACT([.A6027];[.B60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10</text:p>
          </table:table-cell>
          <table:table-cell table:formula="of:=EXACT([.A6028];[.B60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11</text:p>
          </table:table-cell>
          <table:table-cell table:formula="of:=EXACT([.A6029];[.B60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12</text:p>
          </table:table-cell>
          <table:table-cell table:formula="of:=EXACT([.A6030];[.B60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13</text:p>
          </table:table-cell>
          <table:table-cell table:formula="of:=EXACT([.A6031];[.B60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14</text:p>
          </table:table-cell>
          <table:table-cell table:formula="of:=EXACT([.A6032];[.B60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15</text:p>
          </table:table-cell>
          <table:table-cell table:formula="of:=EXACT([.A6033];[.B60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16</text:p>
          </table:table-cell>
          <table:table-cell table:formula="of:=EXACT([.A6034];[.B60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17</text:p>
          </table:table-cell>
          <table:table-cell table:formula="of:=EXACT([.A6035];[.B60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18</text:p>
          </table:table-cell>
          <table:table-cell table:formula="of:=EXACT([.A6036];[.B60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19</text:p>
          </table:table-cell>
          <table:table-cell table:formula="of:=EXACT([.A6037];[.B60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20</text:p>
          </table:table-cell>
          <table:table-cell table:formula="of:=EXACT([.A6038];[.B60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21</text:p>
          </table:table-cell>
          <table:table-cell table:formula="of:=EXACT([.A6039];[.B60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22</text:p>
          </table:table-cell>
          <table:table-cell table:formula="of:=EXACT([.A6040];[.B60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23</text:p>
          </table:table-cell>
          <table:table-cell table:formula="of:=EXACT([.A6041];[.B60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24</text:p>
          </table:table-cell>
          <table:table-cell table:formula="of:=EXACT([.A6042];[.B60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25</text:p>
          </table:table-cell>
          <table:table-cell table:formula="of:=EXACT([.A6043];[.B60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26</text:p>
          </table:table-cell>
          <table:table-cell table:formula="of:=EXACT([.A6044];[.B60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27</text:p>
          </table:table-cell>
          <table:table-cell table:formula="of:=EXACT([.A6045];[.B60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28</text:p>
          </table:table-cell>
          <table:table-cell table:formula="of:=EXACT([.A6046];[.B60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29</text:p>
          </table:table-cell>
          <table:table-cell table:formula="of:=EXACT([.A6047];[.B60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30</text:p>
          </table:table-cell>
          <table:table-cell table:formula="of:=EXACT([.A6048];[.B60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31</text:p>
          </table:table-cell>
          <table:table-cell table:formula="of:=EXACT([.A6049];[.B60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32</text:p>
          </table:table-cell>
          <table:table-cell table:formula="of:=EXACT([.A6050];[.B60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33</text:p>
          </table:table-cell>
          <table:table-cell table:formula="of:=EXACT([.A6051];[.B60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34</text:p>
          </table:table-cell>
          <table:table-cell table:formula="of:=EXACT([.A6052];[.B60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35</text:p>
          </table:table-cell>
          <table:table-cell table:formula="of:=EXACT([.A6053];[.B60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36</text:p>
          </table:table-cell>
          <table:table-cell table:formula="of:=EXACT([.A6054];[.B60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37</text:p>
          </table:table-cell>
          <table:table-cell table:formula="of:=EXACT([.A6055];[.B60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38</text:p>
          </table:table-cell>
          <table:table-cell table:formula="of:=EXACT([.A6056];[.B60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39</text:p>
          </table:table-cell>
          <table:table-cell table:formula="of:=EXACT([.A6057];[.B60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40</text:p>
          </table:table-cell>
          <table:table-cell table:formula="of:=EXACT([.A6058];[.B60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41</text:p>
          </table:table-cell>
          <table:table-cell table:formula="of:=EXACT([.A6059];[.B60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42</text:p>
          </table:table-cell>
          <table:table-cell table:formula="of:=EXACT([.A6060];[.B60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43</text:p>
          </table:table-cell>
          <table:table-cell table:formula="of:=EXACT([.A6061];[.B60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44</text:p>
          </table:table-cell>
          <table:table-cell table:formula="of:=EXACT([.A6062];[.B60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45</text:p>
          </table:table-cell>
          <table:table-cell table:formula="of:=EXACT([.A6063];[.B60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46</text:p>
          </table:table-cell>
          <table:table-cell table:formula="of:=EXACT([.A6064];[.B60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47</text:p>
          </table:table-cell>
          <table:table-cell table:formula="of:=EXACT([.A6065];[.B60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48</text:p>
          </table:table-cell>
          <table:table-cell table:formula="of:=EXACT([.A6066];[.B60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49</text:p>
          </table:table-cell>
          <table:table-cell table:formula="of:=EXACT([.A6067];[.B60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50</text:p>
          </table:table-cell>
          <table:table-cell table:formula="of:=EXACT([.A6068];[.B60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51</text:p>
          </table:table-cell>
          <table:table-cell table:formula="of:=EXACT([.A6069];[.B60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52</text:p>
          </table:table-cell>
          <table:table-cell table:formula="of:=EXACT([.A6070];[.B60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53</text:p>
          </table:table-cell>
          <table:table-cell table:formula="of:=EXACT([.A6071];[.B60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54</text:p>
          </table:table-cell>
          <table:table-cell table:formula="of:=EXACT([.A6072];[.B60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55</text:p>
          </table:table-cell>
          <table:table-cell table:formula="of:=EXACT([.A6073];[.B60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56</text:p>
          </table:table-cell>
          <table:table-cell table:formula="of:=EXACT([.A6074];[.B60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57</text:p>
          </table:table-cell>
          <table:table-cell table:formula="of:=EXACT([.A6075];[.B60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58</text:p>
          </table:table-cell>
          <table:table-cell table:formula="of:=EXACT([.A6076];[.B60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59</text:p>
          </table:table-cell>
          <table:table-cell table:formula="of:=EXACT([.A6077];[.B60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60</text:p>
          </table:table-cell>
          <table:table-cell table:formula="of:=EXACT([.A6078];[.B60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61</text:p>
          </table:table-cell>
          <table:table-cell table:formula="of:=EXACT([.A6079];[.B60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62</text:p>
          </table:table-cell>
          <table:table-cell table:formula="of:=EXACT([.A6080];[.B60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63</text:p>
          </table:table-cell>
          <table:table-cell table:formula="of:=EXACT([.A6081];[.B60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64</text:p>
          </table:table-cell>
          <table:table-cell table:formula="of:=EXACT([.A6082];[.B60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65</text:p>
          </table:table-cell>
          <table:table-cell table:formula="of:=EXACT([.A6083];[.B60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66</text:p>
          </table:table-cell>
          <table:table-cell table:formula="of:=EXACT([.A6084];[.B60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67</text:p>
          </table:table-cell>
          <table:table-cell table:formula="of:=EXACT([.A6085];[.B60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68</text:p>
          </table:table-cell>
          <table:table-cell table:formula="of:=EXACT([.A6086];[.B60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69</text:p>
          </table:table-cell>
          <table:table-cell table:formula="of:=EXACT([.A6087];[.B60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70</text:p>
          </table:table-cell>
          <table:table-cell table:formula="of:=EXACT([.A6088];[.B60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71</text:p>
          </table:table-cell>
          <table:table-cell table:formula="of:=EXACT([.A6089];[.B60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72</text:p>
          </table:table-cell>
          <table:table-cell table:formula="of:=EXACT([.A6090];[.B60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73</text:p>
          </table:table-cell>
          <table:table-cell table:formula="of:=EXACT([.A6091];[.B60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74</text:p>
          </table:table-cell>
          <table:table-cell table:formula="of:=EXACT([.A6092];[.B60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75</text:p>
          </table:table-cell>
          <table:table-cell table:formula="of:=EXACT([.A6093];[.B60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76</text:p>
          </table:table-cell>
          <table:table-cell table:formula="of:=EXACT([.A6094];[.B60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77</text:p>
          </table:table-cell>
          <table:table-cell table:formula="of:=EXACT([.A6095];[.B60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78</text:p>
          </table:table-cell>
          <table:table-cell table:formula="of:=EXACT([.A6096];[.B60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79</text:p>
          </table:table-cell>
          <table:table-cell table:formula="of:=EXACT([.A6097];[.B60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80</text:p>
          </table:table-cell>
          <table:table-cell table:formula="of:=EXACT([.A6098];[.B60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81</text:p>
          </table:table-cell>
          <table:table-cell table:formula="of:=EXACT([.A6099];[.B60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82</text:p>
          </table:table-cell>
          <table:table-cell table:formula="of:=EXACT([.A6100];[.B61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83</text:p>
          </table:table-cell>
          <table:table-cell table:formula="of:=EXACT([.A6101];[.B61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84</text:p>
          </table:table-cell>
          <table:table-cell table:formula="of:=EXACT([.A6102];[.B61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85</text:p>
          </table:table-cell>
          <table:table-cell table:formula="of:=EXACT([.A6103];[.B61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86</text:p>
          </table:table-cell>
          <table:table-cell table:formula="of:=EXACT([.A6104];[.B61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87</text:p>
          </table:table-cell>
          <table:table-cell table:formula="of:=EXACT([.A6105];[.B61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88</text:p>
          </table:table-cell>
          <table:table-cell table:formula="of:=EXACT([.A6106];[.B61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89</text:p>
          </table:table-cell>
          <table:table-cell table:formula="of:=EXACT([.A6107];[.B61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90</text:p>
          </table:table-cell>
          <table:table-cell table:formula="of:=EXACT([.A6108];[.B61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91</text:p>
          </table:table-cell>
          <table:table-cell table:formula="of:=EXACT([.A6109];[.B61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92</text:p>
          </table:table-cell>
          <table:table-cell table:formula="of:=EXACT([.A6110];[.B61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93</text:p>
          </table:table-cell>
          <table:table-cell table:formula="of:=EXACT([.A6111];[.B61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94</text:p>
          </table:table-cell>
          <table:table-cell table:formula="of:=EXACT([.A6112];[.B61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95</text:p>
          </table:table-cell>
          <table:table-cell table:formula="of:=EXACT([.A6113];[.B61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96</text:p>
          </table:table-cell>
          <table:table-cell table:formula="of:=EXACT([.A6114];[.B61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97</text:p>
          </table:table-cell>
          <table:table-cell table:formula="of:=EXACT([.A6115];[.B61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98</text:p>
          </table:table-cell>
          <table:table-cell table:formula="of:=EXACT([.A6116];[.B61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099</text:p>
          </table:table-cell>
          <table:table-cell table:formula="of:=EXACT([.A6117];[.B61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00</text:p>
          </table:table-cell>
          <table:table-cell table:formula="of:=EXACT([.A6118];[.B61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01</text:p>
          </table:table-cell>
          <table:table-cell table:formula="of:=EXACT([.A6119];[.B61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02</text:p>
          </table:table-cell>
          <table:table-cell table:formula="of:=EXACT([.A6120];[.B61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03</text:p>
          </table:table-cell>
          <table:table-cell table:formula="of:=EXACT([.A6121];[.B61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04</text:p>
          </table:table-cell>
          <table:table-cell table:formula="of:=EXACT([.A6122];[.B61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05</text:p>
          </table:table-cell>
          <table:table-cell table:formula="of:=EXACT([.A6123];[.B61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06</text:p>
          </table:table-cell>
          <table:table-cell table:formula="of:=EXACT([.A6124];[.B61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07</text:p>
          </table:table-cell>
          <table:table-cell table:formula="of:=EXACT([.A6125];[.B61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08</text:p>
          </table:table-cell>
          <table:table-cell table:formula="of:=EXACT([.A6126];[.B61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09</text:p>
          </table:table-cell>
          <table:table-cell table:formula="of:=EXACT([.A6127];[.B61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10</text:p>
          </table:table-cell>
          <table:table-cell table:formula="of:=EXACT([.A6128];[.B61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11</text:p>
          </table:table-cell>
          <table:table-cell table:formula="of:=EXACT([.A6129];[.B61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12</text:p>
          </table:table-cell>
          <table:table-cell table:formula="of:=EXACT([.A6130];[.B61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13</text:p>
          </table:table-cell>
          <table:table-cell table:formula="of:=EXACT([.A6131];[.B61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14</text:p>
          </table:table-cell>
          <table:table-cell table:formula="of:=EXACT([.A6132];[.B61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15</text:p>
          </table:table-cell>
          <table:table-cell table:formula="of:=EXACT([.A6133];[.B61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16</text:p>
          </table:table-cell>
          <table:table-cell table:formula="of:=EXACT([.A6134];[.B61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17</text:p>
          </table:table-cell>
          <table:table-cell table:formula="of:=EXACT([.A6135];[.B61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18</text:p>
          </table:table-cell>
          <table:table-cell table:formula="of:=EXACT([.A6136];[.B61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19</text:p>
          </table:table-cell>
          <table:table-cell table:formula="of:=EXACT([.A6137];[.B61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20</text:p>
          </table:table-cell>
          <table:table-cell table:formula="of:=EXACT([.A6138];[.B61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21</text:p>
          </table:table-cell>
          <table:table-cell table:formula="of:=EXACT([.A6139];[.B61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22</text:p>
          </table:table-cell>
          <table:table-cell table:formula="of:=EXACT([.A6140];[.B61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23</text:p>
          </table:table-cell>
          <table:table-cell table:formula="of:=EXACT([.A6141];[.B61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24</text:p>
          </table:table-cell>
          <table:table-cell table:formula="of:=EXACT([.A6142];[.B61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25</text:p>
          </table:table-cell>
          <table:table-cell table:formula="of:=EXACT([.A6143];[.B61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26</text:p>
          </table:table-cell>
          <table:table-cell table:formula="of:=EXACT([.A6144];[.B61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27</text:p>
          </table:table-cell>
          <table:table-cell table:formula="of:=EXACT([.A6145];[.B61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28</text:p>
          </table:table-cell>
          <table:table-cell table:formula="of:=EXACT([.A6146];[.B61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29</text:p>
          </table:table-cell>
          <table:table-cell table:formula="of:=EXACT([.A6147];[.B61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30</text:p>
          </table:table-cell>
          <table:table-cell table:formula="of:=EXACT([.A6148];[.B61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2_delgado_f000131</text:p>
          </table:table-cell>
          <table:table-cell table:formula="of:=EXACT([.A6149];[.B61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01</text:p>
          </table:table-cell>
          <table:table-cell table:formula="of:=EXACT([.A6150];[.B61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02</text:p>
          </table:table-cell>
          <table:table-cell table:formula="of:=EXACT([.A6151];[.B61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03</text:p>
          </table:table-cell>
          <table:table-cell table:formula="of:=EXACT([.A6152];[.B61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04</text:p>
          </table:table-cell>
          <table:table-cell table:formula="of:=EXACT([.A6153];[.B61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05</text:p>
          </table:table-cell>
          <table:table-cell table:formula="of:=EXACT([.A6154];[.B61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06</text:p>
          </table:table-cell>
          <table:table-cell table:formula="of:=EXACT([.A6155];[.B61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07</text:p>
          </table:table-cell>
          <table:table-cell table:formula="of:=EXACT([.A6156];[.B61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08</text:p>
          </table:table-cell>
          <table:table-cell table:formula="of:=EXACT([.A6157];[.B61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09</text:p>
          </table:table-cell>
          <table:table-cell table:formula="of:=EXACT([.A6158];[.B61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10</text:p>
          </table:table-cell>
          <table:table-cell table:formula="of:=EXACT([.A6159];[.B61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11</text:p>
          </table:table-cell>
          <table:table-cell table:formula="of:=EXACT([.A6160];[.B61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12</text:p>
          </table:table-cell>
          <table:table-cell table:formula="of:=EXACT([.A6161];[.B61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13</text:p>
          </table:table-cell>
          <table:table-cell table:formula="of:=EXACT([.A6162];[.B61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14</text:p>
          </table:table-cell>
          <table:table-cell table:formula="of:=EXACT([.A6163];[.B61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15</text:p>
          </table:table-cell>
          <table:table-cell table:formula="of:=EXACT([.A6164];[.B61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16</text:p>
          </table:table-cell>
          <table:table-cell table:formula="of:=EXACT([.A6165];[.B61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17</text:p>
          </table:table-cell>
          <table:table-cell table:formula="of:=EXACT([.A6166];[.B61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18</text:p>
          </table:table-cell>
          <table:table-cell table:formula="of:=EXACT([.A6167];[.B61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19</text:p>
          </table:table-cell>
          <table:table-cell table:formula="of:=EXACT([.A6168];[.B61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20</text:p>
          </table:table-cell>
          <table:table-cell table:formula="of:=EXACT([.A6169];[.B61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21</text:p>
          </table:table-cell>
          <table:table-cell table:formula="of:=EXACT([.A6170];[.B61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22</text:p>
          </table:table-cell>
          <table:table-cell table:formula="of:=EXACT([.A6171];[.B61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23</text:p>
          </table:table-cell>
          <table:table-cell table:formula="of:=EXACT([.A6172];[.B61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24</text:p>
          </table:table-cell>
          <table:table-cell table:formula="of:=EXACT([.A6173];[.B61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25</text:p>
          </table:table-cell>
          <table:table-cell table:formula="of:=EXACT([.A6174];[.B61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26</text:p>
          </table:table-cell>
          <table:table-cell table:formula="of:=EXACT([.A6175];[.B61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27</text:p>
          </table:table-cell>
          <table:table-cell table:formula="of:=EXACT([.A6176];[.B61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28</text:p>
          </table:table-cell>
          <table:table-cell table:formula="of:=EXACT([.A6177];[.B61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29</text:p>
          </table:table-cell>
          <table:table-cell table:formula="of:=EXACT([.A6178];[.B61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30</text:p>
          </table:table-cell>
          <table:table-cell table:formula="of:=EXACT([.A6179];[.B61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31</text:p>
          </table:table-cell>
          <table:table-cell table:formula="of:=EXACT([.A6180];[.B61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32</text:p>
          </table:table-cell>
          <table:table-cell table:formula="of:=EXACT([.A6181];[.B61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33</text:p>
          </table:table-cell>
          <table:table-cell table:formula="of:=EXACT([.A6182];[.B61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34</text:p>
          </table:table-cell>
          <table:table-cell table:formula="of:=EXACT([.A6183];[.B61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35</text:p>
          </table:table-cell>
          <table:table-cell table:formula="of:=EXACT([.A6184];[.B61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36</text:p>
          </table:table-cell>
          <table:table-cell table:formula="of:=EXACT([.A6185];[.B61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37</text:p>
          </table:table-cell>
          <table:table-cell table:formula="of:=EXACT([.A6186];[.B61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38</text:p>
          </table:table-cell>
          <table:table-cell table:formula="of:=EXACT([.A6187];[.B61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39</text:p>
          </table:table-cell>
          <table:table-cell table:formula="of:=EXACT([.A6188];[.B61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40</text:p>
          </table:table-cell>
          <table:table-cell table:formula="of:=EXACT([.A6189];[.B61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41</text:p>
          </table:table-cell>
          <table:table-cell table:formula="of:=EXACT([.A6190];[.B61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42</text:p>
          </table:table-cell>
          <table:table-cell table:formula="of:=EXACT([.A6191];[.B61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43</text:p>
          </table:table-cell>
          <table:table-cell table:formula="of:=EXACT([.A6192];[.B61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44</text:p>
          </table:table-cell>
          <table:table-cell table:formula="of:=EXACT([.A6193];[.B61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45</text:p>
          </table:table-cell>
          <table:table-cell table:formula="of:=EXACT([.A6194];[.B61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46</text:p>
          </table:table-cell>
          <table:table-cell table:formula="of:=EXACT([.A6195];[.B61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47</text:p>
          </table:table-cell>
          <table:table-cell table:formula="of:=EXACT([.A6196];[.B61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48</text:p>
          </table:table-cell>
          <table:table-cell table:formula="of:=EXACT([.A6197];[.B61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49</text:p>
          </table:table-cell>
          <table:table-cell table:formula="of:=EXACT([.A6198];[.B61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50</text:p>
          </table:table-cell>
          <table:table-cell table:formula="of:=EXACT([.A6199];[.B61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51</text:p>
          </table:table-cell>
          <table:table-cell table:formula="of:=EXACT([.A6200];[.B62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52</text:p>
          </table:table-cell>
          <table:table-cell table:formula="of:=EXACT([.A6201];[.B62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53</text:p>
          </table:table-cell>
          <table:table-cell table:formula="of:=EXACT([.A6202];[.B62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54</text:p>
          </table:table-cell>
          <table:table-cell table:formula="of:=EXACT([.A6203];[.B62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55</text:p>
          </table:table-cell>
          <table:table-cell table:formula="of:=EXACT([.A6204];[.B62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56</text:p>
          </table:table-cell>
          <table:table-cell table:formula="of:=EXACT([.A6205];[.B62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57</text:p>
          </table:table-cell>
          <table:table-cell table:formula="of:=EXACT([.A6206];[.B62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58</text:p>
          </table:table-cell>
          <table:table-cell table:formula="of:=EXACT([.A6207];[.B62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59</text:p>
          </table:table-cell>
          <table:table-cell table:formula="of:=EXACT([.A6208];[.B62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60</text:p>
          </table:table-cell>
          <table:table-cell table:formula="of:=EXACT([.A6209];[.B62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61</text:p>
          </table:table-cell>
          <table:table-cell table:formula="of:=EXACT([.A6210];[.B62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62</text:p>
          </table:table-cell>
          <table:table-cell table:formula="of:=EXACT([.A6211];[.B62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63</text:p>
          </table:table-cell>
          <table:table-cell table:formula="of:=EXACT([.A6212];[.B62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64</text:p>
          </table:table-cell>
          <table:table-cell table:formula="of:=EXACT([.A6213];[.B62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65</text:p>
          </table:table-cell>
          <table:table-cell table:formula="of:=EXACT([.A6214];[.B62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66</text:p>
          </table:table-cell>
          <table:table-cell table:formula="of:=EXACT([.A6215];[.B62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67</text:p>
          </table:table-cell>
          <table:table-cell table:formula="of:=EXACT([.A6216];[.B62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68</text:p>
          </table:table-cell>
          <table:table-cell table:formula="of:=EXACT([.A6217];[.B62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69</text:p>
          </table:table-cell>
          <table:table-cell table:formula="of:=EXACT([.A6218];[.B62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70</text:p>
          </table:table-cell>
          <table:table-cell table:formula="of:=EXACT([.A6219];[.B62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71</text:p>
          </table:table-cell>
          <table:table-cell table:formula="of:=EXACT([.A6220];[.B62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72</text:p>
          </table:table-cell>
          <table:table-cell table:formula="of:=EXACT([.A6221];[.B62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73</text:p>
          </table:table-cell>
          <table:table-cell table:formula="of:=EXACT([.A6222];[.B62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74</text:p>
          </table:table-cell>
          <table:table-cell table:formula="of:=EXACT([.A6223];[.B62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75</text:p>
          </table:table-cell>
          <table:table-cell table:formula="of:=EXACT([.A6224];[.B62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76</text:p>
          </table:table-cell>
          <table:table-cell table:formula="of:=EXACT([.A6225];[.B62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77</text:p>
          </table:table-cell>
          <table:table-cell table:formula="of:=EXACT([.A6226];[.B62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78</text:p>
          </table:table-cell>
          <table:table-cell table:formula="of:=EXACT([.A6227];[.B62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79</text:p>
          </table:table-cell>
          <table:table-cell table:formula="of:=EXACT([.A6228];[.B62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80</text:p>
          </table:table-cell>
          <table:table-cell table:formula="of:=EXACT([.A6229];[.B62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81</text:p>
          </table:table-cell>
          <table:table-cell table:formula="of:=EXACT([.A6230];[.B62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82</text:p>
          </table:table-cell>
          <table:table-cell table:formula="of:=EXACT([.A6231];[.B62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83</text:p>
          </table:table-cell>
          <table:table-cell table:formula="of:=EXACT([.A6232];[.B62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84</text:p>
          </table:table-cell>
          <table:table-cell table:formula="of:=EXACT([.A6233];[.B62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85</text:p>
          </table:table-cell>
          <table:table-cell table:formula="of:=EXACT([.A6234];[.B62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86</text:p>
          </table:table-cell>
          <table:table-cell table:formula="of:=EXACT([.A6235];[.B62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87</text:p>
          </table:table-cell>
          <table:table-cell table:formula="of:=EXACT([.A6236];[.B62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88</text:p>
          </table:table-cell>
          <table:table-cell table:formula="of:=EXACT([.A6237];[.B62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89</text:p>
          </table:table-cell>
          <table:table-cell table:formula="of:=EXACT([.A6238];[.B62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90</text:p>
          </table:table-cell>
          <table:table-cell table:formula="of:=EXACT([.A6239];[.B62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91</text:p>
          </table:table-cell>
          <table:table-cell table:formula="of:=EXACT([.A6240];[.B62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92</text:p>
          </table:table-cell>
          <table:table-cell table:formula="of:=EXACT([.A6241];[.B62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93</text:p>
          </table:table-cell>
          <table:table-cell table:formula="of:=EXACT([.A6242];[.B62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94</text:p>
          </table:table-cell>
          <table:table-cell table:formula="of:=EXACT([.A6243];[.B62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95</text:p>
          </table:table-cell>
          <table:table-cell table:formula="of:=EXACT([.A6244];[.B62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96</text:p>
          </table:table-cell>
          <table:table-cell table:formula="of:=EXACT([.A6245];[.B62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97</text:p>
          </table:table-cell>
          <table:table-cell table:formula="of:=EXACT([.A6246];[.B62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98</text:p>
          </table:table-cell>
          <table:table-cell table:formula="of:=EXACT([.A6247];[.B62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099</text:p>
          </table:table-cell>
          <table:table-cell table:formula="of:=EXACT([.A6248];[.B62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00</text:p>
          </table:table-cell>
          <table:table-cell table:formula="of:=EXACT([.A6249];[.B62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01</text:p>
          </table:table-cell>
          <table:table-cell table:formula="of:=EXACT([.A6250];[.B62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02</text:p>
          </table:table-cell>
          <table:table-cell table:formula="of:=EXACT([.A6251];[.B62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03</text:p>
          </table:table-cell>
          <table:table-cell table:formula="of:=EXACT([.A6252];[.B62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04</text:p>
          </table:table-cell>
          <table:table-cell table:formula="of:=EXACT([.A6253];[.B62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05</text:p>
          </table:table-cell>
          <table:table-cell table:formula="of:=EXACT([.A6254];[.B62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06</text:p>
          </table:table-cell>
          <table:table-cell table:formula="of:=EXACT([.A6255];[.B62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07</text:p>
          </table:table-cell>
          <table:table-cell table:formula="of:=EXACT([.A6256];[.B62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08</text:p>
          </table:table-cell>
          <table:table-cell table:formula="of:=EXACT([.A6257];[.B62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09</text:p>
          </table:table-cell>
          <table:table-cell table:formula="of:=EXACT([.A6258];[.B62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10</text:p>
          </table:table-cell>
          <table:table-cell table:formula="of:=EXACT([.A6259];[.B62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11</text:p>
          </table:table-cell>
          <table:table-cell table:formula="of:=EXACT([.A6260];[.B62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12</text:p>
          </table:table-cell>
          <table:table-cell table:formula="of:=EXACT([.A6261];[.B62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13</text:p>
          </table:table-cell>
          <table:table-cell table:formula="of:=EXACT([.A6262];[.B62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14</text:p>
          </table:table-cell>
          <table:table-cell table:formula="of:=EXACT([.A6263];[.B62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15</text:p>
          </table:table-cell>
          <table:table-cell table:formula="of:=EXACT([.A6264];[.B62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16</text:p>
          </table:table-cell>
          <table:table-cell table:formula="of:=EXACT([.A6265];[.B62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17</text:p>
          </table:table-cell>
          <table:table-cell table:formula="of:=EXACT([.A6266];[.B62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18</text:p>
          </table:table-cell>
          <table:table-cell table:formula="of:=EXACT([.A6267];[.B62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19</text:p>
          </table:table-cell>
          <table:table-cell table:formula="of:=EXACT([.A6268];[.B62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20</text:p>
          </table:table-cell>
          <table:table-cell table:formula="of:=EXACT([.A6269];[.B62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21</text:p>
          </table:table-cell>
          <table:table-cell table:formula="of:=EXACT([.A6270];[.B62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22</text:p>
          </table:table-cell>
          <table:table-cell table:formula="of:=EXACT([.A6271];[.B62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23</text:p>
          </table:table-cell>
          <table:table-cell table:formula="of:=EXACT([.A6272];[.B62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24</text:p>
          </table:table-cell>
          <table:table-cell table:formula="of:=EXACT([.A6273];[.B62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25</text:p>
          </table:table-cell>
          <table:table-cell table:formula="of:=EXACT([.A6274];[.B62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26</text:p>
          </table:table-cell>
          <table:table-cell table:formula="of:=EXACT([.A6275];[.B62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27</text:p>
          </table:table-cell>
          <table:table-cell table:formula="of:=EXACT([.A6276];[.B62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28</text:p>
          </table:table-cell>
          <table:table-cell table:formula="of:=EXACT([.A6277];[.B62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29</text:p>
          </table:table-cell>
          <table:table-cell table:formula="of:=EXACT([.A6278];[.B62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30</text:p>
          </table:table-cell>
          <table:table-cell table:formula="of:=EXACT([.A6279];[.B62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31</text:p>
          </table:table-cell>
          <table:table-cell table:formula="of:=EXACT([.A6280];[.B62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32</text:p>
          </table:table-cell>
          <table:table-cell table:formula="of:=EXACT([.A6281];[.B62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33</text:p>
          </table:table-cell>
          <table:table-cell table:formula="of:=EXACT([.A6282];[.B62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34</text:p>
          </table:table-cell>
          <table:table-cell table:formula="of:=EXACT([.A6283];[.B62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35</text:p>
          </table:table-cell>
          <table:table-cell table:formula="of:=EXACT([.A6284];[.B62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3_delgado_f000136</text:p>
          </table:table-cell>
          <table:table-cell table:formula="of:=EXACT([.A6285];[.B62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01</text:p>
          </table:table-cell>
          <table:table-cell table:formula="of:=EXACT([.A6286];[.B62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02</text:p>
          </table:table-cell>
          <table:table-cell table:formula="of:=EXACT([.A6287];[.B62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03</text:p>
          </table:table-cell>
          <table:table-cell table:formula="of:=EXACT([.A6288];[.B62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04</text:p>
          </table:table-cell>
          <table:table-cell table:formula="of:=EXACT([.A6289];[.B62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05</text:p>
          </table:table-cell>
          <table:table-cell table:formula="of:=EXACT([.A6290];[.B62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06</text:p>
          </table:table-cell>
          <table:table-cell table:formula="of:=EXACT([.A6291];[.B62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07</text:p>
          </table:table-cell>
          <table:table-cell table:formula="of:=EXACT([.A6292];[.B62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08</text:p>
          </table:table-cell>
          <table:table-cell table:formula="of:=EXACT([.A6293];[.B62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09</text:p>
          </table:table-cell>
          <table:table-cell table:formula="of:=EXACT([.A6294];[.B62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10</text:p>
          </table:table-cell>
          <table:table-cell table:formula="of:=EXACT([.A6295];[.B62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11</text:p>
          </table:table-cell>
          <table:table-cell table:formula="of:=EXACT([.A6296];[.B62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12</text:p>
          </table:table-cell>
          <table:table-cell table:formula="of:=EXACT([.A6297];[.B62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13</text:p>
          </table:table-cell>
          <table:table-cell table:formula="of:=EXACT([.A6298];[.B62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14</text:p>
          </table:table-cell>
          <table:table-cell table:formula="of:=EXACT([.A6299];[.B62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15</text:p>
          </table:table-cell>
          <table:table-cell table:formula="of:=EXACT([.A6300];[.B63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16</text:p>
          </table:table-cell>
          <table:table-cell table:formula="of:=EXACT([.A6301];[.B63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17</text:p>
          </table:table-cell>
          <table:table-cell table:formula="of:=EXACT([.A6302];[.B63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18</text:p>
          </table:table-cell>
          <table:table-cell table:formula="of:=EXACT([.A6303];[.B63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19</text:p>
          </table:table-cell>
          <table:table-cell table:formula="of:=EXACT([.A6304];[.B63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20</text:p>
          </table:table-cell>
          <table:table-cell table:formula="of:=EXACT([.A6305];[.B63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21</text:p>
          </table:table-cell>
          <table:table-cell table:formula="of:=EXACT([.A6306];[.B63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22</text:p>
          </table:table-cell>
          <table:table-cell table:formula="of:=EXACT([.A6307];[.B63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23</text:p>
          </table:table-cell>
          <table:table-cell table:formula="of:=EXACT([.A6308];[.B63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24</text:p>
          </table:table-cell>
          <table:table-cell table:formula="of:=EXACT([.A6309];[.B63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25</text:p>
          </table:table-cell>
          <table:table-cell table:formula="of:=EXACT([.A6310];[.B63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26</text:p>
          </table:table-cell>
          <table:table-cell table:formula="of:=EXACT([.A6311];[.B63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27</text:p>
          </table:table-cell>
          <table:table-cell table:formula="of:=EXACT([.A6312];[.B63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28</text:p>
          </table:table-cell>
          <table:table-cell table:formula="of:=EXACT([.A6313];[.B63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29</text:p>
          </table:table-cell>
          <table:table-cell table:formula="of:=EXACT([.A6314];[.B63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30</text:p>
          </table:table-cell>
          <table:table-cell table:formula="of:=EXACT([.A6315];[.B63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31</text:p>
          </table:table-cell>
          <table:table-cell table:formula="of:=EXACT([.A6316];[.B63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32</text:p>
          </table:table-cell>
          <table:table-cell table:formula="of:=EXACT([.A6317];[.B63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33</text:p>
          </table:table-cell>
          <table:table-cell table:formula="of:=EXACT([.A6318];[.B63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34</text:p>
          </table:table-cell>
          <table:table-cell table:formula="of:=EXACT([.A6319];[.B63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35</text:p>
          </table:table-cell>
          <table:table-cell table:formula="of:=EXACT([.A6320];[.B63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36</text:p>
          </table:table-cell>
          <table:table-cell table:formula="of:=EXACT([.A6321];[.B63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37</text:p>
          </table:table-cell>
          <table:table-cell table:formula="of:=EXACT([.A6322];[.B63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38</text:p>
          </table:table-cell>
          <table:table-cell table:formula="of:=EXACT([.A6323];[.B63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39</text:p>
          </table:table-cell>
          <table:table-cell table:formula="of:=EXACT([.A6324];[.B63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40</text:p>
          </table:table-cell>
          <table:table-cell table:formula="of:=EXACT([.A6325];[.B63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41</text:p>
          </table:table-cell>
          <table:table-cell table:formula="of:=EXACT([.A6326];[.B63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42</text:p>
          </table:table-cell>
          <table:table-cell table:formula="of:=EXACT([.A6327];[.B63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43</text:p>
          </table:table-cell>
          <table:table-cell table:formula="of:=EXACT([.A6328];[.B63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44</text:p>
          </table:table-cell>
          <table:table-cell table:formula="of:=EXACT([.A6329];[.B63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45</text:p>
          </table:table-cell>
          <table:table-cell table:formula="of:=EXACT([.A6330];[.B63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46</text:p>
          </table:table-cell>
          <table:table-cell table:formula="of:=EXACT([.A6331];[.B63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47</text:p>
          </table:table-cell>
          <table:table-cell table:formula="of:=EXACT([.A6332];[.B63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48</text:p>
          </table:table-cell>
          <table:table-cell table:formula="of:=EXACT([.A6333];[.B63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49</text:p>
          </table:table-cell>
          <table:table-cell table:formula="of:=EXACT([.A6334];[.B63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50</text:p>
          </table:table-cell>
          <table:table-cell table:formula="of:=EXACT([.A6335];[.B63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51</text:p>
          </table:table-cell>
          <table:table-cell table:formula="of:=EXACT([.A6336];[.B63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52</text:p>
          </table:table-cell>
          <table:table-cell table:formula="of:=EXACT([.A6337];[.B63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53</text:p>
          </table:table-cell>
          <table:table-cell table:formula="of:=EXACT([.A6338];[.B63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54</text:p>
          </table:table-cell>
          <table:table-cell table:formula="of:=EXACT([.A6339];[.B63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55</text:p>
          </table:table-cell>
          <table:table-cell table:formula="of:=EXACT([.A6340];[.B63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56</text:p>
          </table:table-cell>
          <table:table-cell table:formula="of:=EXACT([.A6341];[.B63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57</text:p>
          </table:table-cell>
          <table:table-cell table:formula="of:=EXACT([.A6342];[.B63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58</text:p>
          </table:table-cell>
          <table:table-cell table:formula="of:=EXACT([.A6343];[.B63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59</text:p>
          </table:table-cell>
          <table:table-cell table:formula="of:=EXACT([.A6344];[.B63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60</text:p>
          </table:table-cell>
          <table:table-cell table:formula="of:=EXACT([.A6345];[.B63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61</text:p>
          </table:table-cell>
          <table:table-cell table:formula="of:=EXACT([.A6346];[.B63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62</text:p>
          </table:table-cell>
          <table:table-cell table:formula="of:=EXACT([.A6347];[.B63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63</text:p>
          </table:table-cell>
          <table:table-cell table:formula="of:=EXACT([.A6348];[.B63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64</text:p>
          </table:table-cell>
          <table:table-cell table:formula="of:=EXACT([.A6349];[.B63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65</text:p>
          </table:table-cell>
          <table:table-cell table:formula="of:=EXACT([.A6350];[.B63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66</text:p>
          </table:table-cell>
          <table:table-cell table:formula="of:=EXACT([.A6351];[.B63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67</text:p>
          </table:table-cell>
          <table:table-cell table:formula="of:=EXACT([.A6352];[.B63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68</text:p>
          </table:table-cell>
          <table:table-cell table:formula="of:=EXACT([.A6353];[.B63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69</text:p>
          </table:table-cell>
          <table:table-cell table:formula="of:=EXACT([.A6354];[.B63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70</text:p>
          </table:table-cell>
          <table:table-cell table:formula="of:=EXACT([.A6355];[.B63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71</text:p>
          </table:table-cell>
          <table:table-cell table:formula="of:=EXACT([.A6356];[.B63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72</text:p>
          </table:table-cell>
          <table:table-cell table:formula="of:=EXACT([.A6357];[.B63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73</text:p>
          </table:table-cell>
          <table:table-cell table:formula="of:=EXACT([.A6358];[.B63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74</text:p>
          </table:table-cell>
          <table:table-cell table:formula="of:=EXACT([.A6359];[.B63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75</text:p>
          </table:table-cell>
          <table:table-cell table:formula="of:=EXACT([.A6360];[.B63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76</text:p>
          </table:table-cell>
          <table:table-cell table:formula="of:=EXACT([.A6361];[.B63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77</text:p>
          </table:table-cell>
          <table:table-cell table:formula="of:=EXACT([.A6362];[.B63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78</text:p>
          </table:table-cell>
          <table:table-cell table:formula="of:=EXACT([.A6363];[.B63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79</text:p>
          </table:table-cell>
          <table:table-cell table:formula="of:=EXACT([.A6364];[.B63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80</text:p>
          </table:table-cell>
          <table:table-cell table:formula="of:=EXACT([.A6365];[.B63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81</text:p>
          </table:table-cell>
          <table:table-cell table:formula="of:=EXACT([.A6366];[.B63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82</text:p>
          </table:table-cell>
          <table:table-cell table:formula="of:=EXACT([.A6367];[.B63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83</text:p>
          </table:table-cell>
          <table:table-cell table:formula="of:=EXACT([.A6368];[.B63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84</text:p>
          </table:table-cell>
          <table:table-cell table:formula="of:=EXACT([.A6369];[.B63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85</text:p>
          </table:table-cell>
          <table:table-cell table:formula="of:=EXACT([.A6370];[.B63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86</text:p>
          </table:table-cell>
          <table:table-cell table:formula="of:=EXACT([.A6371];[.B63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4_delgado_f000087</text:p>
          </table:table-cell>
          <table:table-cell table:formula="of:=EXACT([.A6372];[.B63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01</text:p>
          </table:table-cell>
          <table:table-cell table:formula="of:=EXACT([.A6373];[.B63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02</text:p>
          </table:table-cell>
          <table:table-cell table:formula="of:=EXACT([.A6374];[.B63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03</text:p>
          </table:table-cell>
          <table:table-cell table:formula="of:=EXACT([.A6375];[.B63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04</text:p>
          </table:table-cell>
          <table:table-cell table:formula="of:=EXACT([.A6376];[.B63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05</text:p>
          </table:table-cell>
          <table:table-cell table:formula="of:=EXACT([.A6377];[.B63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06</text:p>
          </table:table-cell>
          <table:table-cell table:formula="of:=EXACT([.A6378];[.B63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07</text:p>
          </table:table-cell>
          <table:table-cell table:formula="of:=EXACT([.A6379];[.B63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08</text:p>
          </table:table-cell>
          <table:table-cell table:formula="of:=EXACT([.A6380];[.B63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09</text:p>
          </table:table-cell>
          <table:table-cell table:formula="of:=EXACT([.A6381];[.B63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10</text:p>
          </table:table-cell>
          <table:table-cell table:formula="of:=EXACT([.A6382];[.B63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11</text:p>
          </table:table-cell>
          <table:table-cell table:formula="of:=EXACT([.A6383];[.B63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12</text:p>
          </table:table-cell>
          <table:table-cell table:formula="of:=EXACT([.A6384];[.B63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13</text:p>
          </table:table-cell>
          <table:table-cell table:formula="of:=EXACT([.A6385];[.B63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14</text:p>
          </table:table-cell>
          <table:table-cell table:formula="of:=EXACT([.A6386];[.B63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15</text:p>
          </table:table-cell>
          <table:table-cell table:formula="of:=EXACT([.A6387];[.B63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16</text:p>
          </table:table-cell>
          <table:table-cell table:formula="of:=EXACT([.A6388];[.B63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17</text:p>
          </table:table-cell>
          <table:table-cell table:formula="of:=EXACT([.A6389];[.B63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18</text:p>
          </table:table-cell>
          <table:table-cell table:formula="of:=EXACT([.A6390];[.B63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19</text:p>
          </table:table-cell>
          <table:table-cell table:formula="of:=EXACT([.A6391];[.B63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20</text:p>
          </table:table-cell>
          <table:table-cell table:formula="of:=EXACT([.A6392];[.B63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21</text:p>
          </table:table-cell>
          <table:table-cell table:formula="of:=EXACT([.A6393];[.B63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22</text:p>
          </table:table-cell>
          <table:table-cell table:formula="of:=EXACT([.A6394];[.B63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23</text:p>
          </table:table-cell>
          <table:table-cell table:formula="of:=EXACT([.A6395];[.B63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24</text:p>
          </table:table-cell>
          <table:table-cell table:formula="of:=EXACT([.A6396];[.B63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25</text:p>
          </table:table-cell>
          <table:table-cell table:formula="of:=EXACT([.A6397];[.B63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26</text:p>
          </table:table-cell>
          <table:table-cell table:formula="of:=EXACT([.A6398];[.B63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27</text:p>
          </table:table-cell>
          <table:table-cell table:formula="of:=EXACT([.A6399];[.B63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28</text:p>
          </table:table-cell>
          <table:table-cell table:formula="of:=EXACT([.A6400];[.B64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29</text:p>
          </table:table-cell>
          <table:table-cell table:formula="of:=EXACT([.A6401];[.B64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30</text:p>
          </table:table-cell>
          <table:table-cell table:formula="of:=EXACT([.A6402];[.B64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31</text:p>
          </table:table-cell>
          <table:table-cell table:formula="of:=EXACT([.A6403];[.B64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32</text:p>
          </table:table-cell>
          <table:table-cell table:formula="of:=EXACT([.A6404];[.B64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33</text:p>
          </table:table-cell>
          <table:table-cell table:formula="of:=EXACT([.A6405];[.B64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34</text:p>
          </table:table-cell>
          <table:table-cell table:formula="of:=EXACT([.A6406];[.B64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35</text:p>
          </table:table-cell>
          <table:table-cell table:formula="of:=EXACT([.A6407];[.B64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36</text:p>
          </table:table-cell>
          <table:table-cell table:formula="of:=EXACT([.A6408];[.B64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37</text:p>
          </table:table-cell>
          <table:table-cell table:formula="of:=EXACT([.A6409];[.B64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38</text:p>
          </table:table-cell>
          <table:table-cell table:formula="of:=EXACT([.A6410];[.B64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39</text:p>
          </table:table-cell>
          <table:table-cell table:formula="of:=EXACT([.A6411];[.B64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40</text:p>
          </table:table-cell>
          <table:table-cell table:formula="of:=EXACT([.A6412];[.B64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41</text:p>
          </table:table-cell>
          <table:table-cell table:formula="of:=EXACT([.A6413];[.B64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42</text:p>
          </table:table-cell>
          <table:table-cell table:formula="of:=EXACT([.A6414];[.B64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43</text:p>
          </table:table-cell>
          <table:table-cell table:formula="of:=EXACT([.A6415];[.B64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44</text:p>
          </table:table-cell>
          <table:table-cell table:formula="of:=EXACT([.A6416];[.B64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45</text:p>
          </table:table-cell>
          <table:table-cell table:formula="of:=EXACT([.A6417];[.B64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46</text:p>
          </table:table-cell>
          <table:table-cell table:formula="of:=EXACT([.A6418];[.B64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47</text:p>
          </table:table-cell>
          <table:table-cell table:formula="of:=EXACT([.A6419];[.B64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48</text:p>
          </table:table-cell>
          <table:table-cell table:formula="of:=EXACT([.A6420];[.B64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49</text:p>
          </table:table-cell>
          <table:table-cell table:formula="of:=EXACT([.A6421];[.B64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50</text:p>
          </table:table-cell>
          <table:table-cell table:formula="of:=EXACT([.A6422];[.B64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51</text:p>
          </table:table-cell>
          <table:table-cell table:formula="of:=EXACT([.A6423];[.B64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52</text:p>
          </table:table-cell>
          <table:table-cell table:formula="of:=EXACT([.A6424];[.B64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53</text:p>
          </table:table-cell>
          <table:table-cell table:formula="of:=EXACT([.A6425];[.B64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54</text:p>
          </table:table-cell>
          <table:table-cell table:formula="of:=EXACT([.A6426];[.B64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55</text:p>
          </table:table-cell>
          <table:table-cell table:formula="of:=EXACT([.A6427];[.B64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56</text:p>
          </table:table-cell>
          <table:table-cell table:formula="of:=EXACT([.A6428];[.B64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57</text:p>
          </table:table-cell>
          <table:table-cell table:formula="of:=EXACT([.A6429];[.B64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58</text:p>
          </table:table-cell>
          <table:table-cell table:formula="of:=EXACT([.A6430];[.B64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59</text:p>
          </table:table-cell>
          <table:table-cell table:formula="of:=EXACT([.A6431];[.B64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60</text:p>
          </table:table-cell>
          <table:table-cell table:formula="of:=EXACT([.A6432];[.B64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61</text:p>
          </table:table-cell>
          <table:table-cell table:formula="of:=EXACT([.A6433];[.B64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62</text:p>
          </table:table-cell>
          <table:table-cell table:formula="of:=EXACT([.A6434];[.B64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63</text:p>
          </table:table-cell>
          <table:table-cell table:formula="of:=EXACT([.A6435];[.B64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64</text:p>
          </table:table-cell>
          <table:table-cell table:formula="of:=EXACT([.A6436];[.B64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65</text:p>
          </table:table-cell>
          <table:table-cell table:formula="of:=EXACT([.A6437];[.B64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66</text:p>
          </table:table-cell>
          <table:table-cell table:formula="of:=EXACT([.A6438];[.B64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67</text:p>
          </table:table-cell>
          <table:table-cell table:formula="of:=EXACT([.A6439];[.B64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68</text:p>
          </table:table-cell>
          <table:table-cell table:formula="of:=EXACT([.A6440];[.B64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69</text:p>
          </table:table-cell>
          <table:table-cell table:formula="of:=EXACT([.A6441];[.B64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70</text:p>
          </table:table-cell>
          <table:table-cell table:formula="of:=EXACT([.A6442];[.B64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71</text:p>
          </table:table-cell>
          <table:table-cell table:formula="of:=EXACT([.A6443];[.B64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72</text:p>
          </table:table-cell>
          <table:table-cell table:formula="of:=EXACT([.A6444];[.B64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73</text:p>
          </table:table-cell>
          <table:table-cell table:formula="of:=EXACT([.A6445];[.B64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74</text:p>
          </table:table-cell>
          <table:table-cell table:formula="of:=EXACT([.A6446];[.B64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75</text:p>
          </table:table-cell>
          <table:table-cell table:formula="of:=EXACT([.A6447];[.B64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76</text:p>
          </table:table-cell>
          <table:table-cell table:formula="of:=EXACT([.A6448];[.B64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77</text:p>
          </table:table-cell>
          <table:table-cell table:formula="of:=EXACT([.A6449];[.B64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78</text:p>
          </table:table-cell>
          <table:table-cell table:formula="of:=EXACT([.A6450];[.B64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79</text:p>
          </table:table-cell>
          <table:table-cell table:formula="of:=EXACT([.A6451];[.B64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80</text:p>
          </table:table-cell>
          <table:table-cell table:formula="of:=EXACT([.A6452];[.B64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81</text:p>
          </table:table-cell>
          <table:table-cell table:formula="of:=EXACT([.A6453];[.B64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82</text:p>
          </table:table-cell>
          <table:table-cell table:formula="of:=EXACT([.A6454];[.B64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83</text:p>
          </table:table-cell>
          <table:table-cell table:formula="of:=EXACT([.A6455];[.B64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84</text:p>
          </table:table-cell>
          <table:table-cell table:formula="of:=EXACT([.A6456];[.B64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85</text:p>
          </table:table-cell>
          <table:table-cell table:formula="of:=EXACT([.A6457];[.B64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86</text:p>
          </table:table-cell>
          <table:table-cell table:formula="of:=EXACT([.A6458];[.B64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87</text:p>
          </table:table-cell>
          <table:table-cell table:formula="of:=EXACT([.A6459];[.B64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88</text:p>
          </table:table-cell>
          <table:table-cell table:formula="of:=EXACT([.A6460];[.B64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89</text:p>
          </table:table-cell>
          <table:table-cell table:formula="of:=EXACT([.A6461];[.B64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90</text:p>
          </table:table-cell>
          <table:table-cell table:formula="of:=EXACT([.A6462];[.B64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91</text:p>
          </table:table-cell>
          <table:table-cell table:formula="of:=EXACT([.A6463];[.B64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92</text:p>
          </table:table-cell>
          <table:table-cell table:formula="of:=EXACT([.A6464];[.B64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93</text:p>
          </table:table-cell>
          <table:table-cell table:formula="of:=EXACT([.A6465];[.B64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94</text:p>
          </table:table-cell>
          <table:table-cell table:formula="of:=EXACT([.A6466];[.B64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5_delgado_f000095</text:p>
          </table:table-cell>
          <table:table-cell table:formula="of:=EXACT([.A6467];[.B64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01</text:p>
          </table:table-cell>
          <table:table-cell table:formula="of:=EXACT([.A6468];[.B64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02</text:p>
          </table:table-cell>
          <table:table-cell table:formula="of:=EXACT([.A6469];[.B64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03</text:p>
          </table:table-cell>
          <table:table-cell table:formula="of:=EXACT([.A6470];[.B64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04</text:p>
          </table:table-cell>
          <table:table-cell table:formula="of:=EXACT([.A6471];[.B64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05</text:p>
          </table:table-cell>
          <table:table-cell table:formula="of:=EXACT([.A6472];[.B64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06</text:p>
          </table:table-cell>
          <table:table-cell table:formula="of:=EXACT([.A6473];[.B64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07</text:p>
          </table:table-cell>
          <table:table-cell table:formula="of:=EXACT([.A6474];[.B64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08</text:p>
          </table:table-cell>
          <table:table-cell table:formula="of:=EXACT([.A6475];[.B64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09</text:p>
          </table:table-cell>
          <table:table-cell table:formula="of:=EXACT([.A6476];[.B64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10</text:p>
          </table:table-cell>
          <table:table-cell table:formula="of:=EXACT([.A6477];[.B64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11</text:p>
          </table:table-cell>
          <table:table-cell table:formula="of:=EXACT([.A6478];[.B64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12</text:p>
          </table:table-cell>
          <table:table-cell table:formula="of:=EXACT([.A6479];[.B64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13</text:p>
          </table:table-cell>
          <table:table-cell table:formula="of:=EXACT([.A6480];[.B64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14</text:p>
          </table:table-cell>
          <table:table-cell table:formula="of:=EXACT([.A6481];[.B64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15</text:p>
          </table:table-cell>
          <table:table-cell table:formula="of:=EXACT([.A6482];[.B64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16</text:p>
          </table:table-cell>
          <table:table-cell table:formula="of:=EXACT([.A6483];[.B64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17</text:p>
          </table:table-cell>
          <table:table-cell table:formula="of:=EXACT([.A6484];[.B64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18</text:p>
          </table:table-cell>
          <table:table-cell table:formula="of:=EXACT([.A6485];[.B64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19</text:p>
          </table:table-cell>
          <table:table-cell table:formula="of:=EXACT([.A6486];[.B64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20</text:p>
          </table:table-cell>
          <table:table-cell table:formula="of:=EXACT([.A6487];[.B64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21</text:p>
          </table:table-cell>
          <table:table-cell table:formula="of:=EXACT([.A6488];[.B64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22</text:p>
          </table:table-cell>
          <table:table-cell table:formula="of:=EXACT([.A6489];[.B64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23</text:p>
          </table:table-cell>
          <table:table-cell table:formula="of:=EXACT([.A6490];[.B64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24</text:p>
          </table:table-cell>
          <table:table-cell table:formula="of:=EXACT([.A6491];[.B64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25</text:p>
          </table:table-cell>
          <table:table-cell table:formula="of:=EXACT([.A6492];[.B64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26</text:p>
          </table:table-cell>
          <table:table-cell table:formula="of:=EXACT([.A6493];[.B64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27</text:p>
          </table:table-cell>
          <table:table-cell table:formula="of:=EXACT([.A6494];[.B64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28</text:p>
          </table:table-cell>
          <table:table-cell table:formula="of:=EXACT([.A6495];[.B64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29</text:p>
          </table:table-cell>
          <table:table-cell table:formula="of:=EXACT([.A6496];[.B64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30</text:p>
          </table:table-cell>
          <table:table-cell table:formula="of:=EXACT([.A6497];[.B64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31</text:p>
          </table:table-cell>
          <table:table-cell table:formula="of:=EXACT([.A6498];[.B64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32</text:p>
          </table:table-cell>
          <table:table-cell table:formula="of:=EXACT([.A6499];[.B64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33</text:p>
          </table:table-cell>
          <table:table-cell table:formula="of:=EXACT([.A6500];[.B65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34</text:p>
          </table:table-cell>
          <table:table-cell table:formula="of:=EXACT([.A6501];[.B65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35</text:p>
          </table:table-cell>
          <table:table-cell table:formula="of:=EXACT([.A6502];[.B65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36</text:p>
          </table:table-cell>
          <table:table-cell table:formula="of:=EXACT([.A6503];[.B65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37</text:p>
          </table:table-cell>
          <table:table-cell table:formula="of:=EXACT([.A6504];[.B65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38</text:p>
          </table:table-cell>
          <table:table-cell table:formula="of:=EXACT([.A6505];[.B65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39</text:p>
          </table:table-cell>
          <table:table-cell table:formula="of:=EXACT([.A6506];[.B65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40</text:p>
          </table:table-cell>
          <table:table-cell table:formula="of:=EXACT([.A6507];[.B65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41</text:p>
          </table:table-cell>
          <table:table-cell table:formula="of:=EXACT([.A6508];[.B65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42</text:p>
          </table:table-cell>
          <table:table-cell table:formula="of:=EXACT([.A6509];[.B65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43</text:p>
          </table:table-cell>
          <table:table-cell table:formula="of:=EXACT([.A6510];[.B65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44</text:p>
          </table:table-cell>
          <table:table-cell table:formula="of:=EXACT([.A6511];[.B65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45</text:p>
          </table:table-cell>
          <table:table-cell table:formula="of:=EXACT([.A6512];[.B65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46</text:p>
          </table:table-cell>
          <table:table-cell table:formula="of:=EXACT([.A6513];[.B65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47</text:p>
          </table:table-cell>
          <table:table-cell table:formula="of:=EXACT([.A6514];[.B65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48</text:p>
          </table:table-cell>
          <table:table-cell table:formula="of:=EXACT([.A6515];[.B65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49</text:p>
          </table:table-cell>
          <table:table-cell table:formula="of:=EXACT([.A6516];[.B65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50</text:p>
          </table:table-cell>
          <table:table-cell table:formula="of:=EXACT([.A6517];[.B65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51</text:p>
          </table:table-cell>
          <table:table-cell table:formula="of:=EXACT([.A6518];[.B65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52</text:p>
          </table:table-cell>
          <table:table-cell table:formula="of:=EXACT([.A6519];[.B65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53</text:p>
          </table:table-cell>
          <table:table-cell table:formula="of:=EXACT([.A6520];[.B65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54</text:p>
          </table:table-cell>
          <table:table-cell table:formula="of:=EXACT([.A6521];[.B65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55</text:p>
          </table:table-cell>
          <table:table-cell table:formula="of:=EXACT([.A6522];[.B65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56</text:p>
          </table:table-cell>
          <table:table-cell table:formula="of:=EXACT([.A6523];[.B65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57</text:p>
          </table:table-cell>
          <table:table-cell table:formula="of:=EXACT([.A6524];[.B65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58</text:p>
          </table:table-cell>
          <table:table-cell table:formula="of:=EXACT([.A6525];[.B65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59</text:p>
          </table:table-cell>
          <table:table-cell table:formula="of:=EXACT([.A6526];[.B65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60</text:p>
          </table:table-cell>
          <table:table-cell table:formula="of:=EXACT([.A6527];[.B65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61</text:p>
          </table:table-cell>
          <table:table-cell table:formula="of:=EXACT([.A6528];[.B65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62</text:p>
          </table:table-cell>
          <table:table-cell table:formula="of:=EXACT([.A6529];[.B65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63</text:p>
          </table:table-cell>
          <table:table-cell table:formula="of:=EXACT([.A6530];[.B65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64</text:p>
          </table:table-cell>
          <table:table-cell table:formula="of:=EXACT([.A6531];[.B65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65</text:p>
          </table:table-cell>
          <table:table-cell table:formula="of:=EXACT([.A6532];[.B65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66</text:p>
          </table:table-cell>
          <table:table-cell table:formula="of:=EXACT([.A6533];[.B65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67</text:p>
          </table:table-cell>
          <table:table-cell table:formula="of:=EXACT([.A6534];[.B65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68</text:p>
          </table:table-cell>
          <table:table-cell table:formula="of:=EXACT([.A6535];[.B65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69</text:p>
          </table:table-cell>
          <table:table-cell table:formula="of:=EXACT([.A6536];[.B65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70</text:p>
          </table:table-cell>
          <table:table-cell table:formula="of:=EXACT([.A6537];[.B65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71</text:p>
          </table:table-cell>
          <table:table-cell table:formula="of:=EXACT([.A6538];[.B65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72</text:p>
          </table:table-cell>
          <table:table-cell table:formula="of:=EXACT([.A6539];[.B65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73</text:p>
          </table:table-cell>
          <table:table-cell table:formula="of:=EXACT([.A6540];[.B65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74</text:p>
          </table:table-cell>
          <table:table-cell table:formula="of:=EXACT([.A6541];[.B65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75</text:p>
          </table:table-cell>
          <table:table-cell table:formula="of:=EXACT([.A6542];[.B65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76</text:p>
          </table:table-cell>
          <table:table-cell table:formula="of:=EXACT([.A6543];[.B65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77</text:p>
          </table:table-cell>
          <table:table-cell table:formula="of:=EXACT([.A6544];[.B65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78</text:p>
          </table:table-cell>
          <table:table-cell table:formula="of:=EXACT([.A6545];[.B65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79</text:p>
          </table:table-cell>
          <table:table-cell table:formula="of:=EXACT([.A6546];[.B65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80</text:p>
          </table:table-cell>
          <table:table-cell table:formula="of:=EXACT([.A6547];[.B65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81</text:p>
          </table:table-cell>
          <table:table-cell table:formula="of:=EXACT([.A6548];[.B65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82</text:p>
          </table:table-cell>
          <table:table-cell table:formula="of:=EXACT([.A6549];[.B65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83</text:p>
          </table:table-cell>
          <table:table-cell table:formula="of:=EXACT([.A6550];[.B65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84</text:p>
          </table:table-cell>
          <table:table-cell table:formula="of:=EXACT([.A6551];[.B65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85</text:p>
          </table:table-cell>
          <table:table-cell table:formula="of:=EXACT([.A6552];[.B65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86</text:p>
          </table:table-cell>
          <table:table-cell table:formula="of:=EXACT([.A6553];[.B65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87</text:p>
          </table:table-cell>
          <table:table-cell table:formula="of:=EXACT([.A6554];[.B65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88</text:p>
          </table:table-cell>
          <table:table-cell table:formula="of:=EXACT([.A6555];[.B65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6_delgado_f000089</text:p>
          </table:table-cell>
          <table:table-cell table:formula="of:=EXACT([.A6556];[.B65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01</text:p>
          </table:table-cell>
          <table:table-cell table:formula="of:=EXACT([.A6557];[.B65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02</text:p>
          </table:table-cell>
          <table:table-cell table:formula="of:=EXACT([.A6558];[.B65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03</text:p>
          </table:table-cell>
          <table:table-cell table:formula="of:=EXACT([.A6559];[.B65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04</text:p>
          </table:table-cell>
          <table:table-cell table:formula="of:=EXACT([.A6560];[.B65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05</text:p>
          </table:table-cell>
          <table:table-cell table:formula="of:=EXACT([.A6561];[.B65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06</text:p>
          </table:table-cell>
          <table:table-cell table:formula="of:=EXACT([.A6562];[.B65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07</text:p>
          </table:table-cell>
          <table:table-cell table:formula="of:=EXACT([.A6563];[.B65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08</text:p>
          </table:table-cell>
          <table:table-cell table:formula="of:=EXACT([.A6564];[.B65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09</text:p>
          </table:table-cell>
          <table:table-cell table:formula="of:=EXACT([.A6565];[.B65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10</text:p>
          </table:table-cell>
          <table:table-cell table:formula="of:=EXACT([.A6566];[.B65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11</text:p>
          </table:table-cell>
          <table:table-cell table:formula="of:=EXACT([.A6567];[.B65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12</text:p>
          </table:table-cell>
          <table:table-cell table:formula="of:=EXACT([.A6568];[.B65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13</text:p>
          </table:table-cell>
          <table:table-cell table:formula="of:=EXACT([.A6569];[.B65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14</text:p>
          </table:table-cell>
          <table:table-cell table:formula="of:=EXACT([.A6570];[.B65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15</text:p>
          </table:table-cell>
          <table:table-cell table:formula="of:=EXACT([.A6571];[.B65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16</text:p>
          </table:table-cell>
          <table:table-cell table:formula="of:=EXACT([.A6572];[.B65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17</text:p>
          </table:table-cell>
          <table:table-cell table:formula="of:=EXACT([.A6573];[.B65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18</text:p>
          </table:table-cell>
          <table:table-cell table:formula="of:=EXACT([.A6574];[.B65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19</text:p>
          </table:table-cell>
          <table:table-cell table:formula="of:=EXACT([.A6575];[.B65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20</text:p>
          </table:table-cell>
          <table:table-cell table:formula="of:=EXACT([.A6576];[.B65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21</text:p>
          </table:table-cell>
          <table:table-cell table:formula="of:=EXACT([.A6577];[.B65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22</text:p>
          </table:table-cell>
          <table:table-cell table:formula="of:=EXACT([.A6578];[.B65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23</text:p>
          </table:table-cell>
          <table:table-cell table:formula="of:=EXACT([.A6579];[.B65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24</text:p>
          </table:table-cell>
          <table:table-cell table:formula="of:=EXACT([.A6580];[.B65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25</text:p>
          </table:table-cell>
          <table:table-cell table:formula="of:=EXACT([.A6581];[.B65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26</text:p>
          </table:table-cell>
          <table:table-cell table:formula="of:=EXACT([.A6582];[.B65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27</text:p>
          </table:table-cell>
          <table:table-cell table:formula="of:=EXACT([.A6583];[.B65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28</text:p>
          </table:table-cell>
          <table:table-cell table:formula="of:=EXACT([.A6584];[.B65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29</text:p>
          </table:table-cell>
          <table:table-cell table:formula="of:=EXACT([.A6585];[.B65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30</text:p>
          </table:table-cell>
          <table:table-cell table:formula="of:=EXACT([.A6586];[.B65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31</text:p>
          </table:table-cell>
          <table:table-cell table:formula="of:=EXACT([.A6587];[.B65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32</text:p>
          </table:table-cell>
          <table:table-cell table:formula="of:=EXACT([.A6588];[.B65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33</text:p>
          </table:table-cell>
          <table:table-cell table:formula="of:=EXACT([.A6589];[.B65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34</text:p>
          </table:table-cell>
          <table:table-cell table:formula="of:=EXACT([.A6590];[.B65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35</text:p>
          </table:table-cell>
          <table:table-cell table:formula="of:=EXACT([.A6591];[.B65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36</text:p>
          </table:table-cell>
          <table:table-cell table:formula="of:=EXACT([.A6592];[.B65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37</text:p>
          </table:table-cell>
          <table:table-cell table:formula="of:=EXACT([.A6593];[.B65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38</text:p>
          </table:table-cell>
          <table:table-cell table:formula="of:=EXACT([.A6594];[.B65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39</text:p>
          </table:table-cell>
          <table:table-cell table:formula="of:=EXACT([.A6595];[.B65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40</text:p>
          </table:table-cell>
          <table:table-cell table:formula="of:=EXACT([.A6596];[.B65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41</text:p>
          </table:table-cell>
          <table:table-cell table:formula="of:=EXACT([.A6597];[.B65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42</text:p>
          </table:table-cell>
          <table:table-cell table:formula="of:=EXACT([.A6598];[.B65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43</text:p>
          </table:table-cell>
          <table:table-cell table:formula="of:=EXACT([.A6599];[.B65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44</text:p>
          </table:table-cell>
          <table:table-cell table:formula="of:=EXACT([.A6600];[.B66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45</text:p>
          </table:table-cell>
          <table:table-cell table:formula="of:=EXACT([.A6601];[.B66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46</text:p>
          </table:table-cell>
          <table:table-cell table:formula="of:=EXACT([.A6602];[.B66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47</text:p>
          </table:table-cell>
          <table:table-cell table:formula="of:=EXACT([.A6603];[.B66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48</text:p>
          </table:table-cell>
          <table:table-cell table:formula="of:=EXACT([.A6604];[.B66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49</text:p>
          </table:table-cell>
          <table:table-cell table:formula="of:=EXACT([.A6605];[.B66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50</text:p>
          </table:table-cell>
          <table:table-cell table:formula="of:=EXACT([.A6606];[.B66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51</text:p>
          </table:table-cell>
          <table:table-cell table:formula="of:=EXACT([.A6607];[.B66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52</text:p>
          </table:table-cell>
          <table:table-cell table:formula="of:=EXACT([.A6608];[.B66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53</text:p>
          </table:table-cell>
          <table:table-cell table:formula="of:=EXACT([.A6609];[.B66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54</text:p>
          </table:table-cell>
          <table:table-cell table:formula="of:=EXACT([.A6610];[.B66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55</text:p>
          </table:table-cell>
          <table:table-cell table:formula="of:=EXACT([.A6611];[.B66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56</text:p>
          </table:table-cell>
          <table:table-cell table:formula="of:=EXACT([.A6612];[.B66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57</text:p>
          </table:table-cell>
          <table:table-cell table:formula="of:=EXACT([.A6613];[.B66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58</text:p>
          </table:table-cell>
          <table:table-cell table:formula="of:=EXACT([.A6614];[.B66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59</text:p>
          </table:table-cell>
          <table:table-cell table:formula="of:=EXACT([.A6615];[.B66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60</text:p>
          </table:table-cell>
          <table:table-cell table:formula="of:=EXACT([.A6616];[.B66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61</text:p>
          </table:table-cell>
          <table:table-cell table:formula="of:=EXACT([.A6617];[.B66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62</text:p>
          </table:table-cell>
          <table:table-cell table:formula="of:=EXACT([.A6618];[.B66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63</text:p>
          </table:table-cell>
          <table:table-cell table:formula="of:=EXACT([.A6619];[.B66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64</text:p>
          </table:table-cell>
          <table:table-cell table:formula="of:=EXACT([.A6620];[.B66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65</text:p>
          </table:table-cell>
          <table:table-cell table:formula="of:=EXACT([.A6621];[.B66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66</text:p>
          </table:table-cell>
          <table:table-cell table:formula="of:=EXACT([.A6622];[.B66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67</text:p>
          </table:table-cell>
          <table:table-cell table:formula="of:=EXACT([.A6623];[.B66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68</text:p>
          </table:table-cell>
          <table:table-cell table:formula="of:=EXACT([.A6624];[.B66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69</text:p>
          </table:table-cell>
          <table:table-cell table:formula="of:=EXACT([.A6625];[.B66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70</text:p>
          </table:table-cell>
          <table:table-cell table:formula="of:=EXACT([.A6626];[.B66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71</text:p>
          </table:table-cell>
          <table:table-cell table:formula="of:=EXACT([.A6627];[.B66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72</text:p>
          </table:table-cell>
          <table:table-cell table:formula="of:=EXACT([.A6628];[.B66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73</text:p>
          </table:table-cell>
          <table:table-cell table:formula="of:=EXACT([.A6629];[.B66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74</text:p>
          </table:table-cell>
          <table:table-cell table:formula="of:=EXACT([.A6630];[.B66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7_delgado_f000075</text:p>
          </table:table-cell>
          <table:table-cell table:formula="of:=EXACT([.A6631];[.B66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01</text:p>
          </table:table-cell>
          <table:table-cell table:formula="of:=EXACT([.A6632];[.B66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02</text:p>
          </table:table-cell>
          <table:table-cell table:formula="of:=EXACT([.A6633];[.B66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03</text:p>
          </table:table-cell>
          <table:table-cell table:formula="of:=EXACT([.A6634];[.B66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04</text:p>
          </table:table-cell>
          <table:table-cell table:formula="of:=EXACT([.A6635];[.B66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05</text:p>
          </table:table-cell>
          <table:table-cell table:formula="of:=EXACT([.A6636];[.B66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06</text:p>
          </table:table-cell>
          <table:table-cell table:formula="of:=EXACT([.A6637];[.B66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07</text:p>
          </table:table-cell>
          <table:table-cell table:formula="of:=EXACT([.A6638];[.B66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08</text:p>
          </table:table-cell>
          <table:table-cell table:formula="of:=EXACT([.A6639];[.B66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09</text:p>
          </table:table-cell>
          <table:table-cell table:formula="of:=EXACT([.A6640];[.B66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10</text:p>
          </table:table-cell>
          <table:table-cell table:formula="of:=EXACT([.A6641];[.B66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11</text:p>
          </table:table-cell>
          <table:table-cell table:formula="of:=EXACT([.A6642];[.B66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12</text:p>
          </table:table-cell>
          <table:table-cell table:formula="of:=EXACT([.A6643];[.B66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13</text:p>
          </table:table-cell>
          <table:table-cell table:formula="of:=EXACT([.A6644];[.B66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14</text:p>
          </table:table-cell>
          <table:table-cell table:formula="of:=EXACT([.A6645];[.B66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15</text:p>
          </table:table-cell>
          <table:table-cell table:formula="of:=EXACT([.A6646];[.B66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16</text:p>
          </table:table-cell>
          <table:table-cell table:formula="of:=EXACT([.A6647];[.B66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17</text:p>
          </table:table-cell>
          <table:table-cell table:formula="of:=EXACT([.A6648];[.B66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18</text:p>
          </table:table-cell>
          <table:table-cell table:formula="of:=EXACT([.A6649];[.B66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19</text:p>
          </table:table-cell>
          <table:table-cell table:formula="of:=EXACT([.A6650];[.B66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20</text:p>
          </table:table-cell>
          <table:table-cell table:formula="of:=EXACT([.A6651];[.B66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21</text:p>
          </table:table-cell>
          <table:table-cell table:formula="of:=EXACT([.A6652];[.B66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22</text:p>
          </table:table-cell>
          <table:table-cell table:formula="of:=EXACT([.A6653];[.B66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23</text:p>
          </table:table-cell>
          <table:table-cell table:formula="of:=EXACT([.A6654];[.B66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24</text:p>
          </table:table-cell>
          <table:table-cell table:formula="of:=EXACT([.A6655];[.B66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25</text:p>
          </table:table-cell>
          <table:table-cell table:formula="of:=EXACT([.A6656];[.B66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26</text:p>
          </table:table-cell>
          <table:table-cell table:formula="of:=EXACT([.A6657];[.B66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27</text:p>
          </table:table-cell>
          <table:table-cell table:formula="of:=EXACT([.A6658];[.B66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28</text:p>
          </table:table-cell>
          <table:table-cell table:formula="of:=EXACT([.A6659];[.B66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29</text:p>
          </table:table-cell>
          <table:table-cell table:formula="of:=EXACT([.A6660];[.B66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30</text:p>
          </table:table-cell>
          <table:table-cell table:formula="of:=EXACT([.A6661];[.B66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31</text:p>
          </table:table-cell>
          <table:table-cell table:formula="of:=EXACT([.A6662];[.B66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32</text:p>
          </table:table-cell>
          <table:table-cell table:formula="of:=EXACT([.A6663];[.B66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33</text:p>
          </table:table-cell>
          <table:table-cell table:formula="of:=EXACT([.A6664];[.B66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34</text:p>
          </table:table-cell>
          <table:table-cell table:formula="of:=EXACT([.A6665];[.B66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35</text:p>
          </table:table-cell>
          <table:table-cell table:formula="of:=EXACT([.A6666];[.B66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36</text:p>
          </table:table-cell>
          <table:table-cell table:formula="of:=EXACT([.A6667];[.B66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37</text:p>
          </table:table-cell>
          <table:table-cell table:formula="of:=EXACT([.A6668];[.B66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38</text:p>
          </table:table-cell>
          <table:table-cell table:formula="of:=EXACT([.A6669];[.B66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39</text:p>
          </table:table-cell>
          <table:table-cell table:formula="of:=EXACT([.A6670];[.B66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40</text:p>
          </table:table-cell>
          <table:table-cell table:formula="of:=EXACT([.A6671];[.B66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41</text:p>
          </table:table-cell>
          <table:table-cell table:formula="of:=EXACT([.A6672];[.B66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42</text:p>
          </table:table-cell>
          <table:table-cell table:formula="of:=EXACT([.A6673];[.B66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43</text:p>
          </table:table-cell>
          <table:table-cell table:formula="of:=EXACT([.A6674];[.B66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44</text:p>
          </table:table-cell>
          <table:table-cell table:formula="of:=EXACT([.A6675];[.B66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45</text:p>
          </table:table-cell>
          <table:table-cell table:formula="of:=EXACT([.A6676];[.B66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46</text:p>
          </table:table-cell>
          <table:table-cell table:formula="of:=EXACT([.A6677];[.B66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47</text:p>
          </table:table-cell>
          <table:table-cell table:formula="of:=EXACT([.A6678];[.B66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48</text:p>
          </table:table-cell>
          <table:table-cell table:formula="of:=EXACT([.A6679];[.B66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49</text:p>
          </table:table-cell>
          <table:table-cell table:formula="of:=EXACT([.A6680];[.B66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50</text:p>
          </table:table-cell>
          <table:table-cell table:formula="of:=EXACT([.A6681];[.B66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51</text:p>
          </table:table-cell>
          <table:table-cell table:formula="of:=EXACT([.A6682];[.B66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52</text:p>
          </table:table-cell>
          <table:table-cell table:formula="of:=EXACT([.A6683];[.B66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53</text:p>
          </table:table-cell>
          <table:table-cell table:formula="of:=EXACT([.A6684];[.B66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54</text:p>
          </table:table-cell>
          <table:table-cell table:formula="of:=EXACT([.A6685];[.B66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55</text:p>
          </table:table-cell>
          <table:table-cell table:formula="of:=EXACT([.A6686];[.B66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56</text:p>
          </table:table-cell>
          <table:table-cell table:formula="of:=EXACT([.A6687];[.B66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57</text:p>
          </table:table-cell>
          <table:table-cell table:formula="of:=EXACT([.A6688];[.B66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58</text:p>
          </table:table-cell>
          <table:table-cell table:formula="of:=EXACT([.A6689];[.B66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59</text:p>
          </table:table-cell>
          <table:table-cell table:formula="of:=EXACT([.A6690];[.B66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60</text:p>
          </table:table-cell>
          <table:table-cell table:formula="of:=EXACT([.A6691];[.B66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61</text:p>
          </table:table-cell>
          <table:table-cell table:formula="of:=EXACT([.A6692];[.B66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62</text:p>
          </table:table-cell>
          <table:table-cell table:formula="of:=EXACT([.A6693];[.B66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63</text:p>
          </table:table-cell>
          <table:table-cell table:formula="of:=EXACT([.A6694];[.B66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64</text:p>
          </table:table-cell>
          <table:table-cell table:formula="of:=EXACT([.A6695];[.B66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65</text:p>
          </table:table-cell>
          <table:table-cell table:formula="of:=EXACT([.A6696];[.B66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66</text:p>
          </table:table-cell>
          <table:table-cell table:formula="of:=EXACT([.A6697];[.B66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67</text:p>
          </table:table-cell>
          <table:table-cell table:formula="of:=EXACT([.A6698];[.B66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68</text:p>
          </table:table-cell>
          <table:table-cell table:formula="of:=EXACT([.A6699];[.B66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69</text:p>
          </table:table-cell>
          <table:table-cell table:formula="of:=EXACT([.A6700];[.B67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70</text:p>
          </table:table-cell>
          <table:table-cell table:formula="of:=EXACT([.A6701];[.B67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71</text:p>
          </table:table-cell>
          <table:table-cell table:formula="of:=EXACT([.A6702];[.B67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72</text:p>
          </table:table-cell>
          <table:table-cell table:formula="of:=EXACT([.A6703];[.B67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73</text:p>
          </table:table-cell>
          <table:table-cell table:formula="of:=EXACT([.A6704];[.B67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74</text:p>
          </table:table-cell>
          <table:table-cell table:formula="of:=EXACT([.A6705];[.B67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75</text:p>
          </table:table-cell>
          <table:table-cell table:formula="of:=EXACT([.A6706];[.B67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76</text:p>
          </table:table-cell>
          <table:table-cell table:formula="of:=EXACT([.A6707];[.B67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77</text:p>
          </table:table-cell>
          <table:table-cell table:formula="of:=EXACT([.A6708];[.B67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78</text:p>
          </table:table-cell>
          <table:table-cell table:formula="of:=EXACT([.A6709];[.B67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79</text:p>
          </table:table-cell>
          <table:table-cell table:formula="of:=EXACT([.A6710];[.B67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80</text:p>
          </table:table-cell>
          <table:table-cell table:formula="of:=EXACT([.A6711];[.B67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81</text:p>
          </table:table-cell>
          <table:table-cell table:formula="of:=EXACT([.A6712];[.B67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82</text:p>
          </table:table-cell>
          <table:table-cell table:formula="of:=EXACT([.A6713];[.B67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83</text:p>
          </table:table-cell>
          <table:table-cell table:formula="of:=EXACT([.A6714];[.B67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84</text:p>
          </table:table-cell>
          <table:table-cell table:formula="of:=EXACT([.A6715];[.B67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8_delgado_f000085</text:p>
          </table:table-cell>
          <table:table-cell table:formula="of:=EXACT([.A6716];[.B67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01</text:p>
          </table:table-cell>
          <table:table-cell table:formula="of:=EXACT([.A6717];[.B67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02</text:p>
          </table:table-cell>
          <table:table-cell table:formula="of:=EXACT([.A6718];[.B67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03</text:p>
          </table:table-cell>
          <table:table-cell table:formula="of:=EXACT([.A6719];[.B67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04</text:p>
          </table:table-cell>
          <table:table-cell table:formula="of:=EXACT([.A6720];[.B67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05</text:p>
          </table:table-cell>
          <table:table-cell table:formula="of:=EXACT([.A6721];[.B67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06</text:p>
          </table:table-cell>
          <table:table-cell table:formula="of:=EXACT([.A6722];[.B67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07</text:p>
          </table:table-cell>
          <table:table-cell table:formula="of:=EXACT([.A6723];[.B67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08</text:p>
          </table:table-cell>
          <table:table-cell table:formula="of:=EXACT([.A6724];[.B67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09</text:p>
          </table:table-cell>
          <table:table-cell table:formula="of:=EXACT([.A6725];[.B67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10</text:p>
          </table:table-cell>
          <table:table-cell table:formula="of:=EXACT([.A6726];[.B67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11</text:p>
          </table:table-cell>
          <table:table-cell table:formula="of:=EXACT([.A6727];[.B67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12</text:p>
          </table:table-cell>
          <table:table-cell table:formula="of:=EXACT([.A6728];[.B67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13</text:p>
          </table:table-cell>
          <table:table-cell table:formula="of:=EXACT([.A6729];[.B67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14</text:p>
          </table:table-cell>
          <table:table-cell table:formula="of:=EXACT([.A6730];[.B67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15</text:p>
          </table:table-cell>
          <table:table-cell table:formula="of:=EXACT([.A6731];[.B67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16</text:p>
          </table:table-cell>
          <table:table-cell table:formula="of:=EXACT([.A6732];[.B67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17</text:p>
          </table:table-cell>
          <table:table-cell table:formula="of:=EXACT([.A6733];[.B67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18</text:p>
          </table:table-cell>
          <table:table-cell table:formula="of:=EXACT([.A6734];[.B67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19</text:p>
          </table:table-cell>
          <table:table-cell table:formula="of:=EXACT([.A6735];[.B67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20</text:p>
          </table:table-cell>
          <table:table-cell table:formula="of:=EXACT([.A6736];[.B67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21</text:p>
          </table:table-cell>
          <table:table-cell table:formula="of:=EXACT([.A6737];[.B67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22</text:p>
          </table:table-cell>
          <table:table-cell table:formula="of:=EXACT([.A6738];[.B67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23</text:p>
          </table:table-cell>
          <table:table-cell table:formula="of:=EXACT([.A6739];[.B67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24</text:p>
          </table:table-cell>
          <table:table-cell table:formula="of:=EXACT([.A6740];[.B67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25</text:p>
          </table:table-cell>
          <table:table-cell table:formula="of:=EXACT([.A6741];[.B67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26</text:p>
          </table:table-cell>
          <table:table-cell table:formula="of:=EXACT([.A6742];[.B67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27</text:p>
          </table:table-cell>
          <table:table-cell table:formula="of:=EXACT([.A6743];[.B67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28</text:p>
          </table:table-cell>
          <table:table-cell table:formula="of:=EXACT([.A6744];[.B67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29</text:p>
          </table:table-cell>
          <table:table-cell table:formula="of:=EXACT([.A6745];[.B67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30</text:p>
          </table:table-cell>
          <table:table-cell table:formula="of:=EXACT([.A6746];[.B67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31</text:p>
          </table:table-cell>
          <table:table-cell table:formula="of:=EXACT([.A6747];[.B67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32</text:p>
          </table:table-cell>
          <table:table-cell table:formula="of:=EXACT([.A6748];[.B67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33</text:p>
          </table:table-cell>
          <table:table-cell table:formula="of:=EXACT([.A6749];[.B67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34</text:p>
          </table:table-cell>
          <table:table-cell table:formula="of:=EXACT([.A6750];[.B67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35</text:p>
          </table:table-cell>
          <table:table-cell table:formula="of:=EXACT([.A6751];[.B67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36</text:p>
          </table:table-cell>
          <table:table-cell table:formula="of:=EXACT([.A6752];[.B67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37</text:p>
          </table:table-cell>
          <table:table-cell table:formula="of:=EXACT([.A6753];[.B67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38</text:p>
          </table:table-cell>
          <table:table-cell table:formula="of:=EXACT([.A6754];[.B67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39</text:p>
          </table:table-cell>
          <table:table-cell table:formula="of:=EXACT([.A6755];[.B67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40</text:p>
          </table:table-cell>
          <table:table-cell table:formula="of:=EXACT([.A6756];[.B67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41</text:p>
          </table:table-cell>
          <table:table-cell table:formula="of:=EXACT([.A6757];[.B67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42</text:p>
          </table:table-cell>
          <table:table-cell table:formula="of:=EXACT([.A6758];[.B67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43</text:p>
          </table:table-cell>
          <table:table-cell table:formula="of:=EXACT([.A6759];[.B67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44</text:p>
          </table:table-cell>
          <table:table-cell table:formula="of:=EXACT([.A6760];[.B67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45</text:p>
          </table:table-cell>
          <table:table-cell table:formula="of:=EXACT([.A6761];[.B67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46</text:p>
          </table:table-cell>
          <table:table-cell table:formula="of:=EXACT([.A6762];[.B67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47</text:p>
          </table:table-cell>
          <table:table-cell table:formula="of:=EXACT([.A6763];[.B67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48</text:p>
          </table:table-cell>
          <table:table-cell table:formula="of:=EXACT([.A6764];[.B67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49</text:p>
          </table:table-cell>
          <table:table-cell table:formula="of:=EXACT([.A6765];[.B67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50</text:p>
          </table:table-cell>
          <table:table-cell table:formula="of:=EXACT([.A6766];[.B67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51</text:p>
          </table:table-cell>
          <table:table-cell table:formula="of:=EXACT([.A6767];[.B67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52</text:p>
          </table:table-cell>
          <table:table-cell table:formula="of:=EXACT([.A6768];[.B67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53</text:p>
          </table:table-cell>
          <table:table-cell table:formula="of:=EXACT([.A6769];[.B67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54</text:p>
          </table:table-cell>
          <table:table-cell table:formula="of:=EXACT([.A6770];[.B67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55</text:p>
          </table:table-cell>
          <table:table-cell table:formula="of:=EXACT([.A6771];[.B67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56</text:p>
          </table:table-cell>
          <table:table-cell table:formula="of:=EXACT([.A6772];[.B67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57</text:p>
          </table:table-cell>
          <table:table-cell table:formula="of:=EXACT([.A6773];[.B67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58</text:p>
          </table:table-cell>
          <table:table-cell table:formula="of:=EXACT([.A6774];[.B67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59</text:p>
          </table:table-cell>
          <table:table-cell table:formula="of:=EXACT([.A6775];[.B67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60</text:p>
          </table:table-cell>
          <table:table-cell table:formula="of:=EXACT([.A6776];[.B67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61</text:p>
          </table:table-cell>
          <table:table-cell table:formula="of:=EXACT([.A6777];[.B67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62</text:p>
          </table:table-cell>
          <table:table-cell table:formula="of:=EXACT([.A6778];[.B67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63</text:p>
          </table:table-cell>
          <table:table-cell table:formula="of:=EXACT([.A6779];[.B67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64</text:p>
          </table:table-cell>
          <table:table-cell table:formula="of:=EXACT([.A6780];[.B67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65</text:p>
          </table:table-cell>
          <table:table-cell table:formula="of:=EXACT([.A6781];[.B67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66</text:p>
          </table:table-cell>
          <table:table-cell table:formula="of:=EXACT([.A6782];[.B67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67</text:p>
          </table:table-cell>
          <table:table-cell table:formula="of:=EXACT([.A6783];[.B67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68</text:p>
          </table:table-cell>
          <table:table-cell table:formula="of:=EXACT([.A6784];[.B67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69</text:p>
          </table:table-cell>
          <table:table-cell table:formula="of:=EXACT([.A6785];[.B67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70</text:p>
          </table:table-cell>
          <table:table-cell table:formula="of:=EXACT([.A6786];[.B67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71</text:p>
          </table:table-cell>
          <table:table-cell table:formula="of:=EXACT([.A6787];[.B67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72</text:p>
          </table:table-cell>
          <table:table-cell table:formula="of:=EXACT([.A6788];[.B67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73</text:p>
          </table:table-cell>
          <table:table-cell table:formula="of:=EXACT([.A6789];[.B67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74</text:p>
          </table:table-cell>
          <table:table-cell table:formula="of:=EXACT([.A6790];[.B67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75</text:p>
          </table:table-cell>
          <table:table-cell table:formula="of:=EXACT([.A6791];[.B67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76</text:p>
          </table:table-cell>
          <table:table-cell table:formula="of:=EXACT([.A6792];[.B67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77</text:p>
          </table:table-cell>
          <table:table-cell table:formula="of:=EXACT([.A6793];[.B67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78</text:p>
          </table:table-cell>
          <table:table-cell table:formula="of:=EXACT([.A6794];[.B67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79</text:p>
          </table:table-cell>
          <table:table-cell table:formula="of:=EXACT([.A6795];[.B67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80</text:p>
          </table:table-cell>
          <table:table-cell table:formula="of:=EXACT([.A6796];[.B67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81</text:p>
          </table:table-cell>
          <table:table-cell table:formula="of:=EXACT([.A6797];[.B67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82</text:p>
          </table:table-cell>
          <table:table-cell table:formula="of:=EXACT([.A6798];[.B67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83</text:p>
          </table:table-cell>
          <table:table-cell table:formula="of:=EXACT([.A6799];[.B67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84</text:p>
          </table:table-cell>
          <table:table-cell table:formula="of:=EXACT([.A6800];[.B68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85</text:p>
          </table:table-cell>
          <table:table-cell table:formula="of:=EXACT([.A6801];[.B68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86</text:p>
          </table:table-cell>
          <table:table-cell table:formula="of:=EXACT([.A6802];[.B68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87</text:p>
          </table:table-cell>
          <table:table-cell table:formula="of:=EXACT([.A6803];[.B68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88</text:p>
          </table:table-cell>
          <table:table-cell table:formula="of:=EXACT([.A6804];[.B68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89</text:p>
          </table:table-cell>
          <table:table-cell table:formula="of:=EXACT([.A6805];[.B68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90</text:p>
          </table:table-cell>
          <table:table-cell table:formula="of:=EXACT([.A6806];[.B68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91</text:p>
          </table:table-cell>
          <table:table-cell table:formula="of:=EXACT([.A6807];[.B68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92</text:p>
          </table:table-cell>
          <table:table-cell table:formula="of:=EXACT([.A6808];[.B68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93</text:p>
          </table:table-cell>
          <table:table-cell table:formula="of:=EXACT([.A6809];[.B68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94</text:p>
          </table:table-cell>
          <table:table-cell table:formula="of:=EXACT([.A6810];[.B68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95</text:p>
          </table:table-cell>
          <table:table-cell table:formula="of:=EXACT([.A6811];[.B68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96</text:p>
          </table:table-cell>
          <table:table-cell table:formula="of:=EXACT([.A6812];[.B68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97</text:p>
          </table:table-cell>
          <table:table-cell table:formula="of:=EXACT([.A6813];[.B68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98</text:p>
          </table:table-cell>
          <table:table-cell table:formula="of:=EXACT([.A6814];[.B68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099</text:p>
          </table:table-cell>
          <table:table-cell table:formula="of:=EXACT([.A6815];[.B68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00</text:p>
          </table:table-cell>
          <table:table-cell table:formula="of:=EXACT([.A6816];[.B68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01</text:p>
          </table:table-cell>
          <table:table-cell table:formula="of:=EXACT([.A6817];[.B68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02</text:p>
          </table:table-cell>
          <table:table-cell table:formula="of:=EXACT([.A6818];[.B68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03</text:p>
          </table:table-cell>
          <table:table-cell table:formula="of:=EXACT([.A6819];[.B68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04</text:p>
          </table:table-cell>
          <table:table-cell table:formula="of:=EXACT([.A6820];[.B68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05</text:p>
          </table:table-cell>
          <table:table-cell table:formula="of:=EXACT([.A6821];[.B68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06</text:p>
          </table:table-cell>
          <table:table-cell table:formula="of:=EXACT([.A6822];[.B68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07</text:p>
          </table:table-cell>
          <table:table-cell table:formula="of:=EXACT([.A6823];[.B68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08</text:p>
          </table:table-cell>
          <table:table-cell table:formula="of:=EXACT([.A6824];[.B68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09</text:p>
          </table:table-cell>
          <table:table-cell table:formula="of:=EXACT([.A6825];[.B68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10</text:p>
          </table:table-cell>
          <table:table-cell table:formula="of:=EXACT([.A6826];[.B68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11</text:p>
          </table:table-cell>
          <table:table-cell table:formula="of:=EXACT([.A6827];[.B68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12</text:p>
          </table:table-cell>
          <table:table-cell table:formula="of:=EXACT([.A6828];[.B68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13</text:p>
          </table:table-cell>
          <table:table-cell table:formula="of:=EXACT([.A6829];[.B68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14</text:p>
          </table:table-cell>
          <table:table-cell table:formula="of:=EXACT([.A6830];[.B68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15</text:p>
          </table:table-cell>
          <table:table-cell table:formula="of:=EXACT([.A6831];[.B68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16</text:p>
          </table:table-cell>
          <table:table-cell table:formula="of:=EXACT([.A6832];[.B68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17</text:p>
          </table:table-cell>
          <table:table-cell table:formula="of:=EXACT([.A6833];[.B68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18</text:p>
          </table:table-cell>
          <table:table-cell table:formula="of:=EXACT([.A6834];[.B68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19</text:p>
          </table:table-cell>
          <table:table-cell table:formula="of:=EXACT([.A6835];[.B68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20</text:p>
          </table:table-cell>
          <table:table-cell table:formula="of:=EXACT([.A6836];[.B68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21</text:p>
          </table:table-cell>
          <table:table-cell table:formula="of:=EXACT([.A6837];[.B68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22</text:p>
          </table:table-cell>
          <table:table-cell table:formula="of:=EXACT([.A6838];[.B68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23</text:p>
          </table:table-cell>
          <table:table-cell table:formula="of:=EXACT([.A6839];[.B68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24</text:p>
          </table:table-cell>
          <table:table-cell table:formula="of:=EXACT([.A6840];[.B68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25</text:p>
          </table:table-cell>
          <table:table-cell table:formula="of:=EXACT([.A6841];[.B68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26</text:p>
          </table:table-cell>
          <table:table-cell table:formula="of:=EXACT([.A6842];[.B68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27</text:p>
          </table:table-cell>
          <table:table-cell table:formula="of:=EXACT([.A6843];[.B68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28</text:p>
          </table:table-cell>
          <table:table-cell table:formula="of:=EXACT([.A6844];[.B68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29</text:p>
          </table:table-cell>
          <table:table-cell table:formula="of:=EXACT([.A6845];[.B68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30</text:p>
          </table:table-cell>
          <table:table-cell table:formula="of:=EXACT([.A6846];[.B68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31</text:p>
          </table:table-cell>
          <table:table-cell table:formula="of:=EXACT([.A6847];[.B68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32</text:p>
          </table:table-cell>
          <table:table-cell table:formula="of:=EXACT([.A6848];[.B68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33</text:p>
          </table:table-cell>
          <table:table-cell table:formula="of:=EXACT([.A6849];[.B68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34</text:p>
          </table:table-cell>
          <table:table-cell table:formula="of:=EXACT([.A6850];[.B68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35</text:p>
          </table:table-cell>
          <table:table-cell table:formula="of:=EXACT([.A6851];[.B68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36</text:p>
          </table:table-cell>
          <table:table-cell table:formula="of:=EXACT([.A6852];[.B68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37</text:p>
          </table:table-cell>
          <table:table-cell table:formula="of:=EXACT([.A6853];[.B68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38</text:p>
          </table:table-cell>
          <table:table-cell table:formula="of:=EXACT([.A6854];[.B68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39</text:p>
          </table:table-cell>
          <table:table-cell table:formula="of:=EXACT([.A6855];[.B68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40</text:p>
          </table:table-cell>
          <table:table-cell table:formula="of:=EXACT([.A6856];[.B68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59_delgado_f000141</text:p>
          </table:table-cell>
          <table:table-cell table:formula="of:=EXACT([.A6857];[.B68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01</text:p>
          </table:table-cell>
          <table:table-cell table:formula="of:=EXACT([.A6858];[.B68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02</text:p>
          </table:table-cell>
          <table:table-cell table:formula="of:=EXACT([.A6859];[.B68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03</text:p>
          </table:table-cell>
          <table:table-cell table:formula="of:=EXACT([.A6860];[.B68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04</text:p>
          </table:table-cell>
          <table:table-cell table:formula="of:=EXACT([.A6861];[.B68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05</text:p>
          </table:table-cell>
          <table:table-cell table:formula="of:=EXACT([.A6862];[.B68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06</text:p>
          </table:table-cell>
          <table:table-cell table:formula="of:=EXACT([.A6863];[.B68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07</text:p>
          </table:table-cell>
          <table:table-cell table:formula="of:=EXACT([.A6864];[.B68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08</text:p>
          </table:table-cell>
          <table:table-cell table:formula="of:=EXACT([.A6865];[.B68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09</text:p>
          </table:table-cell>
          <table:table-cell table:formula="of:=EXACT([.A6866];[.B68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10</text:p>
          </table:table-cell>
          <table:table-cell table:formula="of:=EXACT([.A6867];[.B68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11</text:p>
          </table:table-cell>
          <table:table-cell table:formula="of:=EXACT([.A6868];[.B68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12</text:p>
          </table:table-cell>
          <table:table-cell table:formula="of:=EXACT([.A6869];[.B68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13</text:p>
          </table:table-cell>
          <table:table-cell table:formula="of:=EXACT([.A6870];[.B68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14</text:p>
          </table:table-cell>
          <table:table-cell table:formula="of:=EXACT([.A6871];[.B68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15</text:p>
          </table:table-cell>
          <table:table-cell table:formula="of:=EXACT([.A6872];[.B68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16</text:p>
          </table:table-cell>
          <table:table-cell table:formula="of:=EXACT([.A6873];[.B68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17</text:p>
          </table:table-cell>
          <table:table-cell table:formula="of:=EXACT([.A6874];[.B68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18</text:p>
          </table:table-cell>
          <table:table-cell table:formula="of:=EXACT([.A6875];[.B68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19</text:p>
          </table:table-cell>
          <table:table-cell table:formula="of:=EXACT([.A6876];[.B68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20</text:p>
          </table:table-cell>
          <table:table-cell table:formula="of:=EXACT([.A6877];[.B68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21</text:p>
          </table:table-cell>
          <table:table-cell table:formula="of:=EXACT([.A6878];[.B68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22</text:p>
          </table:table-cell>
          <table:table-cell table:formula="of:=EXACT([.A6879];[.B68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23</text:p>
          </table:table-cell>
          <table:table-cell table:formula="of:=EXACT([.A6880];[.B68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24</text:p>
          </table:table-cell>
          <table:table-cell table:formula="of:=EXACT([.A6881];[.B68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25</text:p>
          </table:table-cell>
          <table:table-cell table:formula="of:=EXACT([.A6882];[.B68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26</text:p>
          </table:table-cell>
          <table:table-cell table:formula="of:=EXACT([.A6883];[.B68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27</text:p>
          </table:table-cell>
          <table:table-cell table:formula="of:=EXACT([.A6884];[.B68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28</text:p>
          </table:table-cell>
          <table:table-cell table:formula="of:=EXACT([.A6885];[.B68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29</text:p>
          </table:table-cell>
          <table:table-cell table:formula="of:=EXACT([.A6886];[.B68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30</text:p>
          </table:table-cell>
          <table:table-cell table:formula="of:=EXACT([.A6887];[.B68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31</text:p>
          </table:table-cell>
          <table:table-cell table:formula="of:=EXACT([.A6888];[.B68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32</text:p>
          </table:table-cell>
          <table:table-cell table:formula="of:=EXACT([.A6889];[.B68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33</text:p>
          </table:table-cell>
          <table:table-cell table:formula="of:=EXACT([.A6890];[.B68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34</text:p>
          </table:table-cell>
          <table:table-cell table:formula="of:=EXACT([.A6891];[.B68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35</text:p>
          </table:table-cell>
          <table:table-cell table:formula="of:=EXACT([.A6892];[.B68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36</text:p>
          </table:table-cell>
          <table:table-cell table:formula="of:=EXACT([.A6893];[.B68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37</text:p>
          </table:table-cell>
          <table:table-cell table:formula="of:=EXACT([.A6894];[.B68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38</text:p>
          </table:table-cell>
          <table:table-cell table:formula="of:=EXACT([.A6895];[.B68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39</text:p>
          </table:table-cell>
          <table:table-cell table:formula="of:=EXACT([.A6896];[.B68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40</text:p>
          </table:table-cell>
          <table:table-cell table:formula="of:=EXACT([.A6897];[.B68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41</text:p>
          </table:table-cell>
          <table:table-cell table:formula="of:=EXACT([.A6898];[.B68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42</text:p>
          </table:table-cell>
          <table:table-cell table:formula="of:=EXACT([.A6899];[.B68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43</text:p>
          </table:table-cell>
          <table:table-cell table:formula="of:=EXACT([.A6900];[.B69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44</text:p>
          </table:table-cell>
          <table:table-cell table:formula="of:=EXACT([.A6901];[.B69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45</text:p>
          </table:table-cell>
          <table:table-cell table:formula="of:=EXACT([.A6902];[.B69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46</text:p>
          </table:table-cell>
          <table:table-cell table:formula="of:=EXACT([.A6903];[.B69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47</text:p>
          </table:table-cell>
          <table:table-cell table:formula="of:=EXACT([.A6904];[.B69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48</text:p>
          </table:table-cell>
          <table:table-cell table:formula="of:=EXACT([.A6905];[.B69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49</text:p>
          </table:table-cell>
          <table:table-cell table:formula="of:=EXACT([.A6906];[.B69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50</text:p>
          </table:table-cell>
          <table:table-cell table:formula="of:=EXACT([.A6907];[.B69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51</text:p>
          </table:table-cell>
          <table:table-cell table:formula="of:=EXACT([.A6908];[.B69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52</text:p>
          </table:table-cell>
          <table:table-cell table:formula="of:=EXACT([.A6909];[.B69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53</text:p>
          </table:table-cell>
          <table:table-cell table:formula="of:=EXACT([.A6910];[.B69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54</text:p>
          </table:table-cell>
          <table:table-cell table:formula="of:=EXACT([.A6911];[.B69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55</text:p>
          </table:table-cell>
          <table:table-cell table:formula="of:=EXACT([.A6912];[.B69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56</text:p>
          </table:table-cell>
          <table:table-cell table:formula="of:=EXACT([.A6913];[.B69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57</text:p>
          </table:table-cell>
          <table:table-cell table:formula="of:=EXACT([.A6914];[.B69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58</text:p>
          </table:table-cell>
          <table:table-cell table:formula="of:=EXACT([.A6915];[.B69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59</text:p>
          </table:table-cell>
          <table:table-cell table:formula="of:=EXACT([.A6916];[.B69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60</text:p>
          </table:table-cell>
          <table:table-cell table:formula="of:=EXACT([.A6917];[.B69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61</text:p>
          </table:table-cell>
          <table:table-cell table:formula="of:=EXACT([.A6918];[.B69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62</text:p>
          </table:table-cell>
          <table:table-cell table:formula="of:=EXACT([.A6919];[.B69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63</text:p>
          </table:table-cell>
          <table:table-cell table:formula="of:=EXACT([.A6920];[.B69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64</text:p>
          </table:table-cell>
          <table:table-cell table:formula="of:=EXACT([.A6921];[.B69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65</text:p>
          </table:table-cell>
          <table:table-cell table:formula="of:=EXACT([.A6922];[.B69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66</text:p>
          </table:table-cell>
          <table:table-cell table:formula="of:=EXACT([.A6923];[.B69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67</text:p>
          </table:table-cell>
          <table:table-cell table:formula="of:=EXACT([.A6924];[.B69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68</text:p>
          </table:table-cell>
          <table:table-cell table:formula="of:=EXACT([.A6925];[.B69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69</text:p>
          </table:table-cell>
          <table:table-cell table:formula="of:=EXACT([.A6926];[.B69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70</text:p>
          </table:table-cell>
          <table:table-cell table:formula="of:=EXACT([.A6927];[.B69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71</text:p>
          </table:table-cell>
          <table:table-cell table:formula="of:=EXACT([.A6928];[.B69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72</text:p>
          </table:table-cell>
          <table:table-cell table:formula="of:=EXACT([.A6929];[.B69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73</text:p>
          </table:table-cell>
          <table:table-cell table:formula="of:=EXACT([.A6930];[.B69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74</text:p>
          </table:table-cell>
          <table:table-cell table:formula="of:=EXACT([.A6931];[.B69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75</text:p>
          </table:table-cell>
          <table:table-cell table:formula="of:=EXACT([.A6932];[.B69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76</text:p>
          </table:table-cell>
          <table:table-cell table:formula="of:=EXACT([.A6933];[.B69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77</text:p>
          </table:table-cell>
          <table:table-cell table:formula="of:=EXACT([.A6934];[.B69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78</text:p>
          </table:table-cell>
          <table:table-cell table:formula="of:=EXACT([.A6935];[.B69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79</text:p>
          </table:table-cell>
          <table:table-cell table:formula="of:=EXACT([.A6936];[.B69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80</text:p>
          </table:table-cell>
          <table:table-cell table:formula="of:=EXACT([.A6937];[.B69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81</text:p>
          </table:table-cell>
          <table:table-cell table:formula="of:=EXACT([.A6938];[.B69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82</text:p>
          </table:table-cell>
          <table:table-cell table:formula="of:=EXACT([.A6939];[.B69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83</text:p>
          </table:table-cell>
          <table:table-cell table:formula="of:=EXACT([.A6940];[.B69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84</text:p>
          </table:table-cell>
          <table:table-cell table:formula="of:=EXACT([.A6941];[.B69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85</text:p>
          </table:table-cell>
          <table:table-cell table:formula="of:=EXACT([.A6942];[.B69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86</text:p>
          </table:table-cell>
          <table:table-cell table:formula="of:=EXACT([.A6943];[.B69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87</text:p>
          </table:table-cell>
          <table:table-cell table:formula="of:=EXACT([.A6944];[.B69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88</text:p>
          </table:table-cell>
          <table:table-cell table:formula="of:=EXACT([.A6945];[.B69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89</text:p>
          </table:table-cell>
          <table:table-cell table:formula="of:=EXACT([.A6946];[.B69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90</text:p>
          </table:table-cell>
          <table:table-cell table:formula="of:=EXACT([.A6947];[.B69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91</text:p>
          </table:table-cell>
          <table:table-cell table:formula="of:=EXACT([.A6948];[.B69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92</text:p>
          </table:table-cell>
          <table:table-cell table:formula="of:=EXACT([.A6949];[.B69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93</text:p>
          </table:table-cell>
          <table:table-cell table:formula="of:=EXACT([.A6950];[.B69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94</text:p>
          </table:table-cell>
          <table:table-cell table:formula="of:=EXACT([.A6951];[.B69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95</text:p>
          </table:table-cell>
          <table:table-cell table:formula="of:=EXACT([.A6952];[.B69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96</text:p>
          </table:table-cell>
          <table:table-cell table:formula="of:=EXACT([.A6953];[.B69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97</text:p>
          </table:table-cell>
          <table:table-cell table:formula="of:=EXACT([.A6954];[.B69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98</text:p>
          </table:table-cell>
          <table:table-cell table:formula="of:=EXACT([.A6955];[.B69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099</text:p>
          </table:table-cell>
          <table:table-cell table:formula="of:=EXACT([.A6956];[.B69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00</text:p>
          </table:table-cell>
          <table:table-cell table:formula="of:=EXACT([.A6957];[.B69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01</text:p>
          </table:table-cell>
          <table:table-cell table:formula="of:=EXACT([.A6958];[.B69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02</text:p>
          </table:table-cell>
          <table:table-cell table:formula="of:=EXACT([.A6959];[.B69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03</text:p>
          </table:table-cell>
          <table:table-cell table:formula="of:=EXACT([.A6960];[.B69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04</text:p>
          </table:table-cell>
          <table:table-cell table:formula="of:=EXACT([.A6961];[.B69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05</text:p>
          </table:table-cell>
          <table:table-cell table:formula="of:=EXACT([.A6962];[.B69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06</text:p>
          </table:table-cell>
          <table:table-cell table:formula="of:=EXACT([.A6963];[.B69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07</text:p>
          </table:table-cell>
          <table:table-cell table:formula="of:=EXACT([.A6964];[.B69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08</text:p>
          </table:table-cell>
          <table:table-cell table:formula="of:=EXACT([.A6965];[.B69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09</text:p>
          </table:table-cell>
          <table:table-cell table:formula="of:=EXACT([.A6966];[.B69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10</text:p>
          </table:table-cell>
          <table:table-cell table:formula="of:=EXACT([.A6967];[.B69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11</text:p>
          </table:table-cell>
          <table:table-cell table:formula="of:=EXACT([.A6968];[.B69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12</text:p>
          </table:table-cell>
          <table:table-cell table:formula="of:=EXACT([.A6969];[.B69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13</text:p>
          </table:table-cell>
          <table:table-cell table:formula="of:=EXACT([.A6970];[.B69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14</text:p>
          </table:table-cell>
          <table:table-cell table:formula="of:=EXACT([.A6971];[.B69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15</text:p>
          </table:table-cell>
          <table:table-cell table:formula="of:=EXACT([.A6972];[.B69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16</text:p>
          </table:table-cell>
          <table:table-cell table:formula="of:=EXACT([.A6973];[.B69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17</text:p>
          </table:table-cell>
          <table:table-cell table:formula="of:=EXACT([.A6974];[.B69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18</text:p>
          </table:table-cell>
          <table:table-cell table:formula="of:=EXACT([.A6975];[.B69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19</text:p>
          </table:table-cell>
          <table:table-cell table:formula="of:=EXACT([.A6976];[.B69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20</text:p>
          </table:table-cell>
          <table:table-cell table:formula="of:=EXACT([.A6977];[.B69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21</text:p>
          </table:table-cell>
          <table:table-cell table:formula="of:=EXACT([.A6978];[.B69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22</text:p>
          </table:table-cell>
          <table:table-cell table:formula="of:=EXACT([.A6979];[.B69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23</text:p>
          </table:table-cell>
          <table:table-cell table:formula="of:=EXACT([.A6980];[.B69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24</text:p>
          </table:table-cell>
          <table:table-cell table:formula="of:=EXACT([.A6981];[.B69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25</text:p>
          </table:table-cell>
          <table:table-cell table:formula="of:=EXACT([.A6982];[.B69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26</text:p>
          </table:table-cell>
          <table:table-cell table:formula="of:=EXACT([.A6983];[.B69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27</text:p>
          </table:table-cell>
          <table:table-cell table:formula="of:=EXACT([.A6984];[.B69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28</text:p>
          </table:table-cell>
          <table:table-cell table:formula="of:=EXACT([.A6985];[.B69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29</text:p>
          </table:table-cell>
          <table:table-cell table:formula="of:=EXACT([.A6986];[.B69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30</text:p>
          </table:table-cell>
          <table:table-cell table:formula="of:=EXACT([.A6987];[.B69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31</text:p>
          </table:table-cell>
          <table:table-cell table:formula="of:=EXACT([.A6988];[.B69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32</text:p>
          </table:table-cell>
          <table:table-cell table:formula="of:=EXACT([.A6989];[.B69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33</text:p>
          </table:table-cell>
          <table:table-cell table:formula="of:=EXACT([.A6990];[.B69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34</text:p>
          </table:table-cell>
          <table:table-cell table:formula="of:=EXACT([.A6991];[.B69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35</text:p>
          </table:table-cell>
          <table:table-cell table:formula="of:=EXACT([.A6992];[.B69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36</text:p>
          </table:table-cell>
          <table:table-cell table:formula="of:=EXACT([.A6993];[.B69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37</text:p>
          </table:table-cell>
          <table:table-cell table:formula="of:=EXACT([.A6994];[.B69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38</text:p>
          </table:table-cell>
          <table:table-cell table:formula="of:=EXACT([.A6995];[.B69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39</text:p>
          </table:table-cell>
          <table:table-cell table:formula="of:=EXACT([.A6996];[.B69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40</text:p>
          </table:table-cell>
          <table:table-cell table:formula="of:=EXACT([.A6997];[.B69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41</text:p>
          </table:table-cell>
          <table:table-cell table:formula="of:=EXACT([.A6998];[.B69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42</text:p>
          </table:table-cell>
          <table:table-cell table:formula="of:=EXACT([.A6999];[.B69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43</text:p>
          </table:table-cell>
          <table:table-cell table:formula="of:=EXACT([.A7000];[.B70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44</text:p>
          </table:table-cell>
          <table:table-cell table:formula="of:=EXACT([.A7001];[.B70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45</text:p>
          </table:table-cell>
          <table:table-cell table:formula="of:=EXACT([.A7002];[.B70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46</text:p>
          </table:table-cell>
          <table:table-cell table:formula="of:=EXACT([.A7003];[.B70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47</text:p>
          </table:table-cell>
          <table:table-cell table:formula="of:=EXACT([.A7004];[.B70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48</text:p>
          </table:table-cell>
          <table:table-cell table:formula="of:=EXACT([.A7005];[.B70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49</text:p>
          </table:table-cell>
          <table:table-cell table:formula="of:=EXACT([.A7006];[.B70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50</text:p>
          </table:table-cell>
          <table:table-cell table:formula="of:=EXACT([.A7007];[.B70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51</text:p>
          </table:table-cell>
          <table:table-cell table:formula="of:=EXACT([.A7008];[.B70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52</text:p>
          </table:table-cell>
          <table:table-cell table:formula="of:=EXACT([.A7009];[.B70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53</text:p>
          </table:table-cell>
          <table:table-cell table:formula="of:=EXACT([.A7010];[.B70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54</text:p>
          </table:table-cell>
          <table:table-cell table:formula="of:=EXACT([.A7011];[.B70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55</text:p>
          </table:table-cell>
          <table:table-cell table:formula="of:=EXACT([.A7012];[.B70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56</text:p>
          </table:table-cell>
          <table:table-cell table:formula="of:=EXACT([.A7013];[.B70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57</text:p>
          </table:table-cell>
          <table:table-cell table:formula="of:=EXACT([.A7014];[.B70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58</text:p>
          </table:table-cell>
          <table:table-cell table:formula="of:=EXACT([.A7015];[.B70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59</text:p>
          </table:table-cell>
          <table:table-cell table:formula="of:=EXACT([.A7016];[.B70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60</text:p>
          </table:table-cell>
          <table:table-cell table:formula="of:=EXACT([.A7017];[.B70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61</text:p>
          </table:table-cell>
          <table:table-cell table:formula="of:=EXACT([.A7018];[.B70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62</text:p>
          </table:table-cell>
          <table:table-cell table:formula="of:=EXACT([.A7019];[.B70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63</text:p>
          </table:table-cell>
          <table:table-cell table:formula="of:=EXACT([.A7020];[.B70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64</text:p>
          </table:table-cell>
          <table:table-cell table:formula="of:=EXACT([.A7021];[.B70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65</text:p>
          </table:table-cell>
          <table:table-cell table:formula="of:=EXACT([.A7022];[.B70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66</text:p>
          </table:table-cell>
          <table:table-cell table:formula="of:=EXACT([.A7023];[.B70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67</text:p>
          </table:table-cell>
          <table:table-cell table:formula="of:=EXACT([.A7024];[.B70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68</text:p>
          </table:table-cell>
          <table:table-cell table:formula="of:=EXACT([.A7025];[.B70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69</text:p>
          </table:table-cell>
          <table:table-cell table:formula="of:=EXACT([.A7026];[.B70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70</text:p>
          </table:table-cell>
          <table:table-cell table:formula="of:=EXACT([.A7027];[.B70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71</text:p>
          </table:table-cell>
          <table:table-cell table:formula="of:=EXACT([.A7028];[.B70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72</text:p>
          </table:table-cell>
          <table:table-cell table:formula="of:=EXACT([.A7029];[.B70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73</text:p>
          </table:table-cell>
          <table:table-cell table:formula="of:=EXACT([.A7030];[.B70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74</text:p>
          </table:table-cell>
          <table:table-cell table:formula="of:=EXACT([.A7031];[.B70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75</text:p>
          </table:table-cell>
          <table:table-cell table:formula="of:=EXACT([.A7032];[.B70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76</text:p>
          </table:table-cell>
          <table:table-cell table:formula="of:=EXACT([.A7033];[.B70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77</text:p>
          </table:table-cell>
          <table:table-cell table:formula="of:=EXACT([.A7034];[.B70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78</text:p>
          </table:table-cell>
          <table:table-cell table:formula="of:=EXACT([.A7035];[.B70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79</text:p>
          </table:table-cell>
          <table:table-cell table:formula="of:=EXACT([.A7036];[.B70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80</text:p>
          </table:table-cell>
          <table:table-cell table:formula="of:=EXACT([.A7037];[.B70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81</text:p>
          </table:table-cell>
          <table:table-cell table:formula="of:=EXACT([.A7038];[.B70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82</text:p>
          </table:table-cell>
          <table:table-cell table:formula="of:=EXACT([.A7039];[.B70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83</text:p>
          </table:table-cell>
          <table:table-cell table:formula="of:=EXACT([.A7040];[.B70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84</text:p>
          </table:table-cell>
          <table:table-cell table:formula="of:=EXACT([.A7041];[.B70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85</text:p>
          </table:table-cell>
          <table:table-cell table:formula="of:=EXACT([.A7042];[.B70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86</text:p>
          </table:table-cell>
          <table:table-cell table:formula="of:=EXACT([.A7043];[.B70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87</text:p>
          </table:table-cell>
          <table:table-cell table:formula="of:=EXACT([.A7044];[.B70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0_delgado_f000188</text:p>
          </table:table-cell>
          <table:table-cell table:formula="of:=EXACT([.A7045];[.B70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01</text:p>
          </table:table-cell>
          <table:table-cell table:formula="of:=EXACT([.A7046];[.B70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02</text:p>
          </table:table-cell>
          <table:table-cell table:formula="of:=EXACT([.A7047];[.B70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03</text:p>
          </table:table-cell>
          <table:table-cell table:formula="of:=EXACT([.A7048];[.B70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04</text:p>
          </table:table-cell>
          <table:table-cell table:formula="of:=EXACT([.A7049];[.B70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05</text:p>
          </table:table-cell>
          <table:table-cell table:formula="of:=EXACT([.A7050];[.B70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06</text:p>
          </table:table-cell>
          <table:table-cell table:formula="of:=EXACT([.A7051];[.B70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07</text:p>
          </table:table-cell>
          <table:table-cell table:formula="of:=EXACT([.A7052];[.B70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08</text:p>
          </table:table-cell>
          <table:table-cell table:formula="of:=EXACT([.A7053];[.B70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09</text:p>
          </table:table-cell>
          <table:table-cell table:formula="of:=EXACT([.A7054];[.B70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10</text:p>
          </table:table-cell>
          <table:table-cell table:formula="of:=EXACT([.A7055];[.B70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11</text:p>
          </table:table-cell>
          <table:table-cell table:formula="of:=EXACT([.A7056];[.B70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12</text:p>
          </table:table-cell>
          <table:table-cell table:formula="of:=EXACT([.A7057];[.B70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13</text:p>
          </table:table-cell>
          <table:table-cell table:formula="of:=EXACT([.A7058];[.B70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14</text:p>
          </table:table-cell>
          <table:table-cell table:formula="of:=EXACT([.A7059];[.B70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15</text:p>
          </table:table-cell>
          <table:table-cell table:formula="of:=EXACT([.A7060];[.B70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16</text:p>
          </table:table-cell>
          <table:table-cell table:formula="of:=EXACT([.A7061];[.B70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17</text:p>
          </table:table-cell>
          <table:table-cell table:formula="of:=EXACT([.A7062];[.B70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18</text:p>
          </table:table-cell>
          <table:table-cell table:formula="of:=EXACT([.A7063];[.B70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19</text:p>
          </table:table-cell>
          <table:table-cell table:formula="of:=EXACT([.A7064];[.B70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20</text:p>
          </table:table-cell>
          <table:table-cell table:formula="of:=EXACT([.A7065];[.B70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21</text:p>
          </table:table-cell>
          <table:table-cell table:formula="of:=EXACT([.A7066];[.B70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22</text:p>
          </table:table-cell>
          <table:table-cell table:formula="of:=EXACT([.A7067];[.B70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23</text:p>
          </table:table-cell>
          <table:table-cell table:formula="of:=EXACT([.A7068];[.B70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24</text:p>
          </table:table-cell>
          <table:table-cell table:formula="of:=EXACT([.A7069];[.B70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25</text:p>
          </table:table-cell>
          <table:table-cell table:formula="of:=EXACT([.A7070];[.B70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26</text:p>
          </table:table-cell>
          <table:table-cell table:formula="of:=EXACT([.A7071];[.B70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27</text:p>
          </table:table-cell>
          <table:table-cell table:formula="of:=EXACT([.A7072];[.B70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28</text:p>
          </table:table-cell>
          <table:table-cell table:formula="of:=EXACT([.A7073];[.B70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29</text:p>
          </table:table-cell>
          <table:table-cell table:formula="of:=EXACT([.A7074];[.B70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30</text:p>
          </table:table-cell>
          <table:table-cell table:formula="of:=EXACT([.A7075];[.B70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31</text:p>
          </table:table-cell>
          <table:table-cell table:formula="of:=EXACT([.A7076];[.B70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32</text:p>
          </table:table-cell>
          <table:table-cell table:formula="of:=EXACT([.A7077];[.B70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33</text:p>
          </table:table-cell>
          <table:table-cell table:formula="of:=EXACT([.A7078];[.B70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34</text:p>
          </table:table-cell>
          <table:table-cell table:formula="of:=EXACT([.A7079];[.B70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35</text:p>
          </table:table-cell>
          <table:table-cell table:formula="of:=EXACT([.A7080];[.B70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36</text:p>
          </table:table-cell>
          <table:table-cell table:formula="of:=EXACT([.A7081];[.B70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37</text:p>
          </table:table-cell>
          <table:table-cell table:formula="of:=EXACT([.A7082];[.B70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38</text:p>
          </table:table-cell>
          <table:table-cell table:formula="of:=EXACT([.A7083];[.B70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39</text:p>
          </table:table-cell>
          <table:table-cell table:formula="of:=EXACT([.A7084];[.B70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40</text:p>
          </table:table-cell>
          <table:table-cell table:formula="of:=EXACT([.A7085];[.B70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41</text:p>
          </table:table-cell>
          <table:table-cell table:formula="of:=EXACT([.A7086];[.B70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42</text:p>
          </table:table-cell>
          <table:table-cell table:formula="of:=EXACT([.A7087];[.B70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43</text:p>
          </table:table-cell>
          <table:table-cell table:formula="of:=EXACT([.A7088];[.B70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44</text:p>
          </table:table-cell>
          <table:table-cell table:formula="of:=EXACT([.A7089];[.B70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45</text:p>
          </table:table-cell>
          <table:table-cell table:formula="of:=EXACT([.A7090];[.B70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46</text:p>
          </table:table-cell>
          <table:table-cell table:formula="of:=EXACT([.A7091];[.B70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47</text:p>
          </table:table-cell>
          <table:table-cell table:formula="of:=EXACT([.A7092];[.B70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48</text:p>
          </table:table-cell>
          <table:table-cell table:formula="of:=EXACT([.A7093];[.B70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49</text:p>
          </table:table-cell>
          <table:table-cell table:formula="of:=EXACT([.A7094];[.B70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50</text:p>
          </table:table-cell>
          <table:table-cell table:formula="of:=EXACT([.A7095];[.B70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51</text:p>
          </table:table-cell>
          <table:table-cell table:formula="of:=EXACT([.A7096];[.B70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52</text:p>
          </table:table-cell>
          <table:table-cell table:formula="of:=EXACT([.A7097];[.B70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53</text:p>
          </table:table-cell>
          <table:table-cell table:formula="of:=EXACT([.A7098];[.B70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54</text:p>
          </table:table-cell>
          <table:table-cell table:formula="of:=EXACT([.A7099];[.B70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55</text:p>
          </table:table-cell>
          <table:table-cell table:formula="of:=EXACT([.A7100];[.B71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56</text:p>
          </table:table-cell>
          <table:table-cell table:formula="of:=EXACT([.A7101];[.B71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57</text:p>
          </table:table-cell>
          <table:table-cell table:formula="of:=EXACT([.A7102];[.B71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58</text:p>
          </table:table-cell>
          <table:table-cell table:formula="of:=EXACT([.A7103];[.B71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59</text:p>
          </table:table-cell>
          <table:table-cell table:formula="of:=EXACT([.A7104];[.B71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60</text:p>
          </table:table-cell>
          <table:table-cell table:formula="of:=EXACT([.A7105];[.B71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61</text:p>
          </table:table-cell>
          <table:table-cell table:formula="of:=EXACT([.A7106];[.B71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62</text:p>
          </table:table-cell>
          <table:table-cell table:formula="of:=EXACT([.A7107];[.B71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63</text:p>
          </table:table-cell>
          <table:table-cell table:formula="of:=EXACT([.A7108];[.B71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64</text:p>
          </table:table-cell>
          <table:table-cell table:formula="of:=EXACT([.A7109];[.B71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65</text:p>
          </table:table-cell>
          <table:table-cell table:formula="of:=EXACT([.A7110];[.B71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66</text:p>
          </table:table-cell>
          <table:table-cell table:formula="of:=EXACT([.A7111];[.B71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67</text:p>
          </table:table-cell>
          <table:table-cell table:formula="of:=EXACT([.A7112];[.B71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68</text:p>
          </table:table-cell>
          <table:table-cell table:formula="of:=EXACT([.A7113];[.B71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69</text:p>
          </table:table-cell>
          <table:table-cell table:formula="of:=EXACT([.A7114];[.B71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70</text:p>
          </table:table-cell>
          <table:table-cell table:formula="of:=EXACT([.A7115];[.B71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71</text:p>
          </table:table-cell>
          <table:table-cell table:formula="of:=EXACT([.A7116];[.B71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72</text:p>
          </table:table-cell>
          <table:table-cell table:formula="of:=EXACT([.A7117];[.B71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73</text:p>
          </table:table-cell>
          <table:table-cell table:formula="of:=EXACT([.A7118];[.B71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74</text:p>
          </table:table-cell>
          <table:table-cell table:formula="of:=EXACT([.A7119];[.B71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75</text:p>
          </table:table-cell>
          <table:table-cell table:formula="of:=EXACT([.A7120];[.B71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76</text:p>
          </table:table-cell>
          <table:table-cell table:formula="of:=EXACT([.A7121];[.B71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77</text:p>
          </table:table-cell>
          <table:table-cell table:formula="of:=EXACT([.A7122];[.B71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78</text:p>
          </table:table-cell>
          <table:table-cell table:formula="of:=EXACT([.A7123];[.B71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79</text:p>
          </table:table-cell>
          <table:table-cell table:formula="of:=EXACT([.A7124];[.B71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80</text:p>
          </table:table-cell>
          <table:table-cell table:formula="of:=EXACT([.A7125];[.B71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81</text:p>
          </table:table-cell>
          <table:table-cell table:formula="of:=EXACT([.A7126];[.B71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82</text:p>
          </table:table-cell>
          <table:table-cell table:formula="of:=EXACT([.A7127];[.B71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83</text:p>
          </table:table-cell>
          <table:table-cell table:formula="of:=EXACT([.A7128];[.B71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84</text:p>
          </table:table-cell>
          <table:table-cell table:formula="of:=EXACT([.A7129];[.B71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85</text:p>
          </table:table-cell>
          <table:table-cell table:formula="of:=EXACT([.A7130];[.B71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86</text:p>
          </table:table-cell>
          <table:table-cell table:formula="of:=EXACT([.A7131];[.B71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87</text:p>
          </table:table-cell>
          <table:table-cell table:formula="of:=EXACT([.A7132];[.B71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88</text:p>
          </table:table-cell>
          <table:table-cell table:formula="of:=EXACT([.A7133];[.B71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89</text:p>
          </table:table-cell>
          <table:table-cell table:formula="of:=EXACT([.A7134];[.B71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90</text:p>
          </table:table-cell>
          <table:table-cell table:formula="of:=EXACT([.A7135];[.B71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91</text:p>
          </table:table-cell>
          <table:table-cell table:formula="of:=EXACT([.A7136];[.B71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92</text:p>
          </table:table-cell>
          <table:table-cell table:formula="of:=EXACT([.A7137];[.B71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93</text:p>
          </table:table-cell>
          <table:table-cell table:formula="of:=EXACT([.A7138];[.B71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94</text:p>
          </table:table-cell>
          <table:table-cell table:formula="of:=EXACT([.A7139];[.B71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95</text:p>
          </table:table-cell>
          <table:table-cell table:formula="of:=EXACT([.A7140];[.B71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96</text:p>
          </table:table-cell>
          <table:table-cell table:formula="of:=EXACT([.A7141];[.B71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97</text:p>
          </table:table-cell>
          <table:table-cell table:formula="of:=EXACT([.A7142];[.B71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98</text:p>
          </table:table-cell>
          <table:table-cell table:formula="of:=EXACT([.A7143];[.B71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099</text:p>
          </table:table-cell>
          <table:table-cell table:formula="of:=EXACT([.A7144];[.B71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100</text:p>
          </table:table-cell>
          <table:table-cell table:formula="of:=EXACT([.A7145];[.B71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101</text:p>
          </table:table-cell>
          <table:table-cell table:formula="of:=EXACT([.A7146];[.B71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102</text:p>
          </table:table-cell>
          <table:table-cell table:formula="of:=EXACT([.A7147];[.B71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103</text:p>
          </table:table-cell>
          <table:table-cell table:formula="of:=EXACT([.A7148];[.B71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104</text:p>
          </table:table-cell>
          <table:table-cell table:formula="of:=EXACT([.A7149];[.B71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105</text:p>
          </table:table-cell>
          <table:table-cell table:formula="of:=EXACT([.A7150];[.B71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1_delgado_f000106</text:p>
          </table:table-cell>
          <table:table-cell table:formula="of:=EXACT([.A7151];[.B71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01</text:p>
          </table:table-cell>
          <table:table-cell table:formula="of:=EXACT([.A7152];[.B71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02</text:p>
          </table:table-cell>
          <table:table-cell table:formula="of:=EXACT([.A7153];[.B71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03</text:p>
          </table:table-cell>
          <table:table-cell table:formula="of:=EXACT([.A7154];[.B71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04</text:p>
          </table:table-cell>
          <table:table-cell table:formula="of:=EXACT([.A7155];[.B71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05</text:p>
          </table:table-cell>
          <table:table-cell table:formula="of:=EXACT([.A7156];[.B71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06</text:p>
          </table:table-cell>
          <table:table-cell table:formula="of:=EXACT([.A7157];[.B71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07</text:p>
          </table:table-cell>
          <table:table-cell table:formula="of:=EXACT([.A7158];[.B71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08</text:p>
          </table:table-cell>
          <table:table-cell table:formula="of:=EXACT([.A7159];[.B71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09</text:p>
          </table:table-cell>
          <table:table-cell table:formula="of:=EXACT([.A7160];[.B71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10</text:p>
          </table:table-cell>
          <table:table-cell table:formula="of:=EXACT([.A7161];[.B71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11</text:p>
          </table:table-cell>
          <table:table-cell table:formula="of:=EXACT([.A7162];[.B71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12</text:p>
          </table:table-cell>
          <table:table-cell table:formula="of:=EXACT([.A7163];[.B71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13</text:p>
          </table:table-cell>
          <table:table-cell table:formula="of:=EXACT([.A7164];[.B71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14</text:p>
          </table:table-cell>
          <table:table-cell table:formula="of:=EXACT([.A7165];[.B71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15</text:p>
          </table:table-cell>
          <table:table-cell table:formula="of:=EXACT([.A7166];[.B71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16</text:p>
          </table:table-cell>
          <table:table-cell table:formula="of:=EXACT([.A7167];[.B71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17</text:p>
          </table:table-cell>
          <table:table-cell table:formula="of:=EXACT([.A7168];[.B71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18</text:p>
          </table:table-cell>
          <table:table-cell table:formula="of:=EXACT([.A7169];[.B71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19</text:p>
          </table:table-cell>
          <table:table-cell table:formula="of:=EXACT([.A7170];[.B71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20</text:p>
          </table:table-cell>
          <table:table-cell table:formula="of:=EXACT([.A7171];[.B71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21</text:p>
          </table:table-cell>
          <table:table-cell table:formula="of:=EXACT([.A7172];[.B71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22</text:p>
          </table:table-cell>
          <table:table-cell table:formula="of:=EXACT([.A7173];[.B71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23</text:p>
          </table:table-cell>
          <table:table-cell table:formula="of:=EXACT([.A7174];[.B71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24</text:p>
          </table:table-cell>
          <table:table-cell table:formula="of:=EXACT([.A7175];[.B71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25</text:p>
          </table:table-cell>
          <table:table-cell table:formula="of:=EXACT([.A7176];[.B71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26</text:p>
          </table:table-cell>
          <table:table-cell table:formula="of:=EXACT([.A7177];[.B71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27</text:p>
          </table:table-cell>
          <table:table-cell table:formula="of:=EXACT([.A7178];[.B71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28</text:p>
          </table:table-cell>
          <table:table-cell table:formula="of:=EXACT([.A7179];[.B71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29</text:p>
          </table:table-cell>
          <table:table-cell table:formula="of:=EXACT([.A7180];[.B71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30</text:p>
          </table:table-cell>
          <table:table-cell table:formula="of:=EXACT([.A7181];[.B71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31</text:p>
          </table:table-cell>
          <table:table-cell table:formula="of:=EXACT([.A7182];[.B71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32</text:p>
          </table:table-cell>
          <table:table-cell table:formula="of:=EXACT([.A7183];[.B71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33</text:p>
          </table:table-cell>
          <table:table-cell table:formula="of:=EXACT([.A7184];[.B71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34</text:p>
          </table:table-cell>
          <table:table-cell table:formula="of:=EXACT([.A7185];[.B71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35</text:p>
          </table:table-cell>
          <table:table-cell table:formula="of:=EXACT([.A7186];[.B71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36</text:p>
          </table:table-cell>
          <table:table-cell table:formula="of:=EXACT([.A7187];[.B71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37</text:p>
          </table:table-cell>
          <table:table-cell table:formula="of:=EXACT([.A7188];[.B71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38</text:p>
          </table:table-cell>
          <table:table-cell table:formula="of:=EXACT([.A7189];[.B71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39</text:p>
          </table:table-cell>
          <table:table-cell table:formula="of:=EXACT([.A7190];[.B71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40</text:p>
          </table:table-cell>
          <table:table-cell table:formula="of:=EXACT([.A7191];[.B71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41</text:p>
          </table:table-cell>
          <table:table-cell table:formula="of:=EXACT([.A7192];[.B71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42</text:p>
          </table:table-cell>
          <table:table-cell table:formula="of:=EXACT([.A7193];[.B71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43</text:p>
          </table:table-cell>
          <table:table-cell table:formula="of:=EXACT([.A7194];[.B71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44</text:p>
          </table:table-cell>
          <table:table-cell table:formula="of:=EXACT([.A7195];[.B71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45</text:p>
          </table:table-cell>
          <table:table-cell table:formula="of:=EXACT([.A7196];[.B71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46</text:p>
          </table:table-cell>
          <table:table-cell table:formula="of:=EXACT([.A7197];[.B71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47</text:p>
          </table:table-cell>
          <table:table-cell table:formula="of:=EXACT([.A7198];[.B71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48</text:p>
          </table:table-cell>
          <table:table-cell table:formula="of:=EXACT([.A7199];[.B71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49</text:p>
          </table:table-cell>
          <table:table-cell table:formula="of:=EXACT([.A7200];[.B72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50</text:p>
          </table:table-cell>
          <table:table-cell table:formula="of:=EXACT([.A7201];[.B72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51</text:p>
          </table:table-cell>
          <table:table-cell table:formula="of:=EXACT([.A7202];[.B72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52</text:p>
          </table:table-cell>
          <table:table-cell table:formula="of:=EXACT([.A7203];[.B72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53</text:p>
          </table:table-cell>
          <table:table-cell table:formula="of:=EXACT([.A7204];[.B72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54</text:p>
          </table:table-cell>
          <table:table-cell table:formula="of:=EXACT([.A7205];[.B72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55</text:p>
          </table:table-cell>
          <table:table-cell table:formula="of:=EXACT([.A7206];[.B72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56</text:p>
          </table:table-cell>
          <table:table-cell table:formula="of:=EXACT([.A7207];[.B72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57</text:p>
          </table:table-cell>
          <table:table-cell table:formula="of:=EXACT([.A7208];[.B72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58</text:p>
          </table:table-cell>
          <table:table-cell table:formula="of:=EXACT([.A7209];[.B72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59</text:p>
          </table:table-cell>
          <table:table-cell table:formula="of:=EXACT([.A7210];[.B72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60</text:p>
          </table:table-cell>
          <table:table-cell table:formula="of:=EXACT([.A7211];[.B72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61</text:p>
          </table:table-cell>
          <table:table-cell table:formula="of:=EXACT([.A7212];[.B72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62</text:p>
          </table:table-cell>
          <table:table-cell table:formula="of:=EXACT([.A7213];[.B72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63</text:p>
          </table:table-cell>
          <table:table-cell table:formula="of:=EXACT([.A7214];[.B72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64</text:p>
          </table:table-cell>
          <table:table-cell table:formula="of:=EXACT([.A7215];[.B72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65</text:p>
          </table:table-cell>
          <table:table-cell table:formula="of:=EXACT([.A7216];[.B72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66</text:p>
          </table:table-cell>
          <table:table-cell table:formula="of:=EXACT([.A7217];[.B72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67</text:p>
          </table:table-cell>
          <table:table-cell table:formula="of:=EXACT([.A7218];[.B72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68</text:p>
          </table:table-cell>
          <table:table-cell table:formula="of:=EXACT([.A7219];[.B72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69</text:p>
          </table:table-cell>
          <table:table-cell table:formula="of:=EXACT([.A7220];[.B72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70</text:p>
          </table:table-cell>
          <table:table-cell table:formula="of:=EXACT([.A7221];[.B72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71</text:p>
          </table:table-cell>
          <table:table-cell table:formula="of:=EXACT([.A7222];[.B72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72</text:p>
          </table:table-cell>
          <table:table-cell table:formula="of:=EXACT([.A7223];[.B72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73</text:p>
          </table:table-cell>
          <table:table-cell table:formula="of:=EXACT([.A7224];[.B72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74</text:p>
          </table:table-cell>
          <table:table-cell table:formula="of:=EXACT([.A7225];[.B72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75</text:p>
          </table:table-cell>
          <table:table-cell table:formula="of:=EXACT([.A7226];[.B72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76</text:p>
          </table:table-cell>
          <table:table-cell table:formula="of:=EXACT([.A7227];[.B72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77</text:p>
          </table:table-cell>
          <table:table-cell table:formula="of:=EXACT([.A7228];[.B72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78</text:p>
          </table:table-cell>
          <table:table-cell table:formula="of:=EXACT([.A7229];[.B72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79</text:p>
          </table:table-cell>
          <table:table-cell table:formula="of:=EXACT([.A7230];[.B72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80</text:p>
          </table:table-cell>
          <table:table-cell table:formula="of:=EXACT([.A7231];[.B72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81</text:p>
          </table:table-cell>
          <table:table-cell table:formula="of:=EXACT([.A7232];[.B72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82</text:p>
          </table:table-cell>
          <table:table-cell table:formula="of:=EXACT([.A7233];[.B72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83</text:p>
          </table:table-cell>
          <table:table-cell table:formula="of:=EXACT([.A7234];[.B72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84</text:p>
          </table:table-cell>
          <table:table-cell table:formula="of:=EXACT([.A7235];[.B72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85</text:p>
          </table:table-cell>
          <table:table-cell table:formula="of:=EXACT([.A7236];[.B72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86</text:p>
          </table:table-cell>
          <table:table-cell table:formula="of:=EXACT([.A7237];[.B72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87</text:p>
          </table:table-cell>
          <table:table-cell table:formula="of:=EXACT([.A7238];[.B72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88</text:p>
          </table:table-cell>
          <table:table-cell table:formula="of:=EXACT([.A7239];[.B72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89</text:p>
          </table:table-cell>
          <table:table-cell table:formula="of:=EXACT([.A7240];[.B72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90</text:p>
          </table:table-cell>
          <table:table-cell table:formula="of:=EXACT([.A7241];[.B72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91</text:p>
          </table:table-cell>
          <table:table-cell table:formula="of:=EXACT([.A7242];[.B72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92</text:p>
          </table:table-cell>
          <table:table-cell table:formula="of:=EXACT([.A7243];[.B72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93</text:p>
          </table:table-cell>
          <table:table-cell table:formula="of:=EXACT([.A7244];[.B72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94</text:p>
          </table:table-cell>
          <table:table-cell table:formula="of:=EXACT([.A7245];[.B72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95</text:p>
          </table:table-cell>
          <table:table-cell table:formula="of:=EXACT([.A7246];[.B72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96</text:p>
          </table:table-cell>
          <table:table-cell table:formula="of:=EXACT([.A7247];[.B72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97</text:p>
          </table:table-cell>
          <table:table-cell table:formula="of:=EXACT([.A7248];[.B72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98</text:p>
          </table:table-cell>
          <table:table-cell table:formula="of:=EXACT([.A7249];[.B72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099</text:p>
          </table:table-cell>
          <table:table-cell table:formula="of:=EXACT([.A7250];[.B72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100</text:p>
          </table:table-cell>
          <table:table-cell table:formula="of:=EXACT([.A7251];[.B72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101</text:p>
          </table:table-cell>
          <table:table-cell table:formula="of:=EXACT([.A7252];[.B72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102</text:p>
          </table:table-cell>
          <table:table-cell table:formula="of:=EXACT([.A7253];[.B72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103</text:p>
          </table:table-cell>
          <table:table-cell table:formula="of:=EXACT([.A7254];[.B72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104</text:p>
          </table:table-cell>
          <table:table-cell table:formula="of:=EXACT([.A7255];[.B72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105</text:p>
          </table:table-cell>
          <table:table-cell table:formula="of:=EXACT([.A7256];[.B72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106</text:p>
          </table:table-cell>
          <table:table-cell table:formula="of:=EXACT([.A7257];[.B72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107</text:p>
          </table:table-cell>
          <table:table-cell table:formula="of:=EXACT([.A7258];[.B72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108</text:p>
          </table:table-cell>
          <table:table-cell table:formula="of:=EXACT([.A7259];[.B72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109</text:p>
          </table:table-cell>
          <table:table-cell table:formula="of:=EXACT([.A7260];[.B72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110</text:p>
          </table:table-cell>
          <table:table-cell table:formula="of:=EXACT([.A7261];[.B72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111</text:p>
          </table:table-cell>
          <table:table-cell table:formula="of:=EXACT([.A7262];[.B72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112</text:p>
          </table:table-cell>
          <table:table-cell table:formula="of:=EXACT([.A7263];[.B72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113</text:p>
          </table:table-cell>
          <table:table-cell table:formula="of:=EXACT([.A7264];[.B72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114</text:p>
          </table:table-cell>
          <table:table-cell table:formula="of:=EXACT([.A7265];[.B72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115</text:p>
          </table:table-cell>
          <table:table-cell table:formula="of:=EXACT([.A7266];[.B72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116</text:p>
          </table:table-cell>
          <table:table-cell table:formula="of:=EXACT([.A7267];[.B72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117</text:p>
          </table:table-cell>
          <table:table-cell table:formula="of:=EXACT([.A7268];[.B72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2_delgado_f000118</text:p>
          </table:table-cell>
          <table:table-cell table:formula="of:=EXACT([.A7269];[.B72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01</text:p>
          </table:table-cell>
          <table:table-cell table:formula="of:=EXACT([.A7270];[.B72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02</text:p>
          </table:table-cell>
          <table:table-cell table:formula="of:=EXACT([.A7271];[.B72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03</text:p>
          </table:table-cell>
          <table:table-cell table:formula="of:=EXACT([.A7272];[.B72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04</text:p>
          </table:table-cell>
          <table:table-cell table:formula="of:=EXACT([.A7273];[.B72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05</text:p>
          </table:table-cell>
          <table:table-cell table:formula="of:=EXACT([.A7274];[.B72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06</text:p>
          </table:table-cell>
          <table:table-cell table:formula="of:=EXACT([.A7275];[.B72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07</text:p>
          </table:table-cell>
          <table:table-cell table:formula="of:=EXACT([.A7276];[.B72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08</text:p>
          </table:table-cell>
          <table:table-cell table:formula="of:=EXACT([.A7277];[.B72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09</text:p>
          </table:table-cell>
          <table:table-cell table:formula="of:=EXACT([.A7278];[.B72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10</text:p>
          </table:table-cell>
          <table:table-cell table:formula="of:=EXACT([.A7279];[.B72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11</text:p>
          </table:table-cell>
          <table:table-cell table:formula="of:=EXACT([.A7280];[.B72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12</text:p>
          </table:table-cell>
          <table:table-cell table:formula="of:=EXACT([.A7281];[.B72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13</text:p>
          </table:table-cell>
          <table:table-cell table:formula="of:=EXACT([.A7282];[.B72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14</text:p>
          </table:table-cell>
          <table:table-cell table:formula="of:=EXACT([.A7283];[.B72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15</text:p>
          </table:table-cell>
          <table:table-cell table:formula="of:=EXACT([.A7284];[.B72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16</text:p>
          </table:table-cell>
          <table:table-cell table:formula="of:=EXACT([.A7285];[.B72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17</text:p>
          </table:table-cell>
          <table:table-cell table:formula="of:=EXACT([.A7286];[.B728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18</text:p>
          </table:table-cell>
          <table:table-cell table:formula="of:=EXACT([.A7287];[.B728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19</text:p>
          </table:table-cell>
          <table:table-cell table:formula="of:=EXACT([.A7288];[.B728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20</text:p>
          </table:table-cell>
          <table:table-cell table:formula="of:=EXACT([.A7289];[.B728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21</text:p>
          </table:table-cell>
          <table:table-cell table:formula="of:=EXACT([.A7290];[.B729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22</text:p>
          </table:table-cell>
          <table:table-cell table:formula="of:=EXACT([.A7291];[.B729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23</text:p>
          </table:table-cell>
          <table:table-cell table:formula="of:=EXACT([.A7292];[.B729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24</text:p>
          </table:table-cell>
          <table:table-cell table:formula="of:=EXACT([.A7293];[.B729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25</text:p>
          </table:table-cell>
          <table:table-cell table:formula="of:=EXACT([.A7294];[.B729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26</text:p>
          </table:table-cell>
          <table:table-cell table:formula="of:=EXACT([.A7295];[.B729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27</text:p>
          </table:table-cell>
          <table:table-cell table:formula="of:=EXACT([.A7296];[.B729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28</text:p>
          </table:table-cell>
          <table:table-cell table:formula="of:=EXACT([.A7297];[.B729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29</text:p>
          </table:table-cell>
          <table:table-cell table:formula="of:=EXACT([.A7298];[.B729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30</text:p>
          </table:table-cell>
          <table:table-cell table:formula="of:=EXACT([.A7299];[.B729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31</text:p>
          </table:table-cell>
          <table:table-cell table:formula="of:=EXACT([.A7300];[.B730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32</text:p>
          </table:table-cell>
          <table:table-cell table:formula="of:=EXACT([.A7301];[.B730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33</text:p>
          </table:table-cell>
          <table:table-cell table:formula="of:=EXACT([.A7302];[.B730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34</text:p>
          </table:table-cell>
          <table:table-cell table:formula="of:=EXACT([.A7303];[.B730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35</text:p>
          </table:table-cell>
          <table:table-cell table:formula="of:=EXACT([.A7304];[.B730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36</text:p>
          </table:table-cell>
          <table:table-cell table:formula="of:=EXACT([.A7305];[.B730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37</text:p>
          </table:table-cell>
          <table:table-cell table:formula="of:=EXACT([.A7306];[.B730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38</text:p>
          </table:table-cell>
          <table:table-cell table:formula="of:=EXACT([.A7307];[.B730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39</text:p>
          </table:table-cell>
          <table:table-cell table:formula="of:=EXACT([.A7308];[.B730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40</text:p>
          </table:table-cell>
          <table:table-cell table:formula="of:=EXACT([.A7309];[.B730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41</text:p>
          </table:table-cell>
          <table:table-cell table:formula="of:=EXACT([.A7310];[.B731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42</text:p>
          </table:table-cell>
          <table:table-cell table:formula="of:=EXACT([.A7311];[.B731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43</text:p>
          </table:table-cell>
          <table:table-cell table:formula="of:=EXACT([.A7312];[.B731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44</text:p>
          </table:table-cell>
          <table:table-cell table:formula="of:=EXACT([.A7313];[.B731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45</text:p>
          </table:table-cell>
          <table:table-cell table:formula="of:=EXACT([.A7314];[.B73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46</text:p>
          </table:table-cell>
          <table:table-cell table:formula="of:=EXACT([.A7315];[.B731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47</text:p>
          </table:table-cell>
          <table:table-cell table:formula="of:=EXACT([.A7316];[.B731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48</text:p>
          </table:table-cell>
          <table:table-cell table:formula="of:=EXACT([.A7317];[.B731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49</text:p>
          </table:table-cell>
          <table:table-cell table:formula="of:=EXACT([.A7318];[.B731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50</text:p>
          </table:table-cell>
          <table:table-cell table:formula="of:=EXACT([.A7319];[.B731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51</text:p>
          </table:table-cell>
          <table:table-cell table:formula="of:=EXACT([.A7320];[.B732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52</text:p>
          </table:table-cell>
          <table:table-cell table:formula="of:=EXACT([.A7321];[.B732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53</text:p>
          </table:table-cell>
          <table:table-cell table:formula="of:=EXACT([.A7322];[.B732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54</text:p>
          </table:table-cell>
          <table:table-cell table:formula="of:=EXACT([.A7323];[.B732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55</text:p>
          </table:table-cell>
          <table:table-cell table:formula="of:=EXACT([.A7324];[.B732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56</text:p>
          </table:table-cell>
          <table:table-cell table:formula="of:=EXACT([.A7325];[.B732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57</text:p>
          </table:table-cell>
          <table:table-cell table:formula="of:=EXACT([.A7326];[.B732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58</text:p>
          </table:table-cell>
          <table:table-cell table:formula="of:=EXACT([.A7327];[.B732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3_delgado_f000059</text:p>
          </table:table-cell>
          <table:table-cell table:formula="of:=EXACT([.A7328];[.B732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01</text:p>
          </table:table-cell>
          <table:table-cell table:formula="of:=EXACT([.A7329];[.B732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02</text:p>
          </table:table-cell>
          <table:table-cell table:formula="of:=EXACT([.A7330];[.B733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03</text:p>
          </table:table-cell>
          <table:table-cell table:formula="of:=EXACT([.A7331];[.B733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04</text:p>
          </table:table-cell>
          <table:table-cell table:formula="of:=EXACT([.A7332];[.B733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05</text:p>
          </table:table-cell>
          <table:table-cell table:formula="of:=EXACT([.A7333];[.B733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06</text:p>
          </table:table-cell>
          <table:table-cell table:formula="of:=EXACT([.A7334];[.B733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07</text:p>
          </table:table-cell>
          <table:table-cell table:formula="of:=EXACT([.A7335];[.B733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08</text:p>
          </table:table-cell>
          <table:table-cell table:formula="of:=EXACT([.A7336];[.B733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09</text:p>
          </table:table-cell>
          <table:table-cell table:formula="of:=EXACT([.A7337];[.B733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10</text:p>
          </table:table-cell>
          <table:table-cell table:formula="of:=EXACT([.A7338];[.B733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11</text:p>
          </table:table-cell>
          <table:table-cell table:formula="of:=EXACT([.A7339];[.B733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12</text:p>
          </table:table-cell>
          <table:table-cell table:formula="of:=EXACT([.A7340];[.B734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13</text:p>
          </table:table-cell>
          <table:table-cell table:formula="of:=EXACT([.A7341];[.B734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14</text:p>
          </table:table-cell>
          <table:table-cell table:formula="of:=EXACT([.A7342];[.B734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15</text:p>
          </table:table-cell>
          <table:table-cell table:formula="of:=EXACT([.A7343];[.B734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16</text:p>
          </table:table-cell>
          <table:table-cell table:formula="of:=EXACT([.A7344];[.B734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17</text:p>
          </table:table-cell>
          <table:table-cell table:formula="of:=EXACT([.A7345];[.B734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18</text:p>
          </table:table-cell>
          <table:table-cell table:formula="of:=EXACT([.A7346];[.B734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19</text:p>
          </table:table-cell>
          <table:table-cell table:formula="of:=EXACT([.A7347];[.B734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20</text:p>
          </table:table-cell>
          <table:table-cell table:formula="of:=EXACT([.A7348];[.B734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21</text:p>
          </table:table-cell>
          <table:table-cell table:formula="of:=EXACT([.A7349];[.B73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22</text:p>
          </table:table-cell>
          <table:table-cell table:formula="of:=EXACT([.A7350];[.B73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23</text:p>
          </table:table-cell>
          <table:table-cell table:formula="of:=EXACT([.A7351];[.B73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24</text:p>
          </table:table-cell>
          <table:table-cell table:formula="of:=EXACT([.A7352];[.B73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25</text:p>
          </table:table-cell>
          <table:table-cell table:formula="of:=EXACT([.A7353];[.B73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26</text:p>
          </table:table-cell>
          <table:table-cell table:formula="of:=EXACT([.A7354];[.B73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27</text:p>
          </table:table-cell>
          <table:table-cell table:formula="of:=EXACT([.A7355];[.B73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28</text:p>
          </table:table-cell>
          <table:table-cell table:formula="of:=EXACT([.A7356];[.B73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29</text:p>
          </table:table-cell>
          <table:table-cell table:formula="of:=EXACT([.A7357];[.B73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30</text:p>
          </table:table-cell>
          <table:table-cell table:formula="of:=EXACT([.A7358];[.B73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31</text:p>
          </table:table-cell>
          <table:table-cell table:formula="of:=EXACT([.A7359];[.B73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32</text:p>
          </table:table-cell>
          <table:table-cell table:formula="of:=EXACT([.A7360];[.B73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33</text:p>
          </table:table-cell>
          <table:table-cell table:formula="of:=EXACT([.A7361];[.B73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34</text:p>
          </table:table-cell>
          <table:table-cell table:formula="of:=EXACT([.A7362];[.B73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35</text:p>
          </table:table-cell>
          <table:table-cell table:formula="of:=EXACT([.A7363];[.B736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36</text:p>
          </table:table-cell>
          <table:table-cell table:formula="of:=EXACT([.A7364];[.B736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37</text:p>
          </table:table-cell>
          <table:table-cell table:formula="of:=EXACT([.A7365];[.B736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38</text:p>
          </table:table-cell>
          <table:table-cell table:formula="of:=EXACT([.A7366];[.B736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39</text:p>
          </table:table-cell>
          <table:table-cell table:formula="of:=EXACT([.A7367];[.B736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40</text:p>
          </table:table-cell>
          <table:table-cell table:formula="of:=EXACT([.A7368];[.B736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41</text:p>
          </table:table-cell>
          <table:table-cell table:formula="of:=EXACT([.A7369];[.B736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42</text:p>
          </table:table-cell>
          <table:table-cell table:formula="of:=EXACT([.A7370];[.B737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43</text:p>
          </table:table-cell>
          <table:table-cell table:formula="of:=EXACT([.A7371];[.B737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44</text:p>
          </table:table-cell>
          <table:table-cell table:formula="of:=EXACT([.A7372];[.B737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45</text:p>
          </table:table-cell>
          <table:table-cell table:formula="of:=EXACT([.A7373];[.B737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46</text:p>
          </table:table-cell>
          <table:table-cell table:formula="of:=EXACT([.A7374];[.B737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47</text:p>
          </table:table-cell>
          <table:table-cell table:formula="of:=EXACT([.A7375];[.B737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48</text:p>
          </table:table-cell>
          <table:table-cell table:formula="of:=EXACT([.A7376];[.B737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49</text:p>
          </table:table-cell>
          <table:table-cell table:formula="of:=EXACT([.A7377];[.B737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50</text:p>
          </table:table-cell>
          <table:table-cell table:formula="of:=EXACT([.A7378];[.B737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51</text:p>
          </table:table-cell>
          <table:table-cell table:formula="of:=EXACT([.A7379];[.B737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4_delgado_f000052</text:p>
          </table:table-cell>
          <table:table-cell table:formula="of:=EXACT([.A7380];[.B738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5_delgado_f000001</text:p>
          </table:table-cell>
          <table:table-cell table:formula="of:=EXACT([.A7381];[.B738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5_delgado_f000002</text:p>
          </table:table-cell>
          <table:table-cell table:formula="of:=EXACT([.A7382];[.B738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5_delgado_f000003</text:p>
          </table:table-cell>
          <table:table-cell table:formula="of:=EXACT([.A7383];[.B738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5_delgado_f000004</text:p>
          </table:table-cell>
          <table:table-cell table:formula="of:=EXACT([.A7384];[.B738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5_delgado_f000005</text:p>
          </table:table-cell>
          <table:table-cell table:formula="of:=EXACT([.A7385];[.B738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angelina_65_delgado_f000006</text:p>
          </table:table-cell>
          <table:table-cell table:formula="of:=EXACT([.A7386];[.B7386])" office:value-type="boolean" office:boolean-value="true" calcext:value-type="boolean">
            <text:p>TRUE</text:p>
          </table:table-cell>
        </table:table-row>
      </table:table>
      <table:named-expressions/>
      <table:database-ranges>
        <table:database-range table:name="__Anonymous_Sheet_DB__0" table:target-range-address="Sheet1.A1:Sheet1.C738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10:13:32.352512695</meta:creation-date>
    <dc:date>2023-08-22T10:19:24.927273547</dc:date>
    <meta:editing-duration>PT5M53S</meta:editing-duration>
    <meta:editing-cycles>1</meta:editing-cycles>
    <meta:document-statistic meta:table-count="1" meta:cell-count="22158" meta:object-count="0"/>
    <meta:generator>LibreOffice/7.3.7.2$Linux_X86_64 LibreOffice_project/30$Build-2</meta:generator>
  </office:meta>
</office:document-meta>
</file>